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114cm" svg:height="15.432cm" svg:x="16.31cm" svg:y="0.021cm">
            <draw:object draw:notify-on-update-of-ranges="Лист1.A1:Лист1.A1 Лист1.B1:Лист1.L1 Лист1.A2:Лист1.A2 Лист1.B2:Лист1.L2 Лист1.A3:Лист1.A3 Лист1.B3:Лист1.L3 Лист1.A4:Лист1.A4 Лист1.B4:Лист1.L4 Лист1.A5:Лист1.A5 Лист1.B5:Лист1.L5 Лист1.A6:Лист1.A6 Лист1.B6:Лист1.L6 Лист1.A7:Лист1.A7 Лист1.B7:Лист1.L7 Лист1.A8:Лист1.A8 Лист1.B8:Лист1.L8 Лист1.A9:Лист1.A9 Лист1.B9:Лист1.L9 Лист1.A10:Лист1.A10 Лист1.B10:Лист1.L10 Лист1.A11:Лист1.A11 Лист1.B11:Лист1.L11 Лист1.A12:Лист1.A12 Лист1.B12:Лист1.L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" calcext:value-type="float">
            <text:p>0,0</text:p>
          </table:table-cell>
          <table:table-cell table:style-name="ce9" table:formula="of:=[.B1]*(1-[.B1])" office:value-type="float" office:value="0" calcext:value-type="float">
            <text:p>0</text:p>
          </table:table-cell>
          <table:table-cell table:style-name="ce10" table:formula="of:=[.C1]*(1-[.C1])" office:value-type="float" office:value="0.09" calcext:value-type="float">
            <text:p>0,09</text:p>
          </table:table-cell>
          <table:table-cell table:style-name="ce10" table:formula="of:=[.D1]*(1-[.D1])" office:value-type="float" office:value="0.16" calcext:value-type="float">
            <text:p>0,16</text:p>
          </table:table-cell>
          <table:table-cell table:style-name="ce10" table:formula="of:=[.E1]*(1-[.E1])" office:value-type="float" office:value="0.21" calcext:value-type="float">
            <text:p>0,21</text:p>
          </table:table-cell>
          <table:table-cell table:style-name="ce10" table:formula="of:=[.F1]*(1-[.F1])" office:value-type="float" office:value="0.24" calcext:value-type="float">
            <text:p>0,24</text:p>
          </table:table-cell>
          <table:table-cell table:style-name="ce10" table:formula="of:=[.G1]*(1-[.G1])" office:value-type="float" office:value="0.25" calcext:value-type="float">
            <text:p>0,25</text:p>
          </table:table-cell>
          <table:table-cell table:style-name="ce10" table:formula="of:=[.H1]*(1-[.H1])" office:value-type="float" office:value="0.24" calcext:value-type="float">
            <text:p>0,24</text:p>
          </table:table-cell>
          <table:table-cell table:style-name="ce10" table:formula="of:=[.I1]*(1-[.I1])" office:value-type="float" office:value="0.21" calcext:value-type="float">
            <text:p>0,21</text:p>
          </table:table-cell>
          <table:table-cell table:style-name="ce10" table:formula="of:=[.J1]*(1-[.J1])" office:value-type="float" office:value="0.16" calcext:value-type="float">
            <text:p>0,16</text:p>
          </table:table-cell>
          <table:table-cell table:style-name="ce10" table:formula="of:=[.K1]*(1-[.K1])" office:value-type="float" office:value="0.09" calcext:value-type="float">
            <text:p>0,09</text:p>
          </table:table-cell>
          <table:table-cell table:style-name="ce11" table:formula="of:=[.L1]*(1-[.L1])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C2]" office:value-type="float" office:value="0.09" calcext:value-type="float">
            <text:p>0,09</text:p>
          </table:table-cell>
          <table:table-cell table:style-name="ce10" table:formula="of:=[.D2]" office:value-type="float" office:value="0.16" calcext:value-type="float">
            <text:p>0,16</text:p>
          </table:table-cell>
          <table:table-cell table:style-name="ce10" table:formula="of:=[.E2]" office:value-type="float" office:value="0.21" calcext:value-type="float">
            <text:p>0,21</text:p>
          </table:table-cell>
          <table:table-cell table:style-name="ce10" table:formula="of:=[.F2]" office:value-type="float" office:value="0.24" calcext:value-type="float">
            <text:p>0,24</text:p>
          </table:table-cell>
          <table:table-cell table:style-name="ce10" table:formula="of:=[.G2]" office:value-type="float" office:value="0.25" calcext:value-type="float">
            <text:p>0,25</text:p>
          </table:table-cell>
          <table:table-cell table:style-name="ce10" table:formula="of:=[.H2]" office:value-type="float" office:value="0.24" calcext:value-type="float">
            <text:p>0,24</text:p>
          </table:table-cell>
          <table:table-cell table:style-name="ce10" table:formula="of:=[.I2]" office:value-type="float" office:value="0.21" calcext:value-type="float">
            <text:p>0,21</text:p>
          </table:table-cell>
          <table:table-cell table:style-name="ce10" table:formula="of:=[.J2]" office:value-type="float" office:value="0.16" calcext:value-type="float">
            <text:p>0,16</text:p>
          </table:table-cell>
          <table:table-cell table:style-name="ce10" table:formula="of:=[.K2]" office:value-type="float" office:value="0.0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2" calcext:value-type="float">
            <text:p>0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]+[.D3]-[.C2]" office:value-type="float" office:value="0.07" calcext:value-type="float">
            <text:p>0,07</text:p>
          </table:table-cell>
          <table:table-cell table:style-name="ce10" table:formula="of:=[.C3]+[.E3]-[.D2]" office:value-type="float" office:value="0.14" calcext:value-type="float">
            <text:p>0,14</text:p>
          </table:table-cell>
          <table:table-cell table:style-name="ce10" table:formula="of:=[.D3]+[.F3]-[.E2]" office:value-type="float" office:value="0.19" calcext:value-type="float">
            <text:p>0,19</text:p>
          </table:table-cell>
          <table:table-cell table:style-name="ce10" table:formula="of:=[.E3]+[.G3]-[.F2]" office:value-type="float" office:value="0.22" calcext:value-type="float">
            <text:p>0,22</text:p>
          </table:table-cell>
          <table:table-cell table:style-name="ce10" table:formula="of:=[.F3]+[.H3]-[.G2]" office:value-type="float" office:value="0.23" calcext:value-type="float">
            <text:p>0,23</text:p>
          </table:table-cell>
          <table:table-cell table:style-name="ce10" table:formula="of:=[.G3]+[.I3]-[.H2]" office:value-type="float" office:value="0.22" calcext:value-type="float">
            <text:p>0,22</text:p>
          </table:table-cell>
          <table:table-cell table:style-name="ce10" table:formula="of:=[.H3]+[.J3]-[.I2]" office:value-type="float" office:value="0.19" calcext:value-type="float">
            <text:p>0,19</text:p>
          </table:table-cell>
          <table:table-cell table:style-name="ce10" table:formula="of:=[.I3]+[.K3]-[.J2]" office:value-type="float" office:value="0.14" calcext:value-type="float">
            <text:p>0,14</text:p>
          </table:table-cell>
          <table:table-cell table:style-name="ce10" table:formula="of:=[.J3]+[.L3]-[.K2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3" calcext:value-type="float">
            <text:p>0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]+[.D4]-[.C3]" office:value-type="float" office:value="0.05" calcext:value-type="float">
            <text:p>0,05</text:p>
          </table:table-cell>
          <table:table-cell table:style-name="ce10" table:formula="of:=[.C4]+[.E4]-[.D3]" office:value-type="float" office:value="0.1" calcext:value-type="float">
            <text:p>0,10</text:p>
          </table:table-cell>
          <table:table-cell table:style-name="ce10" table:formula="of:=[.D4]+[.F4]-[.E3]" office:value-type="float" office:value="0.15" calcext:value-type="float">
            <text:p>0,15</text:p>
          </table:table-cell>
          <table:table-cell table:style-name="ce10" table:formula="of:=[.E4]+[.G4]-[.F3]" office:value-type="float" office:value="0.18" calcext:value-type="float">
            <text:p>0,18</text:p>
          </table:table-cell>
          <table:table-cell table:style-name="ce10" table:formula="of:=[.F4]+[.H4]-[.G3]" office:value-type="float" office:value="0.19" calcext:value-type="float">
            <text:p>0,19</text:p>
          </table:table-cell>
          <table:table-cell table:style-name="ce10" table:formula="of:=[.G4]+[.I4]-[.H3]" office:value-type="float" office:value="0.18" calcext:value-type="float">
            <text:p>0,18</text:p>
          </table:table-cell>
          <table:table-cell table:style-name="ce10" table:formula="of:=[.H4]+[.J4]-[.I3]" office:value-type="float" office:value="0.15" calcext:value-type="float">
            <text:p>0,15</text:p>
          </table:table-cell>
          <table:table-cell table:style-name="ce10" table:formula="of:=[.I4]+[.K4]-[.J3]" office:value-type="float" office:value="0.1" calcext:value-type="float">
            <text:p>0,10</text:p>
          </table:table-cell>
          <table:table-cell table:style-name="ce10" table:formula="of:=[.J4]+[.L4]-[.K3]" office:value-type="float" office:value="0.05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4" calcext:value-type="float">
            <text:p>0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]+[.D5]-[.C4]" office:value-type="float" office:value="0.03" calcext:value-type="float">
            <text:p>0,03</text:p>
          </table:table-cell>
          <table:table-cell table:style-name="ce10" table:formula="of:=[.C5]+[.E5]-[.D4]" office:value-type="float" office:value="0.0599999999999999" calcext:value-type="float">
            <text:p>0,06</text:p>
          </table:table-cell>
          <table:table-cell table:style-name="ce10" table:formula="of:=[.D5]+[.F5]-[.E4]" office:value-type="float" office:value="0.0900000000000001" calcext:value-type="float">
            <text:p>0,09</text:p>
          </table:table-cell>
          <table:table-cell table:style-name="ce10" table:formula="of:=[.E5]+[.G5]-[.F4]" office:value-type="float" office:value="0.12" calcext:value-type="float">
            <text:p>0,12</text:p>
          </table:table-cell>
          <table:table-cell table:style-name="ce10" table:formula="of:=[.F5]+[.H5]-[.G4]" office:value-type="float" office:value="0.13" calcext:value-type="float">
            <text:p>0,13</text:p>
          </table:table-cell>
          <table:table-cell table:style-name="ce10" table:formula="of:=[.G5]+[.I5]-[.H4]" office:value-type="float" office:value="0.12" calcext:value-type="float">
            <text:p>0,12</text:p>
          </table:table-cell>
          <table:table-cell table:style-name="ce10" table:formula="of:=[.H5]+[.J5]-[.I4]" office:value-type="float" office:value="0.09" calcext:value-type="float">
            <text:p>0,09</text:p>
          </table:table-cell>
          <table:table-cell table:style-name="ce10" table:formula="of:=[.I5]+[.K5]-[.J4]" office:value-type="float" office:value="0.0600000000000001" calcext:value-type="float">
            <text:p>0,06</text:p>
          </table:table-cell>
          <table:table-cell table:style-name="ce10" table:formula="of:=[.J5]+[.L5]-[.K4]" office:value-type="float" office:value="0.03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5" calcext:value-type="float">
            <text:p>0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]+[.D6]-[.C5]" office:value-type="float" office:value="0.01" calcext:value-type="float">
            <text:p>0,01</text:p>
          </table:table-cell>
          <table:table-cell table:style-name="ce10" table:formula="of:=[.C6]+[.E6]-[.D5]" office:value-type="float" office:value="0.02" calcext:value-type="float">
            <text:p>0,02</text:p>
          </table:table-cell>
          <table:table-cell table:style-name="ce10" table:formula="of:=[.D6]+[.F6]-[.E5]" office:value-type="float" office:value="0.03" calcext:value-type="float">
            <text:p>0,03</text:p>
          </table:table-cell>
          <table:table-cell table:style-name="ce10" table:formula="of:=[.E6]+[.G6]-[.F5]" office:value-type="float" office:value="0.04" calcext:value-type="float">
            <text:p>0,04</text:p>
          </table:table-cell>
          <table:table-cell table:style-name="ce10" table:formula="of:=[.F6]+[.H6]-[.G5]" office:value-type="float" office:value="0.05" calcext:value-type="float">
            <text:p>0,05</text:p>
          </table:table-cell>
          <table:table-cell table:style-name="ce10" table:formula="of:=[.G6]+[.I6]-[.H5]" office:value-type="float" office:value="0.04" calcext:value-type="float">
            <text:p>0,04</text:p>
          </table:table-cell>
          <table:table-cell table:style-name="ce10" table:formula="of:=[.H6]+[.J6]-[.I5]" office:value-type="float" office:value="0.03" calcext:value-type="float">
            <text:p>0,03</text:p>
          </table:table-cell>
          <table:table-cell table:style-name="ce10" table:formula="of:=[.I6]+[.K6]-[.J5]" office:value-type="float" office:value="0.02" calcext:value-type="float">
            <text:p>0,02</text:p>
          </table:table-cell>
          <table:table-cell table:style-name="ce10" table:formula="of:=[.J6]+[.L6]-[.K5]" office:value-type="float" office:value="0.01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]+[.D7]-[.C6]" office:value-type="float" office:value="-0.00999999999999998" calcext:value-type="float">
            <text:p>-0,01</text:p>
          </table:table-cell>
          <table:table-cell table:style-name="ce10" table:formula="of:=[.C7]+[.E7]-[.D6]" office:value-type="float" office:value="-0.02" calcext:value-type="float">
            <text:p>-0,02</text:p>
          </table:table-cell>
          <table:table-cell table:style-name="ce10" table:formula="of:=[.D7]+[.F7]-[.E6]" office:value-type="float" office:value="-0.03" calcext:value-type="float">
            <text:p>-0,03</text:p>
          </table:table-cell>
          <table:table-cell table:style-name="ce10" table:formula="of:=[.E7]+[.G7]-[.F6]" office:value-type="float" office:value="-0.04" calcext:value-type="float">
            <text:p>-0,04</text:p>
          </table:table-cell>
          <table:table-cell table:style-name="ce10" table:formula="of:=[.F7]+[.H7]-[.G6]" office:value-type="float" office:value="-0.05" calcext:value-type="float">
            <text:p>-0,05</text:p>
          </table:table-cell>
          <table:table-cell table:style-name="ce10" table:formula="of:=[.G7]+[.I7]-[.H6]" office:value-type="float" office:value="-0.04" calcext:value-type="float">
            <text:p>-0,04</text:p>
          </table:table-cell>
          <table:table-cell table:style-name="ce10" table:formula="of:=[.H7]+[.J7]-[.I6]" office:value-type="float" office:value="-0.03" calcext:value-type="float">
            <text:p>-0,03</text:p>
          </table:table-cell>
          <table:table-cell table:style-name="ce10" table:formula="of:=[.I7]+[.K7]-[.J6]" office:value-type="float" office:value="-0.02" calcext:value-type="float">
            <text:p>-0,02</text:p>
          </table:table-cell>
          <table:table-cell table:style-name="ce10" table:formula="of:=[.J7]+[.L7]-[.K6]" office:value-type="float" office:value="-0.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7" calcext:value-type="float">
            <text:p>0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]+[.D8]-[.C7]" office:value-type="float" office:value="-0.0299999999999999" calcext:value-type="float">
            <text:p>-0,03</text:p>
          </table:table-cell>
          <table:table-cell table:style-name="ce10" table:formula="of:=[.C8]+[.E8]-[.D7]" office:value-type="float" office:value="-0.06" calcext:value-type="float">
            <text:p>-0,06</text:p>
          </table:table-cell>
          <table:table-cell table:style-name="ce10" table:formula="of:=[.D8]+[.F8]-[.E7]" office:value-type="float" office:value="-0.09" calcext:value-type="float">
            <text:p>-0,09</text:p>
          </table:table-cell>
          <table:table-cell table:style-name="ce10" table:formula="of:=[.E8]+[.G8]-[.F7]" office:value-type="float" office:value="-0.12" calcext:value-type="float">
            <text:p>-0,12</text:p>
          </table:table-cell>
          <table:table-cell table:style-name="ce10" table:formula="of:=[.F8]+[.H8]-[.G7]" office:value-type="float" office:value="-0.13" calcext:value-type="float">
            <text:p>-0,13</text:p>
          </table:table-cell>
          <table:table-cell table:style-name="ce10" table:formula="of:=[.G8]+[.I8]-[.H7]" office:value-type="float" office:value="-0.12" calcext:value-type="float">
            <text:p>-0,12</text:p>
          </table:table-cell>
          <table:table-cell table:style-name="ce10" table:formula="of:=[.H8]+[.J8]-[.I7]" office:value-type="float" office:value="-0.09" calcext:value-type="float">
            <text:p>-0,09</text:p>
          </table:table-cell>
          <table:table-cell table:style-name="ce10" table:formula="of:=[.I8]+[.K8]-[.J7]" office:value-type="float" office:value="-0.0599999999999999" calcext:value-type="float">
            <text:p>-0,06</text:p>
          </table:table-cell>
          <table:table-cell table:style-name="ce10" table:formula="of:=[.J8]+[.L8]-[.K7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8" calcext:value-type="float">
            <text:p>0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]+[.D9]-[.C8]" office:value-type="float" office:value="-0.05" calcext:value-type="float">
            <text:p>-0,05</text:p>
          </table:table-cell>
          <table:table-cell table:style-name="ce10" table:formula="of:=[.C9]+[.E9]-[.D8]" office:value-type="float" office:value="-0.1" calcext:value-type="float">
            <text:p>-0,10</text:p>
          </table:table-cell>
          <table:table-cell table:style-name="ce10" table:formula="of:=[.D9]+[.F9]-[.E8]" office:value-type="float" office:value="-0.15" calcext:value-type="float">
            <text:p>-0,15</text:p>
          </table:table-cell>
          <table:table-cell table:style-name="ce10" table:formula="of:=[.E9]+[.G9]-[.F8]" office:value-type="float" office:value="-0.18" calcext:value-type="float">
            <text:p>-0,18</text:p>
          </table:table-cell>
          <table:table-cell table:style-name="ce10" table:formula="of:=[.F9]+[.H9]-[.G8]" office:value-type="float" office:value="-0.19" calcext:value-type="float">
            <text:p>-0,19</text:p>
          </table:table-cell>
          <table:table-cell table:style-name="ce10" table:formula="of:=[.G9]+[.I9]-[.H8]" office:value-type="float" office:value="-0.18" calcext:value-type="float">
            <text:p>-0,18</text:p>
          </table:table-cell>
          <table:table-cell table:style-name="ce10" table:formula="of:=[.H9]+[.J9]-[.I8]" office:value-type="float" office:value="-0.15" calcext:value-type="float">
            <text:p>-0,15</text:p>
          </table:table-cell>
          <table:table-cell table:style-name="ce10" table:formula="of:=[.I9]+[.K9]-[.J8]" office:value-type="float" office:value="-0.1" calcext:value-type="float">
            <text:p>-0,10</text:p>
          </table:table-cell>
          <table:table-cell table:style-name="ce10" table:formula="of:=[.J9]+[.L9]-[.K8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9" calcext:value-type="float">
            <text:p>0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0]+[.D10]-[.C9]" office:value-type="float" office:value="-0.07" calcext:value-type="float">
            <text:p>-0,07</text:p>
          </table:table-cell>
          <table:table-cell table:style-name="ce10" table:formula="of:=[.C10]+[.E10]-[.D9]" office:value-type="float" office:value="-0.14" calcext:value-type="float">
            <text:p>-0,14</text:p>
          </table:table-cell>
          <table:table-cell table:style-name="ce10" table:formula="of:=[.D10]+[.F10]-[.E9]" office:value-type="float" office:value="-0.19" calcext:value-type="float">
            <text:p>-0,19</text:p>
          </table:table-cell>
          <table:table-cell table:style-name="ce10" table:formula="of:=[.E10]+[.G10]-[.F9]" office:value-type="float" office:value="-0.22" calcext:value-type="float">
            <text:p>-0,22</text:p>
          </table:table-cell>
          <table:table-cell table:style-name="ce10" table:formula="of:=[.F10]+[.H10]-[.G9]" office:value-type="float" office:value="-0.23" calcext:value-type="float">
            <text:p>-0,23</text:p>
          </table:table-cell>
          <table:table-cell table:style-name="ce10" table:formula="of:=[.G10]+[.I10]-[.H9]" office:value-type="float" office:value="-0.22" calcext:value-type="float">
            <text:p>-0,22</text:p>
          </table:table-cell>
          <table:table-cell table:style-name="ce10" table:formula="of:=[.H10]+[.J10]-[.I9]" office:value-type="float" office:value="-0.19" calcext:value-type="float">
            <text:p>-0,19</text:p>
          </table:table-cell>
          <table:table-cell table:style-name="ce10" table:formula="of:=[.I10]+[.K10]-[.J9]" office:value-type="float" office:value="-0.14" calcext:value-type="float">
            <text:p>-0,14</text:p>
          </table:table-cell>
          <table:table-cell table:style-name="ce10" table:formula="of:=[.J10]+[.L10]-[.K9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1" calcext:value-type="float">
            <text:p>1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1]+[.D11]-[.C10]" office:value-type="float" office:value="-0.0899999999999999" calcext:value-type="float">
            <text:p>-0,09</text:p>
          </table:table-cell>
          <table:table-cell table:style-name="ce10" table:formula="of:=[.C11]+[.E11]-[.D10]" office:value-type="float" office:value="-0.16" calcext:value-type="float">
            <text:p>-0,16</text:p>
          </table:table-cell>
          <table:table-cell table:style-name="ce10" table:formula="of:=[.D11]+[.F11]-[.E10]" office:value-type="float" office:value="-0.21" calcext:value-type="float">
            <text:p>-0,21</text:p>
          </table:table-cell>
          <table:table-cell table:style-name="ce10" table:formula="of:=[.E11]+[.G11]-[.F10]" office:value-type="float" office:value="-0.24" calcext:value-type="float">
            <text:p>-0,24</text:p>
          </table:table-cell>
          <table:table-cell table:style-name="ce10" table:formula="of:=[.F11]+[.H11]-[.G10]" office:value-type="float" office:value="-0.25" calcext:value-type="float">
            <text:p>-0,25</text:p>
          </table:table-cell>
          <table:table-cell table:style-name="ce10" table:formula="of:=[.G11]+[.I11]-[.H10]" office:value-type="float" office:value="-0.24" calcext:value-type="float">
            <text:p>-0,24</text:p>
          </table:table-cell>
          <table:table-cell table:style-name="ce10" table:formula="of:=[.H11]+[.J11]-[.I10]" office:value-type="float" office:value="-0.21" calcext:value-type="float">
            <text:p>-0,21</text:p>
          </table:table-cell>
          <table:table-cell table:style-name="ce10" table:formula="of:=[.I11]+[.K11]-[.J10]" office:value-type="float" office:value="-0.16" calcext:value-type="float">
            <text:p>-0,16</text:p>
          </table:table-cell>
          <table:table-cell table:style-name="ce10" table:formula="of:=[.J11]+[.L11]-[.K10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1" calcext:value-type="float">
            <text:p>1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2]+[.D12]-[.C11]" office:value-type="float" office:value="-0.0899999999999999" calcext:value-type="float">
            <text:p>-0,09</text:p>
          </table:table-cell>
          <table:table-cell table:style-name="ce10" table:formula="of:=[.C12]+[.E12]-[.D11]" office:value-type="float" office:value="-0.16" calcext:value-type="float">
            <text:p>-0,16</text:p>
          </table:table-cell>
          <table:table-cell table:style-name="ce10" table:formula="of:=[.D12]+[.F12]-[.E11]" office:value-type="float" office:value="-0.21" calcext:value-type="float">
            <text:p>-0,21</text:p>
          </table:table-cell>
          <table:table-cell table:style-name="ce10" table:formula="of:=[.E12]+[.G12]-[.F11]" office:value-type="float" office:value="-0.24" calcext:value-type="float">
            <text:p>-0,24</text:p>
          </table:table-cell>
          <table:table-cell table:style-name="ce10" table:formula="of:=[.F12]+[.H12]-[.G11]" office:value-type="float" office:value="-0.25" calcext:value-type="float">
            <text:p>-0,25</text:p>
          </table:table-cell>
          <table:table-cell table:style-name="ce10" table:formula="of:=[.G12]+[.I12]-[.H11]" office:value-type="float" office:value="-0.24" calcext:value-type="float">
            <text:p>-0,24</text:p>
          </table:table-cell>
          <table:table-cell table:style-name="ce10" table:formula="of:=[.H12]+[.J12]-[.I11]" office:value-type="float" office:value="-0.21" calcext:value-type="float">
            <text:p>-0,21</text:p>
          </table:table-cell>
          <table:table-cell table:style-name="ce10" table:formula="of:=[.I12]+[.K12]-[.J11]" office:value-type="float" office:value="-0.16" calcext:value-type="float">
            <text:p>-0,16</text:p>
          </table:table-cell>
          <table:table-cell table:style-name="ce10" table:formula="of:=[.J12]+[.L12]-[.K11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2" calcext:value-type="float">
            <text:p>1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3]+[.D13]-[.C12]" office:value-type="float" office:value="-0.07" calcext:value-type="float">
            <text:p>-0,07</text:p>
          </table:table-cell>
          <table:table-cell table:style-name="ce10" table:formula="of:=[.C13]+[.E13]-[.D12]" office:value-type="float" office:value="-0.14" calcext:value-type="float">
            <text:p>-0,14</text:p>
          </table:table-cell>
          <table:table-cell table:style-name="ce10" table:formula="of:=[.D13]+[.F13]-[.E12]" office:value-type="float" office:value="-0.19" calcext:value-type="float">
            <text:p>-0,19</text:p>
          </table:table-cell>
          <table:table-cell table:style-name="ce10" table:formula="of:=[.E13]+[.G13]-[.F12]" office:value-type="float" office:value="-0.22" calcext:value-type="float">
            <text:p>-0,22</text:p>
          </table:table-cell>
          <table:table-cell table:style-name="ce10" table:formula="of:=[.F13]+[.H13]-[.G12]" office:value-type="float" office:value="-0.23" calcext:value-type="float">
            <text:p>-0,23</text:p>
          </table:table-cell>
          <table:table-cell table:style-name="ce10" table:formula="of:=[.G13]+[.I13]-[.H12]" office:value-type="float" office:value="-0.22" calcext:value-type="float">
            <text:p>-0,22</text:p>
          </table:table-cell>
          <table:table-cell table:style-name="ce10" table:formula="of:=[.H13]+[.J13]-[.I12]" office:value-type="float" office:value="-0.19" calcext:value-type="float">
            <text:p>-0,19</text:p>
          </table:table-cell>
          <table:table-cell table:style-name="ce10" table:formula="of:=[.I13]+[.K13]-[.J12]" office:value-type="float" office:value="-0.14" calcext:value-type="float">
            <text:p>-0,14</text:p>
          </table:table-cell>
          <table:table-cell table:style-name="ce10" table:formula="of:=[.J13]+[.L13]-[.K12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3" calcext:value-type="float">
            <text:p>1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4]+[.D14]-[.C13]" office:value-type="float" office:value="-0.05" calcext:value-type="float">
            <text:p>-0,05</text:p>
          </table:table-cell>
          <table:table-cell table:style-name="ce10" table:formula="of:=[.C14]+[.E14]-[.D13]" office:value-type="float" office:value="-0.1" calcext:value-type="float">
            <text:p>-0,10</text:p>
          </table:table-cell>
          <table:table-cell table:style-name="ce10" table:formula="of:=[.D14]+[.F14]-[.E13]" office:value-type="float" office:value="-0.15" calcext:value-type="float">
            <text:p>-0,15</text:p>
          </table:table-cell>
          <table:table-cell table:style-name="ce10" table:formula="of:=[.E14]+[.G14]-[.F13]" office:value-type="float" office:value="-0.18" calcext:value-type="float">
            <text:p>-0,18</text:p>
          </table:table-cell>
          <table:table-cell table:style-name="ce10" table:formula="of:=[.F14]+[.H14]-[.G13]" office:value-type="float" office:value="-0.19" calcext:value-type="float">
            <text:p>-0,19</text:p>
          </table:table-cell>
          <table:table-cell table:style-name="ce10" table:formula="of:=[.G14]+[.I14]-[.H13]" office:value-type="float" office:value="-0.18" calcext:value-type="float">
            <text:p>-0,18</text:p>
          </table:table-cell>
          <table:table-cell table:style-name="ce10" table:formula="of:=[.H14]+[.J14]-[.I13]" office:value-type="float" office:value="-0.15" calcext:value-type="float">
            <text:p>-0,15</text:p>
          </table:table-cell>
          <table:table-cell table:style-name="ce10" table:formula="of:=[.I14]+[.K14]-[.J13]" office:value-type="float" office:value="-0.1" calcext:value-type="float">
            <text:p>-0,10</text:p>
          </table:table-cell>
          <table:table-cell table:style-name="ce10" table:formula="of:=[.J14]+[.L14]-[.K13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4" calcext:value-type="float">
            <text:p>1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5]+[.D15]-[.C14]" office:value-type="float" office:value="-0.0299999999999999" calcext:value-type="float">
            <text:p>-0,03</text:p>
          </table:table-cell>
          <table:table-cell table:style-name="ce10" table:formula="of:=[.C15]+[.E15]-[.D14]" office:value-type="float" office:value="-0.0600000000000001" calcext:value-type="float">
            <text:p>-0,06</text:p>
          </table:table-cell>
          <table:table-cell table:style-name="ce10" table:formula="of:=[.D15]+[.F15]-[.E14]" office:value-type="float" office:value="-0.09" calcext:value-type="float">
            <text:p>-0,09</text:p>
          </table:table-cell>
          <table:table-cell table:style-name="ce10" table:formula="of:=[.E15]+[.G15]-[.F14]" office:value-type="float" office:value="-0.12" calcext:value-type="float">
            <text:p>-0,12</text:p>
          </table:table-cell>
          <table:table-cell table:style-name="ce10" table:formula="of:=[.F15]+[.H15]-[.G14]" office:value-type="float" office:value="-0.13" calcext:value-type="float">
            <text:p>-0,13</text:p>
          </table:table-cell>
          <table:table-cell table:style-name="ce10" table:formula="of:=[.G15]+[.I15]-[.H14]" office:value-type="float" office:value="-0.12" calcext:value-type="float">
            <text:p>-0,12</text:p>
          </table:table-cell>
          <table:table-cell table:style-name="ce10" table:formula="of:=[.H15]+[.J15]-[.I14]" office:value-type="float" office:value="-0.0900000000000001" calcext:value-type="float">
            <text:p>-0,09</text:p>
          </table:table-cell>
          <table:table-cell table:style-name="ce10" table:formula="of:=[.I15]+[.K15]-[.J14]" office:value-type="float" office:value="-0.0599999999999999" calcext:value-type="float">
            <text:p>-0,06</text:p>
          </table:table-cell>
          <table:table-cell table:style-name="ce10" table:formula="of:=[.J15]+[.L15]-[.K14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5" calcext:value-type="float">
            <text:p>1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6]+[.D16]-[.C15]" office:value-type="float" office:value="-0.0100000000000001" calcext:value-type="float">
            <text:p>-0,01</text:p>
          </table:table-cell>
          <table:table-cell table:style-name="ce10" table:formula="of:=[.C16]+[.E16]-[.D15]" office:value-type="float" office:value="-0.02" calcext:value-type="float">
            <text:p>-0,02</text:p>
          </table:table-cell>
          <table:table-cell table:style-name="ce10" table:formula="of:=[.D16]+[.F16]-[.E15]" office:value-type="float" office:value="-0.0300000000000001" calcext:value-type="float">
            <text:p>-0,03</text:p>
          </table:table-cell>
          <table:table-cell table:style-name="ce10" table:formula="of:=[.E16]+[.G16]-[.F15]" office:value-type="float" office:value="-0.0400000000000001" calcext:value-type="float">
            <text:p>-0,04</text:p>
          </table:table-cell>
          <table:table-cell table:style-name="ce10" table:formula="of:=[.F16]+[.H16]-[.G15]" office:value-type="float" office:value="-0.05" calcext:value-type="float">
            <text:p>-0,05</text:p>
          </table:table-cell>
          <table:table-cell table:style-name="ce10" table:formula="of:=[.G16]+[.I16]-[.H15]" office:value-type="float" office:value="-0.0400000000000001" calcext:value-type="float">
            <text:p>-0,04</text:p>
          </table:table-cell>
          <table:table-cell table:style-name="ce10" table:formula="of:=[.H16]+[.J16]-[.I15]" office:value-type="float" office:value="-0.03" calcext:value-type="float">
            <text:p>-0,03</text:p>
          </table:table-cell>
          <table:table-cell table:style-name="ce10" table:formula="of:=[.I16]+[.K16]-[.J15]" office:value-type="float" office:value="-0.0200000000000001" calcext:value-type="float">
            <text:p>-0,02</text:p>
          </table:table-cell>
          <table:table-cell table:style-name="ce10" table:formula="of:=[.J16]+[.L16]-[.K15]" office:value-type="float" office:value="-0.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7]+[.D17]-[.C16]" office:value-type="float" office:value="0.00999999999999993" calcext:value-type="float">
            <text:p>0,01</text:p>
          </table:table-cell>
          <table:table-cell table:style-name="ce10" table:formula="of:=[.C17]+[.E17]-[.D16]" office:value-type="float" office:value="0.02" calcext:value-type="float">
            <text:p>0,02</text:p>
          </table:table-cell>
          <table:table-cell table:style-name="ce10" table:formula="of:=[.D17]+[.F17]-[.E16]" office:value-type="float" office:value="0.0299999999999999" calcext:value-type="float">
            <text:p>0,03</text:p>
          </table:table-cell>
          <table:table-cell table:style-name="ce10" table:formula="of:=[.E17]+[.G17]-[.F16]" office:value-type="float" office:value="0.04" calcext:value-type="float">
            <text:p>0,04</text:p>
          </table:table-cell>
          <table:table-cell table:style-name="ce10" table:formula="of:=[.F17]+[.H17]-[.G16]" office:value-type="float" office:value="0.0499999999999999" calcext:value-type="float">
            <text:p>0,05</text:p>
          </table:table-cell>
          <table:table-cell table:style-name="ce10" table:formula="of:=[.G17]+[.I17]-[.H16]" office:value-type="float" office:value="0.04" calcext:value-type="float">
            <text:p>0,04</text:p>
          </table:table-cell>
          <table:table-cell table:style-name="ce10" table:formula="of:=[.H17]+[.J17]-[.I16]" office:value-type="float" office:value="0.0299999999999999" calcext:value-type="float">
            <text:p>0,03</text:p>
          </table:table-cell>
          <table:table-cell table:style-name="ce10" table:formula="of:=[.I17]+[.K17]-[.J16]" office:value-type="float" office:value="0.02" calcext:value-type="float">
            <text:p>0,02</text:p>
          </table:table-cell>
          <table:table-cell table:style-name="ce10" table:formula="of:=[.J17]+[.L17]-[.K16]" office:value-type="float" office:value="0.0099999999999999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7" calcext:value-type="float">
            <text:p>1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8]+[.D18]-[.C17]" office:value-type="float" office:value="0.0300000000000001" calcext:value-type="float">
            <text:p>0,03</text:p>
          </table:table-cell>
          <table:table-cell table:style-name="ce10" table:formula="of:=[.C18]+[.E18]-[.D17]" office:value-type="float" office:value="0.0599999999999998" calcext:value-type="float">
            <text:p>0,06</text:p>
          </table:table-cell>
          <table:table-cell table:style-name="ce10" table:formula="of:=[.D18]+[.F18]-[.E17]" office:value-type="float" office:value="0.09" calcext:value-type="float">
            <text:p>0,09</text:p>
          </table:table-cell>
          <table:table-cell table:style-name="ce10" table:formula="of:=[.E18]+[.G18]-[.F17]" office:value-type="float" office:value="0.12" calcext:value-type="float">
            <text:p>0,12</text:p>
          </table:table-cell>
          <table:table-cell table:style-name="ce10" table:formula="of:=[.F18]+[.H18]-[.G17]" office:value-type="float" office:value="0.13" calcext:value-type="float">
            <text:p>0,13</text:p>
          </table:table-cell>
          <table:table-cell table:style-name="ce10" table:formula="of:=[.G18]+[.I18]-[.H17]" office:value-type="float" office:value="0.12" calcext:value-type="float">
            <text:p>0,12</text:p>
          </table:table-cell>
          <table:table-cell table:style-name="ce10" table:formula="of:=[.H18]+[.J18]-[.I17]" office:value-type="float" office:value="0.0899999999999999" calcext:value-type="float">
            <text:p>0,09</text:p>
          </table:table-cell>
          <table:table-cell table:style-name="ce10" table:formula="of:=[.I18]+[.K18]-[.J17]" office:value-type="float" office:value="0.06" calcext:value-type="float">
            <text:p>0,06</text:p>
          </table:table-cell>
          <table:table-cell table:style-name="ce10" table:formula="of:=[.J18]+[.L18]-[.K17]" office:value-type="float" office:value="0.03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9]+[.D19]-[.C18]" office:value-type="float" office:value="0.0499999999999999" calcext:value-type="float">
            <text:p>0,05</text:p>
          </table:table-cell>
          <table:table-cell table:style-name="ce10" table:formula="of:=[.C19]+[.E19]-[.D18]" office:value-type="float" office:value="0.1" calcext:value-type="float">
            <text:p>0,10</text:p>
          </table:table-cell>
          <table:table-cell table:style-name="ce10" table:formula="of:=[.D19]+[.F19]-[.E18]" office:value-type="float" office:value="0.15" calcext:value-type="float">
            <text:p>0,15</text:p>
          </table:table-cell>
          <table:table-cell table:style-name="ce10" table:formula="of:=[.E19]+[.G19]-[.F18]" office:value-type="float" office:value="0.18" calcext:value-type="float">
            <text:p>0,18</text:p>
          </table:table-cell>
          <table:table-cell table:style-name="ce10" table:formula="of:=[.F19]+[.H19]-[.G18]" office:value-type="float" office:value="0.19" calcext:value-type="float">
            <text:p>0,19</text:p>
          </table:table-cell>
          <table:table-cell table:style-name="ce10" table:formula="of:=[.G19]+[.I19]-[.H18]" office:value-type="float" office:value="0.18" calcext:value-type="float">
            <text:p>0,18</text:p>
          </table:table-cell>
          <table:table-cell table:style-name="ce10" table:formula="of:=[.H19]+[.J19]-[.I18]" office:value-type="float" office:value="0.15" calcext:value-type="float">
            <text:p>0,15</text:p>
          </table:table-cell>
          <table:table-cell table:style-name="ce10" table:formula="of:=[.I19]+[.K19]-[.J18]" office:value-type="float" office:value="0.0999999999999999" calcext:value-type="float">
            <text:p>0,10</text:p>
          </table:table-cell>
          <table:table-cell table:style-name="ce10" table:formula="of:=[.J19]+[.L19]-[.K18]" office:value-type="float" office:value="0.0500000000000001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1.9" calcext:value-type="float">
            <text:p>1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0]+[.D20]-[.C19]" office:value-type="float" office:value="0.07" calcext:value-type="float">
            <text:p>0,07</text:p>
          </table:table-cell>
          <table:table-cell table:style-name="ce10" table:formula="of:=[.C20]+[.E20]-[.D19]" office:value-type="float" office:value="0.14" calcext:value-type="float">
            <text:p>0,14</text:p>
          </table:table-cell>
          <table:table-cell table:style-name="ce10" table:formula="of:=[.D20]+[.F20]-[.E19]" office:value-type="float" office:value="0.19" calcext:value-type="float">
            <text:p>0,19</text:p>
          </table:table-cell>
          <table:table-cell table:style-name="ce10" table:formula="of:=[.E20]+[.G20]-[.F19]" office:value-type="float" office:value="0.22" calcext:value-type="float">
            <text:p>0,22</text:p>
          </table:table-cell>
          <table:table-cell table:style-name="ce10" table:formula="of:=[.F20]+[.H20]-[.G19]" office:value-type="float" office:value="0.23" calcext:value-type="float">
            <text:p>0,23</text:p>
          </table:table-cell>
          <table:table-cell table:style-name="ce10" table:formula="of:=[.G20]+[.I20]-[.H19]" office:value-type="float" office:value="0.22" calcext:value-type="float">
            <text:p>0,22</text:p>
          </table:table-cell>
          <table:table-cell table:style-name="ce10" table:formula="of:=[.H20]+[.J20]-[.I19]" office:value-type="float" office:value="0.19" calcext:value-type="float">
            <text:p>0,19</text:p>
          </table:table-cell>
          <table:table-cell table:style-name="ce10" table:formula="of:=[.I20]+[.K20]-[.J19]" office:value-type="float" office:value="0.14" calcext:value-type="float">
            <text:p>0,14</text:p>
          </table:table-cell>
          <table:table-cell table:style-name="ce10" table:formula="of:=[.J20]+[.L20]-[.K19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1]+[.D21]-[.C20]" office:value-type="float" office:value="0.09" calcext:value-type="float">
            <text:p>0,09</text:p>
          </table:table-cell>
          <table:table-cell table:style-name="ce10" table:formula="of:=[.C21]+[.E21]-[.D20]" office:value-type="float" office:value="0.16" calcext:value-type="float">
            <text:p>0,16</text:p>
          </table:table-cell>
          <table:table-cell table:style-name="ce10" table:formula="of:=[.D21]+[.F21]-[.E20]" office:value-type="float" office:value="0.21" calcext:value-type="float">
            <text:p>0,21</text:p>
          </table:table-cell>
          <table:table-cell table:style-name="ce10" table:formula="of:=[.E21]+[.G21]-[.F20]" office:value-type="float" office:value="0.24" calcext:value-type="float">
            <text:p>0,24</text:p>
          </table:table-cell>
          <table:table-cell table:style-name="ce10" table:formula="of:=[.F21]+[.H21]-[.G20]" office:value-type="float" office:value="0.25" calcext:value-type="float">
            <text:p>0,25</text:p>
          </table:table-cell>
          <table:table-cell table:style-name="ce10" table:formula="of:=[.G21]+[.I21]-[.H20]" office:value-type="float" office:value="0.24" calcext:value-type="float">
            <text:p>0,24</text:p>
          </table:table-cell>
          <table:table-cell table:style-name="ce10" table:formula="of:=[.H21]+[.J21]-[.I20]" office:value-type="float" office:value="0.21" calcext:value-type="float">
            <text:p>0,21</text:p>
          </table:table-cell>
          <table:table-cell table:style-name="ce10" table:formula="of:=[.I21]+[.K21]-[.J20]" office:value-type="float" office:value="0.16" calcext:value-type="float">
            <text:p>0,16</text:p>
          </table:table-cell>
          <table:table-cell table:style-name="ce10" table:formula="of:=[.J21]+[.L21]-[.K20]" office:value-type="float" office:value="0.089999999999999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1" calcext:value-type="float">
            <text:p>2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2]+[.D22]-[.C21]" office:value-type="float" office:value="0.0899999999999999" calcext:value-type="float">
            <text:p>0,09</text:p>
          </table:table-cell>
          <table:table-cell table:style-name="ce10" table:formula="of:=[.C22]+[.E22]-[.D21]" office:value-type="float" office:value="0.16" calcext:value-type="float">
            <text:p>0,16</text:p>
          </table:table-cell>
          <table:table-cell table:style-name="ce10" table:formula="of:=[.D22]+[.F22]-[.E21]" office:value-type="float" office:value="0.21" calcext:value-type="float">
            <text:p>0,21</text:p>
          </table:table-cell>
          <table:table-cell table:style-name="ce10" table:formula="of:=[.E22]+[.G22]-[.F21]" office:value-type="float" office:value="0.24" calcext:value-type="float">
            <text:p>0,24</text:p>
          </table:table-cell>
          <table:table-cell table:style-name="ce10" table:formula="of:=[.F22]+[.H22]-[.G21]" office:value-type="float" office:value="0.25" calcext:value-type="float">
            <text:p>0,25</text:p>
          </table:table-cell>
          <table:table-cell table:style-name="ce10" table:formula="of:=[.G22]+[.I22]-[.H21]" office:value-type="float" office:value="0.24" calcext:value-type="float">
            <text:p>0,24</text:p>
          </table:table-cell>
          <table:table-cell table:style-name="ce10" table:formula="of:=[.H22]+[.J22]-[.I21]" office:value-type="float" office:value="0.21" calcext:value-type="float">
            <text:p>0,21</text:p>
          </table:table-cell>
          <table:table-cell table:style-name="ce10" table:formula="of:=[.I22]+[.K22]-[.J21]" office:value-type="float" office:value="0.16" calcext:value-type="float">
            <text:p>0,16</text:p>
          </table:table-cell>
          <table:table-cell table:style-name="ce10" table:formula="of:=[.J22]+[.L22]-[.K21]" office:value-type="float" office:value="0.0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2" calcext:value-type="float">
            <text:p>2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3]+[.D23]-[.C22]" office:value-type="float" office:value="0.07" calcext:value-type="float">
            <text:p>0,07</text:p>
          </table:table-cell>
          <table:table-cell table:style-name="ce10" table:formula="of:=[.C23]+[.E23]-[.D22]" office:value-type="float" office:value="0.14" calcext:value-type="float">
            <text:p>0,14</text:p>
          </table:table-cell>
          <table:table-cell table:style-name="ce10" table:formula="of:=[.D23]+[.F23]-[.E22]" office:value-type="float" office:value="0.19" calcext:value-type="float">
            <text:p>0,19</text:p>
          </table:table-cell>
          <table:table-cell table:style-name="ce10" table:formula="of:=[.E23]+[.G23]-[.F22]" office:value-type="float" office:value="0.22" calcext:value-type="float">
            <text:p>0,22</text:p>
          </table:table-cell>
          <table:table-cell table:style-name="ce10" table:formula="of:=[.F23]+[.H23]-[.G22]" office:value-type="float" office:value="0.23" calcext:value-type="float">
            <text:p>0,23</text:p>
          </table:table-cell>
          <table:table-cell table:style-name="ce10" table:formula="of:=[.G23]+[.I23]-[.H22]" office:value-type="float" office:value="0.22" calcext:value-type="float">
            <text:p>0,22</text:p>
          </table:table-cell>
          <table:table-cell table:style-name="ce10" table:formula="of:=[.H23]+[.J23]-[.I22]" office:value-type="float" office:value="0.19" calcext:value-type="float">
            <text:p>0,19</text:p>
          </table:table-cell>
          <table:table-cell table:style-name="ce10" table:formula="of:=[.I23]+[.K23]-[.J22]" office:value-type="float" office:value="0.14" calcext:value-type="float">
            <text:p>0,14</text:p>
          </table:table-cell>
          <table:table-cell table:style-name="ce10" table:formula="of:=[.J23]+[.L23]-[.K22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3" calcext:value-type="float">
            <text:p>2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4]+[.D24]-[.C23]" office:value-type="float" office:value="0.0499999999999999" calcext:value-type="float">
            <text:p>0,05</text:p>
          </table:table-cell>
          <table:table-cell table:style-name="ce10" table:formula="of:=[.C24]+[.E24]-[.D23]" office:value-type="float" office:value="0.1" calcext:value-type="float">
            <text:p>0,10</text:p>
          </table:table-cell>
          <table:table-cell table:style-name="ce10" table:formula="of:=[.D24]+[.F24]-[.E23]" office:value-type="float" office:value="0.15" calcext:value-type="float">
            <text:p>0,15</text:p>
          </table:table-cell>
          <table:table-cell table:style-name="ce10" table:formula="of:=[.E24]+[.G24]-[.F23]" office:value-type="float" office:value="0.18" calcext:value-type="float">
            <text:p>0,18</text:p>
          </table:table-cell>
          <table:table-cell table:style-name="ce10" table:formula="of:=[.F24]+[.H24]-[.G23]" office:value-type="float" office:value="0.19" calcext:value-type="float">
            <text:p>0,19</text:p>
          </table:table-cell>
          <table:table-cell table:style-name="ce10" table:formula="of:=[.G24]+[.I24]-[.H23]" office:value-type="float" office:value="0.18" calcext:value-type="float">
            <text:p>0,18</text:p>
          </table:table-cell>
          <table:table-cell table:style-name="ce10" table:formula="of:=[.H24]+[.J24]-[.I23]" office:value-type="float" office:value="0.15" calcext:value-type="float">
            <text:p>0,15</text:p>
          </table:table-cell>
          <table:table-cell table:style-name="ce10" table:formula="of:=[.I24]+[.K24]-[.J23]" office:value-type="float" office:value="0.1" calcext:value-type="float">
            <text:p>0,10</text:p>
          </table:table-cell>
          <table:table-cell table:style-name="ce10" table:formula="of:=[.J24]+[.L24]-[.K23]" office:value-type="float" office:value="0.0500000000000001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4" calcext:value-type="float">
            <text:p>2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5]+[.D25]-[.C24]" office:value-type="float" office:value="0.03" calcext:value-type="float">
            <text:p>0,03</text:p>
          </table:table-cell>
          <table:table-cell table:style-name="ce10" table:formula="of:=[.C25]+[.E25]-[.D24]" office:value-type="float" office:value="0.0599999999999999" calcext:value-type="float">
            <text:p>0,06</text:p>
          </table:table-cell>
          <table:table-cell table:style-name="ce10" table:formula="of:=[.D25]+[.F25]-[.E24]" office:value-type="float" office:value="0.0900000000000001" calcext:value-type="float">
            <text:p>0,09</text:p>
          </table:table-cell>
          <table:table-cell table:style-name="ce10" table:formula="of:=[.E25]+[.G25]-[.F24]" office:value-type="float" office:value="0.12" calcext:value-type="float">
            <text:p>0,12</text:p>
          </table:table-cell>
          <table:table-cell table:style-name="ce10" table:formula="of:=[.F25]+[.H25]-[.G24]" office:value-type="float" office:value="0.13" calcext:value-type="float">
            <text:p>0,13</text:p>
          </table:table-cell>
          <table:table-cell table:style-name="ce10" table:formula="of:=[.G25]+[.I25]-[.H24]" office:value-type="float" office:value="0.12" calcext:value-type="float">
            <text:p>0,12</text:p>
          </table:table-cell>
          <table:table-cell table:style-name="ce10" table:formula="of:=[.H25]+[.J25]-[.I24]" office:value-type="float" office:value="0.09" calcext:value-type="float">
            <text:p>0,09</text:p>
          </table:table-cell>
          <table:table-cell table:style-name="ce10" table:formula="of:=[.I25]+[.K25]-[.J24]" office:value-type="float" office:value="0.0600000000000001" calcext:value-type="float">
            <text:p>0,06</text:p>
          </table:table-cell>
          <table:table-cell table:style-name="ce10" table:formula="of:=[.J25]+[.L25]-[.K24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6]+[.D26]-[.C25]" office:value-type="float" office:value="0.01" calcext:value-type="float">
            <text:p>0,01</text:p>
          </table:table-cell>
          <table:table-cell table:style-name="ce10" table:formula="of:=[.C26]+[.E26]-[.D25]" office:value-type="float" office:value="0.0200000000000001" calcext:value-type="float">
            <text:p>0,02</text:p>
          </table:table-cell>
          <table:table-cell table:style-name="ce10" table:formula="of:=[.D26]+[.F26]-[.E25]" office:value-type="float" office:value="0.03" calcext:value-type="float">
            <text:p>0,03</text:p>
          </table:table-cell>
          <table:table-cell table:style-name="ce10" table:formula="of:=[.E26]+[.G26]-[.F25]" office:value-type="float" office:value="0.04" calcext:value-type="float">
            <text:p>0,04</text:p>
          </table:table-cell>
          <table:table-cell table:style-name="ce10" table:formula="of:=[.F26]+[.H26]-[.G25]" office:value-type="float" office:value="0.05" calcext:value-type="float">
            <text:p>0,05</text:p>
          </table:table-cell>
          <table:table-cell table:style-name="ce10" table:formula="of:=[.G26]+[.I26]-[.H25]" office:value-type="float" office:value="0.0400000000000001" calcext:value-type="float">
            <text:p>0,04</text:p>
          </table:table-cell>
          <table:table-cell table:style-name="ce10" table:formula="of:=[.H26]+[.J26]-[.I25]" office:value-type="float" office:value="0.03" calcext:value-type="float">
            <text:p>0,03</text:p>
          </table:table-cell>
          <table:table-cell table:style-name="ce10" table:formula="of:=[.I26]+[.K26]-[.J25]" office:value-type="float" office:value="0.02" calcext:value-type="float">
            <text:p>0,02</text:p>
          </table:table-cell>
          <table:table-cell table:style-name="ce10" table:formula="of:=[.J26]+[.L26]-[.K25]" office:value-type="float" office:value="0.01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6" calcext:value-type="float">
            <text:p>2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7]+[.D27]-[.C26]" office:value-type="float" office:value="-0.00999999999999987" calcext:value-type="float">
            <text:p>-0,01</text:p>
          </table:table-cell>
          <table:table-cell table:style-name="ce10" table:formula="of:=[.C27]+[.E27]-[.D26]" office:value-type="float" office:value="-0.0199999999999999" calcext:value-type="float">
            <text:p>-0,02</text:p>
          </table:table-cell>
          <table:table-cell table:style-name="ce10" table:formula="of:=[.D27]+[.F27]-[.E26]" office:value-type="float" office:value="-0.0299999999999999" calcext:value-type="float">
            <text:p>-0,03</text:p>
          </table:table-cell>
          <table:table-cell table:style-name="ce10" table:formula="of:=[.E27]+[.G27]-[.F26]" office:value-type="float" office:value="-0.04" calcext:value-type="float">
            <text:p>-0,04</text:p>
          </table:table-cell>
          <table:table-cell table:style-name="ce10" table:formula="of:=[.F27]+[.H27]-[.G26]" office:value-type="float" office:value="-0.0499999999999999" calcext:value-type="float">
            <text:p>-0,05</text:p>
          </table:table-cell>
          <table:table-cell table:style-name="ce10" table:formula="of:=[.G27]+[.I27]-[.H26]" office:value-type="float" office:value="-0.04" calcext:value-type="float">
            <text:p>-0,04</text:p>
          </table:table-cell>
          <table:table-cell table:style-name="ce10" table:formula="of:=[.H27]+[.J27]-[.I26]" office:value-type="float" office:value="-0.0299999999999999" calcext:value-type="float">
            <text:p>-0,03</text:p>
          </table:table-cell>
          <table:table-cell table:style-name="ce10" table:formula="of:=[.I27]+[.K27]-[.J26]" office:value-type="float" office:value="-0.0200000000000001" calcext:value-type="float">
            <text:p>-0,02</text:p>
          </table:table-cell>
          <table:table-cell table:style-name="ce10" table:formula="of:=[.J27]+[.L27]-[.K26]" office:value-type="float" office:value="-0.00999999999999995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7" calcext:value-type="float">
            <text:p>2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8]+[.D28]-[.C27]" office:value-type="float" office:value="-0.0299999999999999" calcext:value-type="float">
            <text:p>-0,03</text:p>
          </table:table-cell>
          <table:table-cell table:style-name="ce10" table:formula="of:=[.C28]+[.E28]-[.D27]" office:value-type="float" office:value="-0.0599999999999999" calcext:value-type="float">
            <text:p>-0,06</text:p>
          </table:table-cell>
          <table:table-cell table:style-name="ce10" table:formula="of:=[.D28]+[.F28]-[.E27]" office:value-type="float" office:value="-0.0899999999999999" calcext:value-type="float">
            <text:p>-0,09</text:p>
          </table:table-cell>
          <table:table-cell table:style-name="ce10" table:formula="of:=[.E28]+[.G28]-[.F27]" office:value-type="float" office:value="-0.12" calcext:value-type="float">
            <text:p>-0,12</text:p>
          </table:table-cell>
          <table:table-cell table:style-name="ce10" table:formula="of:=[.F28]+[.H28]-[.G27]" office:value-type="float" office:value="-0.13" calcext:value-type="float">
            <text:p>-0,13</text:p>
          </table:table-cell>
          <table:table-cell table:style-name="ce10" table:formula="of:=[.G28]+[.I28]-[.H27]" office:value-type="float" office:value="-0.12" calcext:value-type="float">
            <text:p>-0,12</text:p>
          </table:table-cell>
          <table:table-cell table:style-name="ce10" table:formula="of:=[.H28]+[.J28]-[.I27]" office:value-type="float" office:value="-0.0900000000000001" calcext:value-type="float">
            <text:p>-0,09</text:p>
          </table:table-cell>
          <table:table-cell table:style-name="ce10" table:formula="of:=[.I28]+[.K28]-[.J27]" office:value-type="float" office:value="-0.0599999999999998" calcext:value-type="float">
            <text:p>-0,06</text:p>
          </table:table-cell>
          <table:table-cell table:style-name="ce10" table:formula="of:=[.J28]+[.L28]-[.K27]" office:value-type="float" office:value="-0.0300000000000001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8" calcext:value-type="float">
            <text:p>2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29]+[.D29]-[.C28]" office:value-type="float" office:value="-0.05" calcext:value-type="float">
            <text:p>-0,05</text:p>
          </table:table-cell>
          <table:table-cell table:style-name="ce10" table:formula="of:=[.C29]+[.E29]-[.D28]" office:value-type="float" office:value="-0.0999999999999999" calcext:value-type="float">
            <text:p>-0,10</text:p>
          </table:table-cell>
          <table:table-cell table:style-name="ce10" table:formula="of:=[.D29]+[.F29]-[.E28]" office:value-type="float" office:value="-0.15" calcext:value-type="float">
            <text:p>-0,15</text:p>
          </table:table-cell>
          <table:table-cell table:style-name="ce10" table:formula="of:=[.E29]+[.G29]-[.F28]" office:value-type="float" office:value="-0.18" calcext:value-type="float">
            <text:p>-0,18</text:p>
          </table:table-cell>
          <table:table-cell table:style-name="ce10" table:formula="of:=[.F29]+[.H29]-[.G28]" office:value-type="float" office:value="-0.19" calcext:value-type="float">
            <text:p>-0,19</text:p>
          </table:table-cell>
          <table:table-cell table:style-name="ce10" table:formula="of:=[.G29]+[.I29]-[.H28]" office:value-type="float" office:value="-0.18" calcext:value-type="float">
            <text:p>-0,18</text:p>
          </table:table-cell>
          <table:table-cell table:style-name="ce10" table:formula="of:=[.H29]+[.J29]-[.I28]" office:value-type="float" office:value="-0.15" calcext:value-type="float">
            <text:p>-0,15</text:p>
          </table:table-cell>
          <table:table-cell table:style-name="ce10" table:formula="of:=[.I29]+[.K29]-[.J28]" office:value-type="float" office:value="-0.1" calcext:value-type="float">
            <text:p>-0,10</text:p>
          </table:table-cell>
          <table:table-cell table:style-name="ce10" table:formula="of:=[.J29]+[.L29]-[.K28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9" calcext:value-type="float">
            <text:p>2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0]+[.D30]-[.C29]" office:value-type="float" office:value="-0.07" calcext:value-type="float">
            <text:p>-0,07</text:p>
          </table:table-cell>
          <table:table-cell table:style-name="ce10" table:formula="of:=[.C30]+[.E30]-[.D29]" office:value-type="float" office:value="-0.14" calcext:value-type="float">
            <text:p>-0,14</text:p>
          </table:table-cell>
          <table:table-cell table:style-name="ce10" table:formula="of:=[.D30]+[.F30]-[.E29]" office:value-type="float" office:value="-0.19" calcext:value-type="float">
            <text:p>-0,19</text:p>
          </table:table-cell>
          <table:table-cell table:style-name="ce10" table:formula="of:=[.E30]+[.G30]-[.F29]" office:value-type="float" office:value="-0.22" calcext:value-type="float">
            <text:p>-0,22</text:p>
          </table:table-cell>
          <table:table-cell table:style-name="ce10" table:formula="of:=[.F30]+[.H30]-[.G29]" office:value-type="float" office:value="-0.23" calcext:value-type="float">
            <text:p>-0,23</text:p>
          </table:table-cell>
          <table:table-cell table:style-name="ce10" table:formula="of:=[.G30]+[.I30]-[.H29]" office:value-type="float" office:value="-0.22" calcext:value-type="float">
            <text:p>-0,22</text:p>
          </table:table-cell>
          <table:table-cell table:style-name="ce10" table:formula="of:=[.H30]+[.J30]-[.I29]" office:value-type="float" office:value="-0.19" calcext:value-type="float">
            <text:p>-0,19</text:p>
          </table:table-cell>
          <table:table-cell table:style-name="ce10" table:formula="of:=[.I30]+[.K30]-[.J29]" office:value-type="float" office:value="-0.14" calcext:value-type="float">
            <text:p>-0,14</text:p>
          </table:table-cell>
          <table:table-cell table:style-name="ce10" table:formula="of:=[.J30]+[.L30]-[.K29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1]+[.D31]-[.C30]" office:value-type="float" office:value="-0.0899999999999999" calcext:value-type="float">
            <text:p>-0,09</text:p>
          </table:table-cell>
          <table:table-cell table:style-name="ce10" table:formula="of:=[.C31]+[.E31]-[.D30]" office:value-type="float" office:value="-0.16" calcext:value-type="float">
            <text:p>-0,16</text:p>
          </table:table-cell>
          <table:table-cell table:style-name="ce10" table:formula="of:=[.D31]+[.F31]-[.E30]" office:value-type="float" office:value="-0.21" calcext:value-type="float">
            <text:p>-0,21</text:p>
          </table:table-cell>
          <table:table-cell table:style-name="ce10" table:formula="of:=[.E31]+[.G31]-[.F30]" office:value-type="float" office:value="-0.24" calcext:value-type="float">
            <text:p>-0,24</text:p>
          </table:table-cell>
          <table:table-cell table:style-name="ce10" table:formula="of:=[.F31]+[.H31]-[.G30]" office:value-type="float" office:value="-0.25" calcext:value-type="float">
            <text:p>-0,25</text:p>
          </table:table-cell>
          <table:table-cell table:style-name="ce10" table:formula="of:=[.G31]+[.I31]-[.H30]" office:value-type="float" office:value="-0.24" calcext:value-type="float">
            <text:p>-0,24</text:p>
          </table:table-cell>
          <table:table-cell table:style-name="ce10" table:formula="of:=[.H31]+[.J31]-[.I30]" office:value-type="float" office:value="-0.21" calcext:value-type="float">
            <text:p>-0,21</text:p>
          </table:table-cell>
          <table:table-cell table:style-name="ce10" table:formula="of:=[.I31]+[.K31]-[.J30]" office:value-type="float" office:value="-0.16" calcext:value-type="float">
            <text:p>-0,16</text:p>
          </table:table-cell>
          <table:table-cell table:style-name="ce10" table:formula="of:=[.J31]+[.L31]-[.K30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1" calcext:value-type="float">
            <text:p>3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2]+[.D32]-[.C31]" office:value-type="float" office:value="-0.0899999999999999" calcext:value-type="float">
            <text:p>-0,09</text:p>
          </table:table-cell>
          <table:table-cell table:style-name="ce10" table:formula="of:=[.C32]+[.E32]-[.D31]" office:value-type="float" office:value="-0.16" calcext:value-type="float">
            <text:p>-0,16</text:p>
          </table:table-cell>
          <table:table-cell table:style-name="ce10" table:formula="of:=[.D32]+[.F32]-[.E31]" office:value-type="float" office:value="-0.21" calcext:value-type="float">
            <text:p>-0,21</text:p>
          </table:table-cell>
          <table:table-cell table:style-name="ce10" table:formula="of:=[.E32]+[.G32]-[.F31]" office:value-type="float" office:value="-0.24" calcext:value-type="float">
            <text:p>-0,24</text:p>
          </table:table-cell>
          <table:table-cell table:style-name="ce10" table:formula="of:=[.F32]+[.H32]-[.G31]" office:value-type="float" office:value="-0.25" calcext:value-type="float">
            <text:p>-0,25</text:p>
          </table:table-cell>
          <table:table-cell table:style-name="ce10" table:formula="of:=[.G32]+[.I32]-[.H31]" office:value-type="float" office:value="-0.24" calcext:value-type="float">
            <text:p>-0,24</text:p>
          </table:table-cell>
          <table:table-cell table:style-name="ce10" table:formula="of:=[.H32]+[.J32]-[.I31]" office:value-type="float" office:value="-0.21" calcext:value-type="float">
            <text:p>-0,21</text:p>
          </table:table-cell>
          <table:table-cell table:style-name="ce10" table:formula="of:=[.I32]+[.K32]-[.J31]" office:value-type="float" office:value="-0.16" calcext:value-type="float">
            <text:p>-0,16</text:p>
          </table:table-cell>
          <table:table-cell table:style-name="ce10" table:formula="of:=[.J32]+[.L32]-[.K31]" office:value-type="float" office:value="-0.089999999999999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2" calcext:value-type="float">
            <text:p>3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3]+[.D33]-[.C32]" office:value-type="float" office:value="-0.0700000000000001" calcext:value-type="float">
            <text:p>-0,07</text:p>
          </table:table-cell>
          <table:table-cell table:style-name="ce10" table:formula="of:=[.C33]+[.E33]-[.D32]" office:value-type="float" office:value="-0.14" calcext:value-type="float">
            <text:p>-0,14</text:p>
          </table:table-cell>
          <table:table-cell table:style-name="ce10" table:formula="of:=[.D33]+[.F33]-[.E32]" office:value-type="float" office:value="-0.19" calcext:value-type="float">
            <text:p>-0,19</text:p>
          </table:table-cell>
          <table:table-cell table:style-name="ce10" table:formula="of:=[.E33]+[.G33]-[.F32]" office:value-type="float" office:value="-0.22" calcext:value-type="float">
            <text:p>-0,22</text:p>
          </table:table-cell>
          <table:table-cell table:style-name="ce10" table:formula="of:=[.F33]+[.H33]-[.G32]" office:value-type="float" office:value="-0.23" calcext:value-type="float">
            <text:p>-0,23</text:p>
          </table:table-cell>
          <table:table-cell table:style-name="ce10" table:formula="of:=[.G33]+[.I33]-[.H32]" office:value-type="float" office:value="-0.22" calcext:value-type="float">
            <text:p>-0,22</text:p>
          </table:table-cell>
          <table:table-cell table:style-name="ce10" table:formula="of:=[.H33]+[.J33]-[.I32]" office:value-type="float" office:value="-0.19" calcext:value-type="float">
            <text:p>-0,19</text:p>
          </table:table-cell>
          <table:table-cell table:style-name="ce10" table:formula="of:=[.I33]+[.K33]-[.J32]" office:value-type="float" office:value="-0.14" calcext:value-type="float">
            <text:p>-0,14</text:p>
          </table:table-cell>
          <table:table-cell table:style-name="ce10" table:formula="of:=[.J33]+[.L33]-[.K32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3" calcext:value-type="float">
            <text:p>3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4]+[.D34]-[.C33]" office:value-type="float" office:value="-0.0500000000000002" calcext:value-type="float">
            <text:p>-0,05</text:p>
          </table:table-cell>
          <table:table-cell table:style-name="ce10" table:formula="of:=[.C34]+[.E34]-[.D33]" office:value-type="float" office:value="-0.0999999999999999" calcext:value-type="float">
            <text:p>-0,10</text:p>
          </table:table-cell>
          <table:table-cell table:style-name="ce10" table:formula="of:=[.D34]+[.F34]-[.E33]" office:value-type="float" office:value="-0.15" calcext:value-type="float">
            <text:p>-0,15</text:p>
          </table:table-cell>
          <table:table-cell table:style-name="ce10" table:formula="of:=[.E34]+[.G34]-[.F33]" office:value-type="float" office:value="-0.18" calcext:value-type="float">
            <text:p>-0,18</text:p>
          </table:table-cell>
          <table:table-cell table:style-name="ce10" table:formula="of:=[.F34]+[.H34]-[.G33]" office:value-type="float" office:value="-0.19" calcext:value-type="float">
            <text:p>-0,19</text:p>
          </table:table-cell>
          <table:table-cell table:style-name="ce10" table:formula="of:=[.G34]+[.I34]-[.H33]" office:value-type="float" office:value="-0.18" calcext:value-type="float">
            <text:p>-0,18</text:p>
          </table:table-cell>
          <table:table-cell table:style-name="ce10" table:formula="of:=[.H34]+[.J34]-[.I33]" office:value-type="float" office:value="-0.15" calcext:value-type="float">
            <text:p>-0,15</text:p>
          </table:table-cell>
          <table:table-cell table:style-name="ce10" table:formula="of:=[.I34]+[.K34]-[.J33]" office:value-type="float" office:value="-0.1" calcext:value-type="float">
            <text:p>-0,10</text:p>
          </table:table-cell>
          <table:table-cell table:style-name="ce10" table:formula="of:=[.J34]+[.L34]-[.K33]" office:value-type="float" office:value="-0.05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4" calcext:value-type="float">
            <text:p>3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5]+[.D35]-[.C34]" office:value-type="float" office:value="-0.0299999999999999" calcext:value-type="float">
            <text:p>-0,03</text:p>
          </table:table-cell>
          <table:table-cell table:style-name="ce10" table:formula="of:=[.C35]+[.E35]-[.D34]" office:value-type="float" office:value="-0.0600000000000002" calcext:value-type="float">
            <text:p>-0,06</text:p>
          </table:table-cell>
          <table:table-cell table:style-name="ce10" table:formula="of:=[.D35]+[.F35]-[.E34]" office:value-type="float" office:value="-0.0900000000000001" calcext:value-type="float">
            <text:p>-0,09</text:p>
          </table:table-cell>
          <table:table-cell table:style-name="ce10" table:formula="of:=[.E35]+[.G35]-[.F34]" office:value-type="float" office:value="-0.12" calcext:value-type="float">
            <text:p>-0,12</text:p>
          </table:table-cell>
          <table:table-cell table:style-name="ce10" table:formula="of:=[.F35]+[.H35]-[.G34]" office:value-type="float" office:value="-0.13" calcext:value-type="float">
            <text:p>-0,13</text:p>
          </table:table-cell>
          <table:table-cell table:style-name="ce10" table:formula="of:=[.G35]+[.I35]-[.H34]" office:value-type="float" office:value="-0.12" calcext:value-type="float">
            <text:p>-0,12</text:p>
          </table:table-cell>
          <table:table-cell table:style-name="ce10" table:formula="of:=[.H35]+[.J35]-[.I34]" office:value-type="float" office:value="-0.0900000000000001" calcext:value-type="float">
            <text:p>-0,09</text:p>
          </table:table-cell>
          <table:table-cell table:style-name="ce10" table:formula="of:=[.I35]+[.K35]-[.J34]" office:value-type="float" office:value="-0.06" calcext:value-type="float">
            <text:p>-0,06</text:p>
          </table:table-cell>
          <table:table-cell table:style-name="ce10" table:formula="of:=[.J35]+[.L35]-[.K34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5" calcext:value-type="float">
            <text:p>3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6]+[.D36]-[.C35]" office:value-type="float" office:value="-0.01" calcext:value-type="float">
            <text:p>-0,01</text:p>
          </table:table-cell>
          <table:table-cell table:style-name="ce10" table:formula="of:=[.C36]+[.E36]-[.D35]" office:value-type="float" office:value="-0.02" calcext:value-type="float">
            <text:p>-0,02</text:p>
          </table:table-cell>
          <table:table-cell table:style-name="ce10" table:formula="of:=[.D36]+[.F36]-[.E35]" office:value-type="float" office:value="-0.0300000000000001" calcext:value-type="float">
            <text:p>-0,03</text:p>
          </table:table-cell>
          <table:table-cell table:style-name="ce10" table:formula="of:=[.E36]+[.G36]-[.F35]" office:value-type="float" office:value="-0.0400000000000002" calcext:value-type="float">
            <text:p>-0,04</text:p>
          </table:table-cell>
          <table:table-cell table:style-name="ce10" table:formula="of:=[.F36]+[.H36]-[.G35]" office:value-type="float" office:value="-0.0500000000000001" calcext:value-type="float">
            <text:p>-0,05</text:p>
          </table:table-cell>
          <table:table-cell table:style-name="ce10" table:formula="of:=[.G36]+[.I36]-[.H35]" office:value-type="float" office:value="-0.04" calcext:value-type="float">
            <text:p>-0,04</text:p>
          </table:table-cell>
          <table:table-cell table:style-name="ce10" table:formula="of:=[.H36]+[.J36]-[.I35]" office:value-type="float" office:value="-0.0300000000000001" calcext:value-type="float">
            <text:p>-0,03</text:p>
          </table:table-cell>
          <table:table-cell table:style-name="ce10" table:formula="of:=[.I36]+[.K36]-[.J35]" office:value-type="float" office:value="-0.0200000000000001" calcext:value-type="float">
            <text:p>-0,02</text:p>
          </table:table-cell>
          <table:table-cell table:style-name="ce10" table:formula="of:=[.J36]+[.L36]-[.K35]" office:value-type="float" office:value="-0.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6" calcext:value-type="float">
            <text:p>3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7]+[.D37]-[.C36]" office:value-type="float" office:value="0.00999999999999987" calcext:value-type="float">
            <text:p>0,01</text:p>
          </table:table-cell>
          <table:table-cell table:style-name="ce10" table:formula="of:=[.C37]+[.E37]-[.D36]" office:value-type="float" office:value="0.0200000000000001" calcext:value-type="float">
            <text:p>0,02</text:p>
          </table:table-cell>
          <table:table-cell table:style-name="ce10" table:formula="of:=[.D37]+[.F37]-[.E36]" office:value-type="float" office:value="0.0299999999999999" calcext:value-type="float">
            <text:p>0,03</text:p>
          </table:table-cell>
          <table:table-cell table:style-name="ce10" table:formula="of:=[.E37]+[.G37]-[.F36]" office:value-type="float" office:value="0.0399999999999998" calcext:value-type="float">
            <text:p>0,04</text:p>
          </table:table-cell>
          <table:table-cell table:style-name="ce10" table:formula="of:=[.F37]+[.H37]-[.G36]" office:value-type="float" office:value="0.0499999999999999" calcext:value-type="float">
            <text:p>0,05</text:p>
          </table:table-cell>
          <table:table-cell table:style-name="ce10" table:formula="of:=[.G37]+[.I37]-[.H36]" office:value-type="float" office:value="0.0399999999999999" calcext:value-type="float">
            <text:p>0,04</text:p>
          </table:table-cell>
          <table:table-cell table:style-name="ce10" table:formula="of:=[.H37]+[.J37]-[.I36]" office:value-type="float" office:value="0.03" calcext:value-type="float">
            <text:p>0,03</text:p>
          </table:table-cell>
          <table:table-cell table:style-name="ce10" table:formula="of:=[.I37]+[.K37]-[.J36]" office:value-type="float" office:value="0.0199999999999999" calcext:value-type="float">
            <text:p>0,02</text:p>
          </table:table-cell>
          <table:table-cell table:style-name="ce10" table:formula="of:=[.J37]+[.L37]-[.K36]" office:value-type="float" office:value="0.0099999999999999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7" calcext:value-type="float">
            <text:p>3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8]+[.D38]-[.C37]" office:value-type="float" office:value="0.0300000000000001" calcext:value-type="float">
            <text:p>0,03</text:p>
          </table:table-cell>
          <table:table-cell table:style-name="ce10" table:formula="of:=[.C38]+[.E38]-[.D37]" office:value-type="float" office:value="0.0599999999999998" calcext:value-type="float">
            <text:p>0,06</text:p>
          </table:table-cell>
          <table:table-cell table:style-name="ce10" table:formula="of:=[.D38]+[.F38]-[.E37]" office:value-type="float" office:value="0.09" calcext:value-type="float">
            <text:p>0,09</text:p>
          </table:table-cell>
          <table:table-cell table:style-name="ce10" table:formula="of:=[.E38]+[.G38]-[.F37]" office:value-type="float" office:value="0.12" calcext:value-type="float">
            <text:p>0,12</text:p>
          </table:table-cell>
          <table:table-cell table:style-name="ce10" table:formula="of:=[.F38]+[.H38]-[.G37]" office:value-type="float" office:value="0.13" calcext:value-type="float">
            <text:p>0,13</text:p>
          </table:table-cell>
          <table:table-cell table:style-name="ce10" table:formula="of:=[.G38]+[.I38]-[.H37]" office:value-type="float" office:value="0.12" calcext:value-type="float">
            <text:p>0,12</text:p>
          </table:table-cell>
          <table:table-cell table:style-name="ce10" table:formula="of:=[.H38]+[.J38]-[.I37]" office:value-type="float" office:value="0.0899999999999998" calcext:value-type="float">
            <text:p>0,09</text:p>
          </table:table-cell>
          <table:table-cell table:style-name="ce10" table:formula="of:=[.I38]+[.K38]-[.J37]" office:value-type="float" office:value="0.06" calcext:value-type="float">
            <text:p>0,06</text:p>
          </table:table-cell>
          <table:table-cell table:style-name="ce10" table:formula="of:=[.J38]+[.L38]-[.K37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8" calcext:value-type="float">
            <text:p>3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39]+[.D39]-[.C38]" office:value-type="float" office:value="0.0499999999999999" calcext:value-type="float">
            <text:p>0,05</text:p>
          </table:table-cell>
          <table:table-cell table:style-name="ce10" table:formula="of:=[.C39]+[.E39]-[.D38]" office:value-type="float" office:value="0.1" calcext:value-type="float">
            <text:p>0,10</text:p>
          </table:table-cell>
          <table:table-cell table:style-name="ce10" table:formula="of:=[.D39]+[.F39]-[.E38]" office:value-type="float" office:value="0.15" calcext:value-type="float">
            <text:p>0,15</text:p>
          </table:table-cell>
          <table:table-cell table:style-name="ce10" table:formula="of:=[.E39]+[.G39]-[.F38]" office:value-type="float" office:value="0.18" calcext:value-type="float">
            <text:p>0,18</text:p>
          </table:table-cell>
          <table:table-cell table:style-name="ce10" table:formula="of:=[.F39]+[.H39]-[.G38]" office:value-type="float" office:value="0.19" calcext:value-type="float">
            <text:p>0,19</text:p>
          </table:table-cell>
          <table:table-cell table:style-name="ce10" table:formula="of:=[.G39]+[.I39]-[.H38]" office:value-type="float" office:value="0.18" calcext:value-type="float">
            <text:p>0,18</text:p>
          </table:table-cell>
          <table:table-cell table:style-name="ce10" table:formula="of:=[.H39]+[.J39]-[.I38]" office:value-type="float" office:value="0.15" calcext:value-type="float">
            <text:p>0,15</text:p>
          </table:table-cell>
          <table:table-cell table:style-name="ce10" table:formula="of:=[.I39]+[.K39]-[.J38]" office:value-type="float" office:value="0.0999999999999998" calcext:value-type="float">
            <text:p>0,10</text:p>
          </table:table-cell>
          <table:table-cell table:style-name="ce10" table:formula="of:=[.J39]+[.L39]-[.K38]" office:value-type="float" office:value="0.0500000000000001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9" calcext:value-type="float">
            <text:p>3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0]+[.D40]-[.C39]" office:value-type="float" office:value="0.0699999999999999" calcext:value-type="float">
            <text:p>0,07</text:p>
          </table:table-cell>
          <table:table-cell table:style-name="ce10" table:formula="of:=[.C40]+[.E40]-[.D39]" office:value-type="float" office:value="0.14" calcext:value-type="float">
            <text:p>0,14</text:p>
          </table:table-cell>
          <table:table-cell table:style-name="ce10" table:formula="of:=[.D40]+[.F40]-[.E39]" office:value-type="float" office:value="0.19" calcext:value-type="float">
            <text:p>0,19</text:p>
          </table:table-cell>
          <table:table-cell table:style-name="ce10" table:formula="of:=[.E40]+[.G40]-[.F39]" office:value-type="float" office:value="0.22" calcext:value-type="float">
            <text:p>0,22</text:p>
          </table:table-cell>
          <table:table-cell table:style-name="ce10" table:formula="of:=[.F40]+[.H40]-[.G39]" office:value-type="float" office:value="0.23" calcext:value-type="float">
            <text:p>0,23</text:p>
          </table:table-cell>
          <table:table-cell table:style-name="ce10" table:formula="of:=[.G40]+[.I40]-[.H39]" office:value-type="float" office:value="0.22" calcext:value-type="float">
            <text:p>0,22</text:p>
          </table:table-cell>
          <table:table-cell table:style-name="ce10" table:formula="of:=[.H40]+[.J40]-[.I39]" office:value-type="float" office:value="0.19" calcext:value-type="float">
            <text:p>0,19</text:p>
          </table:table-cell>
          <table:table-cell table:style-name="ce10" table:formula="of:=[.I40]+[.K40]-[.J39]" office:value-type="float" office:value="0.14" calcext:value-type="float">
            <text:p>0,14</text:p>
          </table:table-cell>
          <table:table-cell table:style-name="ce10" table:formula="of:=[.J40]+[.L40]-[.K39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1]+[.D41]-[.C40]" office:value-type="float" office:value="0.09" calcext:value-type="float">
            <text:p>0,09</text:p>
          </table:table-cell>
          <table:table-cell table:style-name="ce10" table:formula="of:=[.C41]+[.E41]-[.D40]" office:value-type="float" office:value="0.16" calcext:value-type="float">
            <text:p>0,16</text:p>
          </table:table-cell>
          <table:table-cell table:style-name="ce10" table:formula="of:=[.D41]+[.F41]-[.E40]" office:value-type="float" office:value="0.21" calcext:value-type="float">
            <text:p>0,21</text:p>
          </table:table-cell>
          <table:table-cell table:style-name="ce10" table:formula="of:=[.E41]+[.G41]-[.F40]" office:value-type="float" office:value="0.24" calcext:value-type="float">
            <text:p>0,24</text:p>
          </table:table-cell>
          <table:table-cell table:style-name="ce10" table:formula="of:=[.F41]+[.H41]-[.G40]" office:value-type="float" office:value="0.25" calcext:value-type="float">
            <text:p>0,25</text:p>
          </table:table-cell>
          <table:table-cell table:style-name="ce10" table:formula="of:=[.G41]+[.I41]-[.H40]" office:value-type="float" office:value="0.24" calcext:value-type="float">
            <text:p>0,24</text:p>
          </table:table-cell>
          <table:table-cell table:style-name="ce10" table:formula="of:=[.H41]+[.J41]-[.I40]" office:value-type="float" office:value="0.21" calcext:value-type="float">
            <text:p>0,21</text:p>
          </table:table-cell>
          <table:table-cell table:style-name="ce10" table:formula="of:=[.I41]+[.K41]-[.J40]" office:value-type="float" office:value="0.16" calcext:value-type="float">
            <text:p>0,16</text:p>
          </table:table-cell>
          <table:table-cell table:style-name="ce10" table:formula="of:=[.J41]+[.L41]-[.K40]" office:value-type="float" office:value="0.089999999999999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1" calcext:value-type="float">
            <text:p>4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2]+[.D42]-[.C41]" office:value-type="float" office:value="0.0899999999999999" calcext:value-type="float">
            <text:p>0,09</text:p>
          </table:table-cell>
          <table:table-cell table:style-name="ce10" table:formula="of:=[.C42]+[.E42]-[.D41]" office:value-type="float" office:value="0.16" calcext:value-type="float">
            <text:p>0,16</text:p>
          </table:table-cell>
          <table:table-cell table:style-name="ce10" table:formula="of:=[.D42]+[.F42]-[.E41]" office:value-type="float" office:value="0.21" calcext:value-type="float">
            <text:p>0,21</text:p>
          </table:table-cell>
          <table:table-cell table:style-name="ce10" table:formula="of:=[.E42]+[.G42]-[.F41]" office:value-type="float" office:value="0.24" calcext:value-type="float">
            <text:p>0,24</text:p>
          </table:table-cell>
          <table:table-cell table:style-name="ce10" table:formula="of:=[.F42]+[.H42]-[.G41]" office:value-type="float" office:value="0.25" calcext:value-type="float">
            <text:p>0,25</text:p>
          </table:table-cell>
          <table:table-cell table:style-name="ce10" table:formula="of:=[.G42]+[.I42]-[.H41]" office:value-type="float" office:value="0.24" calcext:value-type="float">
            <text:p>0,24</text:p>
          </table:table-cell>
          <table:table-cell table:style-name="ce10" table:formula="of:=[.H42]+[.J42]-[.I41]" office:value-type="float" office:value="0.21" calcext:value-type="float">
            <text:p>0,21</text:p>
          </table:table-cell>
          <table:table-cell table:style-name="ce10" table:formula="of:=[.I42]+[.K42]-[.J41]" office:value-type="float" office:value="0.16" calcext:value-type="float">
            <text:p>0,16</text:p>
          </table:table-cell>
          <table:table-cell table:style-name="ce10" table:formula="of:=[.J42]+[.L42]-[.K41]" office:value-type="float" office:value="0.089999999999999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2" calcext:value-type="float">
            <text:p>4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3]+[.D43]-[.C42]" office:value-type="float" office:value="0.07" calcext:value-type="float">
            <text:p>0,07</text:p>
          </table:table-cell>
          <table:table-cell table:style-name="ce10" table:formula="of:=[.C43]+[.E43]-[.D42]" office:value-type="float" office:value="0.14" calcext:value-type="float">
            <text:p>0,14</text:p>
          </table:table-cell>
          <table:table-cell table:style-name="ce10" table:formula="of:=[.D43]+[.F43]-[.E42]" office:value-type="float" office:value="0.19" calcext:value-type="float">
            <text:p>0,19</text:p>
          </table:table-cell>
          <table:table-cell table:style-name="ce10" table:formula="of:=[.E43]+[.G43]-[.F42]" office:value-type="float" office:value="0.22" calcext:value-type="float">
            <text:p>0,22</text:p>
          </table:table-cell>
          <table:table-cell table:style-name="ce10" table:formula="of:=[.F43]+[.H43]-[.G42]" office:value-type="float" office:value="0.23" calcext:value-type="float">
            <text:p>0,23</text:p>
          </table:table-cell>
          <table:table-cell table:style-name="ce10" table:formula="of:=[.G43]+[.I43]-[.H42]" office:value-type="float" office:value="0.22" calcext:value-type="float">
            <text:p>0,22</text:p>
          </table:table-cell>
          <table:table-cell table:style-name="ce10" table:formula="of:=[.H43]+[.J43]-[.I42]" office:value-type="float" office:value="0.19" calcext:value-type="float">
            <text:p>0,19</text:p>
          </table:table-cell>
          <table:table-cell table:style-name="ce10" table:formula="of:=[.I43]+[.K43]-[.J42]" office:value-type="float" office:value="0.14" calcext:value-type="float">
            <text:p>0,14</text:p>
          </table:table-cell>
          <table:table-cell table:style-name="ce10" table:formula="of:=[.J43]+[.L43]-[.K42]" office:value-type="float" office:value="0.0700000000000002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3" calcext:value-type="float">
            <text:p>4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4]+[.D44]-[.C43]" office:value-type="float" office:value="0.05" calcext:value-type="float">
            <text:p>0,05</text:p>
          </table:table-cell>
          <table:table-cell table:style-name="ce10" table:formula="of:=[.C44]+[.E44]-[.D43]" office:value-type="float" office:value="0.1" calcext:value-type="float">
            <text:p>0,10</text:p>
          </table:table-cell>
          <table:table-cell table:style-name="ce10" table:formula="of:=[.D44]+[.F44]-[.E43]" office:value-type="float" office:value="0.15" calcext:value-type="float">
            <text:p>0,15</text:p>
          </table:table-cell>
          <table:table-cell table:style-name="ce10" table:formula="of:=[.E44]+[.G44]-[.F43]" office:value-type="float" office:value="0.18" calcext:value-type="float">
            <text:p>0,18</text:p>
          </table:table-cell>
          <table:table-cell table:style-name="ce10" table:formula="of:=[.F44]+[.H44]-[.G43]" office:value-type="float" office:value="0.19" calcext:value-type="float">
            <text:p>0,19</text:p>
          </table:table-cell>
          <table:table-cell table:style-name="ce10" table:formula="of:=[.G44]+[.I44]-[.H43]" office:value-type="float" office:value="0.18" calcext:value-type="float">
            <text:p>0,18</text:p>
          </table:table-cell>
          <table:table-cell table:style-name="ce10" table:formula="of:=[.H44]+[.J44]-[.I43]" office:value-type="float" office:value="0.15" calcext:value-type="float">
            <text:p>0,15</text:p>
          </table:table-cell>
          <table:table-cell table:style-name="ce10" table:formula="of:=[.I44]+[.K44]-[.J43]" office:value-type="float" office:value="0.1" calcext:value-type="float">
            <text:p>0,10</text:p>
          </table:table-cell>
          <table:table-cell table:style-name="ce10" table:formula="of:=[.J44]+[.L44]-[.K43]" office:value-type="float" office:value="0.0500000000000002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4" calcext:value-type="float">
            <text:p>4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5]+[.D45]-[.C44]" office:value-type="float" office:value="0.03" calcext:value-type="float">
            <text:p>0,03</text:p>
          </table:table-cell>
          <table:table-cell table:style-name="ce10" table:formula="of:=[.C45]+[.E45]-[.D44]" office:value-type="float" office:value="0.06" calcext:value-type="float">
            <text:p>0,06</text:p>
          </table:table-cell>
          <table:table-cell table:style-name="ce10" table:formula="of:=[.D45]+[.F45]-[.E44]" office:value-type="float" office:value="0.0900000000000002" calcext:value-type="float">
            <text:p>0,09</text:p>
          </table:table-cell>
          <table:table-cell table:style-name="ce10" table:formula="of:=[.E45]+[.G45]-[.F44]" office:value-type="float" office:value="0.12" calcext:value-type="float">
            <text:p>0,12</text:p>
          </table:table-cell>
          <table:table-cell table:style-name="ce10" table:formula="of:=[.F45]+[.H45]-[.G44]" office:value-type="float" office:value="0.13" calcext:value-type="float">
            <text:p>0,13</text:p>
          </table:table-cell>
          <table:table-cell table:style-name="ce10" table:formula="of:=[.G45]+[.I45]-[.H44]" office:value-type="float" office:value="0.12" calcext:value-type="float">
            <text:p>0,12</text:p>
          </table:table-cell>
          <table:table-cell table:style-name="ce10" table:formula="of:=[.H45]+[.J45]-[.I44]" office:value-type="float" office:value="0.0900000000000001" calcext:value-type="float">
            <text:p>0,09</text:p>
          </table:table-cell>
          <table:table-cell table:style-name="ce10" table:formula="of:=[.I45]+[.K45]-[.J44]" office:value-type="float" office:value="0.0600000000000003" calcext:value-type="float">
            <text:p>0,06</text:p>
          </table:table-cell>
          <table:table-cell table:style-name="ce10" table:formula="of:=[.J45]+[.L45]-[.K44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6]+[.D46]-[.C45]" office:value-type="float" office:value="0.01" calcext:value-type="float">
            <text:p>0,01</text:p>
          </table:table-cell>
          <table:table-cell table:style-name="ce10" table:formula="of:=[.C46]+[.E46]-[.D45]" office:value-type="float" office:value="0.0200000000000002" calcext:value-type="float">
            <text:p>0,02</text:p>
          </table:table-cell>
          <table:table-cell table:style-name="ce10" table:formula="of:=[.D46]+[.F46]-[.E45]" office:value-type="float" office:value="0.0300000000000001" calcext:value-type="float">
            <text:p>0,03</text:p>
          </table:table-cell>
          <table:table-cell table:style-name="ce10" table:formula="of:=[.E46]+[.G46]-[.F45]" office:value-type="float" office:value="0.0400000000000001" calcext:value-type="float">
            <text:p>0,04</text:p>
          </table:table-cell>
          <table:table-cell table:style-name="ce10" table:formula="of:=[.F46]+[.H46]-[.G45]" office:value-type="float" office:value="0.05" calcext:value-type="float">
            <text:p>0,05</text:p>
          </table:table-cell>
          <table:table-cell table:style-name="ce10" table:formula="of:=[.G46]+[.I46]-[.H45]" office:value-type="float" office:value="0.0400000000000002" calcext:value-type="float">
            <text:p>0,04</text:p>
          </table:table-cell>
          <table:table-cell table:style-name="ce10" table:formula="of:=[.H46]+[.J46]-[.I45]" office:value-type="float" office:value="0.0300000000000001" calcext:value-type="float">
            <text:p>0,03</text:p>
          </table:table-cell>
          <table:table-cell table:style-name="ce10" table:formula="of:=[.I46]+[.K46]-[.J45]" office:value-type="float" office:value="0.02" calcext:value-type="float">
            <text:p>0,02</text:p>
          </table:table-cell>
          <table:table-cell table:style-name="ce10" table:formula="of:=[.J46]+[.L46]-[.K45]" office:value-type="float" office:value="0.0100000000000001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6" calcext:value-type="float">
            <text:p>4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7]+[.D47]-[.C46]" office:value-type="float" office:value="-0.00999999999999987" calcext:value-type="float">
            <text:p>-0,01</text:p>
          </table:table-cell>
          <table:table-cell table:style-name="ce10" table:formula="of:=[.C47]+[.E47]-[.D46]" office:value-type="float" office:value="-0.0199999999999999" calcext:value-type="float">
            <text:p>-0,02</text:p>
          </table:table-cell>
          <table:table-cell table:style-name="ce10" table:formula="of:=[.D47]+[.F47]-[.E46]" office:value-type="float" office:value="-0.0299999999999999" calcext:value-type="float">
            <text:p>-0,03</text:p>
          </table:table-cell>
          <table:table-cell table:style-name="ce10" table:formula="of:=[.E47]+[.G47]-[.F46]" office:value-type="float" office:value="-0.0399999999999999" calcext:value-type="float">
            <text:p>-0,04</text:p>
          </table:table-cell>
          <table:table-cell table:style-name="ce10" table:formula="of:=[.F47]+[.H47]-[.G46]" office:value-type="float" office:value="-0.0499999999999999" calcext:value-type="float">
            <text:p>-0,05</text:p>
          </table:table-cell>
          <table:table-cell table:style-name="ce10" table:formula="of:=[.G47]+[.I47]-[.H46]" office:value-type="float" office:value="-0.0399999999999998" calcext:value-type="float">
            <text:p>-0,04</text:p>
          </table:table-cell>
          <table:table-cell table:style-name="ce10" table:formula="of:=[.H47]+[.J47]-[.I46]" office:value-type="float" office:value="-0.03" calcext:value-type="float">
            <text:p>-0,03</text:p>
          </table:table-cell>
          <table:table-cell table:style-name="ce10" table:formula="of:=[.I47]+[.K47]-[.J46]" office:value-type="float" office:value="-0.0200000000000001" calcext:value-type="float">
            <text:p>-0,02</text:p>
          </table:table-cell>
          <table:table-cell table:style-name="ce10" table:formula="of:=[.J47]+[.L47]-[.K46]" office:value-type="float" office:value="-0.0099999999999999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7" calcext:value-type="float">
            <text:p>4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8]+[.D48]-[.C47]" office:value-type="float" office:value="-0.0299999999999999" calcext:value-type="float">
            <text:p>-0,03</text:p>
          </table:table-cell>
          <table:table-cell table:style-name="ce10" table:formula="of:=[.C48]+[.E48]-[.D47]" office:value-type="float" office:value="-0.06" calcext:value-type="float">
            <text:p>-0,06</text:p>
          </table:table-cell>
          <table:table-cell table:style-name="ce10" table:formula="of:=[.D48]+[.F48]-[.E47]" office:value-type="float" office:value="-0.0899999999999998" calcext:value-type="float">
            <text:p>-0,09</text:p>
          </table:table-cell>
          <table:table-cell table:style-name="ce10" table:formula="of:=[.E48]+[.G48]-[.F47]" office:value-type="float" office:value="-0.12" calcext:value-type="float">
            <text:p>-0,12</text:p>
          </table:table-cell>
          <table:table-cell table:style-name="ce10" table:formula="of:=[.F48]+[.H48]-[.G47]" office:value-type="float" office:value="-0.13" calcext:value-type="float">
            <text:p>-0,13</text:p>
          </table:table-cell>
          <table:table-cell table:style-name="ce10" table:formula="of:=[.G48]+[.I48]-[.H47]" office:value-type="float" office:value="-0.12" calcext:value-type="float">
            <text:p>-0,12</text:p>
          </table:table-cell>
          <table:table-cell table:style-name="ce10" table:formula="of:=[.H48]+[.J48]-[.I47]" office:value-type="float" office:value="-0.0900000000000001" calcext:value-type="float">
            <text:p>-0,09</text:p>
          </table:table-cell>
          <table:table-cell table:style-name="ce10" table:formula="of:=[.I48]+[.K48]-[.J47]" office:value-type="float" office:value="-0.0599999999999998" calcext:value-type="float">
            <text:p>-0,06</text:p>
          </table:table-cell>
          <table:table-cell table:style-name="ce10" table:formula="of:=[.J48]+[.L48]-[.K47]" office:value-type="float" office:value="-0.0300000000000002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8" calcext:value-type="float">
            <text:p>4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9]+[.D49]-[.C48]" office:value-type="float" office:value="-0.0500000000000001" calcext:value-type="float">
            <text:p>-0,05</text:p>
          </table:table-cell>
          <table:table-cell table:style-name="ce10" table:formula="of:=[.C49]+[.E49]-[.D48]" office:value-type="float" office:value="-0.0999999999999999" calcext:value-type="float">
            <text:p>-0,10</text:p>
          </table:table-cell>
          <table:table-cell table:style-name="ce10" table:formula="of:=[.D49]+[.F49]-[.E48]" office:value-type="float" office:value="-0.15" calcext:value-type="float">
            <text:p>-0,15</text:p>
          </table:table-cell>
          <table:table-cell table:style-name="ce10" table:formula="of:=[.E49]+[.G49]-[.F48]" office:value-type="float" office:value="-0.18" calcext:value-type="float">
            <text:p>-0,18</text:p>
          </table:table-cell>
          <table:table-cell table:style-name="ce10" table:formula="of:=[.F49]+[.H49]-[.G48]" office:value-type="float" office:value="-0.19" calcext:value-type="float">
            <text:p>-0,19</text:p>
          </table:table-cell>
          <table:table-cell table:style-name="ce10" table:formula="of:=[.G49]+[.I49]-[.H48]" office:value-type="float" office:value="-0.18" calcext:value-type="float">
            <text:p>-0,18</text:p>
          </table:table-cell>
          <table:table-cell table:style-name="ce10" table:formula="of:=[.H49]+[.J49]-[.I48]" office:value-type="float" office:value="-0.15" calcext:value-type="float">
            <text:p>-0,15</text:p>
          </table:table-cell>
          <table:table-cell table:style-name="ce10" table:formula="of:=[.I49]+[.K49]-[.J48]" office:value-type="float" office:value="-0.1" calcext:value-type="float">
            <text:p>-0,10</text:p>
          </table:table-cell>
          <table:table-cell table:style-name="ce10" table:formula="of:=[.J49]+[.L49]-[.K48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9" calcext:value-type="float">
            <text:p>4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0]+[.D50]-[.C49]" office:value-type="float" office:value="-0.07" calcext:value-type="float">
            <text:p>-0,07</text:p>
          </table:table-cell>
          <table:table-cell table:style-name="ce10" table:formula="of:=[.C50]+[.E50]-[.D49]" office:value-type="float" office:value="-0.14" calcext:value-type="float">
            <text:p>-0,14</text:p>
          </table:table-cell>
          <table:table-cell table:style-name="ce10" table:formula="of:=[.D50]+[.F50]-[.E49]" office:value-type="float" office:value="-0.19" calcext:value-type="float">
            <text:p>-0,19</text:p>
          </table:table-cell>
          <table:table-cell table:style-name="ce10" table:formula="of:=[.E50]+[.G50]-[.F49]" office:value-type="float" office:value="-0.22" calcext:value-type="float">
            <text:p>-0,22</text:p>
          </table:table-cell>
          <table:table-cell table:style-name="ce10" table:formula="of:=[.F50]+[.H50]-[.G49]" office:value-type="float" office:value="-0.23" calcext:value-type="float">
            <text:p>-0,23</text:p>
          </table:table-cell>
          <table:table-cell table:style-name="ce10" table:formula="of:=[.G50]+[.I50]-[.H49]" office:value-type="float" office:value="-0.22" calcext:value-type="float">
            <text:p>-0,22</text:p>
          </table:table-cell>
          <table:table-cell table:style-name="ce10" table:formula="of:=[.H50]+[.J50]-[.I49]" office:value-type="float" office:value="-0.19" calcext:value-type="float">
            <text:p>-0,19</text:p>
          </table:table-cell>
          <table:table-cell table:style-name="ce10" table:formula="of:=[.I50]+[.K50]-[.J49]" office:value-type="float" office:value="-0.14" calcext:value-type="float">
            <text:p>-0,14</text:p>
          </table:table-cell>
          <table:table-cell table:style-name="ce10" table:formula="of:=[.J50]+[.L50]-[.K49]" office:value-type="float" office:value="-0.0699999999999999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1]+[.D51]-[.C50]" office:value-type="float" office:value="-0.0899999999999999" calcext:value-type="float">
            <text:p>-0,09</text:p>
          </table:table-cell>
          <table:table-cell table:style-name="ce10" table:formula="of:=[.C51]+[.E51]-[.D50]" office:value-type="float" office:value="-0.16" calcext:value-type="float">
            <text:p>-0,16</text:p>
          </table:table-cell>
          <table:table-cell table:style-name="ce10" table:formula="of:=[.D51]+[.F51]-[.E50]" office:value-type="float" office:value="-0.21" calcext:value-type="float">
            <text:p>-0,21</text:p>
          </table:table-cell>
          <table:table-cell table:style-name="ce10" table:formula="of:=[.E51]+[.G51]-[.F50]" office:value-type="float" office:value="-0.24" calcext:value-type="float">
            <text:p>-0,24</text:p>
          </table:table-cell>
          <table:table-cell table:style-name="ce10" table:formula="of:=[.F51]+[.H51]-[.G50]" office:value-type="float" office:value="-0.25" calcext:value-type="float">
            <text:p>-0,25</text:p>
          </table:table-cell>
          <table:table-cell table:style-name="ce10" table:formula="of:=[.G51]+[.I51]-[.H50]" office:value-type="float" office:value="-0.24" calcext:value-type="float">
            <text:p>-0,24</text:p>
          </table:table-cell>
          <table:table-cell table:style-name="ce10" table:formula="of:=[.H51]+[.J51]-[.I50]" office:value-type="float" office:value="-0.21" calcext:value-type="float">
            <text:p>-0,21</text:p>
          </table:table-cell>
          <table:table-cell table:style-name="ce10" table:formula="of:=[.I51]+[.K51]-[.J50]" office:value-type="float" office:value="-0.16" calcext:value-type="float">
            <text:p>-0,16</text:p>
          </table:table-cell>
          <table:table-cell table:style-name="ce10" table:formula="of:=[.J51]+[.L51]-[.K50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1" calcext:value-type="float">
            <text:p>5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2]+[.D52]-[.C51]" office:value-type="float" office:value="-0.0899999999999999" calcext:value-type="float">
            <text:p>-0,09</text:p>
          </table:table-cell>
          <table:table-cell table:style-name="ce10" table:formula="of:=[.C52]+[.E52]-[.D51]" office:value-type="float" office:value="-0.16" calcext:value-type="float">
            <text:p>-0,16</text:p>
          </table:table-cell>
          <table:table-cell table:style-name="ce10" table:formula="of:=[.D52]+[.F52]-[.E51]" office:value-type="float" office:value="-0.21" calcext:value-type="float">
            <text:p>-0,21</text:p>
          </table:table-cell>
          <table:table-cell table:style-name="ce10" table:formula="of:=[.E52]+[.G52]-[.F51]" office:value-type="float" office:value="-0.24" calcext:value-type="float">
            <text:p>-0,24</text:p>
          </table:table-cell>
          <table:table-cell table:style-name="ce10" table:formula="of:=[.F52]+[.H52]-[.G51]" office:value-type="float" office:value="-0.25" calcext:value-type="float">
            <text:p>-0,25</text:p>
          </table:table-cell>
          <table:table-cell table:style-name="ce10" table:formula="of:=[.G52]+[.I52]-[.H51]" office:value-type="float" office:value="-0.24" calcext:value-type="float">
            <text:p>-0,24</text:p>
          </table:table-cell>
          <table:table-cell table:style-name="ce10" table:formula="of:=[.H52]+[.J52]-[.I51]" office:value-type="float" office:value="-0.21" calcext:value-type="float">
            <text:p>-0,21</text:p>
          </table:table-cell>
          <table:table-cell table:style-name="ce10" table:formula="of:=[.I52]+[.K52]-[.J51]" office:value-type="float" office:value="-0.16" calcext:value-type="float">
            <text:p>-0,16</text:p>
          </table:table-cell>
          <table:table-cell table:style-name="ce10" table:formula="of:=[.J52]+[.L52]-[.K51]" office:value-type="float" office:value="-0.089999999999999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2" calcext:value-type="float">
            <text:p>5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3]+[.D53]-[.C52]" office:value-type="float" office:value="-0.0700000000000002" calcext:value-type="float">
            <text:p>-0,07</text:p>
          </table:table-cell>
          <table:table-cell table:style-name="ce10" table:formula="of:=[.C53]+[.E53]-[.D52]" office:value-type="float" office:value="-0.14" calcext:value-type="float">
            <text:p>-0,14</text:p>
          </table:table-cell>
          <table:table-cell table:style-name="ce10" table:formula="of:=[.D53]+[.F53]-[.E52]" office:value-type="float" office:value="-0.19" calcext:value-type="float">
            <text:p>-0,19</text:p>
          </table:table-cell>
          <table:table-cell table:style-name="ce10" table:formula="of:=[.E53]+[.G53]-[.F52]" office:value-type="float" office:value="-0.22" calcext:value-type="float">
            <text:p>-0,22</text:p>
          </table:table-cell>
          <table:table-cell table:style-name="ce10" table:formula="of:=[.F53]+[.H53]-[.G52]" office:value-type="float" office:value="-0.23" calcext:value-type="float">
            <text:p>-0,23</text:p>
          </table:table-cell>
          <table:table-cell table:style-name="ce10" table:formula="of:=[.G53]+[.I53]-[.H52]" office:value-type="float" office:value="-0.22" calcext:value-type="float">
            <text:p>-0,22</text:p>
          </table:table-cell>
          <table:table-cell table:style-name="ce10" table:formula="of:=[.H53]+[.J53]-[.I52]" office:value-type="float" office:value="-0.19" calcext:value-type="float">
            <text:p>-0,19</text:p>
          </table:table-cell>
          <table:table-cell table:style-name="ce10" table:formula="of:=[.I53]+[.K53]-[.J52]" office:value-type="float" office:value="-0.14" calcext:value-type="float">
            <text:p>-0,14</text:p>
          </table:table-cell>
          <table:table-cell table:style-name="ce10" table:formula="of:=[.J53]+[.L53]-[.K52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3" calcext:value-type="float">
            <text:p>5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4]+[.D54]-[.C53]" office:value-type="float" office:value="-0.0500000000000002" calcext:value-type="float">
            <text:p>-0,05</text:p>
          </table:table-cell>
          <table:table-cell table:style-name="ce10" table:formula="of:=[.C54]+[.E54]-[.D53]" office:value-type="float" office:value="-0.1" calcext:value-type="float">
            <text:p>-0,10</text:p>
          </table:table-cell>
          <table:table-cell table:style-name="ce10" table:formula="of:=[.D54]+[.F54]-[.E53]" office:value-type="float" office:value="-0.15" calcext:value-type="float">
            <text:p>-0,15</text:p>
          </table:table-cell>
          <table:table-cell table:style-name="ce10" table:formula="of:=[.E54]+[.G54]-[.F53]" office:value-type="float" office:value="-0.18" calcext:value-type="float">
            <text:p>-0,18</text:p>
          </table:table-cell>
          <table:table-cell table:style-name="ce10" table:formula="of:=[.F54]+[.H54]-[.G53]" office:value-type="float" office:value="-0.19" calcext:value-type="float">
            <text:p>-0,19</text:p>
          </table:table-cell>
          <table:table-cell table:style-name="ce10" table:formula="of:=[.G54]+[.I54]-[.H53]" office:value-type="float" office:value="-0.18" calcext:value-type="float">
            <text:p>-0,18</text:p>
          </table:table-cell>
          <table:table-cell table:style-name="ce10" table:formula="of:=[.H54]+[.J54]-[.I53]" office:value-type="float" office:value="-0.15" calcext:value-type="float">
            <text:p>-0,15</text:p>
          </table:table-cell>
          <table:table-cell table:style-name="ce10" table:formula="of:=[.I54]+[.K54]-[.J53]" office:value-type="float" office:value="-0.1" calcext:value-type="float">
            <text:p>-0,10</text:p>
          </table:table-cell>
          <table:table-cell table:style-name="ce10" table:formula="of:=[.J54]+[.L54]-[.K53]" office:value-type="float" office:value="-0.05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4" calcext:value-type="float">
            <text:p>5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5]+[.D55]-[.C54]" office:value-type="float" office:value="-0.0299999999999998" calcext:value-type="float">
            <text:p>-0,03</text:p>
          </table:table-cell>
          <table:table-cell table:style-name="ce10" table:formula="of:=[.C55]+[.E55]-[.D54]" office:value-type="float" office:value="-0.0600000000000002" calcext:value-type="float">
            <text:p>-0,06</text:p>
          </table:table-cell>
          <table:table-cell table:style-name="ce10" table:formula="of:=[.D55]+[.F55]-[.E54]" office:value-type="float" office:value="-0.0900000000000001" calcext:value-type="float">
            <text:p>-0,09</text:p>
          </table:table-cell>
          <table:table-cell table:style-name="ce10" table:formula="of:=[.E55]+[.G55]-[.F54]" office:value-type="float" office:value="-0.12" calcext:value-type="float">
            <text:p>-0,12</text:p>
          </table:table-cell>
          <table:table-cell table:style-name="ce10" table:formula="of:=[.F55]+[.H55]-[.G54]" office:value-type="float" office:value="-0.13" calcext:value-type="float">
            <text:p>-0,13</text:p>
          </table:table-cell>
          <table:table-cell table:style-name="ce10" table:formula="of:=[.G55]+[.I55]-[.H54]" office:value-type="float" office:value="-0.12" calcext:value-type="float">
            <text:p>-0,12</text:p>
          </table:table-cell>
          <table:table-cell table:style-name="ce10" table:formula="of:=[.H55]+[.J55]-[.I54]" office:value-type="float" office:value="-0.0900000000000001" calcext:value-type="float">
            <text:p>-0,09</text:p>
          </table:table-cell>
          <table:table-cell table:style-name="ce10" table:formula="of:=[.I55]+[.K55]-[.J54]" office:value-type="float" office:value="-0.06" calcext:value-type="float">
            <text:p>-0,06</text:p>
          </table:table-cell>
          <table:table-cell table:style-name="ce10" table:formula="of:=[.J55]+[.L55]-[.K54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6]+[.D56]-[.C55]" office:value-type="float" office:value="-0.01" calcext:value-type="float">
            <text:p>-0,01</text:p>
          </table:table-cell>
          <table:table-cell table:style-name="ce10" table:formula="of:=[.C56]+[.E56]-[.D55]" office:value-type="float" office:value="-0.0199999999999999" calcext:value-type="float">
            <text:p>-0,02</text:p>
          </table:table-cell>
          <table:table-cell table:style-name="ce10" table:formula="of:=[.D56]+[.F56]-[.E55]" office:value-type="float" office:value="-0.03" calcext:value-type="float">
            <text:p>-0,03</text:p>
          </table:table-cell>
          <table:table-cell table:style-name="ce10" table:formula="of:=[.E56]+[.G56]-[.F55]" office:value-type="float" office:value="-0.0400000000000002" calcext:value-type="float">
            <text:p>-0,04</text:p>
          </table:table-cell>
          <table:table-cell table:style-name="ce10" table:formula="of:=[.F56]+[.H56]-[.G55]" office:value-type="float" office:value="-0.05" calcext:value-type="float">
            <text:p>-0,05</text:p>
          </table:table-cell>
          <table:table-cell table:style-name="ce10" table:formula="of:=[.G56]+[.I56]-[.H55]" office:value-type="float" office:value="-0.0400000000000001" calcext:value-type="float">
            <text:p>-0,04</text:p>
          </table:table-cell>
          <table:table-cell table:style-name="ce10" table:formula="of:=[.H56]+[.J56]-[.I55]" office:value-type="float" office:value="-0.0300000000000001" calcext:value-type="float">
            <text:p>-0,03</text:p>
          </table:table-cell>
          <table:table-cell table:style-name="ce10" table:formula="of:=[.I56]+[.K56]-[.J55]" office:value-type="float" office:value="-0.0200000000000001" calcext:value-type="float">
            <text:p>-0,02</text:p>
          </table:table-cell>
          <table:table-cell table:style-name="ce10" table:formula="of:=[.J56]+[.L56]-[.K55]" office:value-type="float" office:value="-0.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6" calcext:value-type="float">
            <text:p>5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7]+[.D57]-[.C56]" office:value-type="float" office:value="0.00999999999999993" calcext:value-type="float">
            <text:p>0,01</text:p>
          </table:table-cell>
          <table:table-cell table:style-name="ce10" table:formula="of:=[.C57]+[.E57]-[.D56]" office:value-type="float" office:value="0.0200000000000002" calcext:value-type="float">
            <text:p>0,02</text:p>
          </table:table-cell>
          <table:table-cell table:style-name="ce10" table:formula="of:=[.D57]+[.F57]-[.E56]" office:value-type="float" office:value="0.03" calcext:value-type="float">
            <text:p>0,03</text:p>
          </table:table-cell>
          <table:table-cell table:style-name="ce10" table:formula="of:=[.E57]+[.G57]-[.F56]" office:value-type="float" office:value="0.0399999999999999" calcext:value-type="float">
            <text:p>0,04</text:p>
          </table:table-cell>
          <table:table-cell table:style-name="ce10" table:formula="of:=[.F57]+[.H57]-[.G56]" office:value-type="float" office:value="0.0499999999999999" calcext:value-type="float">
            <text:p>0,05</text:p>
          </table:table-cell>
          <table:table-cell table:style-name="ce10" table:formula="of:=[.G57]+[.I57]-[.H56]" office:value-type="float" office:value="0.0399999999999999" calcext:value-type="float">
            <text:p>0,04</text:p>
          </table:table-cell>
          <table:table-cell table:style-name="ce10" table:formula="of:=[.H57]+[.J57]-[.I56]" office:value-type="float" office:value="0.0299999999999999" calcext:value-type="float">
            <text:p>0,03</text:p>
          </table:table-cell>
          <table:table-cell table:style-name="ce10" table:formula="of:=[.I57]+[.K57]-[.J56]" office:value-type="float" office:value="0.0199999999999999" calcext:value-type="float">
            <text:p>0,02</text:p>
          </table:table-cell>
          <table:table-cell table:style-name="ce10" table:formula="of:=[.J57]+[.L57]-[.K56]" office:value-type="float" office:value="0.0099999999999999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7" calcext:value-type="float">
            <text:p>5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8]+[.D58]-[.C57]" office:value-type="float" office:value="0.0300000000000002" calcext:value-type="float">
            <text:p>0,03</text:p>
          </table:table-cell>
          <table:table-cell table:style-name="ce10" table:formula="of:=[.C58]+[.E58]-[.D57]" office:value-type="float" office:value="0.0599999999999998" calcext:value-type="float">
            <text:p>0,06</text:p>
          </table:table-cell>
          <table:table-cell table:style-name="ce10" table:formula="of:=[.D58]+[.F58]-[.E57]" office:value-type="float" office:value="0.0900000000000001" calcext:value-type="float">
            <text:p>0,09</text:p>
          </table:table-cell>
          <table:table-cell table:style-name="ce10" table:formula="of:=[.E58]+[.G58]-[.F57]" office:value-type="float" office:value="0.12" calcext:value-type="float">
            <text:p>0,12</text:p>
          </table:table-cell>
          <table:table-cell table:style-name="ce10" table:formula="of:=[.F58]+[.H58]-[.G57]" office:value-type="float" office:value="0.13" calcext:value-type="float">
            <text:p>0,13</text:p>
          </table:table-cell>
          <table:table-cell table:style-name="ce10" table:formula="of:=[.G58]+[.I58]-[.H57]" office:value-type="float" office:value="0.12" calcext:value-type="float">
            <text:p>0,12</text:p>
          </table:table-cell>
          <table:table-cell table:style-name="ce10" table:formula="of:=[.H58]+[.J58]-[.I57]" office:value-type="float" office:value="0.0899999999999999" calcext:value-type="float">
            <text:p>0,09</text:p>
          </table:table-cell>
          <table:table-cell table:style-name="ce10" table:formula="of:=[.I58]+[.K58]-[.J57]" office:value-type="float" office:value="0.0599999999999999" calcext:value-type="float">
            <text:p>0,06</text:p>
          </table:table-cell>
          <table:table-cell table:style-name="ce10" table:formula="of:=[.J58]+[.L58]-[.K57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8" calcext:value-type="float">
            <text:p>5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9]+[.D59]-[.C58]" office:value-type="float" office:value="0.0499999999999999" calcext:value-type="float">
            <text:p>0,05</text:p>
          </table:table-cell>
          <table:table-cell table:style-name="ce10" table:formula="of:=[.C59]+[.E59]-[.D58]" office:value-type="float" office:value="0.1" calcext:value-type="float">
            <text:p>0,10</text:p>
          </table:table-cell>
          <table:table-cell table:style-name="ce10" table:formula="of:=[.D59]+[.F59]-[.E58]" office:value-type="float" office:value="0.15" calcext:value-type="float">
            <text:p>0,15</text:p>
          </table:table-cell>
          <table:table-cell table:style-name="ce10" table:formula="of:=[.E59]+[.G59]-[.F58]" office:value-type="float" office:value="0.18" calcext:value-type="float">
            <text:p>0,18</text:p>
          </table:table-cell>
          <table:table-cell table:style-name="ce10" table:formula="of:=[.F59]+[.H59]-[.G58]" office:value-type="float" office:value="0.19" calcext:value-type="float">
            <text:p>0,19</text:p>
          </table:table-cell>
          <table:table-cell table:style-name="ce10" table:formula="of:=[.G59]+[.I59]-[.H58]" office:value-type="float" office:value="0.18" calcext:value-type="float">
            <text:p>0,18</text:p>
          </table:table-cell>
          <table:table-cell table:style-name="ce10" table:formula="of:=[.H59]+[.J59]-[.I58]" office:value-type="float" office:value="0.15" calcext:value-type="float">
            <text:p>0,15</text:p>
          </table:table-cell>
          <table:table-cell table:style-name="ce10" table:formula="of:=[.I59]+[.K59]-[.J58]" office:value-type="float" office:value="0.0999999999999999" calcext:value-type="float">
            <text:p>0,10</text:p>
          </table:table-cell>
          <table:table-cell table:style-name="ce10" table:formula="of:=[.J59]+[.L59]-[.K58]" office:value-type="float" office:value="0.05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9" calcext:value-type="float">
            <text:p>5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0]+[.D60]-[.C59]" office:value-type="float" office:value="0.0699999999999999" calcext:value-type="float">
            <text:p>0,07</text:p>
          </table:table-cell>
          <table:table-cell table:style-name="ce10" table:formula="of:=[.C60]+[.E60]-[.D59]" office:value-type="float" office:value="0.14" calcext:value-type="float">
            <text:p>0,14</text:p>
          </table:table-cell>
          <table:table-cell table:style-name="ce10" table:formula="of:=[.D60]+[.F60]-[.E59]" office:value-type="float" office:value="0.19" calcext:value-type="float">
            <text:p>0,19</text:p>
          </table:table-cell>
          <table:table-cell table:style-name="ce10" table:formula="of:=[.E60]+[.G60]-[.F59]" office:value-type="float" office:value="0.22" calcext:value-type="float">
            <text:p>0,22</text:p>
          </table:table-cell>
          <table:table-cell table:style-name="ce10" table:formula="of:=[.F60]+[.H60]-[.G59]" office:value-type="float" office:value="0.23" calcext:value-type="float">
            <text:p>0,23</text:p>
          </table:table-cell>
          <table:table-cell table:style-name="ce10" table:formula="of:=[.G60]+[.I60]-[.H59]" office:value-type="float" office:value="0.22" calcext:value-type="float">
            <text:p>0,22</text:p>
          </table:table-cell>
          <table:table-cell table:style-name="ce10" table:formula="of:=[.H60]+[.J60]-[.I59]" office:value-type="float" office:value="0.19" calcext:value-type="float">
            <text:p>0,19</text:p>
          </table:table-cell>
          <table:table-cell table:style-name="ce10" table:formula="of:=[.I60]+[.K60]-[.J59]" office:value-type="float" office:value="0.14" calcext:value-type="float">
            <text:p>0,14</text:p>
          </table:table-cell>
          <table:table-cell table:style-name="ce10" table:formula="of:=[.J60]+[.L60]-[.K59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" calcext:value-type="float">
            <text:p>6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1]+[.D61]-[.C60]" office:value-type="float" office:value="0.09" calcext:value-type="float">
            <text:p>0,09</text:p>
          </table:table-cell>
          <table:table-cell table:style-name="ce10" table:formula="of:=[.C61]+[.E61]-[.D60]" office:value-type="float" office:value="0.16" calcext:value-type="float">
            <text:p>0,16</text:p>
          </table:table-cell>
          <table:table-cell table:style-name="ce10" table:formula="of:=[.D61]+[.F61]-[.E60]" office:value-type="float" office:value="0.21" calcext:value-type="float">
            <text:p>0,21</text:p>
          </table:table-cell>
          <table:table-cell table:style-name="ce10" table:formula="of:=[.E61]+[.G61]-[.F60]" office:value-type="float" office:value="0.24" calcext:value-type="float">
            <text:p>0,24</text:p>
          </table:table-cell>
          <table:table-cell table:style-name="ce10" table:formula="of:=[.F61]+[.H61]-[.G60]" office:value-type="float" office:value="0.25" calcext:value-type="float">
            <text:p>0,25</text:p>
          </table:table-cell>
          <table:table-cell table:style-name="ce10" table:formula="of:=[.G61]+[.I61]-[.H60]" office:value-type="float" office:value="0.24" calcext:value-type="float">
            <text:p>0,24</text:p>
          </table:table-cell>
          <table:table-cell table:style-name="ce10" table:formula="of:=[.H61]+[.J61]-[.I60]" office:value-type="float" office:value="0.21" calcext:value-type="float">
            <text:p>0,21</text:p>
          </table:table-cell>
          <table:table-cell table:style-name="ce10" table:formula="of:=[.I61]+[.K61]-[.J60]" office:value-type="float" office:value="0.16" calcext:value-type="float">
            <text:p>0,16</text:p>
          </table:table-cell>
          <table:table-cell table:style-name="ce10" table:formula="of:=[.J61]+[.L61]-[.K60]" office:value-type="float" office:value="0.0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1" calcext:value-type="float">
            <text:p>6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2]+[.D62]-[.C61]" office:value-type="float" office:value="0.0899999999999999" calcext:value-type="float">
            <text:p>0,09</text:p>
          </table:table-cell>
          <table:table-cell table:style-name="ce10" table:formula="of:=[.C62]+[.E62]-[.D61]" office:value-type="float" office:value="0.16" calcext:value-type="float">
            <text:p>0,16</text:p>
          </table:table-cell>
          <table:table-cell table:style-name="ce10" table:formula="of:=[.D62]+[.F62]-[.E61]" office:value-type="float" office:value="0.21" calcext:value-type="float">
            <text:p>0,21</text:p>
          </table:table-cell>
          <table:table-cell table:style-name="ce10" table:formula="of:=[.E62]+[.G62]-[.F61]" office:value-type="float" office:value="0.24" calcext:value-type="float">
            <text:p>0,24</text:p>
          </table:table-cell>
          <table:table-cell table:style-name="ce10" table:formula="of:=[.F62]+[.H62]-[.G61]" office:value-type="float" office:value="0.25" calcext:value-type="float">
            <text:p>0,25</text:p>
          </table:table-cell>
          <table:table-cell table:style-name="ce10" table:formula="of:=[.G62]+[.I62]-[.H61]" office:value-type="float" office:value="0.24" calcext:value-type="float">
            <text:p>0,24</text:p>
          </table:table-cell>
          <table:table-cell table:style-name="ce10" table:formula="of:=[.H62]+[.J62]-[.I61]" office:value-type="float" office:value="0.21" calcext:value-type="float">
            <text:p>0,21</text:p>
          </table:table-cell>
          <table:table-cell table:style-name="ce10" table:formula="of:=[.I62]+[.K62]-[.J61]" office:value-type="float" office:value="0.16" calcext:value-type="float">
            <text:p>0,16</text:p>
          </table:table-cell>
          <table:table-cell table:style-name="ce10" table:formula="of:=[.J62]+[.L62]-[.K61]" office:value-type="float" office:value="0.089999999999999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2" calcext:value-type="float">
            <text:p>6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3]+[.D63]-[.C62]" office:value-type="float" office:value="0.07" calcext:value-type="float">
            <text:p>0,07</text:p>
          </table:table-cell>
          <table:table-cell table:style-name="ce10" table:formula="of:=[.C63]+[.E63]-[.D62]" office:value-type="float" office:value="0.14" calcext:value-type="float">
            <text:p>0,14</text:p>
          </table:table-cell>
          <table:table-cell table:style-name="ce10" table:formula="of:=[.D63]+[.F63]-[.E62]" office:value-type="float" office:value="0.19" calcext:value-type="float">
            <text:p>0,19</text:p>
          </table:table-cell>
          <table:table-cell table:style-name="ce10" table:formula="of:=[.E63]+[.G63]-[.F62]" office:value-type="float" office:value="0.22" calcext:value-type="float">
            <text:p>0,22</text:p>
          </table:table-cell>
          <table:table-cell table:style-name="ce10" table:formula="of:=[.F63]+[.H63]-[.G62]" office:value-type="float" office:value="0.23" calcext:value-type="float">
            <text:p>0,23</text:p>
          </table:table-cell>
          <table:table-cell table:style-name="ce10" table:formula="of:=[.G63]+[.I63]-[.H62]" office:value-type="float" office:value="0.22" calcext:value-type="float">
            <text:p>0,22</text:p>
          </table:table-cell>
          <table:table-cell table:style-name="ce10" table:formula="of:=[.H63]+[.J63]-[.I62]" office:value-type="float" office:value="0.19" calcext:value-type="float">
            <text:p>0,19</text:p>
          </table:table-cell>
          <table:table-cell table:style-name="ce10" table:formula="of:=[.I63]+[.K63]-[.J62]" office:value-type="float" office:value="0.14" calcext:value-type="float">
            <text:p>0,14</text:p>
          </table:table-cell>
          <table:table-cell table:style-name="ce10" table:formula="of:=[.J63]+[.L63]-[.K62]" office:value-type="float" office:value="0.0700000000000002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4]+[.D64]-[.C63]" office:value-type="float" office:value="0.05" calcext:value-type="float">
            <text:p>0,05</text:p>
          </table:table-cell>
          <table:table-cell table:style-name="ce10" table:formula="of:=[.C64]+[.E64]-[.D63]" office:value-type="float" office:value="0.1" calcext:value-type="float">
            <text:p>0,10</text:p>
          </table:table-cell>
          <table:table-cell table:style-name="ce10" table:formula="of:=[.D64]+[.F64]-[.E63]" office:value-type="float" office:value="0.15" calcext:value-type="float">
            <text:p>0,15</text:p>
          </table:table-cell>
          <table:table-cell table:style-name="ce10" table:formula="of:=[.E64]+[.G64]-[.F63]" office:value-type="float" office:value="0.18" calcext:value-type="float">
            <text:p>0,18</text:p>
          </table:table-cell>
          <table:table-cell table:style-name="ce10" table:formula="of:=[.F64]+[.H64]-[.G63]" office:value-type="float" office:value="0.19" calcext:value-type="float">
            <text:p>0,19</text:p>
          </table:table-cell>
          <table:table-cell table:style-name="ce10" table:formula="of:=[.G64]+[.I64]-[.H63]" office:value-type="float" office:value="0.18" calcext:value-type="float">
            <text:p>0,18</text:p>
          </table:table-cell>
          <table:table-cell table:style-name="ce10" table:formula="of:=[.H64]+[.J64]-[.I63]" office:value-type="float" office:value="0.15" calcext:value-type="float">
            <text:p>0,15</text:p>
          </table:table-cell>
          <table:table-cell table:style-name="ce10" table:formula="of:=[.I64]+[.K64]-[.J63]" office:value-type="float" office:value="0.1" calcext:value-type="float">
            <text:p>0,10</text:p>
          </table:table-cell>
          <table:table-cell table:style-name="ce10" table:formula="of:=[.J64]+[.L64]-[.K63]" office:value-type="float" office:value="0.0500000000000002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4" calcext:value-type="float">
            <text:p>6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5]+[.D65]-[.C64]" office:value-type="float" office:value="0.03" calcext:value-type="float">
            <text:p>0,03</text:p>
          </table:table-cell>
          <table:table-cell table:style-name="ce10" table:formula="of:=[.C65]+[.E65]-[.D64]" office:value-type="float" office:value="0.0600000000000001" calcext:value-type="float">
            <text:p>0,06</text:p>
          </table:table-cell>
          <table:table-cell table:style-name="ce10" table:formula="of:=[.D65]+[.F65]-[.E64]" office:value-type="float" office:value="0.0900000000000001" calcext:value-type="float">
            <text:p>0,09</text:p>
          </table:table-cell>
          <table:table-cell table:style-name="ce10" table:formula="of:=[.E65]+[.G65]-[.F64]" office:value-type="float" office:value="0.12" calcext:value-type="float">
            <text:p>0,12</text:p>
          </table:table-cell>
          <table:table-cell table:style-name="ce10" table:formula="of:=[.F65]+[.H65]-[.G64]" office:value-type="float" office:value="0.13" calcext:value-type="float">
            <text:p>0,13</text:p>
          </table:table-cell>
          <table:table-cell table:style-name="ce10" table:formula="of:=[.G65]+[.I65]-[.H64]" office:value-type="float" office:value="0.12" calcext:value-type="float">
            <text:p>0,12</text:p>
          </table:table-cell>
          <table:table-cell table:style-name="ce10" table:formula="of:=[.H65]+[.J65]-[.I64]" office:value-type="float" office:value="0.0900000000000001" calcext:value-type="float">
            <text:p>0,09</text:p>
          </table:table-cell>
          <table:table-cell table:style-name="ce10" table:formula="of:=[.I65]+[.K65]-[.J64]" office:value-type="float" office:value="0.0600000000000003" calcext:value-type="float">
            <text:p>0,06</text:p>
          </table:table-cell>
          <table:table-cell table:style-name="ce10" table:formula="of:=[.J65]+[.L65]-[.K64]" office:value-type="float" office:value="0.0299999999999998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6]+[.D66]-[.C65]" office:value-type="float" office:value="0.01" calcext:value-type="float">
            <text:p>0,01</text:p>
          </table:table-cell>
          <table:table-cell table:style-name="ce10" table:formula="of:=[.C66]+[.E66]-[.D65]" office:value-type="float" office:value="0.0200000000000002" calcext:value-type="float">
            <text:p>0,02</text:p>
          </table:table-cell>
          <table:table-cell table:style-name="ce10" table:formula="of:=[.D66]+[.F66]-[.E65]" office:value-type="float" office:value="0.0300000000000002" calcext:value-type="float">
            <text:p>0,03</text:p>
          </table:table-cell>
          <table:table-cell table:style-name="ce10" table:formula="of:=[.E66]+[.G66]-[.F65]" office:value-type="float" office:value="0.0400000000000002" calcext:value-type="float">
            <text:p>0,04</text:p>
          </table:table-cell>
          <table:table-cell table:style-name="ce10" table:formula="of:=[.F66]+[.H66]-[.G65]" office:value-type="float" office:value="0.0500000000000001" calcext:value-type="float">
            <text:p>0,05</text:p>
          </table:table-cell>
          <table:table-cell table:style-name="ce10" table:formula="of:=[.G66]+[.I66]-[.H65]" office:value-type="float" office:value="0.0400000000000002" calcext:value-type="float">
            <text:p>0,04</text:p>
          </table:table-cell>
          <table:table-cell table:style-name="ce10" table:formula="of:=[.H66]+[.J66]-[.I65]" office:value-type="float" office:value="0.0300000000000001" calcext:value-type="float">
            <text:p>0,03</text:p>
          </table:table-cell>
          <table:table-cell table:style-name="ce10" table:formula="of:=[.I66]+[.K66]-[.J65]" office:value-type="float" office:value="0.0199999999999999" calcext:value-type="float">
            <text:p>0,02</text:p>
          </table:table-cell>
          <table:table-cell table:style-name="ce10" table:formula="of:=[.J66]+[.L66]-[.K65]" office:value-type="float" office:value="0.0100000000000001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6" calcext:value-type="float">
            <text:p>6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7]+[.D67]-[.C66]" office:value-type="float" office:value="-0.00999999999999987" calcext:value-type="float">
            <text:p>-0,01</text:p>
          </table:table-cell>
          <table:table-cell table:style-name="ce10" table:formula="of:=[.C67]+[.E67]-[.D66]" office:value-type="float" office:value="-0.0199999999999999" calcext:value-type="float">
            <text:p>-0,02</text:p>
          </table:table-cell>
          <table:table-cell table:style-name="ce10" table:formula="of:=[.D67]+[.F67]-[.E66]" office:value-type="float" office:value="-0.0299999999999998" calcext:value-type="float">
            <text:p>-0,03</text:p>
          </table:table-cell>
          <table:table-cell table:style-name="ce10" table:formula="of:=[.E67]+[.G67]-[.F66]" office:value-type="float" office:value="-0.0399999999999998" calcext:value-type="float">
            <text:p>-0,04</text:p>
          </table:table-cell>
          <table:table-cell table:style-name="ce10" table:formula="of:=[.F67]+[.H67]-[.G66]" office:value-type="float" office:value="-0.0499999999999998" calcext:value-type="float">
            <text:p>-0,05</text:p>
          </table:table-cell>
          <table:table-cell table:style-name="ce10" table:formula="of:=[.G67]+[.I67]-[.H66]" office:value-type="float" office:value="-0.0399999999999998" calcext:value-type="float">
            <text:p>-0,04</text:p>
          </table:table-cell>
          <table:table-cell table:style-name="ce10" table:formula="of:=[.H67]+[.J67]-[.I66]" office:value-type="float" office:value="-0.03" calcext:value-type="float">
            <text:p>-0,03</text:p>
          </table:table-cell>
          <table:table-cell table:style-name="ce10" table:formula="of:=[.I67]+[.K67]-[.J66]" office:value-type="float" office:value="-0.0200000000000002" calcext:value-type="float">
            <text:p>-0,02</text:p>
          </table:table-cell>
          <table:table-cell table:style-name="ce10" table:formula="of:=[.J67]+[.L67]-[.K66]" office:value-type="float" office:value="-0.00999999999999995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7" calcext:value-type="float">
            <text:p>6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8]+[.D68]-[.C67]" office:value-type="float" office:value="-0.0299999999999999" calcext:value-type="float">
            <text:p>-0,03</text:p>
          </table:table-cell>
          <table:table-cell table:style-name="ce10" table:formula="of:=[.C68]+[.E68]-[.D67]" office:value-type="float" office:value="-0.0599999999999999" calcext:value-type="float">
            <text:p>-0,06</text:p>
          </table:table-cell>
          <table:table-cell table:style-name="ce10" table:formula="of:=[.D68]+[.F68]-[.E67]" office:value-type="float" office:value="-0.0899999999999999" calcext:value-type="float">
            <text:p>-0,09</text:p>
          </table:table-cell>
          <table:table-cell table:style-name="ce10" table:formula="of:=[.E68]+[.G68]-[.F67]" office:value-type="float" office:value="-0.12" calcext:value-type="float">
            <text:p>-0,12</text:p>
          </table:table-cell>
          <table:table-cell table:style-name="ce10" table:formula="of:=[.F68]+[.H68]-[.G67]" office:value-type="float" office:value="-0.13" calcext:value-type="float">
            <text:p>-0,13</text:p>
          </table:table-cell>
          <table:table-cell table:style-name="ce10" table:formula="of:=[.G68]+[.I68]-[.H67]" office:value-type="float" office:value="-0.12" calcext:value-type="float">
            <text:p>-0,12</text:p>
          </table:table-cell>
          <table:table-cell table:style-name="ce10" table:formula="of:=[.H68]+[.J68]-[.I67]" office:value-type="float" office:value="-0.0900000000000001" calcext:value-type="float">
            <text:p>-0,09</text:p>
          </table:table-cell>
          <table:table-cell table:style-name="ce10" table:formula="of:=[.I68]+[.K68]-[.J67]" office:value-type="float" office:value="-0.0599999999999998" calcext:value-type="float">
            <text:p>-0,06</text:p>
          </table:table-cell>
          <table:table-cell table:style-name="ce10" table:formula="of:=[.J68]+[.L68]-[.K67]" office:value-type="float" office:value="-0.0300000000000002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8" calcext:value-type="float">
            <text:p>6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9]+[.D69]-[.C68]" office:value-type="float" office:value="-0.05" calcext:value-type="float">
            <text:p>-0,05</text:p>
          </table:table-cell>
          <table:table-cell table:style-name="ce10" table:formula="of:=[.C69]+[.E69]-[.D68]" office:value-type="float" office:value="-0.0999999999999999" calcext:value-type="float">
            <text:p>-0,10</text:p>
          </table:table-cell>
          <table:table-cell table:style-name="ce10" table:formula="of:=[.D69]+[.F69]-[.E68]" office:value-type="float" office:value="-0.15" calcext:value-type="float">
            <text:p>-0,15</text:p>
          </table:table-cell>
          <table:table-cell table:style-name="ce10" table:formula="of:=[.E69]+[.G69]-[.F68]" office:value-type="float" office:value="-0.18" calcext:value-type="float">
            <text:p>-0,18</text:p>
          </table:table-cell>
          <table:table-cell table:style-name="ce10" table:formula="of:=[.F69]+[.H69]-[.G68]" office:value-type="float" office:value="-0.19" calcext:value-type="float">
            <text:p>-0,19</text:p>
          </table:table-cell>
          <table:table-cell table:style-name="ce10" table:formula="of:=[.G69]+[.I69]-[.H68]" office:value-type="float" office:value="-0.18" calcext:value-type="float">
            <text:p>-0,18</text:p>
          </table:table-cell>
          <table:table-cell table:style-name="ce10" table:formula="of:=[.H69]+[.J69]-[.I68]" office:value-type="float" office:value="-0.15" calcext:value-type="float">
            <text:p>-0,15</text:p>
          </table:table-cell>
          <table:table-cell table:style-name="ce10" table:formula="of:=[.I69]+[.K69]-[.J68]" office:value-type="float" office:value="-0.1" calcext:value-type="float">
            <text:p>-0,10</text:p>
          </table:table-cell>
          <table:table-cell table:style-name="ce10" table:formula="of:=[.J69]+[.L69]-[.K68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9" calcext:value-type="float">
            <text:p>6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0]+[.D70]-[.C69]" office:value-type="float" office:value="-0.07" calcext:value-type="float">
            <text:p>-0,07</text:p>
          </table:table-cell>
          <table:table-cell table:style-name="ce10" table:formula="of:=[.C70]+[.E70]-[.D69]" office:value-type="float" office:value="-0.14" calcext:value-type="float">
            <text:p>-0,14</text:p>
          </table:table-cell>
          <table:table-cell table:style-name="ce10" table:formula="of:=[.D70]+[.F70]-[.E69]" office:value-type="float" office:value="-0.19" calcext:value-type="float">
            <text:p>-0,19</text:p>
          </table:table-cell>
          <table:table-cell table:style-name="ce10" table:formula="of:=[.E70]+[.G70]-[.F69]" office:value-type="float" office:value="-0.22" calcext:value-type="float">
            <text:p>-0,22</text:p>
          </table:table-cell>
          <table:table-cell table:style-name="ce10" table:formula="of:=[.F70]+[.H70]-[.G69]" office:value-type="float" office:value="-0.23" calcext:value-type="float">
            <text:p>-0,23</text:p>
          </table:table-cell>
          <table:table-cell table:style-name="ce10" table:formula="of:=[.G70]+[.I70]-[.H69]" office:value-type="float" office:value="-0.22" calcext:value-type="float">
            <text:p>-0,22</text:p>
          </table:table-cell>
          <table:table-cell table:style-name="ce10" table:formula="of:=[.H70]+[.J70]-[.I69]" office:value-type="float" office:value="-0.19" calcext:value-type="float">
            <text:p>-0,19</text:p>
          </table:table-cell>
          <table:table-cell table:style-name="ce10" table:formula="of:=[.I70]+[.K70]-[.J69]" office:value-type="float" office:value="-0.14" calcext:value-type="float">
            <text:p>-0,14</text:p>
          </table:table-cell>
          <table:table-cell table:style-name="ce10" table:formula="of:=[.J70]+[.L70]-[.K69]" office:value-type="float" office:value="-0.0699999999999999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" calcext:value-type="float">
            <text:p>7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1]+[.D71]-[.C70]" office:value-type="float" office:value="-0.09" calcext:value-type="float">
            <text:p>-0,09</text:p>
          </table:table-cell>
          <table:table-cell table:style-name="ce10" table:formula="of:=[.C71]+[.E71]-[.D70]" office:value-type="float" office:value="-0.16" calcext:value-type="float">
            <text:p>-0,16</text:p>
          </table:table-cell>
          <table:table-cell table:style-name="ce10" table:formula="of:=[.D71]+[.F71]-[.E70]" office:value-type="float" office:value="-0.21" calcext:value-type="float">
            <text:p>-0,21</text:p>
          </table:table-cell>
          <table:table-cell table:style-name="ce10" table:formula="of:=[.E71]+[.G71]-[.F70]" office:value-type="float" office:value="-0.24" calcext:value-type="float">
            <text:p>-0,24</text:p>
          </table:table-cell>
          <table:table-cell table:style-name="ce10" table:formula="of:=[.F71]+[.H71]-[.G70]" office:value-type="float" office:value="-0.25" calcext:value-type="float">
            <text:p>-0,25</text:p>
          </table:table-cell>
          <table:table-cell table:style-name="ce10" table:formula="of:=[.G71]+[.I71]-[.H70]" office:value-type="float" office:value="-0.24" calcext:value-type="float">
            <text:p>-0,24</text:p>
          </table:table-cell>
          <table:table-cell table:style-name="ce10" table:formula="of:=[.H71]+[.J71]-[.I70]" office:value-type="float" office:value="-0.21" calcext:value-type="float">
            <text:p>-0,21</text:p>
          </table:table-cell>
          <table:table-cell table:style-name="ce10" table:formula="of:=[.I71]+[.K71]-[.J70]" office:value-type="float" office:value="-0.16" calcext:value-type="float">
            <text:p>-0,16</text:p>
          </table:table-cell>
          <table:table-cell table:style-name="ce10" table:formula="of:=[.J71]+[.L71]-[.K70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1" calcext:value-type="float">
            <text:p>7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2]+[.D72]-[.C71]" office:value-type="float" office:value="-0.0899999999999999" calcext:value-type="float">
            <text:p>-0,09</text:p>
          </table:table-cell>
          <table:table-cell table:style-name="ce10" table:formula="of:=[.C72]+[.E72]-[.D71]" office:value-type="float" office:value="-0.16" calcext:value-type="float">
            <text:p>-0,16</text:p>
          </table:table-cell>
          <table:table-cell table:style-name="ce10" table:formula="of:=[.D72]+[.F72]-[.E71]" office:value-type="float" office:value="-0.21" calcext:value-type="float">
            <text:p>-0,21</text:p>
          </table:table-cell>
          <table:table-cell table:style-name="ce10" table:formula="of:=[.E72]+[.G72]-[.F71]" office:value-type="float" office:value="-0.24" calcext:value-type="float">
            <text:p>-0,24</text:p>
          </table:table-cell>
          <table:table-cell table:style-name="ce10" table:formula="of:=[.F72]+[.H72]-[.G71]" office:value-type="float" office:value="-0.25" calcext:value-type="float">
            <text:p>-0,25</text:p>
          </table:table-cell>
          <table:table-cell table:style-name="ce10" table:formula="of:=[.G72]+[.I72]-[.H71]" office:value-type="float" office:value="-0.24" calcext:value-type="float">
            <text:p>-0,24</text:p>
          </table:table-cell>
          <table:table-cell table:style-name="ce10" table:formula="of:=[.H72]+[.J72]-[.I71]" office:value-type="float" office:value="-0.21" calcext:value-type="float">
            <text:p>-0,21</text:p>
          </table:table-cell>
          <table:table-cell table:style-name="ce10" table:formula="of:=[.I72]+[.K72]-[.J71]" office:value-type="float" office:value="-0.16" calcext:value-type="float">
            <text:p>-0,16</text:p>
          </table:table-cell>
          <table:table-cell table:style-name="ce10" table:formula="of:=[.J72]+[.L72]-[.K71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2" calcext:value-type="float">
            <text:p>7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3]+[.D73]-[.C72]" office:value-type="float" office:value="-0.0700000000000002" calcext:value-type="float">
            <text:p>-0,07</text:p>
          </table:table-cell>
          <table:table-cell table:style-name="ce10" table:formula="of:=[.C73]+[.E73]-[.D72]" office:value-type="float" office:value="-0.14" calcext:value-type="float">
            <text:p>-0,14</text:p>
          </table:table-cell>
          <table:table-cell table:style-name="ce10" table:formula="of:=[.D73]+[.F73]-[.E72]" office:value-type="float" office:value="-0.19" calcext:value-type="float">
            <text:p>-0,19</text:p>
          </table:table-cell>
          <table:table-cell table:style-name="ce10" table:formula="of:=[.E73]+[.G73]-[.F72]" office:value-type="float" office:value="-0.22" calcext:value-type="float">
            <text:p>-0,22</text:p>
          </table:table-cell>
          <table:table-cell table:style-name="ce10" table:formula="of:=[.F73]+[.H73]-[.G72]" office:value-type="float" office:value="-0.23" calcext:value-type="float">
            <text:p>-0,23</text:p>
          </table:table-cell>
          <table:table-cell table:style-name="ce10" table:formula="of:=[.G73]+[.I73]-[.H72]" office:value-type="float" office:value="-0.22" calcext:value-type="float">
            <text:p>-0,22</text:p>
          </table:table-cell>
          <table:table-cell table:style-name="ce10" table:formula="of:=[.H73]+[.J73]-[.I72]" office:value-type="float" office:value="-0.19" calcext:value-type="float">
            <text:p>-0,19</text:p>
          </table:table-cell>
          <table:table-cell table:style-name="ce10" table:formula="of:=[.I73]+[.K73]-[.J72]" office:value-type="float" office:value="-0.14" calcext:value-type="float">
            <text:p>-0,14</text:p>
          </table:table-cell>
          <table:table-cell table:style-name="ce10" table:formula="of:=[.J73]+[.L73]-[.K72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3" calcext:value-type="float">
            <text:p>7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4]+[.D74]-[.C73]" office:value-type="float" office:value="-0.0500000000000002" calcext:value-type="float">
            <text:p>-0,05</text:p>
          </table:table-cell>
          <table:table-cell table:style-name="ce10" table:formula="of:=[.C74]+[.E74]-[.D73]" office:value-type="float" office:value="-0.1" calcext:value-type="float">
            <text:p>-0,10</text:p>
          </table:table-cell>
          <table:table-cell table:style-name="ce10" table:formula="of:=[.D74]+[.F74]-[.E73]" office:value-type="float" office:value="-0.15" calcext:value-type="float">
            <text:p>-0,15</text:p>
          </table:table-cell>
          <table:table-cell table:style-name="ce10" table:formula="of:=[.E74]+[.G74]-[.F73]" office:value-type="float" office:value="-0.18" calcext:value-type="float">
            <text:p>-0,18</text:p>
          </table:table-cell>
          <table:table-cell table:style-name="ce10" table:formula="of:=[.F74]+[.H74]-[.G73]" office:value-type="float" office:value="-0.19" calcext:value-type="float">
            <text:p>-0,19</text:p>
          </table:table-cell>
          <table:table-cell table:style-name="ce10" table:formula="of:=[.G74]+[.I74]-[.H73]" office:value-type="float" office:value="-0.18" calcext:value-type="float">
            <text:p>-0,18</text:p>
          </table:table-cell>
          <table:table-cell table:style-name="ce10" table:formula="of:=[.H74]+[.J74]-[.I73]" office:value-type="float" office:value="-0.15" calcext:value-type="float">
            <text:p>-0,15</text:p>
          </table:table-cell>
          <table:table-cell table:style-name="ce10" table:formula="of:=[.I74]+[.K74]-[.J73]" office:value-type="float" office:value="-0.1" calcext:value-type="float">
            <text:p>-0,10</text:p>
          </table:table-cell>
          <table:table-cell table:style-name="ce10" table:formula="of:=[.J74]+[.L74]-[.K73]" office:value-type="float" office:value="-0.05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4" calcext:value-type="float">
            <text:p>7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5]+[.D75]-[.C74]" office:value-type="float" office:value="-0.0299999999999999" calcext:value-type="float">
            <text:p>-0,03</text:p>
          </table:table-cell>
          <table:table-cell table:style-name="ce10" table:formula="of:=[.C75]+[.E75]-[.D74]" office:value-type="float" office:value="-0.0600000000000003" calcext:value-type="float">
            <text:p>-0,06</text:p>
          </table:table-cell>
          <table:table-cell table:style-name="ce10" table:formula="of:=[.D75]+[.F75]-[.E74]" office:value-type="float" office:value="-0.0900000000000002" calcext:value-type="float">
            <text:p>-0,09</text:p>
          </table:table-cell>
          <table:table-cell table:style-name="ce10" table:formula="of:=[.E75]+[.G75]-[.F74]" office:value-type="float" office:value="-0.12" calcext:value-type="float">
            <text:p>-0,12</text:p>
          </table:table-cell>
          <table:table-cell table:style-name="ce10" table:formula="of:=[.F75]+[.H75]-[.G74]" office:value-type="float" office:value="-0.13" calcext:value-type="float">
            <text:p>-0,13</text:p>
          </table:table-cell>
          <table:table-cell table:style-name="ce10" table:formula="of:=[.G75]+[.I75]-[.H74]" office:value-type="float" office:value="-0.12" calcext:value-type="float">
            <text:p>-0,12</text:p>
          </table:table-cell>
          <table:table-cell table:style-name="ce10" table:formula="of:=[.H75]+[.J75]-[.I74]" office:value-type="float" office:value="-0.0900000000000001" calcext:value-type="float">
            <text:p>-0,09</text:p>
          </table:table-cell>
          <table:table-cell table:style-name="ce10" table:formula="of:=[.I75]+[.K75]-[.J74]" office:value-type="float" office:value="-0.0600000000000001" calcext:value-type="float">
            <text:p>-0,06</text:p>
          </table:table-cell>
          <table:table-cell table:style-name="ce10" table:formula="of:=[.J75]+[.L75]-[.K74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6]+[.D76]-[.C75]" office:value-type="float" office:value="-0.01" calcext:value-type="float">
            <text:p>-0,01</text:p>
          </table:table-cell>
          <table:table-cell table:style-name="ce10" table:formula="of:=[.C76]+[.E76]-[.D75]" office:value-type="float" office:value="-0.0199999999999999" calcext:value-type="float">
            <text:p>-0,02</text:p>
          </table:table-cell>
          <table:table-cell table:style-name="ce10" table:formula="of:=[.D76]+[.F76]-[.E75]" office:value-type="float" office:value="-0.0300000000000002" calcext:value-type="float">
            <text:p>-0,03</text:p>
          </table:table-cell>
          <table:table-cell table:style-name="ce10" table:formula="of:=[.E76]+[.G76]-[.F75]" office:value-type="float" office:value="-0.0400000000000003" calcext:value-type="float">
            <text:p>-0,04</text:p>
          </table:table-cell>
          <table:table-cell table:style-name="ce10" table:formula="of:=[.F76]+[.H76]-[.G75]" office:value-type="float" office:value="-0.0500000000000001" calcext:value-type="float">
            <text:p>-0,05</text:p>
          </table:table-cell>
          <table:table-cell table:style-name="ce10" table:formula="of:=[.G76]+[.I76]-[.H75]" office:value-type="float" office:value="-0.0400000000000002" calcext:value-type="float">
            <text:p>-0,04</text:p>
          </table:table-cell>
          <table:table-cell table:style-name="ce10" table:formula="of:=[.H76]+[.J76]-[.I75]" office:value-type="float" office:value="-0.0300000000000001" calcext:value-type="float">
            <text:p>-0,03</text:p>
          </table:table-cell>
          <table:table-cell table:style-name="ce10" table:formula="of:=[.I76]+[.K76]-[.J75]" office:value-type="float" office:value="-0.0200000000000001" calcext:value-type="float">
            <text:p>-0,02</text:p>
          </table:table-cell>
          <table:table-cell table:style-name="ce10" table:formula="of:=[.J76]+[.L76]-[.K75]" office:value-type="float" office:value="-0.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6" calcext:value-type="float">
            <text:p>7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7]+[.D77]-[.C76]" office:value-type="float" office:value="0.00999999999999998" calcext:value-type="float">
            <text:p>0,01</text:p>
          </table:table-cell>
          <table:table-cell table:style-name="ce10" table:formula="of:=[.C77]+[.E77]-[.D76]" office:value-type="float" office:value="0.02" calcext:value-type="float">
            <text:p>0,02</text:p>
          </table:table-cell>
          <table:table-cell table:style-name="ce10" table:formula="of:=[.D77]+[.F77]-[.E76]" office:value-type="float" office:value="0.03" calcext:value-type="float">
            <text:p>0,03</text:p>
          </table:table-cell>
          <table:table-cell table:style-name="ce10" table:formula="of:=[.E77]+[.G77]-[.F76]" office:value-type="float" office:value="0.0399999999999998" calcext:value-type="float">
            <text:p>0,04</text:p>
          </table:table-cell>
          <table:table-cell table:style-name="ce10" table:formula="of:=[.F77]+[.H77]-[.G76]" office:value-type="float" office:value="0.0499999999999998" calcext:value-type="float">
            <text:p>0,05</text:p>
          </table:table-cell>
          <table:table-cell table:style-name="ce10" table:formula="of:=[.G77]+[.I77]-[.H76]" office:value-type="float" office:value="0.0399999999999999" calcext:value-type="float">
            <text:p>0,04</text:p>
          </table:table-cell>
          <table:table-cell table:style-name="ce10" table:formula="of:=[.H77]+[.J77]-[.I76]" office:value-type="float" office:value="0.0299999999999998" calcext:value-type="float">
            <text:p>0,03</text:p>
          </table:table-cell>
          <table:table-cell table:style-name="ce10" table:formula="of:=[.I77]+[.K77]-[.J76]" office:value-type="float" office:value="0.0199999999999999" calcext:value-type="float">
            <text:p>0,02</text:p>
          </table:table-cell>
          <table:table-cell table:style-name="ce10" table:formula="of:=[.J77]+[.L77]-[.K76]" office:value-type="float" office:value="0.0099999999999999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7" calcext:value-type="float">
            <text:p>7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8]+[.D78]-[.C77]" office:value-type="float" office:value="0.0300000000000001" calcext:value-type="float">
            <text:p>0,03</text:p>
          </table:table-cell>
          <table:table-cell table:style-name="ce10" table:formula="of:=[.C78]+[.E78]-[.D77]" office:value-type="float" office:value="0.0599999999999999" calcext:value-type="float">
            <text:p>0,06</text:p>
          </table:table-cell>
          <table:table-cell table:style-name="ce10" table:formula="of:=[.D78]+[.F78]-[.E77]" office:value-type="float" office:value="0.09" calcext:value-type="float">
            <text:p>0,09</text:p>
          </table:table-cell>
          <table:table-cell table:style-name="ce10" table:formula="of:=[.E78]+[.G78]-[.F77]" office:value-type="float" office:value="0.12" calcext:value-type="float">
            <text:p>0,12</text:p>
          </table:table-cell>
          <table:table-cell table:style-name="ce10" table:formula="of:=[.F78]+[.H78]-[.G77]" office:value-type="float" office:value="0.13" calcext:value-type="float">
            <text:p>0,13</text:p>
          </table:table-cell>
          <table:table-cell table:style-name="ce10" table:formula="of:=[.G78]+[.I78]-[.H77]" office:value-type="float" office:value="0.12" calcext:value-type="float">
            <text:p>0,12</text:p>
          </table:table-cell>
          <table:table-cell table:style-name="ce10" table:formula="of:=[.H78]+[.J78]-[.I77]" office:value-type="float" office:value="0.09" calcext:value-type="float">
            <text:p>0,09</text:p>
          </table:table-cell>
          <table:table-cell table:style-name="ce10" table:formula="of:=[.I78]+[.K78]-[.J77]" office:value-type="float" office:value="0.0599999999999998" calcext:value-type="float">
            <text:p>0,06</text:p>
          </table:table-cell>
          <table:table-cell table:style-name="ce10" table:formula="of:=[.J78]+[.L78]-[.K77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8" calcext:value-type="float">
            <text:p>7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9]+[.D79]-[.C78]" office:value-type="float" office:value="0.0499999999999999" calcext:value-type="float">
            <text:p>0,05</text:p>
          </table:table-cell>
          <table:table-cell table:style-name="ce10" table:formula="of:=[.C79]+[.E79]-[.D78]" office:value-type="float" office:value="0.1" calcext:value-type="float">
            <text:p>0,10</text:p>
          </table:table-cell>
          <table:table-cell table:style-name="ce10" table:formula="of:=[.D79]+[.F79]-[.E78]" office:value-type="float" office:value="0.15" calcext:value-type="float">
            <text:p>0,15</text:p>
          </table:table-cell>
          <table:table-cell table:style-name="ce10" table:formula="of:=[.E79]+[.G79]-[.F78]" office:value-type="float" office:value="0.18" calcext:value-type="float">
            <text:p>0,18</text:p>
          </table:table-cell>
          <table:table-cell table:style-name="ce10" table:formula="of:=[.F79]+[.H79]-[.G78]" office:value-type="float" office:value="0.19" calcext:value-type="float">
            <text:p>0,19</text:p>
          </table:table-cell>
          <table:table-cell table:style-name="ce10" table:formula="of:=[.G79]+[.I79]-[.H78]" office:value-type="float" office:value="0.18" calcext:value-type="float">
            <text:p>0,18</text:p>
          </table:table-cell>
          <table:table-cell table:style-name="ce10" table:formula="of:=[.H79]+[.J79]-[.I78]" office:value-type="float" office:value="0.15" calcext:value-type="float">
            <text:p>0,15</text:p>
          </table:table-cell>
          <table:table-cell table:style-name="ce10" table:formula="of:=[.I79]+[.K79]-[.J78]" office:value-type="float" office:value="0.1" calcext:value-type="float">
            <text:p>0,10</text:p>
          </table:table-cell>
          <table:table-cell table:style-name="ce10" table:formula="of:=[.J79]+[.L79]-[.K78]" office:value-type="float" office:value="0.0499999999999999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9" calcext:value-type="float">
            <text:p>7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0]+[.D80]-[.C79]" office:value-type="float" office:value="0.07" calcext:value-type="float">
            <text:p>0,07</text:p>
          </table:table-cell>
          <table:table-cell table:style-name="ce10" table:formula="of:=[.C80]+[.E80]-[.D79]" office:value-type="float" office:value="0.14" calcext:value-type="float">
            <text:p>0,14</text:p>
          </table:table-cell>
          <table:table-cell table:style-name="ce10" table:formula="of:=[.D80]+[.F80]-[.E79]" office:value-type="float" office:value="0.19" calcext:value-type="float">
            <text:p>0,19</text:p>
          </table:table-cell>
          <table:table-cell table:style-name="ce10" table:formula="of:=[.E80]+[.G80]-[.F79]" office:value-type="float" office:value="0.22" calcext:value-type="float">
            <text:p>0,22</text:p>
          </table:table-cell>
          <table:table-cell table:style-name="ce10" table:formula="of:=[.F80]+[.H80]-[.G79]" office:value-type="float" office:value="0.23" calcext:value-type="float">
            <text:p>0,23</text:p>
          </table:table-cell>
          <table:table-cell table:style-name="ce10" table:formula="of:=[.G80]+[.I80]-[.H79]" office:value-type="float" office:value="0.22" calcext:value-type="float">
            <text:p>0,22</text:p>
          </table:table-cell>
          <table:table-cell table:style-name="ce10" table:formula="of:=[.H80]+[.J80]-[.I79]" office:value-type="float" office:value="0.19" calcext:value-type="float">
            <text:p>0,19</text:p>
          </table:table-cell>
          <table:table-cell table:style-name="ce10" table:formula="of:=[.I80]+[.K80]-[.J79]" office:value-type="float" office:value="0.14" calcext:value-type="float">
            <text:p>0,14</text:p>
          </table:table-cell>
          <table:table-cell table:style-name="ce10" table:formula="of:=[.J80]+[.L80]-[.K79]" office:value-type="float" office:value="0.07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1]+[.D81]-[.C80]" office:value-type="float" office:value="0.09" calcext:value-type="float">
            <text:p>0,09</text:p>
          </table:table-cell>
          <table:table-cell table:style-name="ce10" table:formula="of:=[.C81]+[.E81]-[.D80]" office:value-type="float" office:value="0.16" calcext:value-type="float">
            <text:p>0,16</text:p>
          </table:table-cell>
          <table:table-cell table:style-name="ce10" table:formula="of:=[.D81]+[.F81]-[.E80]" office:value-type="float" office:value="0.21" calcext:value-type="float">
            <text:p>0,21</text:p>
          </table:table-cell>
          <table:table-cell table:style-name="ce10" table:formula="of:=[.E81]+[.G81]-[.F80]" office:value-type="float" office:value="0.24" calcext:value-type="float">
            <text:p>0,24</text:p>
          </table:table-cell>
          <table:table-cell table:style-name="ce10" table:formula="of:=[.F81]+[.H81]-[.G80]" office:value-type="float" office:value="0.25" calcext:value-type="float">
            <text:p>0,25</text:p>
          </table:table-cell>
          <table:table-cell table:style-name="ce10" table:formula="of:=[.G81]+[.I81]-[.H80]" office:value-type="float" office:value="0.24" calcext:value-type="float">
            <text:p>0,24</text:p>
          </table:table-cell>
          <table:table-cell table:style-name="ce10" table:formula="of:=[.H81]+[.J81]-[.I80]" office:value-type="float" office:value="0.21" calcext:value-type="float">
            <text:p>0,21</text:p>
          </table:table-cell>
          <table:table-cell table:style-name="ce10" table:formula="of:=[.I81]+[.K81]-[.J80]" office:value-type="float" office:value="0.16" calcext:value-type="float">
            <text:p>0,16</text:p>
          </table:table-cell>
          <table:table-cell table:style-name="ce10" table:formula="of:=[.J81]+[.L81]-[.K80]" office:value-type="float" office:value="0.0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1" calcext:value-type="float">
            <text:p>8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2]+[.D82]-[.C81]" office:value-type="float" office:value="0.09" calcext:value-type="float">
            <text:p>0,09</text:p>
          </table:table-cell>
          <table:table-cell table:style-name="ce10" table:formula="of:=[.C82]+[.E82]-[.D81]" office:value-type="float" office:value="0.16" calcext:value-type="float">
            <text:p>0,16</text:p>
          </table:table-cell>
          <table:table-cell table:style-name="ce10" table:formula="of:=[.D82]+[.F82]-[.E81]" office:value-type="float" office:value="0.21" calcext:value-type="float">
            <text:p>0,21</text:p>
          </table:table-cell>
          <table:table-cell table:style-name="ce10" table:formula="of:=[.E82]+[.G82]-[.F81]" office:value-type="float" office:value="0.24" calcext:value-type="float">
            <text:p>0,24</text:p>
          </table:table-cell>
          <table:table-cell table:style-name="ce10" table:formula="of:=[.F82]+[.H82]-[.G81]" office:value-type="float" office:value="0.25" calcext:value-type="float">
            <text:p>0,25</text:p>
          </table:table-cell>
          <table:table-cell table:style-name="ce10" table:formula="of:=[.G82]+[.I82]-[.H81]" office:value-type="float" office:value="0.24" calcext:value-type="float">
            <text:p>0,24</text:p>
          </table:table-cell>
          <table:table-cell table:style-name="ce10" table:formula="of:=[.H82]+[.J82]-[.I81]" office:value-type="float" office:value="0.21" calcext:value-type="float">
            <text:p>0,21</text:p>
          </table:table-cell>
          <table:table-cell table:style-name="ce10" table:formula="of:=[.I82]+[.K82]-[.J81]" office:value-type="float" office:value="0.16" calcext:value-type="float">
            <text:p>0,16</text:p>
          </table:table-cell>
          <table:table-cell table:style-name="ce10" table:formula="of:=[.J82]+[.L82]-[.K81]" office:value-type="float" office:value="0.0899999999999999" calcext:value-type="float">
            <text:p>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2" calcext:value-type="float">
            <text:p>8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3]+[.D83]-[.C82]" office:value-type="float" office:value="0.07" calcext:value-type="float">
            <text:p>0,07</text:p>
          </table:table-cell>
          <table:table-cell table:style-name="ce10" table:formula="of:=[.C83]+[.E83]-[.D82]" office:value-type="float" office:value="0.14" calcext:value-type="float">
            <text:p>0,14</text:p>
          </table:table-cell>
          <table:table-cell table:style-name="ce10" table:formula="of:=[.D83]+[.F83]-[.E82]" office:value-type="float" office:value="0.19" calcext:value-type="float">
            <text:p>0,19</text:p>
          </table:table-cell>
          <table:table-cell table:style-name="ce10" table:formula="of:=[.E83]+[.G83]-[.F82]" office:value-type="float" office:value="0.22" calcext:value-type="float">
            <text:p>0,22</text:p>
          </table:table-cell>
          <table:table-cell table:style-name="ce10" table:formula="of:=[.F83]+[.H83]-[.G82]" office:value-type="float" office:value="0.23" calcext:value-type="float">
            <text:p>0,23</text:p>
          </table:table-cell>
          <table:table-cell table:style-name="ce10" table:formula="of:=[.G83]+[.I83]-[.H82]" office:value-type="float" office:value="0.22" calcext:value-type="float">
            <text:p>0,22</text:p>
          </table:table-cell>
          <table:table-cell table:style-name="ce10" table:formula="of:=[.H83]+[.J83]-[.I82]" office:value-type="float" office:value="0.19" calcext:value-type="float">
            <text:p>0,19</text:p>
          </table:table-cell>
          <table:table-cell table:style-name="ce10" table:formula="of:=[.I83]+[.K83]-[.J82]" office:value-type="float" office:value="0.14" calcext:value-type="float">
            <text:p>0,14</text:p>
          </table:table-cell>
          <table:table-cell table:style-name="ce10" table:formula="of:=[.J83]+[.L83]-[.K82]" office:value-type="float" office:value="0.0700000000000002" calcext:value-type="float">
            <text:p>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3" calcext:value-type="float">
            <text:p>8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4]+[.D84]-[.C83]" office:value-type="float" office:value="0.05" calcext:value-type="float">
            <text:p>0,05</text:p>
          </table:table-cell>
          <table:table-cell table:style-name="ce10" table:formula="of:=[.C84]+[.E84]-[.D83]" office:value-type="float" office:value="0.1" calcext:value-type="float">
            <text:p>0,10</text:p>
          </table:table-cell>
          <table:table-cell table:style-name="ce10" table:formula="of:=[.D84]+[.F84]-[.E83]" office:value-type="float" office:value="0.15" calcext:value-type="float">
            <text:p>0,15</text:p>
          </table:table-cell>
          <table:table-cell table:style-name="ce10" table:formula="of:=[.E84]+[.G84]-[.F83]" office:value-type="float" office:value="0.18" calcext:value-type="float">
            <text:p>0,18</text:p>
          </table:table-cell>
          <table:table-cell table:style-name="ce10" table:formula="of:=[.F84]+[.H84]-[.G83]" office:value-type="float" office:value="0.19" calcext:value-type="float">
            <text:p>0,19</text:p>
          </table:table-cell>
          <table:table-cell table:style-name="ce10" table:formula="of:=[.G84]+[.I84]-[.H83]" office:value-type="float" office:value="0.18" calcext:value-type="float">
            <text:p>0,18</text:p>
          </table:table-cell>
          <table:table-cell table:style-name="ce10" table:formula="of:=[.H84]+[.J84]-[.I83]" office:value-type="float" office:value="0.15" calcext:value-type="float">
            <text:p>0,15</text:p>
          </table:table-cell>
          <table:table-cell table:style-name="ce10" table:formula="of:=[.I84]+[.K84]-[.J83]" office:value-type="float" office:value="0.1" calcext:value-type="float">
            <text:p>0,10</text:p>
          </table:table-cell>
          <table:table-cell table:style-name="ce10" table:formula="of:=[.J84]+[.L84]-[.K83]" office:value-type="float" office:value="0.0500000000000002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4" calcext:value-type="float">
            <text:p>8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5]+[.D85]-[.C84]" office:value-type="float" office:value="0.03" calcext:value-type="float">
            <text:p>0,03</text:p>
          </table:table-cell>
          <table:table-cell table:style-name="ce10" table:formula="of:=[.C85]+[.E85]-[.D84]" office:value-type="float" office:value="0.0600000000000001" calcext:value-type="float">
            <text:p>0,06</text:p>
          </table:table-cell>
          <table:table-cell table:style-name="ce10" table:formula="of:=[.D85]+[.F85]-[.E84]" office:value-type="float" office:value="0.0900000000000002" calcext:value-type="float">
            <text:p>0,09</text:p>
          </table:table-cell>
          <table:table-cell table:style-name="ce10" table:formula="of:=[.E85]+[.G85]-[.F84]" office:value-type="float" office:value="0.12" calcext:value-type="float">
            <text:p>0,12</text:p>
          </table:table-cell>
          <table:table-cell table:style-name="ce10" table:formula="of:=[.F85]+[.H85]-[.G84]" office:value-type="float" office:value="0.13" calcext:value-type="float">
            <text:p>0,13</text:p>
          </table:table-cell>
          <table:table-cell table:style-name="ce10" table:formula="of:=[.G85]+[.I85]-[.H84]" office:value-type="float" office:value="0.12" calcext:value-type="float">
            <text:p>0,12</text:p>
          </table:table-cell>
          <table:table-cell table:style-name="ce10" table:formula="of:=[.H85]+[.J85]-[.I84]" office:value-type="float" office:value="0.0900000000000001" calcext:value-type="float">
            <text:p>0,09</text:p>
          </table:table-cell>
          <table:table-cell table:style-name="ce10" table:formula="of:=[.I85]+[.K85]-[.J84]" office:value-type="float" office:value="0.0600000000000003" calcext:value-type="float">
            <text:p>0,06</text:p>
          </table:table-cell>
          <table:table-cell table:style-name="ce10" table:formula="of:=[.J85]+[.L85]-[.K84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6]+[.D86]-[.C85]" office:value-type="float" office:value="0.01" calcext:value-type="float">
            <text:p>0,01</text:p>
          </table:table-cell>
          <table:table-cell table:style-name="ce10" table:formula="of:=[.C86]+[.E86]-[.D85]" office:value-type="float" office:value="0.0200000000000002" calcext:value-type="float">
            <text:p>0,02</text:p>
          </table:table-cell>
          <table:table-cell table:style-name="ce10" table:formula="of:=[.D86]+[.F86]-[.E85]" office:value-type="float" office:value="0.0300000000000001" calcext:value-type="float">
            <text:p>0,03</text:p>
          </table:table-cell>
          <table:table-cell table:style-name="ce10" table:formula="of:=[.E86]+[.G86]-[.F85]" office:value-type="float" office:value="0.0400000000000002" calcext:value-type="float">
            <text:p>0,04</text:p>
          </table:table-cell>
          <table:table-cell table:style-name="ce10" table:formula="of:=[.F86]+[.H86]-[.G85]" office:value-type="float" office:value="0.0500000000000002" calcext:value-type="float">
            <text:p>0,05</text:p>
          </table:table-cell>
          <table:table-cell table:style-name="ce10" table:formula="of:=[.G86]+[.I86]-[.H85]" office:value-type="float" office:value="0.0400000000000002" calcext:value-type="float">
            <text:p>0,04</text:p>
          </table:table-cell>
          <table:table-cell table:style-name="ce10" table:formula="of:=[.H86]+[.J86]-[.I85]" office:value-type="float" office:value="0.0300000000000002" calcext:value-type="float">
            <text:p>0,03</text:p>
          </table:table-cell>
          <table:table-cell table:style-name="ce10" table:formula="of:=[.I86]+[.K86]-[.J85]" office:value-type="float" office:value="0.0199999999999999" calcext:value-type="float">
            <text:p>0,02</text:p>
          </table:table-cell>
          <table:table-cell table:style-name="ce10" table:formula="of:=[.J86]+[.L86]-[.K85]" office:value-type="float" office:value="0.01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6" calcext:value-type="float">
            <text:p>8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7]+[.D87]-[.C86]" office:value-type="float" office:value="-0.00999999999999987" calcext:value-type="float">
            <text:p>-0,01</text:p>
          </table:table-cell>
          <table:table-cell table:style-name="ce10" table:formula="of:=[.C87]+[.E87]-[.D86]" office:value-type="float" office:value="-0.0199999999999999" calcext:value-type="float">
            <text:p>-0,02</text:p>
          </table:table-cell>
          <table:table-cell table:style-name="ce10" table:formula="of:=[.D87]+[.F87]-[.E86]" office:value-type="float" office:value="-0.0299999999999998" calcext:value-type="float">
            <text:p>-0,03</text:p>
          </table:table-cell>
          <table:table-cell table:style-name="ce10" table:formula="of:=[.E87]+[.G87]-[.F86]" office:value-type="float" office:value="-0.0399999999999999" calcext:value-type="float">
            <text:p>-0,04</text:p>
          </table:table-cell>
          <table:table-cell table:style-name="ce10" table:formula="of:=[.F87]+[.H87]-[.G86]" office:value-type="float" office:value="-0.0499999999999997" calcext:value-type="float">
            <text:p>-0,05</text:p>
          </table:table-cell>
          <table:table-cell table:style-name="ce10" table:formula="of:=[.G87]+[.I87]-[.H86]" office:value-type="float" office:value="-0.0399999999999997" calcext:value-type="float">
            <text:p>-0,04</text:p>
          </table:table-cell>
          <table:table-cell table:style-name="ce10" table:formula="of:=[.H87]+[.J87]-[.I86]" office:value-type="float" office:value="-0.03" calcext:value-type="float">
            <text:p>-0,03</text:p>
          </table:table-cell>
          <table:table-cell table:style-name="ce10" table:formula="of:=[.I87]+[.K87]-[.J86]" office:value-type="float" office:value="-0.02" calcext:value-type="float">
            <text:p>-0,02</text:p>
          </table:table-cell>
          <table:table-cell table:style-name="ce10" table:formula="of:=[.J87]+[.L87]-[.K86]" office:value-type="float" office:value="-0.00999999999999995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7" calcext:value-type="float">
            <text:p>8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8]+[.D88]-[.C87]" office:value-type="float" office:value="-0.0299999999999999" calcext:value-type="float">
            <text:p>-0,03</text:p>
          </table:table-cell>
          <table:table-cell table:style-name="ce10" table:formula="of:=[.C88]+[.E88]-[.D87]" office:value-type="float" office:value="-0.0599999999999999" calcext:value-type="float">
            <text:p>-0,06</text:p>
          </table:table-cell>
          <table:table-cell table:style-name="ce10" table:formula="of:=[.D88]+[.F88]-[.E87]" office:value-type="float" office:value="-0.0899999999999999" calcext:value-type="float">
            <text:p>-0,09</text:p>
          </table:table-cell>
          <table:table-cell table:style-name="ce10" table:formula="of:=[.E88]+[.G88]-[.F87]" office:value-type="float" office:value="-0.12" calcext:value-type="float">
            <text:p>-0,12</text:p>
          </table:table-cell>
          <table:table-cell table:style-name="ce10" table:formula="of:=[.F88]+[.H88]-[.G87]" office:value-type="float" office:value="-0.13" calcext:value-type="float">
            <text:p>-0,13</text:p>
          </table:table-cell>
          <table:table-cell table:style-name="ce10" table:formula="of:=[.G88]+[.I88]-[.H87]" office:value-type="float" office:value="-0.12" calcext:value-type="float">
            <text:p>-0,12</text:p>
          </table:table-cell>
          <table:table-cell table:style-name="ce10" table:formula="of:=[.H88]+[.J88]-[.I87]" office:value-type="float" office:value="-0.09" calcext:value-type="float">
            <text:p>-0,09</text:p>
          </table:table-cell>
          <table:table-cell table:style-name="ce10" table:formula="of:=[.I88]+[.K88]-[.J87]" office:value-type="float" office:value="-0.0599999999999998" calcext:value-type="float">
            <text:p>-0,06</text:p>
          </table:table-cell>
          <table:table-cell table:style-name="ce10" table:formula="of:=[.J88]+[.L88]-[.K87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8" calcext:value-type="float">
            <text:p>8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9]+[.D89]-[.C88]" office:value-type="float" office:value="-0.05" calcext:value-type="float">
            <text:p>-0,05</text:p>
          </table:table-cell>
          <table:table-cell table:style-name="ce10" table:formula="of:=[.C89]+[.E89]-[.D88]" office:value-type="float" office:value="-0.1" calcext:value-type="float">
            <text:p>-0,10</text:p>
          </table:table-cell>
          <table:table-cell table:style-name="ce10" table:formula="of:=[.D89]+[.F89]-[.E88]" office:value-type="float" office:value="-0.15" calcext:value-type="float">
            <text:p>-0,15</text:p>
          </table:table-cell>
          <table:table-cell table:style-name="ce10" table:formula="of:=[.E89]+[.G89]-[.F88]" office:value-type="float" office:value="-0.18" calcext:value-type="float">
            <text:p>-0,18</text:p>
          </table:table-cell>
          <table:table-cell table:style-name="ce10" table:formula="of:=[.F89]+[.H89]-[.G88]" office:value-type="float" office:value="-0.19" calcext:value-type="float">
            <text:p>-0,19</text:p>
          </table:table-cell>
          <table:table-cell table:style-name="ce10" table:formula="of:=[.G89]+[.I89]-[.H88]" office:value-type="float" office:value="-0.18" calcext:value-type="float">
            <text:p>-0,18</text:p>
          </table:table-cell>
          <table:table-cell table:style-name="ce10" table:formula="of:=[.H89]+[.J89]-[.I88]" office:value-type="float" office:value="-0.15" calcext:value-type="float">
            <text:p>-0,15</text:p>
          </table:table-cell>
          <table:table-cell table:style-name="ce10" table:formula="of:=[.I89]+[.K89]-[.J88]" office:value-type="float" office:value="-0.1" calcext:value-type="float">
            <text:p>-0,10</text:p>
          </table:table-cell>
          <table:table-cell table:style-name="ce10" table:formula="of:=[.J89]+[.L89]-[.K88]" office:value-type="float" office:value="-0.0499999999999999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9" calcext:value-type="float">
            <text:p>8,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0]+[.D90]-[.C89]" office:value-type="float" office:value="-0.07" calcext:value-type="float">
            <text:p>-0,07</text:p>
          </table:table-cell>
          <table:table-cell table:style-name="ce10" table:formula="of:=[.C90]+[.E90]-[.D89]" office:value-type="float" office:value="-0.14" calcext:value-type="float">
            <text:p>-0,14</text:p>
          </table:table-cell>
          <table:table-cell table:style-name="ce10" table:formula="of:=[.D90]+[.F90]-[.E89]" office:value-type="float" office:value="-0.19" calcext:value-type="float">
            <text:p>-0,19</text:p>
          </table:table-cell>
          <table:table-cell table:style-name="ce10" table:formula="of:=[.E90]+[.G90]-[.F89]" office:value-type="float" office:value="-0.22" calcext:value-type="float">
            <text:p>-0,22</text:p>
          </table:table-cell>
          <table:table-cell table:style-name="ce10" table:formula="of:=[.F90]+[.H90]-[.G89]" office:value-type="float" office:value="-0.23" calcext:value-type="float">
            <text:p>-0,23</text:p>
          </table:table-cell>
          <table:table-cell table:style-name="ce10" table:formula="of:=[.G90]+[.I90]-[.H89]" office:value-type="float" office:value="-0.22" calcext:value-type="float">
            <text:p>-0,22</text:p>
          </table:table-cell>
          <table:table-cell table:style-name="ce10" table:formula="of:=[.H90]+[.J90]-[.I89]" office:value-type="float" office:value="-0.19" calcext:value-type="float">
            <text:p>-0,19</text:p>
          </table:table-cell>
          <table:table-cell table:style-name="ce10" table:formula="of:=[.I90]+[.K90]-[.J89]" office:value-type="float" office:value="-0.14" calcext:value-type="float">
            <text:p>-0,14</text:p>
          </table:table-cell>
          <table:table-cell table:style-name="ce10" table:formula="of:=[.J90]+[.L90]-[.K89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" calcext:value-type="float">
            <text:p>9,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1]+[.D91]-[.C90]" office:value-type="float" office:value="-0.0899999999999999" calcext:value-type="float">
            <text:p>-0,09</text:p>
          </table:table-cell>
          <table:table-cell table:style-name="ce10" table:formula="of:=[.C91]+[.E91]-[.D90]" office:value-type="float" office:value="-0.16" calcext:value-type="float">
            <text:p>-0,16</text:p>
          </table:table-cell>
          <table:table-cell table:style-name="ce10" table:formula="of:=[.D91]+[.F91]-[.E90]" office:value-type="float" office:value="-0.21" calcext:value-type="float">
            <text:p>-0,21</text:p>
          </table:table-cell>
          <table:table-cell table:style-name="ce10" table:formula="of:=[.E91]+[.G91]-[.F90]" office:value-type="float" office:value="-0.24" calcext:value-type="float">
            <text:p>-0,24</text:p>
          </table:table-cell>
          <table:table-cell table:style-name="ce10" table:formula="of:=[.F91]+[.H91]-[.G90]" office:value-type="float" office:value="-0.25" calcext:value-type="float">
            <text:p>-0,25</text:p>
          </table:table-cell>
          <table:table-cell table:style-name="ce10" table:formula="of:=[.G91]+[.I91]-[.H90]" office:value-type="float" office:value="-0.24" calcext:value-type="float">
            <text:p>-0,24</text:p>
          </table:table-cell>
          <table:table-cell table:style-name="ce10" table:formula="of:=[.H91]+[.J91]-[.I90]" office:value-type="float" office:value="-0.21" calcext:value-type="float">
            <text:p>-0,21</text:p>
          </table:table-cell>
          <table:table-cell table:style-name="ce10" table:formula="of:=[.I91]+[.K91]-[.J90]" office:value-type="float" office:value="-0.16" calcext:value-type="float">
            <text:p>-0,16</text:p>
          </table:table-cell>
          <table:table-cell table:style-name="ce10" table:formula="of:=[.J91]+[.L91]-[.K90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1" calcext:value-type="float">
            <text:p>9,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2]+[.D92]-[.C91]" office:value-type="float" office:value="-0.0899999999999999" calcext:value-type="float">
            <text:p>-0,09</text:p>
          </table:table-cell>
          <table:table-cell table:style-name="ce10" table:formula="of:=[.C92]+[.E92]-[.D91]" office:value-type="float" office:value="-0.16" calcext:value-type="float">
            <text:p>-0,16</text:p>
          </table:table-cell>
          <table:table-cell table:style-name="ce10" table:formula="of:=[.D92]+[.F92]-[.E91]" office:value-type="float" office:value="-0.21" calcext:value-type="float">
            <text:p>-0,21</text:p>
          </table:table-cell>
          <table:table-cell table:style-name="ce10" table:formula="of:=[.E92]+[.G92]-[.F91]" office:value-type="float" office:value="-0.24" calcext:value-type="float">
            <text:p>-0,24</text:p>
          </table:table-cell>
          <table:table-cell table:style-name="ce10" table:formula="of:=[.F92]+[.H92]-[.G91]" office:value-type="float" office:value="-0.25" calcext:value-type="float">
            <text:p>-0,25</text:p>
          </table:table-cell>
          <table:table-cell table:style-name="ce10" table:formula="of:=[.G92]+[.I92]-[.H91]" office:value-type="float" office:value="-0.24" calcext:value-type="float">
            <text:p>-0,24</text:p>
          </table:table-cell>
          <table:table-cell table:style-name="ce10" table:formula="of:=[.H92]+[.J92]-[.I91]" office:value-type="float" office:value="-0.21" calcext:value-type="float">
            <text:p>-0,21</text:p>
          </table:table-cell>
          <table:table-cell table:style-name="ce10" table:formula="of:=[.I92]+[.K92]-[.J91]" office:value-type="float" office:value="-0.16" calcext:value-type="float">
            <text:p>-0,16</text:p>
          </table:table-cell>
          <table:table-cell table:style-name="ce10" table:formula="of:=[.J92]+[.L92]-[.K91]" office:value-type="float" office:value="-0.09" calcext:value-type="float">
            <text:p>-0,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2" calcext:value-type="float">
            <text:p>9,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3]+[.D93]-[.C92]" office:value-type="float" office:value="-0.0700000000000002" calcext:value-type="float">
            <text:p>-0,07</text:p>
          </table:table-cell>
          <table:table-cell table:style-name="ce10" table:formula="of:=[.C93]+[.E93]-[.D92]" office:value-type="float" office:value="-0.14" calcext:value-type="float">
            <text:p>-0,14</text:p>
          </table:table-cell>
          <table:table-cell table:style-name="ce10" table:formula="of:=[.D93]+[.F93]-[.E92]" office:value-type="float" office:value="-0.19" calcext:value-type="float">
            <text:p>-0,19</text:p>
          </table:table-cell>
          <table:table-cell table:style-name="ce10" table:formula="of:=[.E93]+[.G93]-[.F92]" office:value-type="float" office:value="-0.22" calcext:value-type="float">
            <text:p>-0,22</text:p>
          </table:table-cell>
          <table:table-cell table:style-name="ce10" table:formula="of:=[.F93]+[.H93]-[.G92]" office:value-type="float" office:value="-0.23" calcext:value-type="float">
            <text:p>-0,23</text:p>
          </table:table-cell>
          <table:table-cell table:style-name="ce10" table:formula="of:=[.G93]+[.I93]-[.H92]" office:value-type="float" office:value="-0.22" calcext:value-type="float">
            <text:p>-0,22</text:p>
          </table:table-cell>
          <table:table-cell table:style-name="ce10" table:formula="of:=[.H93]+[.J93]-[.I92]" office:value-type="float" office:value="-0.19" calcext:value-type="float">
            <text:p>-0,19</text:p>
          </table:table-cell>
          <table:table-cell table:style-name="ce10" table:formula="of:=[.I93]+[.K93]-[.J92]" office:value-type="float" office:value="-0.14" calcext:value-type="float">
            <text:p>-0,14</text:p>
          </table:table-cell>
          <table:table-cell table:style-name="ce10" table:formula="of:=[.J93]+[.L93]-[.K92]" office:value-type="float" office:value="-0.07" calcext:value-type="float">
            <text:p>-0,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3" calcext:value-type="float">
            <text:p>9,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4]+[.D94]-[.C93]" office:value-type="float" office:value="-0.0500000000000002" calcext:value-type="float">
            <text:p>-0,05</text:p>
          </table:table-cell>
          <table:table-cell table:style-name="ce10" table:formula="of:=[.C94]+[.E94]-[.D93]" office:value-type="float" office:value="-0.1" calcext:value-type="float">
            <text:p>-0,10</text:p>
          </table:table-cell>
          <table:table-cell table:style-name="ce10" table:formula="of:=[.D94]+[.F94]-[.E93]" office:value-type="float" office:value="-0.15" calcext:value-type="float">
            <text:p>-0,15</text:p>
          </table:table-cell>
          <table:table-cell table:style-name="ce10" table:formula="of:=[.E94]+[.G94]-[.F93]" office:value-type="float" office:value="-0.18" calcext:value-type="float">
            <text:p>-0,18</text:p>
          </table:table-cell>
          <table:table-cell table:style-name="ce10" table:formula="of:=[.F94]+[.H94]-[.G93]" office:value-type="float" office:value="-0.19" calcext:value-type="float">
            <text:p>-0,19</text:p>
          </table:table-cell>
          <table:table-cell table:style-name="ce10" table:formula="of:=[.G94]+[.I94]-[.H93]" office:value-type="float" office:value="-0.18" calcext:value-type="float">
            <text:p>-0,18</text:p>
          </table:table-cell>
          <table:table-cell table:style-name="ce10" table:formula="of:=[.H94]+[.J94]-[.I93]" office:value-type="float" office:value="-0.15" calcext:value-type="float">
            <text:p>-0,15</text:p>
          </table:table-cell>
          <table:table-cell table:style-name="ce10" table:formula="of:=[.I94]+[.K94]-[.J93]" office:value-type="float" office:value="-0.1" calcext:value-type="float">
            <text:p>-0,10</text:p>
          </table:table-cell>
          <table:table-cell table:style-name="ce10" table:formula="of:=[.J94]+[.L94]-[.K93]" office:value-type="float" office:value="-0.05" calcext:value-type="float">
            <text:p>-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4" calcext:value-type="float">
            <text:p>9,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5]+[.D95]-[.C94]" office:value-type="float" office:value="-0.0299999999999998" calcext:value-type="float">
            <text:p>-0,03</text:p>
          </table:table-cell>
          <table:table-cell table:style-name="ce10" table:formula="of:=[.C95]+[.E95]-[.D94]" office:value-type="float" office:value="-0.0600000000000003" calcext:value-type="float">
            <text:p>-0,06</text:p>
          </table:table-cell>
          <table:table-cell table:style-name="ce10" table:formula="of:=[.D95]+[.F95]-[.E94]" office:value-type="float" office:value="-0.09" calcext:value-type="float">
            <text:p>-0,09</text:p>
          </table:table-cell>
          <table:table-cell table:style-name="ce10" table:formula="of:=[.E95]+[.G95]-[.F94]" office:value-type="float" office:value="-0.12" calcext:value-type="float">
            <text:p>-0,12</text:p>
          </table:table-cell>
          <table:table-cell table:style-name="ce10" table:formula="of:=[.F95]+[.H95]-[.G94]" office:value-type="float" office:value="-0.13" calcext:value-type="float">
            <text:p>-0,13</text:p>
          </table:table-cell>
          <table:table-cell table:style-name="ce10" table:formula="of:=[.G95]+[.I95]-[.H94]" office:value-type="float" office:value="-0.12" calcext:value-type="float">
            <text:p>-0,12</text:p>
          </table:table-cell>
          <table:table-cell table:style-name="ce10" table:formula="of:=[.H95]+[.J95]-[.I94]" office:value-type="float" office:value="-0.09" calcext:value-type="float">
            <text:p>-0,09</text:p>
          </table:table-cell>
          <table:table-cell table:style-name="ce10" table:formula="of:=[.I95]+[.K95]-[.J94]" office:value-type="float" office:value="-0.0600000000000001" calcext:value-type="float">
            <text:p>-0,06</text:p>
          </table:table-cell>
          <table:table-cell table:style-name="ce10" table:formula="of:=[.J95]+[.L95]-[.K94]" office:value-type="float" office:value="-0.03" calcext:value-type="float">
            <text:p>-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5" calcext:value-type="float">
            <text:p>9,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6]+[.D96]-[.C95]" office:value-type="float" office:value="-0.0100000000000001" calcext:value-type="float">
            <text:p>-0,01</text:p>
          </table:table-cell>
          <table:table-cell table:style-name="ce10" table:formula="of:=[.C96]+[.E96]-[.D95]" office:value-type="float" office:value="-0.0199999999999998" calcext:value-type="float">
            <text:p>-0,02</text:p>
          </table:table-cell>
          <table:table-cell table:style-name="ce10" table:formula="of:=[.D96]+[.F96]-[.E95]" office:value-type="float" office:value="-0.0300000000000003" calcext:value-type="float">
            <text:p>-0,03</text:p>
          </table:table-cell>
          <table:table-cell table:style-name="ce10" table:formula="of:=[.E96]+[.G96]-[.F95]" office:value-type="float" office:value="-0.0400000000000001" calcext:value-type="float">
            <text:p>-0,04</text:p>
          </table:table-cell>
          <table:table-cell table:style-name="ce10" table:formula="of:=[.F96]+[.H96]-[.G95]" office:value-type="float" office:value="-0.0500000000000002" calcext:value-type="float">
            <text:p>-0,05</text:p>
          </table:table-cell>
          <table:table-cell table:style-name="ce10" table:formula="of:=[.G96]+[.I96]-[.H95]" office:value-type="float" office:value="-0.0400000000000001" calcext:value-type="float">
            <text:p>-0,04</text:p>
          </table:table-cell>
          <table:table-cell table:style-name="ce10" table:formula="of:=[.H96]+[.J96]-[.I95]" office:value-type="float" office:value="-0.0300000000000002" calcext:value-type="float">
            <text:p>-0,03</text:p>
          </table:table-cell>
          <table:table-cell table:style-name="ce10" table:formula="of:=[.I96]+[.K96]-[.J95]" office:value-type="float" office:value="-0.02" calcext:value-type="float">
            <text:p>-0,02</text:p>
          </table:table-cell>
          <table:table-cell table:style-name="ce10" table:formula="of:=[.J96]+[.L96]-[.K95]" office:value-type="float" office:value="-0.0100000000000001" calcext:value-type="float">
            <text:p>-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6" calcext:value-type="float">
            <text:p>9,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7]+[.D97]-[.C96]" office:value-type="float" office:value="0.01" calcext:value-type="float">
            <text:p>0,01</text:p>
          </table:table-cell>
          <table:table-cell table:style-name="ce10" table:formula="of:=[.C97]+[.E97]-[.D96]" office:value-type="float" office:value="0.0199999999999999" calcext:value-type="float">
            <text:p>0,02</text:p>
          </table:table-cell>
          <table:table-cell table:style-name="ce10" table:formula="of:=[.D97]+[.F97]-[.E96]" office:value-type="float" office:value="0.0300000000000001" calcext:value-type="float">
            <text:p>0,03</text:p>
          </table:table-cell>
          <table:table-cell table:style-name="ce10" table:formula="of:=[.E97]+[.G97]-[.F96]" office:value-type="float" office:value="0.0399999999999997" calcext:value-type="float">
            <text:p>0,04</text:p>
          </table:table-cell>
          <table:table-cell table:style-name="ce10" table:formula="of:=[.F97]+[.H97]-[.G96]" office:value-type="float" office:value="0.0499999999999999" calcext:value-type="float">
            <text:p>0,05</text:p>
          </table:table-cell>
          <table:table-cell table:style-name="ce10" table:formula="of:=[.G97]+[.I97]-[.H96]" office:value-type="float" office:value="0.0399999999999998" calcext:value-type="float">
            <text:p>0,04</text:p>
          </table:table-cell>
          <table:table-cell table:style-name="ce10" table:formula="of:=[.H97]+[.J97]-[.I96]" office:value-type="float" office:value="0.0299999999999999" calcext:value-type="float">
            <text:p>0,03</text:p>
          </table:table-cell>
          <table:table-cell table:style-name="ce10" table:formula="of:=[.I97]+[.K97]-[.J96]" office:value-type="float" office:value="0.0199999999999999" calcext:value-type="float">
            <text:p>0,02</text:p>
          </table:table-cell>
          <table:table-cell table:style-name="ce10" table:formula="of:=[.J97]+[.L97]-[.K96]" office:value-type="float" office:value="0.00999999999999995" calcext:value-type="float">
            <text:p>0,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7" calcext:value-type="float">
            <text:p>9,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8]+[.D98]-[.C97]" office:value-type="float" office:value="0.03" calcext:value-type="float">
            <text:p>0,03</text:p>
          </table:table-cell>
          <table:table-cell table:style-name="ce10" table:formula="of:=[.C98]+[.E98]-[.D97]" office:value-type="float" office:value="0.0599999999999999" calcext:value-type="float">
            <text:p>0,06</text:p>
          </table:table-cell>
          <table:table-cell table:style-name="ce10" table:formula="of:=[.D98]+[.F98]-[.E97]" office:value-type="float" office:value="0.0899999999999999" calcext:value-type="float">
            <text:p>0,09</text:p>
          </table:table-cell>
          <table:table-cell table:style-name="ce10" table:formula="of:=[.E98]+[.G98]-[.F97]" office:value-type="float" office:value="0.12" calcext:value-type="float">
            <text:p>0,12</text:p>
          </table:table-cell>
          <table:table-cell table:style-name="ce10" table:formula="of:=[.F98]+[.H98]-[.G97]" office:value-type="float" office:value="0.13" calcext:value-type="float">
            <text:p>0,13</text:p>
          </table:table-cell>
          <table:table-cell table:style-name="ce10" table:formula="of:=[.G98]+[.I98]-[.H97]" office:value-type="float" office:value="0.12" calcext:value-type="float">
            <text:p>0,12</text:p>
          </table:table-cell>
          <table:table-cell table:style-name="ce10" table:formula="of:=[.H98]+[.J98]-[.I97]" office:value-type="float" office:value="0.0899999999999999" calcext:value-type="float">
            <text:p>0,09</text:p>
          </table:table-cell>
          <table:table-cell table:style-name="ce10" table:formula="of:=[.I98]+[.K98]-[.J97]" office:value-type="float" office:value="0.0599999999999999" calcext:value-type="float">
            <text:p>0,06</text:p>
          </table:table-cell>
          <table:table-cell table:style-name="ce10" table:formula="of:=[.J98]+[.L98]-[.K97]" office:value-type="float" office:value="0.0299999999999999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8" calcext:value-type="float">
            <text:p>9,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99]+[.D99]-[.C98]" office:value-type="float" office:value="0.0499999999999999" calcext:value-type="float">
            <text:p>0,05</text:p>
          </table:table-cell>
          <table:table-cell table:style-name="ce10" table:formula="of:=[.C99]+[.E99]-[.D98]" office:value-type="float" office:value="0.1" calcext:value-type="float">
            <text:p>0,10</text:p>
          </table:table-cell>
          <table:table-cell table:style-name="ce10" table:formula="of:=[.D99]+[.F99]-[.E98]" office:value-type="float" office:value="0.15" calcext:value-type="float">
            <text:p>0,15</text:p>
          </table:table-cell>
          <table:table-cell table:style-name="ce10" table:formula="of:=[.E99]+[.G99]-[.F98]" office:value-type="float" office:value="0.18" calcext:value-type="float">
            <text:p>0,18</text:p>
          </table:table-cell>
          <table:table-cell table:style-name="ce10" table:formula="of:=[.F99]+[.H99]-[.G98]" office:value-type="float" office:value="0.19" calcext:value-type="float">
            <text:p>0,19</text:p>
          </table:table-cell>
          <table:table-cell table:style-name="ce10" table:formula="of:=[.G99]+[.I99]-[.H98]" office:value-type="float" office:value="0.18" calcext:value-type="float">
            <text:p>0,18</text:p>
          </table:table-cell>
          <table:table-cell table:style-name="ce10" table:formula="of:=[.H99]+[.J99]-[.I98]" office:value-type="float" office:value="0.15" calcext:value-type="float">
            <text:p>0,15</text:p>
          </table:table-cell>
          <table:table-cell table:style-name="ce10" table:formula="of:=[.I99]+[.K99]-[.J98]" office:value-type="float" office:value="0.1" calcext:value-type="float">
            <text:p>0,10</text:p>
          </table:table-cell>
          <table:table-cell table:style-name="ce10" table:formula="of:=[.J99]+[.L99]-[.K98]" office:value-type="float" office:value="0.05" calcext:value-type="float">
            <text:p>0,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7467">
          <table:table-cell table:number-columns-repeated="20"/>
        </table:table-row>
        <table:table-row table:style-name="ro2" table:number-rows-repeated="1008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Лист2" table:style-name="ta1">
        <table:shapes>
          <draw:frame draw:z-index="0" draw:style-name="gr1" draw:text-style-name="P1" svg:width="26.114cm" svg:height="15.432cm" svg:x="16.31cm" svg:y="0.021cm">
            <draw:object draw:notify-on-update-of-ranges="Лист2.A1:Лист2.A1 Лист2.B1:Лист2.L1 Лист2.A2:Лист2.A2 Лист2.B2:Лист2.L2 Лист2.A3:Лист2.A3 Лист2.B3:Лист2.L3 Лист2.A4:Лист2.A4 Лист2.B4:Лист2.L4 Лист2.A5:Лист2.A5 Лист2.B5:Лист2.L5 Лист2.A6:Лист2.A6 Лист2.B6:Лист2.L6 Лист2.A7:Лист2.A7 Лист2.B7:Лист2.L7 Лист2.A8:Лист2.A8 Лист2.B8:Лист2.L8 Лист2.A9:Лист2.A9 Лист2.B9:Лист2.L9 Лист2.A10:Лист2.A10 Лист2.B10:Лист2.L10 Лист2.A11:Лист2.A11 Лист2.B11:Лист2.L11 Лист2.A12:Лист2.A12 Лист2.B12:Лист2.L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" calcext:value-type="float">
            <text:p>0,0</text:p>
          </table:table-cell>
          <table:table-cell table:style-name="ce9" table:formula="of:=[.B1]*([.B1]*[.B1]-1)" office:value-type="float" office:value="-0" calcext:value-type="float">
            <text:p>0</text:p>
          </table:table-cell>
          <table:table-cell table:style-name="ce13" table:formula="of:=[.C1]*([.C1]*[.C1]-1)" office:value-type="float" office:value="-0.099" calcext:value-type="float">
            <text:p>-0,099</text:p>
          </table:table-cell>
          <table:table-cell table:style-name="ce13" table:formula="of:=[.D1]*([.D1]*[.D1]-1)" office:value-type="float" office:value="-0.192" calcext:value-type="float">
            <text:p>-0,192</text:p>
          </table:table-cell>
          <table:table-cell table:style-name="ce13" table:formula="of:=[.E1]*([.E1]*[.E1]-1)" office:value-type="float" office:value="-0.273" calcext:value-type="float">
            <text:p>-0,273</text:p>
          </table:table-cell>
          <table:table-cell table:style-name="ce13" table:formula="of:=[.F1]*([.F1]*[.F1]-1)" office:value-type="float" office:value="-0.336" calcext:value-type="float">
            <text:p>-0,336</text:p>
          </table:table-cell>
          <table:table-cell table:style-name="ce13" table:formula="of:=[.G1]*([.G1]*[.G1]-1)" office:value-type="float" office:value="-0.375" calcext:value-type="float">
            <text:p>-0,375</text:p>
          </table:table-cell>
          <table:table-cell table:style-name="ce13" table:formula="of:=[.H1]*([.H1]*[.H1]-1)" office:value-type="float" office:value="-0.384" calcext:value-type="float">
            <text:p>-0,384</text:p>
          </table:table-cell>
          <table:table-cell table:style-name="ce13" table:formula="of:=[.I1]*([.I1]*[.I1]-1)" office:value-type="float" office:value="-0.357" calcext:value-type="float">
            <text:p>-0,357</text:p>
          </table:table-cell>
          <table:table-cell table:style-name="ce13" table:formula="of:=[.J1]*([.J1]*[.J1]-1)" office:value-type="float" office:value="-0.288" calcext:value-type="float">
            <text:p>-0,288</text:p>
          </table:table-cell>
          <table:table-cell table:style-name="ce13" table:formula="of:=[.K1]*([.K1]*[.K1]-1)" office:value-type="float" office:value="-0.171" calcext:value-type="float">
            <text:p>-0,171</text:p>
          </table:table-cell>
          <table:table-cell table:style-name="ce9" table:formula="of:=[.L1]*([.L1]*[.L1]-1)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C2]" office:value-type="float" office:value="-0.099" calcext:value-type="float">
            <text:p>-0,099</text:p>
          </table:table-cell>
          <table:table-cell table:style-name="ce13" table:formula="of:=[.D2]" office:value-type="float" office:value="-0.192" calcext:value-type="float">
            <text:p>-0,192</text:p>
          </table:table-cell>
          <table:table-cell table:style-name="ce13" table:formula="of:=[.E2]" office:value-type="float" office:value="-0.273" calcext:value-type="float">
            <text:p>-0,273</text:p>
          </table:table-cell>
          <table:table-cell table:style-name="ce13" table:formula="of:=[.F2]" office:value-type="float" office:value="-0.336" calcext:value-type="float">
            <text:p>-0,336</text:p>
          </table:table-cell>
          <table:table-cell table:style-name="ce13" table:formula="of:=[.G2]" office:value-type="float" office:value="-0.375" calcext:value-type="float">
            <text:p>-0,375</text:p>
          </table:table-cell>
          <table:table-cell table:style-name="ce13" table:formula="of:=[.H2]" office:value-type="float" office:value="-0.384" calcext:value-type="float">
            <text:p>-0,384</text:p>
          </table:table-cell>
          <table:table-cell table:style-name="ce13" table:formula="of:=[.I2]" office:value-type="float" office:value="-0.357" calcext:value-type="float">
            <text:p>-0,357</text:p>
          </table:table-cell>
          <table:table-cell table:style-name="ce13" table:formula="of:=[.J2]" office:value-type="float" office:value="-0.288" calcext:value-type="float">
            <text:p>-0,288</text:p>
          </table:table-cell>
          <table:table-cell table:style-name="ce13" table:formula="of:=[.K2]" office:value-type="float" office:value="-0.171" calcext:value-type="float">
            <text:p>-0,171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2" calcext:value-type="float">
            <text:p>0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[.D3]-[.C2]" office:value-type="float" office:value="-0.093" calcext:value-type="float">
            <text:p>-0,093</text:p>
          </table:table-cell>
          <table:table-cell table:style-name="ce13" table:formula="of:=[.C3]+[.E3]-[.D2]" office:value-type="float" office:value="-0.18" calcext:value-type="float">
            <text:p>-0,180</text:p>
          </table:table-cell>
          <table:table-cell table:style-name="ce13" table:formula="of:=[.D3]+[.F3]-[.E2]" office:value-type="float" office:value="-0.255" calcext:value-type="float">
            <text:p>-0,255</text:p>
          </table:table-cell>
          <table:table-cell table:style-name="ce13" table:formula="of:=[.E3]+[.G3]-[.F2]" office:value-type="float" office:value="-0.312" calcext:value-type="float">
            <text:p>-0,312</text:p>
          </table:table-cell>
          <table:table-cell table:style-name="ce13" table:formula="of:=[.F3]+[.H3]-[.G2]" office:value-type="float" office:value="-0.345" calcext:value-type="float">
            <text:p>-0,345</text:p>
          </table:table-cell>
          <table:table-cell table:style-name="ce13" table:formula="of:=[.G3]+[.I3]-[.H2]" office:value-type="float" office:value="-0.348" calcext:value-type="float">
            <text:p>-0,348</text:p>
          </table:table-cell>
          <table:table-cell table:style-name="ce13" table:formula="of:=[.H3]+[.J3]-[.I2]" office:value-type="float" office:value="-0.315" calcext:value-type="float">
            <text:p>-0,315</text:p>
          </table:table-cell>
          <table:table-cell table:style-name="ce13" table:formula="of:=[.I3]+[.K3]-[.J2]" office:value-type="float" office:value="-0.24" calcext:value-type="float">
            <text:p>-0,240</text:p>
          </table:table-cell>
          <table:table-cell table:style-name="ce13" table:formula="of:=[.J3]+[.L3]-[.K2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3" calcext:value-type="float">
            <text:p>0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]+[.D4]-[.C3]" office:value-type="float" office:value="-0.081" calcext:value-type="float">
            <text:p>-0,081</text:p>
          </table:table-cell>
          <table:table-cell table:style-name="ce13" table:formula="of:=[.C4]+[.E4]-[.D3]" office:value-type="float" office:value="-0.156" calcext:value-type="float">
            <text:p>-0,156</text:p>
          </table:table-cell>
          <table:table-cell table:style-name="ce13" table:formula="of:=[.D4]+[.F4]-[.E3]" office:value-type="float" office:value="-0.219" calcext:value-type="float">
            <text:p>-0,219</text:p>
          </table:table-cell>
          <table:table-cell table:style-name="ce13" table:formula="of:=[.E4]+[.G4]-[.F3]" office:value-type="float" office:value="-0.264" calcext:value-type="float">
            <text:p>-0,264</text:p>
          </table:table-cell>
          <table:table-cell table:style-name="ce13" table:formula="of:=[.F4]+[.H4]-[.G3]" office:value-type="float" office:value="-0.285" calcext:value-type="float">
            <text:p>-0,285</text:p>
          </table:table-cell>
          <table:table-cell table:style-name="ce13" table:formula="of:=[.G4]+[.I4]-[.H3]" office:value-type="float" office:value="-0.276" calcext:value-type="float">
            <text:p>-0,276</text:p>
          </table:table-cell>
          <table:table-cell table:style-name="ce13" table:formula="of:=[.H4]+[.J4]-[.I3]" office:value-type="float" office:value="-0.231" calcext:value-type="float">
            <text:p>-0,231</text:p>
          </table:table-cell>
          <table:table-cell table:style-name="ce13" table:formula="of:=[.I4]+[.K4]-[.J3]" office:value-type="float" office:value="-0.144" calcext:value-type="float">
            <text:p>-0,144</text:p>
          </table:table-cell>
          <table:table-cell table:style-name="ce13" table:formula="of:=[.J4]+[.L4]-[.K3]" office:value-type="float" office:value="-0.069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4" calcext:value-type="float">
            <text:p>0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]+[.D5]-[.C4]" office:value-type="float" office:value="-0.063" calcext:value-type="float">
            <text:p>-0,063</text:p>
          </table:table-cell>
          <table:table-cell table:style-name="ce13" table:formula="of:=[.C5]+[.E5]-[.D4]" office:value-type="float" office:value="-0.12" calcext:value-type="float">
            <text:p>-0,120</text:p>
          </table:table-cell>
          <table:table-cell table:style-name="ce13" table:formula="of:=[.D5]+[.F5]-[.E4]" office:value-type="float" office:value="-0.165" calcext:value-type="float">
            <text:p>-0,165</text:p>
          </table:table-cell>
          <table:table-cell table:style-name="ce13" table:formula="of:=[.E5]+[.G5]-[.F4]" office:value-type="float" office:value="-0.192" calcext:value-type="float">
            <text:p>-0,192</text:p>
          </table:table-cell>
          <table:table-cell table:style-name="ce13" table:formula="of:=[.F5]+[.H5]-[.G4]" office:value-type="float" office:value="-0.195" calcext:value-type="float">
            <text:p>-0,195</text:p>
          </table:table-cell>
          <table:table-cell table:style-name="ce13" table:formula="of:=[.G5]+[.I5]-[.H4]" office:value-type="float" office:value="-0.168" calcext:value-type="float">
            <text:p>-0,168</text:p>
          </table:table-cell>
          <table:table-cell table:style-name="ce13" table:formula="of:=[.H5]+[.J5]-[.I4]" office:value-type="float" office:value="-0.105" calcext:value-type="float">
            <text:p>-0,105</text:p>
          </table:table-cell>
          <table:table-cell table:style-name="ce13" table:formula="of:=[.I5]+[.K5]-[.J4]" office:value-type="float" office:value="-0.0600000000000001" calcext:value-type="float">
            <text:p>-0,060</text:p>
          </table:table-cell>
          <table:table-cell table:style-name="ce13" table:formula="of:=[.J5]+[.L5]-[.K4]" office:value-type="float" office:value="-0.0270000000000001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5" calcext:value-type="float">
            <text:p>0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]+[.D6]-[.C5]" office:value-type="float" office:value="-0.039" calcext:value-type="float">
            <text:p>-0,039</text:p>
          </table:table-cell>
          <table:table-cell table:style-name="ce13" table:formula="of:=[.C6]+[.E6]-[.D5]" office:value-type="float" office:value="-0.0719999999999999" calcext:value-type="float">
            <text:p>-0,072</text:p>
          </table:table-cell>
          <table:table-cell table:style-name="ce13" table:formula="of:=[.D6]+[.F6]-[.E5]" office:value-type="float" office:value="-0.0929999999999999" calcext:value-type="float">
            <text:p>-0,093</text:p>
          </table:table-cell>
          <table:table-cell table:style-name="ce13" table:formula="of:=[.E6]+[.G6]-[.F5]" office:value-type="float" office:value="-0.0959999999999998" calcext:value-type="float">
            <text:p>-0,096</text:p>
          </table:table-cell>
          <table:table-cell table:style-name="ce13" table:formula="of:=[.F6]+[.H6]-[.G5]" office:value-type="float" office:value="-0.0749999999999999" calcext:value-type="float">
            <text:p>-0,075</text:p>
          </table:table-cell>
          <table:table-cell table:style-name="ce13" table:formula="of:=[.G6]+[.I6]-[.H5]" office:value-type="float" office:value="-0.0239999999999999" calcext:value-type="float">
            <text:p>-0,024</text:p>
          </table:table-cell>
          <table:table-cell table:style-name="ce13" table:formula="of:=[.H6]+[.J6]-[.I5]" office:value-type="float" office:value="0.003" calcext:value-type="float">
            <text:p>0,003</text:p>
          </table:table-cell>
          <table:table-cell table:style-name="ce13" table:formula="of:=[.I6]+[.K6]-[.J5]" office:value-type="float" office:value="0.012" calcext:value-type="float">
            <text:p>0,012</text:p>
          </table:table-cell>
          <table:table-cell table:style-name="ce13" table:formula="of:=[.J6]+[.L6]-[.K5]" office:value-type="float" office:value="0.00899999999999998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]+[.D7]-[.C6]" office:value-type="float" office:value="-0.00899999999999995" calcext:value-type="float">
            <text:p>-0,009</text:p>
          </table:table-cell>
          <table:table-cell table:style-name="ce13" table:formula="of:=[.C7]+[.E7]-[.D6]" office:value-type="float" office:value="-0.0119999999999999" calcext:value-type="float">
            <text:p>-0,012</text:p>
          </table:table-cell>
          <table:table-cell table:style-name="ce13" table:formula="of:=[.D7]+[.F7]-[.E6]" office:value-type="float" office:value="-0.00299999999999981" calcext:value-type="float">
            <text:p>-0,003</text:p>
          </table:table-cell>
          <table:table-cell table:style-name="ce13" table:formula="of:=[.E7]+[.G7]-[.F6]" office:value-type="float" office:value="0.0240000000000001" calcext:value-type="float">
            <text:p>0,024</text:p>
          </table:table-cell>
          <table:table-cell table:style-name="ce13" table:formula="of:=[.F7]+[.H7]-[.G6]" office:value-type="float" office:value="0.0750000000000001" calcext:value-type="float">
            <text:p>0,075</text:p>
          </table:table-cell>
          <table:table-cell table:style-name="ce13" table:formula="of:=[.G7]+[.I7]-[.H6]" office:value-type="float" office:value="0.096" calcext:value-type="float">
            <text:p>0,096</text:p>
          </table:table-cell>
          <table:table-cell table:style-name="ce13" table:formula="of:=[.H7]+[.J7]-[.I6]" office:value-type="float" office:value="0.0930000000000001" calcext:value-type="float">
            <text:p>0,093</text:p>
          </table:table-cell>
          <table:table-cell table:style-name="ce13" table:formula="of:=[.I7]+[.K7]-[.J6]" office:value-type="float" office:value="0.072" calcext:value-type="float">
            <text:p>0,072</text:p>
          </table:table-cell>
          <table:table-cell table:style-name="ce13" table:formula="of:=[.J7]+[.L7]-[.K6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7" calcext:value-type="float">
            <text:p>0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]+[.D8]-[.C7]" office:value-type="float" office:value="0.0270000000000001" calcext:value-type="float">
            <text:p>0,027</text:p>
          </table:table-cell>
          <table:table-cell table:style-name="ce13" table:formula="of:=[.C8]+[.E8]-[.D7]" office:value-type="float" office:value="0.0600000000000002" calcext:value-type="float">
            <text:p>0,060</text:p>
          </table:table-cell>
          <table:table-cell table:style-name="ce13" table:formula="of:=[.D8]+[.F8]-[.E7]" office:value-type="float" office:value="0.105" calcext:value-type="float">
            <text:p>0,105</text:p>
          </table:table-cell>
          <table:table-cell table:style-name="ce13" table:formula="of:=[.E8]+[.G8]-[.F7]" office:value-type="float" office:value="0.168" calcext:value-type="float">
            <text:p>0,168</text:p>
          </table:table-cell>
          <table:table-cell table:style-name="ce13" table:formula="of:=[.F8]+[.H8]-[.G7]" office:value-type="float" office:value="0.195" calcext:value-type="float">
            <text:p>0,195</text:p>
          </table:table-cell>
          <table:table-cell table:style-name="ce13" table:formula="of:=[.G8]+[.I8]-[.H7]" office:value-type="float" office:value="0.192" calcext:value-type="float">
            <text:p>0,192</text:p>
          </table:table-cell>
          <table:table-cell table:style-name="ce13" table:formula="of:=[.H8]+[.J8]-[.I7]" office:value-type="float" office:value="0.165" calcext:value-type="float">
            <text:p>0,165</text:p>
          </table:table-cell>
          <table:table-cell table:style-name="ce13" table:formula="of:=[.I8]+[.K8]-[.J7]" office:value-type="float" office:value="0.12" calcext:value-type="float">
            <text:p>0,120</text:p>
          </table:table-cell>
          <table:table-cell table:style-name="ce13" table:formula="of:=[.J8]+[.L8]-[.K7]" office:value-type="float" office:value="0.0630000000000001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8" calcext:value-type="float">
            <text:p>0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]+[.D9]-[.C8]" office:value-type="float" office:value="0.0690000000000001" calcext:value-type="float">
            <text:p>0,069</text:p>
          </table:table-cell>
          <table:table-cell table:style-name="ce13" table:formula="of:=[.C9]+[.E9]-[.D8]" office:value-type="float" office:value="0.144" calcext:value-type="float">
            <text:p>0,144</text:p>
          </table:table-cell>
          <table:table-cell table:style-name="ce13" table:formula="of:=[.D9]+[.F9]-[.E8]" office:value-type="float" office:value="0.231" calcext:value-type="float">
            <text:p>0,231</text:p>
          </table:table-cell>
          <table:table-cell table:style-name="ce13" table:formula="of:=[.E9]+[.G9]-[.F8]" office:value-type="float" office:value="0.276" calcext:value-type="float">
            <text:p>0,276</text:p>
          </table:table-cell>
          <table:table-cell table:style-name="ce13" table:formula="of:=[.F9]+[.H9]-[.G8]" office:value-type="float" office:value="0.285" calcext:value-type="float">
            <text:p>0,285</text:p>
          </table:table-cell>
          <table:table-cell table:style-name="ce13" table:formula="of:=[.G9]+[.I9]-[.H8]" office:value-type="float" office:value="0.264" calcext:value-type="float">
            <text:p>0,264</text:p>
          </table:table-cell>
          <table:table-cell table:style-name="ce13" table:formula="of:=[.H9]+[.J9]-[.I8]" office:value-type="float" office:value="0.219" calcext:value-type="float">
            <text:p>0,219</text:p>
          </table:table-cell>
          <table:table-cell table:style-name="ce13" table:formula="of:=[.I9]+[.K9]-[.J8]" office:value-type="float" office:value="0.156" calcext:value-type="float">
            <text:p>0,156</text:p>
          </table:table-cell>
          <table:table-cell table:style-name="ce13" table:formula="of:=[.J9]+[.L9]-[.K8]" office:value-type="float" office:value="0.0810000000000001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9" calcext:value-type="float">
            <text:p>0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0]+[.D10]-[.C9]" office:value-type="float" office:value="0.117" calcext:value-type="float">
            <text:p>0,117</text:p>
          </table:table-cell>
          <table:table-cell table:style-name="ce13" table:formula="of:=[.C10]+[.E10]-[.D9]" office:value-type="float" office:value="0.24" calcext:value-type="float">
            <text:p>0,240</text:p>
          </table:table-cell>
          <table:table-cell table:style-name="ce13" table:formula="of:=[.D10]+[.F10]-[.E9]" office:value-type="float" office:value="0.315" calcext:value-type="float">
            <text:p>0,315</text:p>
          </table:table-cell>
          <table:table-cell table:style-name="ce13" table:formula="of:=[.E10]+[.G10]-[.F9]" office:value-type="float" office:value="0.348" calcext:value-type="float">
            <text:p>0,348</text:p>
          </table:table-cell>
          <table:table-cell table:style-name="ce13" table:formula="of:=[.F10]+[.H10]-[.G9]" office:value-type="float" office:value="0.345" calcext:value-type="float">
            <text:p>0,345</text:p>
          </table:table-cell>
          <table:table-cell table:style-name="ce13" table:formula="of:=[.G10]+[.I10]-[.H9]" office:value-type="float" office:value="0.312" calcext:value-type="float">
            <text:p>0,312</text:p>
          </table:table-cell>
          <table:table-cell table:style-name="ce13" table:formula="of:=[.H10]+[.J10]-[.I9]" office:value-type="float" office:value="0.255" calcext:value-type="float">
            <text:p>0,255</text:p>
          </table:table-cell>
          <table:table-cell table:style-name="ce13" table:formula="of:=[.I10]+[.K10]-[.J9]" office:value-type="float" office:value="0.18" calcext:value-type="float">
            <text:p>0,180</text:p>
          </table:table-cell>
          <table:table-cell table:style-name="ce13" table:formula="of:=[.J10]+[.L10]-[.K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1" calcext:value-type="float">
            <text:p>1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1]+[.D11]-[.C10]" office:value-type="float" office:value="0.171" calcext:value-type="float">
            <text:p>0,171</text:p>
          </table:table-cell>
          <table:table-cell table:style-name="ce13" table:formula="of:=[.C11]+[.E11]-[.D10]" office:value-type="float" office:value="0.288" calcext:value-type="float">
            <text:p>0,288</text:p>
          </table:table-cell>
          <table:table-cell table:style-name="ce13" table:formula="of:=[.D11]+[.F11]-[.E10]" office:value-type="float" office:value="0.357" calcext:value-type="float">
            <text:p>0,357</text:p>
          </table:table-cell>
          <table:table-cell table:style-name="ce13" table:formula="of:=[.E11]+[.G11]-[.F10]" office:value-type="float" office:value="0.384" calcext:value-type="float">
            <text:p>0,384</text:p>
          </table:table-cell>
          <table:table-cell table:style-name="ce13" table:formula="of:=[.F11]+[.H11]-[.G10]" office:value-type="float" office:value="0.375" calcext:value-type="float">
            <text:p>0,375</text:p>
          </table:table-cell>
          <table:table-cell table:style-name="ce13" table:formula="of:=[.G11]+[.I11]-[.H10]" office:value-type="float" office:value="0.336" calcext:value-type="float">
            <text:p>0,336</text:p>
          </table:table-cell>
          <table:table-cell table:style-name="ce13" table:formula="of:=[.H11]+[.J11]-[.I10]" office:value-type="float" office:value="0.273" calcext:value-type="float">
            <text:p>0,273</text:p>
          </table:table-cell>
          <table:table-cell table:style-name="ce13" table:formula="of:=[.I11]+[.K11]-[.J10]" office:value-type="float" office:value="0.192" calcext:value-type="float">
            <text:p>0,192</text:p>
          </table:table-cell>
          <table:table-cell table:style-name="ce13" table:formula="of:=[.J11]+[.L11]-[.K1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1" calcext:value-type="float">
            <text:p>1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2]+[.D12]-[.C11]" office:value-type="float" office:value="0.171" calcext:value-type="float">
            <text:p>0,171</text:p>
          </table:table-cell>
          <table:table-cell table:style-name="ce13" table:formula="of:=[.C12]+[.E12]-[.D11]" office:value-type="float" office:value="0.288" calcext:value-type="float">
            <text:p>0,288</text:p>
          </table:table-cell>
          <table:table-cell table:style-name="ce13" table:formula="of:=[.D12]+[.F12]-[.E11]" office:value-type="float" office:value="0.357" calcext:value-type="float">
            <text:p>0,357</text:p>
          </table:table-cell>
          <table:table-cell table:style-name="ce13" table:formula="of:=[.E12]+[.G12]-[.F11]" office:value-type="float" office:value="0.384" calcext:value-type="float">
            <text:p>0,384</text:p>
          </table:table-cell>
          <table:table-cell table:style-name="ce13" table:formula="of:=[.F12]+[.H12]-[.G11]" office:value-type="float" office:value="0.375" calcext:value-type="float">
            <text:p>0,375</text:p>
          </table:table-cell>
          <table:table-cell table:style-name="ce13" table:formula="of:=[.G12]+[.I12]-[.H11]" office:value-type="float" office:value="0.336" calcext:value-type="float">
            <text:p>0,336</text:p>
          </table:table-cell>
          <table:table-cell table:style-name="ce13" table:formula="of:=[.H12]+[.J12]-[.I11]" office:value-type="float" office:value="0.273" calcext:value-type="float">
            <text:p>0,273</text:p>
          </table:table-cell>
          <table:table-cell table:style-name="ce13" table:formula="of:=[.I12]+[.K12]-[.J11]" office:value-type="float" office:value="0.192" calcext:value-type="float">
            <text:p>0,192</text:p>
          </table:table-cell>
          <table:table-cell table:style-name="ce13" table:formula="of:=[.J12]+[.L12]-[.K11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2" calcext:value-type="float">
            <text:p>1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3]+[.D13]-[.C12]" office:value-type="float" office:value="0.117" calcext:value-type="float">
            <text:p>0,117</text:p>
          </table:table-cell>
          <table:table-cell table:style-name="ce13" table:formula="of:=[.C13]+[.E13]-[.D12]" office:value-type="float" office:value="0.24" calcext:value-type="float">
            <text:p>0,240</text:p>
          </table:table-cell>
          <table:table-cell table:style-name="ce13" table:formula="of:=[.D13]+[.F13]-[.E12]" office:value-type="float" office:value="0.315" calcext:value-type="float">
            <text:p>0,315</text:p>
          </table:table-cell>
          <table:table-cell table:style-name="ce13" table:formula="of:=[.E13]+[.G13]-[.F12]" office:value-type="float" office:value="0.348" calcext:value-type="float">
            <text:p>0,348</text:p>
          </table:table-cell>
          <table:table-cell table:style-name="ce13" table:formula="of:=[.F13]+[.H13]-[.G12]" office:value-type="float" office:value="0.345" calcext:value-type="float">
            <text:p>0,345</text:p>
          </table:table-cell>
          <table:table-cell table:style-name="ce13" table:formula="of:=[.G13]+[.I13]-[.H12]" office:value-type="float" office:value="0.312" calcext:value-type="float">
            <text:p>0,312</text:p>
          </table:table-cell>
          <table:table-cell table:style-name="ce13" table:formula="of:=[.H13]+[.J13]-[.I12]" office:value-type="float" office:value="0.255" calcext:value-type="float">
            <text:p>0,255</text:p>
          </table:table-cell>
          <table:table-cell table:style-name="ce13" table:formula="of:=[.I13]+[.K13]-[.J12]" office:value-type="float" office:value="0.18" calcext:value-type="float">
            <text:p>0,180</text:p>
          </table:table-cell>
          <table:table-cell table:style-name="ce13" table:formula="of:=[.J13]+[.L13]-[.K12]" office:value-type="float" office:value="0.0930000000000001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3" calcext:value-type="float">
            <text:p>1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4]+[.D14]-[.C13]" office:value-type="float" office:value="0.0689999999999998" calcext:value-type="float">
            <text:p>0,069</text:p>
          </table:table-cell>
          <table:table-cell table:style-name="ce13" table:formula="of:=[.C14]+[.E14]-[.D13]" office:value-type="float" office:value="0.144" calcext:value-type="float">
            <text:p>0,144</text:p>
          </table:table-cell>
          <table:table-cell table:style-name="ce13" table:formula="of:=[.D14]+[.F14]-[.E13]" office:value-type="float" office:value="0.231" calcext:value-type="float">
            <text:p>0,231</text:p>
          </table:table-cell>
          <table:table-cell table:style-name="ce13" table:formula="of:=[.E14]+[.G14]-[.F13]" office:value-type="float" office:value="0.276" calcext:value-type="float">
            <text:p>0,276</text:p>
          </table:table-cell>
          <table:table-cell table:style-name="ce13" table:formula="of:=[.F14]+[.H14]-[.G13]" office:value-type="float" office:value="0.285" calcext:value-type="float">
            <text:p>0,285</text:p>
          </table:table-cell>
          <table:table-cell table:style-name="ce13" table:formula="of:=[.G14]+[.I14]-[.H13]" office:value-type="float" office:value="0.264" calcext:value-type="float">
            <text:p>0,264</text:p>
          </table:table-cell>
          <table:table-cell table:style-name="ce13" table:formula="of:=[.H14]+[.J14]-[.I13]" office:value-type="float" office:value="0.219" calcext:value-type="float">
            <text:p>0,219</text:p>
          </table:table-cell>
          <table:table-cell table:style-name="ce13" table:formula="of:=[.I14]+[.K14]-[.J13]" office:value-type="float" office:value="0.156" calcext:value-type="float">
            <text:p>0,156</text:p>
          </table:table-cell>
          <table:table-cell table:style-name="ce13" table:formula="of:=[.J14]+[.L14]-[.K13]" office:value-type="float" office:value="0.0809999999999999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4" calcext:value-type="float">
            <text:p>1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5]+[.D15]-[.C14]" office:value-type="float" office:value="0.0270000000000001" calcext:value-type="float">
            <text:p>0,027</text:p>
          </table:table-cell>
          <table:table-cell table:style-name="ce13" table:formula="of:=[.C15]+[.E15]-[.D14]" office:value-type="float" office:value="0.06" calcext:value-type="float">
            <text:p>0,060</text:p>
          </table:table-cell>
          <table:table-cell table:style-name="ce13" table:formula="of:=[.D15]+[.F15]-[.E14]" office:value-type="float" office:value="0.105" calcext:value-type="float">
            <text:p>0,105</text:p>
          </table:table-cell>
          <table:table-cell table:style-name="ce13" table:formula="of:=[.E15]+[.G15]-[.F14]" office:value-type="float" office:value="0.168" calcext:value-type="float">
            <text:p>0,168</text:p>
          </table:table-cell>
          <table:table-cell table:style-name="ce13" table:formula="of:=[.F15]+[.H15]-[.G14]" office:value-type="float" office:value="0.195" calcext:value-type="float">
            <text:p>0,195</text:p>
          </table:table-cell>
          <table:table-cell table:style-name="ce13" table:formula="of:=[.G15]+[.I15]-[.H14]" office:value-type="float" office:value="0.192" calcext:value-type="float">
            <text:p>0,192</text:p>
          </table:table-cell>
          <table:table-cell table:style-name="ce13" table:formula="of:=[.H15]+[.J15]-[.I14]" office:value-type="float" office:value="0.165" calcext:value-type="float">
            <text:p>0,165</text:p>
          </table:table-cell>
          <table:table-cell table:style-name="ce13" table:formula="of:=[.I15]+[.K15]-[.J14]" office:value-type="float" office:value="0.12" calcext:value-type="float">
            <text:p>0,120</text:p>
          </table:table-cell>
          <table:table-cell table:style-name="ce13" table:formula="of:=[.J15]+[.L15]-[.K14]" office:value-type="float" office:value="0.0630000000000001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5" calcext:value-type="float">
            <text:p>1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[.D16]-[.C15]" office:value-type="float" office:value="-0.00899999999999984" calcext:value-type="float">
            <text:p>-0,009</text:p>
          </table:table-cell>
          <table:table-cell table:style-name="ce13" table:formula="of:=[.C16]+[.E16]-[.D15]" office:value-type="float" office:value="-0.0119999999999998" calcext:value-type="float">
            <text:p>-0,012</text:p>
          </table:table-cell>
          <table:table-cell table:style-name="ce13" table:formula="of:=[.D16]+[.F16]-[.E15]" office:value-type="float" office:value="-0.00300000000000017" calcext:value-type="float">
            <text:p>-0,003</text:p>
          </table:table-cell>
          <table:table-cell table:style-name="ce13" table:formula="of:=[.E16]+[.G16]-[.F15]" office:value-type="float" office:value="0.0240000000000001" calcext:value-type="float">
            <text:p>0,024</text:p>
          </table:table-cell>
          <table:table-cell table:style-name="ce13" table:formula="of:=[.F16]+[.H16]-[.G15]" office:value-type="float" office:value="0.0749999999999997" calcext:value-type="float">
            <text:p>0,075</text:p>
          </table:table-cell>
          <table:table-cell table:style-name="ce13" table:formula="of:=[.G16]+[.I16]-[.H15]" office:value-type="float" office:value="0.096" calcext:value-type="float">
            <text:p>0,096</text:p>
          </table:table-cell>
          <table:table-cell table:style-name="ce13" table:formula="of:=[.H16]+[.J16]-[.I15]" office:value-type="float" office:value="0.0929999999999996" calcext:value-type="float">
            <text:p>0,093</text:p>
          </table:table-cell>
          <table:table-cell table:style-name="ce13" table:formula="of:=[.I16]+[.K16]-[.J15]" office:value-type="float" office:value="0.0720000000000001" calcext:value-type="float">
            <text:p>0,072</text:p>
          </table:table-cell>
          <table:table-cell table:style-name="ce13" table:formula="of:=[.J16]+[.L16]-[.K15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7]+[.D17]-[.C16]" office:value-type="float" office:value="-0.0389999999999999" calcext:value-type="float">
            <text:p>-0,039</text:p>
          </table:table-cell>
          <table:table-cell table:style-name="ce13" table:formula="of:=[.C17]+[.E17]-[.D16]" office:value-type="float" office:value="-0.072" calcext:value-type="float">
            <text:p>-0,072</text:p>
          </table:table-cell>
          <table:table-cell table:style-name="ce13" table:formula="of:=[.D17]+[.F17]-[.E16]" office:value-type="float" office:value="-0.0929999999999999" calcext:value-type="float">
            <text:p>-0,093</text:p>
          </table:table-cell>
          <table:table-cell table:style-name="ce13" table:formula="of:=[.E17]+[.G17]-[.F16]" office:value-type="float" office:value="-0.0960000000000002" calcext:value-type="float">
            <text:p>-0,096</text:p>
          </table:table-cell>
          <table:table-cell table:style-name="ce13" table:formula="of:=[.F17]+[.H17]-[.G16]" office:value-type="float" office:value="-0.0749999999999999" calcext:value-type="float">
            <text:p>-0,075</text:p>
          </table:table-cell>
          <table:table-cell table:style-name="ce13" table:formula="of:=[.G17]+[.I17]-[.H16]" office:value-type="float" office:value="-0.0240000000000004" calcext:value-type="float">
            <text:p>-0,024</text:p>
          </table:table-cell>
          <table:table-cell table:style-name="ce13" table:formula="of:=[.H17]+[.J17]-[.I16]" office:value-type="float" office:value="0.00299999999999995" calcext:value-type="float">
            <text:p>0,003</text:p>
          </table:table-cell>
          <table:table-cell table:style-name="ce13" table:formula="of:=[.I17]+[.K17]-[.J16]" office:value-type="float" office:value="0.0119999999999998" calcext:value-type="float">
            <text:p>0,012</text:p>
          </table:table-cell>
          <table:table-cell table:style-name="ce13" table:formula="of:=[.J17]+[.L17]-[.K16]" office:value-type="float" office:value="0.00900000000000001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7" calcext:value-type="float">
            <text:p>1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8]+[.D18]-[.C17]" office:value-type="float" office:value="-0.0630000000000002" calcext:value-type="float">
            <text:p>-0,063</text:p>
          </table:table-cell>
          <table:table-cell table:style-name="ce13" table:formula="of:=[.C18]+[.E18]-[.D17]" office:value-type="float" office:value="-0.12" calcext:value-type="float">
            <text:p>-0,120</text:p>
          </table:table-cell>
          <table:table-cell table:style-name="ce13" table:formula="of:=[.D18]+[.F18]-[.E17]" office:value-type="float" office:value="-0.165" calcext:value-type="float">
            <text:p>-0,165</text:p>
          </table:table-cell>
          <table:table-cell table:style-name="ce13" table:formula="of:=[.E18]+[.G18]-[.F17]" office:value-type="float" office:value="-0.192" calcext:value-type="float">
            <text:p>-0,192</text:p>
          </table:table-cell>
          <table:table-cell table:style-name="ce13" table:formula="of:=[.F18]+[.H18]-[.G17]" office:value-type="float" office:value="-0.195" calcext:value-type="float">
            <text:p>-0,195</text:p>
          </table:table-cell>
          <table:table-cell table:style-name="ce13" table:formula="of:=[.G18]+[.I18]-[.H17]" office:value-type="float" office:value="-0.168" calcext:value-type="float">
            <text:p>-0,168</text:p>
          </table:table-cell>
          <table:table-cell table:style-name="ce13" table:formula="of:=[.H18]+[.J18]-[.I17]" office:value-type="float" office:value="-0.105" calcext:value-type="float">
            <text:p>-0,105</text:p>
          </table:table-cell>
          <table:table-cell table:style-name="ce13" table:formula="of:=[.I18]+[.K18]-[.J17]" office:value-type="float" office:value="-0.0600000000000001" calcext:value-type="float">
            <text:p>-0,060</text:p>
          </table:table-cell>
          <table:table-cell table:style-name="ce13" table:formula="of:=[.J18]+[.L18]-[.K17]" office:value-type="float" office:value="-0.0270000000000002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9]+[.D19]-[.C18]" office:value-type="float" office:value="-0.081" calcext:value-type="float">
            <text:p>-0,081</text:p>
          </table:table-cell>
          <table:table-cell table:style-name="ce13" table:formula="of:=[.C19]+[.E19]-[.D18]" office:value-type="float" office:value="-0.156" calcext:value-type="float">
            <text:p>-0,156</text:p>
          </table:table-cell>
          <table:table-cell table:style-name="ce13" table:formula="of:=[.D19]+[.F19]-[.E18]" office:value-type="float" office:value="-0.219" calcext:value-type="float">
            <text:p>-0,219</text:p>
          </table:table-cell>
          <table:table-cell table:style-name="ce13" table:formula="of:=[.E19]+[.G19]-[.F18]" office:value-type="float" office:value="-0.264" calcext:value-type="float">
            <text:p>-0,264</text:p>
          </table:table-cell>
          <table:table-cell table:style-name="ce13" table:formula="of:=[.F19]+[.H19]-[.G18]" office:value-type="float" office:value="-0.285" calcext:value-type="float">
            <text:p>-0,285</text:p>
          </table:table-cell>
          <table:table-cell table:style-name="ce13" table:formula="of:=[.G19]+[.I19]-[.H18]" office:value-type="float" office:value="-0.276" calcext:value-type="float">
            <text:p>-0,276</text:p>
          </table:table-cell>
          <table:table-cell table:style-name="ce13" table:formula="of:=[.H19]+[.J19]-[.I18]" office:value-type="float" office:value="-0.231" calcext:value-type="float">
            <text:p>-0,231</text:p>
          </table:table-cell>
          <table:table-cell table:style-name="ce13" table:formula="of:=[.I19]+[.K19]-[.J18]" office:value-type="float" office:value="-0.144" calcext:value-type="float">
            <text:p>-0,144</text:p>
          </table:table-cell>
          <table:table-cell table:style-name="ce13" table:formula="of:=[.J19]+[.L19]-[.K18]" office:value-type="float" office:value="-0.0690000000000001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1.9" calcext:value-type="float">
            <text:p>1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0]+[.D20]-[.C19]" office:value-type="float" office:value="-0.093" calcext:value-type="float">
            <text:p>-0,093</text:p>
          </table:table-cell>
          <table:table-cell table:style-name="ce13" table:formula="of:=[.C20]+[.E20]-[.D19]" office:value-type="float" office:value="-0.18" calcext:value-type="float">
            <text:p>-0,180</text:p>
          </table:table-cell>
          <table:table-cell table:style-name="ce13" table:formula="of:=[.D20]+[.F20]-[.E19]" office:value-type="float" office:value="-0.255" calcext:value-type="float">
            <text:p>-0,255</text:p>
          </table:table-cell>
          <table:table-cell table:style-name="ce13" table:formula="of:=[.E20]+[.G20]-[.F19]" office:value-type="float" office:value="-0.312" calcext:value-type="float">
            <text:p>-0,312</text:p>
          </table:table-cell>
          <table:table-cell table:style-name="ce13" table:formula="of:=[.F20]+[.H20]-[.G19]" office:value-type="float" office:value="-0.345" calcext:value-type="float">
            <text:p>-0,345</text:p>
          </table:table-cell>
          <table:table-cell table:style-name="ce13" table:formula="of:=[.G20]+[.I20]-[.H19]" office:value-type="float" office:value="-0.348" calcext:value-type="float">
            <text:p>-0,348</text:p>
          </table:table-cell>
          <table:table-cell table:style-name="ce13" table:formula="of:=[.H20]+[.J20]-[.I19]" office:value-type="float" office:value="-0.315" calcext:value-type="float">
            <text:p>-0,315</text:p>
          </table:table-cell>
          <table:table-cell table:style-name="ce13" table:formula="of:=[.I20]+[.K20]-[.J19]" office:value-type="float" office:value="-0.24" calcext:value-type="float">
            <text:p>-0,240</text:p>
          </table:table-cell>
          <table:table-cell table:style-name="ce13" table:formula="of:=[.J20]+[.L20]-[.K1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1]+[.D21]-[.C20]" office:value-type="float" office:value="-0.099" calcext:value-type="float">
            <text:p>-0,099</text:p>
          </table:table-cell>
          <table:table-cell table:style-name="ce13" table:formula="of:=[.C21]+[.E21]-[.D20]" office:value-type="float" office:value="-0.192" calcext:value-type="float">
            <text:p>-0,192</text:p>
          </table:table-cell>
          <table:table-cell table:style-name="ce13" table:formula="of:=[.D21]+[.F21]-[.E20]" office:value-type="float" office:value="-0.273" calcext:value-type="float">
            <text:p>-0,273</text:p>
          </table:table-cell>
          <table:table-cell table:style-name="ce13" table:formula="of:=[.E21]+[.G21]-[.F20]" office:value-type="float" office:value="-0.336" calcext:value-type="float">
            <text:p>-0,336</text:p>
          </table:table-cell>
          <table:table-cell table:style-name="ce13" table:formula="of:=[.F21]+[.H21]-[.G20]" office:value-type="float" office:value="-0.375" calcext:value-type="float">
            <text:p>-0,375</text:p>
          </table:table-cell>
          <table:table-cell table:style-name="ce13" table:formula="of:=[.G21]+[.I21]-[.H20]" office:value-type="float" office:value="-0.384" calcext:value-type="float">
            <text:p>-0,384</text:p>
          </table:table-cell>
          <table:table-cell table:style-name="ce13" table:formula="of:=[.H21]+[.J21]-[.I20]" office:value-type="float" office:value="-0.357" calcext:value-type="float">
            <text:p>-0,357</text:p>
          </table:table-cell>
          <table:table-cell table:style-name="ce13" table:formula="of:=[.I21]+[.K21]-[.J20]" office:value-type="float" office:value="-0.288" calcext:value-type="float">
            <text:p>-0,288</text:p>
          </table:table-cell>
          <table:table-cell table:style-name="ce13" table:formula="of:=[.J21]+[.L21]-[.K2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1" calcext:value-type="float">
            <text:p>2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2]+[.D22]-[.C21]" office:value-type="float" office:value="-0.099" calcext:value-type="float">
            <text:p>-0,099</text:p>
          </table:table-cell>
          <table:table-cell table:style-name="ce13" table:formula="of:=[.C22]+[.E22]-[.D21]" office:value-type="float" office:value="-0.192" calcext:value-type="float">
            <text:p>-0,192</text:p>
          </table:table-cell>
          <table:table-cell table:style-name="ce13" table:formula="of:=[.D22]+[.F22]-[.E21]" office:value-type="float" office:value="-0.273" calcext:value-type="float">
            <text:p>-0,273</text:p>
          </table:table-cell>
          <table:table-cell table:style-name="ce13" table:formula="of:=[.E22]+[.G22]-[.F21]" office:value-type="float" office:value="-0.336" calcext:value-type="float">
            <text:p>-0,336</text:p>
          </table:table-cell>
          <table:table-cell table:style-name="ce13" table:formula="of:=[.F22]+[.H22]-[.G21]" office:value-type="float" office:value="-0.375" calcext:value-type="float">
            <text:p>-0,375</text:p>
          </table:table-cell>
          <table:table-cell table:style-name="ce13" table:formula="of:=[.G22]+[.I22]-[.H21]" office:value-type="float" office:value="-0.384" calcext:value-type="float">
            <text:p>-0,384</text:p>
          </table:table-cell>
          <table:table-cell table:style-name="ce13" table:formula="of:=[.H22]+[.J22]-[.I21]" office:value-type="float" office:value="-0.357" calcext:value-type="float">
            <text:p>-0,357</text:p>
          </table:table-cell>
          <table:table-cell table:style-name="ce13" table:formula="of:=[.I22]+[.K22]-[.J21]" office:value-type="float" office:value="-0.288" calcext:value-type="float">
            <text:p>-0,288</text:p>
          </table:table-cell>
          <table:table-cell table:style-name="ce13" table:formula="of:=[.J22]+[.L22]-[.K2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2" calcext:value-type="float">
            <text:p>2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3]+[.D23]-[.C22]" office:value-type="float" office:value="-0.093" calcext:value-type="float">
            <text:p>-0,093</text:p>
          </table:table-cell>
          <table:table-cell table:style-name="ce13" table:formula="of:=[.C23]+[.E23]-[.D22]" office:value-type="float" office:value="-0.18" calcext:value-type="float">
            <text:p>-0,180</text:p>
          </table:table-cell>
          <table:table-cell table:style-name="ce13" table:formula="of:=[.D23]+[.F23]-[.E22]" office:value-type="float" office:value="-0.255" calcext:value-type="float">
            <text:p>-0,255</text:p>
          </table:table-cell>
          <table:table-cell table:style-name="ce13" table:formula="of:=[.E23]+[.G23]-[.F22]" office:value-type="float" office:value="-0.312" calcext:value-type="float">
            <text:p>-0,312</text:p>
          </table:table-cell>
          <table:table-cell table:style-name="ce13" table:formula="of:=[.F23]+[.H23]-[.G22]" office:value-type="float" office:value="-0.345" calcext:value-type="float">
            <text:p>-0,345</text:p>
          </table:table-cell>
          <table:table-cell table:style-name="ce13" table:formula="of:=[.G23]+[.I23]-[.H22]" office:value-type="float" office:value="-0.348" calcext:value-type="float">
            <text:p>-0,348</text:p>
          </table:table-cell>
          <table:table-cell table:style-name="ce13" table:formula="of:=[.H23]+[.J23]-[.I22]" office:value-type="float" office:value="-0.315" calcext:value-type="float">
            <text:p>-0,315</text:p>
          </table:table-cell>
          <table:table-cell table:style-name="ce13" table:formula="of:=[.I23]+[.K23]-[.J22]" office:value-type="float" office:value="-0.24" calcext:value-type="float">
            <text:p>-0,240</text:p>
          </table:table-cell>
          <table:table-cell table:style-name="ce13" table:formula="of:=[.J23]+[.L23]-[.K22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3" calcext:value-type="float">
            <text:p>2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4]+[.D24]-[.C23]" office:value-type="float" office:value="-0.0809999999999997" calcext:value-type="float">
            <text:p>-0,081</text:p>
          </table:table-cell>
          <table:table-cell table:style-name="ce13" table:formula="of:=[.C24]+[.E24]-[.D23]" office:value-type="float" office:value="-0.156" calcext:value-type="float">
            <text:p>-0,156</text:p>
          </table:table-cell>
          <table:table-cell table:style-name="ce13" table:formula="of:=[.D24]+[.F24]-[.E23]" office:value-type="float" office:value="-0.219" calcext:value-type="float">
            <text:p>-0,219</text:p>
          </table:table-cell>
          <table:table-cell table:style-name="ce13" table:formula="of:=[.E24]+[.G24]-[.F23]" office:value-type="float" office:value="-0.264" calcext:value-type="float">
            <text:p>-0,264</text:p>
          </table:table-cell>
          <table:table-cell table:style-name="ce13" table:formula="of:=[.F24]+[.H24]-[.G23]" office:value-type="float" office:value="-0.284999999999999" calcext:value-type="float">
            <text:p>-0,285</text:p>
          </table:table-cell>
          <table:table-cell table:style-name="ce13" table:formula="of:=[.G24]+[.I24]-[.H23]" office:value-type="float" office:value="-0.276" calcext:value-type="float">
            <text:p>-0,276</text:p>
          </table:table-cell>
          <table:table-cell table:style-name="ce13" table:formula="of:=[.H24]+[.J24]-[.I23]" office:value-type="float" office:value="-0.231" calcext:value-type="float">
            <text:p>-0,231</text:p>
          </table:table-cell>
          <table:table-cell table:style-name="ce13" table:formula="of:=[.I24]+[.K24]-[.J23]" office:value-type="float" office:value="-0.144" calcext:value-type="float">
            <text:p>-0,144</text:p>
          </table:table-cell>
          <table:table-cell table:style-name="ce13" table:formula="of:=[.J24]+[.L24]-[.K23]" office:value-type="float" office:value="-0.0689999999999998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4" calcext:value-type="float">
            <text:p>2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5]+[.D25]-[.C24]" office:value-type="float" office:value="-0.063" calcext:value-type="float">
            <text:p>-0,063</text:p>
          </table:table-cell>
          <table:table-cell table:style-name="ce13" table:formula="of:=[.C25]+[.E25]-[.D24]" office:value-type="float" office:value="-0.12" calcext:value-type="float">
            <text:p>-0,120</text:p>
          </table:table-cell>
          <table:table-cell table:style-name="ce13" table:formula="of:=[.D25]+[.F25]-[.E24]" office:value-type="float" office:value="-0.165" calcext:value-type="float">
            <text:p>-0,165</text:p>
          </table:table-cell>
          <table:table-cell table:style-name="ce13" table:formula="of:=[.E25]+[.G25]-[.F24]" office:value-type="float" office:value="-0.191999999999999" calcext:value-type="float">
            <text:p>-0,192</text:p>
          </table:table-cell>
          <table:table-cell table:style-name="ce13" table:formula="of:=[.F25]+[.H25]-[.G24]" office:value-type="float" office:value="-0.195" calcext:value-type="float">
            <text:p>-0,195</text:p>
          </table:table-cell>
          <table:table-cell table:style-name="ce13" table:formula="of:=[.G25]+[.I25]-[.H24]" office:value-type="float" office:value="-0.167999999999999" calcext:value-type="float">
            <text:p>-0,168</text:p>
          </table:table-cell>
          <table:table-cell table:style-name="ce13" table:formula="of:=[.H25]+[.J25]-[.I24]" office:value-type="float" office:value="-0.105" calcext:value-type="float">
            <text:p>-0,105</text:p>
          </table:table-cell>
          <table:table-cell table:style-name="ce13" table:formula="of:=[.I25]+[.K25]-[.J24]" office:value-type="float" office:value="-0.0599999999999999" calcext:value-type="float">
            <text:p>-0,060</text:p>
          </table:table-cell>
          <table:table-cell table:style-name="ce13" table:formula="of:=[.J25]+[.L25]-[.K24]" office:value-type="float" office:value="-0.0269999999999999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6]+[.D26]-[.C25]" office:value-type="float" office:value="-0.0389999999999999" calcext:value-type="float">
            <text:p>-0,039</text:p>
          </table:table-cell>
          <table:table-cell table:style-name="ce13" table:formula="of:=[.C26]+[.E26]-[.D25]" office:value-type="float" office:value="-0.0719999999999999" calcext:value-type="float">
            <text:p>-0,072</text:p>
          </table:table-cell>
          <table:table-cell table:style-name="ce13" table:formula="of:=[.D26]+[.F26]-[.E25]" office:value-type="float" office:value="-0.0929999999999994" calcext:value-type="float">
            <text:p>-0,093</text:p>
          </table:table-cell>
          <table:table-cell table:style-name="ce13" table:formula="of:=[.E26]+[.G26]-[.F25]" office:value-type="float" office:value="-0.0959999999999999" calcext:value-type="float">
            <text:p>-0,096</text:p>
          </table:table-cell>
          <table:table-cell table:style-name="ce13" table:formula="of:=[.F26]+[.H26]-[.G25]" office:value-type="float" office:value="-0.0749999999999995" calcext:value-type="float">
            <text:p>-0,075</text:p>
          </table:table-cell>
          <table:table-cell table:style-name="ce13" table:formula="of:=[.G26]+[.I26]-[.H25]" office:value-type="float" office:value="-0.0239999999999999" calcext:value-type="float">
            <text:p>-0,024</text:p>
          </table:table-cell>
          <table:table-cell table:style-name="ce13" table:formula="of:=[.H26]+[.J26]-[.I25]" office:value-type="float" office:value="0.00300000000000045" calcext:value-type="float">
            <text:p>0,003</text:p>
          </table:table-cell>
          <table:table-cell table:style-name="ce13" table:formula="of:=[.I26]+[.K26]-[.J25]" office:value-type="float" office:value="0.012" calcext:value-type="float">
            <text:p>0,012</text:p>
          </table:table-cell>
          <table:table-cell table:style-name="ce13" table:formula="of:=[.J26]+[.L26]-[.K25]" office:value-type="float" office:value="0.00899999999999995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6" calcext:value-type="float">
            <text:p>2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7]+[.D27]-[.C26]" office:value-type="float" office:value="-0.0089999999999999" calcext:value-type="float">
            <text:p>-0,009</text:p>
          </table:table-cell>
          <table:table-cell table:style-name="ce13" table:formula="of:=[.C27]+[.E27]-[.D26]" office:value-type="float" office:value="-0.0119999999999997" calcext:value-type="float">
            <text:p>-0,012</text:p>
          </table:table-cell>
          <table:table-cell table:style-name="ce13" table:formula="of:=[.D27]+[.F27]-[.E26]" office:value-type="float" office:value="-0.00299999999999984" calcext:value-type="float">
            <text:p>-0,003</text:p>
          </table:table-cell>
          <table:table-cell table:style-name="ce13" table:formula="of:=[.E27]+[.G27]-[.F26]" office:value-type="float" office:value="0.0240000000000006" calcext:value-type="float">
            <text:p>0,024</text:p>
          </table:table-cell>
          <table:table-cell table:style-name="ce13" table:formula="of:=[.F27]+[.H27]-[.G26]" office:value-type="float" office:value="0.0750000000000001" calcext:value-type="float">
            <text:p>0,075</text:p>
          </table:table-cell>
          <table:table-cell table:style-name="ce13" table:formula="of:=[.G27]+[.I27]-[.H26]" office:value-type="float" office:value="0.0960000000000004" calcext:value-type="float">
            <text:p>0,096</text:p>
          </table:table-cell>
          <table:table-cell table:style-name="ce13" table:formula="of:=[.H27]+[.J27]-[.I26]" office:value-type="float" office:value="0.0930000000000001" calcext:value-type="float">
            <text:p>0,093</text:p>
          </table:table-cell>
          <table:table-cell table:style-name="ce13" table:formula="of:=[.I27]+[.K27]-[.J26]" office:value-type="float" office:value="0.0720000000000003" calcext:value-type="float">
            <text:p>0,072</text:p>
          </table:table-cell>
          <table:table-cell table:style-name="ce13" table:formula="of:=[.J27]+[.L27]-[.K26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7" calcext:value-type="float">
            <text:p>2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8]+[.D28]-[.C27]" office:value-type="float" office:value="0.0270000000000002" calcext:value-type="float">
            <text:p>0,027</text:p>
          </table:table-cell>
          <table:table-cell table:style-name="ce13" table:formula="of:=[.C28]+[.E28]-[.D27]" office:value-type="float" office:value="0.0600000000000002" calcext:value-type="float">
            <text:p>0,060</text:p>
          </table:table-cell>
          <table:table-cell table:style-name="ce13" table:formula="of:=[.D28]+[.F28]-[.E27]" office:value-type="float" office:value="0.105" calcext:value-type="float">
            <text:p>0,105</text:p>
          </table:table-cell>
          <table:table-cell table:style-name="ce13" table:formula="of:=[.E28]+[.G28]-[.F27]" office:value-type="float" office:value="0.168" calcext:value-type="float">
            <text:p>0,168</text:p>
          </table:table-cell>
          <table:table-cell table:style-name="ce13" table:formula="of:=[.F28]+[.H28]-[.G27]" office:value-type="float" office:value="0.195" calcext:value-type="float">
            <text:p>0,195</text:p>
          </table:table-cell>
          <table:table-cell table:style-name="ce13" table:formula="of:=[.G28]+[.I28]-[.H27]" office:value-type="float" office:value="0.192" calcext:value-type="float">
            <text:p>0,192</text:p>
          </table:table-cell>
          <table:table-cell table:style-name="ce13" table:formula="of:=[.H28]+[.J28]-[.I27]" office:value-type="float" office:value="0.165" calcext:value-type="float">
            <text:p>0,165</text:p>
          </table:table-cell>
          <table:table-cell table:style-name="ce13" table:formula="of:=[.I28]+[.K28]-[.J27]" office:value-type="float" office:value="0.12" calcext:value-type="float">
            <text:p>0,120</text:p>
          </table:table-cell>
          <table:table-cell table:style-name="ce13" table:formula="of:=[.J28]+[.L28]-[.K27]" office:value-type="float" office:value="0.0630000000000003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8" calcext:value-type="float">
            <text:p>2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9]+[.D29]-[.C28]" office:value-type="float" office:value="0.0690000000000001" calcext:value-type="float">
            <text:p>0,069</text:p>
          </table:table-cell>
          <table:table-cell table:style-name="ce13" table:formula="of:=[.C29]+[.E29]-[.D28]" office:value-type="float" office:value="0.144" calcext:value-type="float">
            <text:p>0,144</text:p>
          </table:table-cell>
          <table:table-cell table:style-name="ce13" table:formula="of:=[.D29]+[.F29]-[.E28]" office:value-type="float" office:value="0.231" calcext:value-type="float">
            <text:p>0,231</text:p>
          </table:table-cell>
          <table:table-cell table:style-name="ce13" table:formula="of:=[.E29]+[.G29]-[.F28]" office:value-type="float" office:value="0.276" calcext:value-type="float">
            <text:p>0,276</text:p>
          </table:table-cell>
          <table:table-cell table:style-name="ce13" table:formula="of:=[.F29]+[.H29]-[.G28]" office:value-type="float" office:value="0.285" calcext:value-type="float">
            <text:p>0,285</text:p>
          </table:table-cell>
          <table:table-cell table:style-name="ce13" table:formula="of:=[.G29]+[.I29]-[.H28]" office:value-type="float" office:value="0.264" calcext:value-type="float">
            <text:p>0,264</text:p>
          </table:table-cell>
          <table:table-cell table:style-name="ce13" table:formula="of:=[.H29]+[.J29]-[.I28]" office:value-type="float" office:value="0.219" calcext:value-type="float">
            <text:p>0,219</text:p>
          </table:table-cell>
          <table:table-cell table:style-name="ce13" table:formula="of:=[.I29]+[.K29]-[.J28]" office:value-type="float" office:value="0.156" calcext:value-type="float">
            <text:p>0,156</text:p>
          </table:table-cell>
          <table:table-cell table:style-name="ce13" table:formula="of:=[.J29]+[.L29]-[.K28]" office:value-type="float" office:value="0.0810000000000001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9" calcext:value-type="float">
            <text:p>2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0]+[.D30]-[.C29]" office:value-type="float" office:value="0.117" calcext:value-type="float">
            <text:p>0,117</text:p>
          </table:table-cell>
          <table:table-cell table:style-name="ce13" table:formula="of:=[.C30]+[.E30]-[.D29]" office:value-type="float" office:value="0.24" calcext:value-type="float">
            <text:p>0,240</text:p>
          </table:table-cell>
          <table:table-cell table:style-name="ce13" table:formula="of:=[.D30]+[.F30]-[.E29]" office:value-type="float" office:value="0.315" calcext:value-type="float">
            <text:p>0,315</text:p>
          </table:table-cell>
          <table:table-cell table:style-name="ce13" table:formula="of:=[.E30]+[.G30]-[.F29]" office:value-type="float" office:value="0.348" calcext:value-type="float">
            <text:p>0,348</text:p>
          </table:table-cell>
          <table:table-cell table:style-name="ce13" table:formula="of:=[.F30]+[.H30]-[.G29]" office:value-type="float" office:value="0.345" calcext:value-type="float">
            <text:p>0,345</text:p>
          </table:table-cell>
          <table:table-cell table:style-name="ce13" table:formula="of:=[.G30]+[.I30]-[.H29]" office:value-type="float" office:value="0.312" calcext:value-type="float">
            <text:p>0,312</text:p>
          </table:table-cell>
          <table:table-cell table:style-name="ce13" table:formula="of:=[.H30]+[.J30]-[.I29]" office:value-type="float" office:value="0.255" calcext:value-type="float">
            <text:p>0,255</text:p>
          </table:table-cell>
          <table:table-cell table:style-name="ce13" table:formula="of:=[.I30]+[.K30]-[.J29]" office:value-type="float" office:value="0.18" calcext:value-type="float">
            <text:p>0,180</text:p>
          </table:table-cell>
          <table:table-cell table:style-name="ce13" table:formula="of:=[.J30]+[.L30]-[.K2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1]+[.D31]-[.C30]" office:value-type="float" office:value="0.171" calcext:value-type="float">
            <text:p>0,171</text:p>
          </table:table-cell>
          <table:table-cell table:style-name="ce13" table:formula="of:=[.C31]+[.E31]-[.D30]" office:value-type="float" office:value="0.288" calcext:value-type="float">
            <text:p>0,288</text:p>
          </table:table-cell>
          <table:table-cell table:style-name="ce13" table:formula="of:=[.D31]+[.F31]-[.E30]" office:value-type="float" office:value="0.357" calcext:value-type="float">
            <text:p>0,357</text:p>
          </table:table-cell>
          <table:table-cell table:style-name="ce13" table:formula="of:=[.E31]+[.G31]-[.F30]" office:value-type="float" office:value="0.384" calcext:value-type="float">
            <text:p>0,384</text:p>
          </table:table-cell>
          <table:table-cell table:style-name="ce13" table:formula="of:=[.F31]+[.H31]-[.G30]" office:value-type="float" office:value="0.375" calcext:value-type="float">
            <text:p>0,375</text:p>
          </table:table-cell>
          <table:table-cell table:style-name="ce13" table:formula="of:=[.G31]+[.I31]-[.H30]" office:value-type="float" office:value="0.336" calcext:value-type="float">
            <text:p>0,336</text:p>
          </table:table-cell>
          <table:table-cell table:style-name="ce13" table:formula="of:=[.H31]+[.J31]-[.I30]" office:value-type="float" office:value="0.273" calcext:value-type="float">
            <text:p>0,273</text:p>
          </table:table-cell>
          <table:table-cell table:style-name="ce13" table:formula="of:=[.I31]+[.K31]-[.J30]" office:value-type="float" office:value="0.192" calcext:value-type="float">
            <text:p>0,192</text:p>
          </table:table-cell>
          <table:table-cell table:style-name="ce13" table:formula="of:=[.J31]+[.L31]-[.K3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1" calcext:value-type="float">
            <text:p>3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2]+[.D32]-[.C31]" office:value-type="float" office:value="0.171" calcext:value-type="float">
            <text:p>0,171</text:p>
          </table:table-cell>
          <table:table-cell table:style-name="ce13" table:formula="of:=[.C32]+[.E32]-[.D31]" office:value-type="float" office:value="0.288" calcext:value-type="float">
            <text:p>0,288</text:p>
          </table:table-cell>
          <table:table-cell table:style-name="ce13" table:formula="of:=[.D32]+[.F32]-[.E31]" office:value-type="float" office:value="0.357" calcext:value-type="float">
            <text:p>0,357</text:p>
          </table:table-cell>
          <table:table-cell table:style-name="ce13" table:formula="of:=[.E32]+[.G32]-[.F31]" office:value-type="float" office:value="0.384" calcext:value-type="float">
            <text:p>0,384</text:p>
          </table:table-cell>
          <table:table-cell table:style-name="ce13" table:formula="of:=[.F32]+[.H32]-[.G31]" office:value-type="float" office:value="0.375" calcext:value-type="float">
            <text:p>0,375</text:p>
          </table:table-cell>
          <table:table-cell table:style-name="ce13" table:formula="of:=[.G32]+[.I32]-[.H31]" office:value-type="float" office:value="0.336" calcext:value-type="float">
            <text:p>0,336</text:p>
          </table:table-cell>
          <table:table-cell table:style-name="ce13" table:formula="of:=[.H32]+[.J32]-[.I31]" office:value-type="float" office:value="0.273" calcext:value-type="float">
            <text:p>0,273</text:p>
          </table:table-cell>
          <table:table-cell table:style-name="ce13" table:formula="of:=[.I32]+[.K32]-[.J31]" office:value-type="float" office:value="0.192" calcext:value-type="float">
            <text:p>0,192</text:p>
          </table:table-cell>
          <table:table-cell table:style-name="ce13" table:formula="of:=[.J32]+[.L32]-[.K31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2" calcext:value-type="float">
            <text:p>3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3]+[.D33]-[.C32]" office:value-type="float" office:value="0.117" calcext:value-type="float">
            <text:p>0,117</text:p>
          </table:table-cell>
          <table:table-cell table:style-name="ce13" table:formula="of:=[.C33]+[.E33]-[.D32]" office:value-type="float" office:value="0.24" calcext:value-type="float">
            <text:p>0,240</text:p>
          </table:table-cell>
          <table:table-cell table:style-name="ce13" table:formula="of:=[.D33]+[.F33]-[.E32]" office:value-type="float" office:value="0.315" calcext:value-type="float">
            <text:p>0,315</text:p>
          </table:table-cell>
          <table:table-cell table:style-name="ce13" table:formula="of:=[.E33]+[.G33]-[.F32]" office:value-type="float" office:value="0.348" calcext:value-type="float">
            <text:p>0,348</text:p>
          </table:table-cell>
          <table:table-cell table:style-name="ce13" table:formula="of:=[.F33]+[.H33]-[.G32]" office:value-type="float" office:value="0.345" calcext:value-type="float">
            <text:p>0,345</text:p>
          </table:table-cell>
          <table:table-cell table:style-name="ce13" table:formula="of:=[.G33]+[.I33]-[.H32]" office:value-type="float" office:value="0.312" calcext:value-type="float">
            <text:p>0,312</text:p>
          </table:table-cell>
          <table:table-cell table:style-name="ce13" table:formula="of:=[.H33]+[.J33]-[.I32]" office:value-type="float" office:value="0.255" calcext:value-type="float">
            <text:p>0,255</text:p>
          </table:table-cell>
          <table:table-cell table:style-name="ce13" table:formula="of:=[.I33]+[.K33]-[.J32]" office:value-type="float" office:value="0.18" calcext:value-type="float">
            <text:p>0,180</text:p>
          </table:table-cell>
          <table:table-cell table:style-name="ce13" table:formula="of:=[.J33]+[.L33]-[.K32]" office:value-type="float" office:value="0.0930000000000001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3" calcext:value-type="float">
            <text:p>3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4]+[.D34]-[.C33]" office:value-type="float" office:value="0.0689999999999998" calcext:value-type="float">
            <text:p>0,069</text:p>
          </table:table-cell>
          <table:table-cell table:style-name="ce13" table:formula="of:=[.C34]+[.E34]-[.D33]" office:value-type="float" office:value="0.144" calcext:value-type="float">
            <text:p>0,144</text:p>
          </table:table-cell>
          <table:table-cell table:style-name="ce13" table:formula="of:=[.D34]+[.F34]-[.E33]" office:value-type="float" office:value="0.231" calcext:value-type="float">
            <text:p>0,231</text:p>
          </table:table-cell>
          <table:table-cell table:style-name="ce13" table:formula="of:=[.E34]+[.G34]-[.F33]" office:value-type="float" office:value="0.276" calcext:value-type="float">
            <text:p>0,276</text:p>
          </table:table-cell>
          <table:table-cell table:style-name="ce13" table:formula="of:=[.F34]+[.H34]-[.G33]" office:value-type="float" office:value="0.285" calcext:value-type="float">
            <text:p>0,285</text:p>
          </table:table-cell>
          <table:table-cell table:style-name="ce13" table:formula="of:=[.G34]+[.I34]-[.H33]" office:value-type="float" office:value="0.264" calcext:value-type="float">
            <text:p>0,264</text:p>
          </table:table-cell>
          <table:table-cell table:style-name="ce13" table:formula="of:=[.H34]+[.J34]-[.I33]" office:value-type="float" office:value="0.219" calcext:value-type="float">
            <text:p>0,219</text:p>
          </table:table-cell>
          <table:table-cell table:style-name="ce13" table:formula="of:=[.I34]+[.K34]-[.J33]" office:value-type="float" office:value="0.156" calcext:value-type="float">
            <text:p>0,156</text:p>
          </table:table-cell>
          <table:table-cell table:style-name="ce13" table:formula="of:=[.J34]+[.L34]-[.K33]" office:value-type="float" office:value="0.0809999999999997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4" calcext:value-type="float">
            <text:p>3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5]+[.D35]-[.C34]" office:value-type="float" office:value="0.027" calcext:value-type="float">
            <text:p>0,027</text:p>
          </table:table-cell>
          <table:table-cell table:style-name="ce13" table:formula="of:=[.C35]+[.E35]-[.D34]" office:value-type="float" office:value="0.0599999999999999" calcext:value-type="float">
            <text:p>0,060</text:p>
          </table:table-cell>
          <table:table-cell table:style-name="ce13" table:formula="of:=[.D35]+[.F35]-[.E34]" office:value-type="float" office:value="0.105" calcext:value-type="float">
            <text:p>0,105</text:p>
          </table:table-cell>
          <table:table-cell table:style-name="ce13" table:formula="of:=[.E35]+[.G35]-[.F34]" office:value-type="float" office:value="0.168" calcext:value-type="float">
            <text:p>0,168</text:p>
          </table:table-cell>
          <table:table-cell table:style-name="ce13" table:formula="of:=[.F35]+[.H35]-[.G34]" office:value-type="float" office:value="0.195" calcext:value-type="float">
            <text:p>0,195</text:p>
          </table:table-cell>
          <table:table-cell table:style-name="ce13" table:formula="of:=[.G35]+[.I35]-[.H34]" office:value-type="float" office:value="0.192" calcext:value-type="float">
            <text:p>0,192</text:p>
          </table:table-cell>
          <table:table-cell table:style-name="ce13" table:formula="of:=[.H35]+[.J35]-[.I34]" office:value-type="float" office:value="0.165" calcext:value-type="float">
            <text:p>0,165</text:p>
          </table:table-cell>
          <table:table-cell table:style-name="ce13" table:formula="of:=[.I35]+[.K35]-[.J34]" office:value-type="float" office:value="0.12" calcext:value-type="float">
            <text:p>0,120</text:p>
          </table:table-cell>
          <table:table-cell table:style-name="ce13" table:formula="of:=[.J35]+[.L35]-[.K34]" office:value-type="float" office:value="0.063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5" calcext:value-type="float">
            <text:p>3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6]+[.D36]-[.C35]" office:value-type="float" office:value="-0.00899999999999995" calcext:value-type="float">
            <text:p>-0,009</text:p>
          </table:table-cell>
          <table:table-cell table:style-name="ce13" table:formula="of:=[.C36]+[.E36]-[.D35]" office:value-type="float" office:value="-0.0119999999999998" calcext:value-type="float">
            <text:p>-0,012</text:p>
          </table:table-cell>
          <table:table-cell table:style-name="ce13" table:formula="of:=[.D36]+[.F36]-[.E35]" office:value-type="float" office:value="-0.00300000000000034" calcext:value-type="float">
            <text:p>-0,003</text:p>
          </table:table-cell>
          <table:table-cell table:style-name="ce13" table:formula="of:=[.E36]+[.G36]-[.F35]" office:value-type="float" office:value="0.0239999999999999" calcext:value-type="float">
            <text:p>0,024</text:p>
          </table:table-cell>
          <table:table-cell table:style-name="ce13" table:formula="of:=[.F36]+[.H36]-[.G35]" office:value-type="float" office:value="0.0749999999999996" calcext:value-type="float">
            <text:p>0,075</text:p>
          </table:table-cell>
          <table:table-cell table:style-name="ce13" table:formula="of:=[.G36]+[.I36]-[.H35]" office:value-type="float" office:value="0.0959999999999999" calcext:value-type="float">
            <text:p>0,096</text:p>
          </table:table-cell>
          <table:table-cell table:style-name="ce13" table:formula="of:=[.H36]+[.J36]-[.I35]" office:value-type="float" office:value="0.0929999999999995" calcext:value-type="float">
            <text:p>0,093</text:p>
          </table:table-cell>
          <table:table-cell table:style-name="ce13" table:formula="of:=[.I36]+[.K36]-[.J35]" office:value-type="float" office:value="0.0719999999999998" calcext:value-type="float">
            <text:p>0,072</text:p>
          </table:table-cell>
          <table:table-cell table:style-name="ce13" table:formula="of:=[.J36]+[.L36]-[.K35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6" calcext:value-type="float">
            <text:p>3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7]+[.D37]-[.C36]" office:value-type="float" office:value="-0.0389999999999999" calcext:value-type="float">
            <text:p>-0,039</text:p>
          </table:table-cell>
          <table:table-cell table:style-name="ce13" table:formula="of:=[.C37]+[.E37]-[.D36]" office:value-type="float" office:value="-0.0720000000000002" calcext:value-type="float">
            <text:p>-0,072</text:p>
          </table:table-cell>
          <table:table-cell table:style-name="ce13" table:formula="of:=[.D37]+[.F37]-[.E36]" office:value-type="float" office:value="-0.0930000000000001" calcext:value-type="float">
            <text:p>-0,093</text:p>
          </table:table-cell>
          <table:table-cell table:style-name="ce13" table:formula="of:=[.E37]+[.G37]-[.F36]" office:value-type="float" office:value="-0.0960000000000003" calcext:value-type="float">
            <text:p>-0,096</text:p>
          </table:table-cell>
          <table:table-cell table:style-name="ce13" table:formula="of:=[.F37]+[.H37]-[.G36]" office:value-type="float" office:value="-0.0750000000000001" calcext:value-type="float">
            <text:p>-0,075</text:p>
          </table:table-cell>
          <table:table-cell table:style-name="ce13" table:formula="of:=[.G37]+[.I37]-[.H36]" office:value-type="float" office:value="-0.0240000000000005" calcext:value-type="float">
            <text:p>-0,024</text:p>
          </table:table-cell>
          <table:table-cell table:style-name="ce13" table:formula="of:=[.H37]+[.J37]-[.I36]" office:value-type="float" office:value="0.00299999999999978" calcext:value-type="float">
            <text:p>0,003</text:p>
          </table:table-cell>
          <table:table-cell table:style-name="ce13" table:formula="of:=[.I37]+[.K37]-[.J36]" office:value-type="float" office:value="0.0119999999999998" calcext:value-type="float">
            <text:p>0,012</text:p>
          </table:table-cell>
          <table:table-cell table:style-name="ce13" table:formula="of:=[.J37]+[.L37]-[.K36]" office:value-type="float" office:value="0.00899999999999979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7" calcext:value-type="float">
            <text:p>3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8]+[.D38]-[.C37]" office:value-type="float" office:value="-0.0630000000000002" calcext:value-type="float">
            <text:p>-0,063</text:p>
          </table:table-cell>
          <table:table-cell table:style-name="ce13" table:formula="of:=[.C38]+[.E38]-[.D37]" office:value-type="float" office:value="-0.12" calcext:value-type="float">
            <text:p>-0,120</text:p>
          </table:table-cell>
          <table:table-cell table:style-name="ce13" table:formula="of:=[.D38]+[.F38]-[.E37]" office:value-type="float" office:value="-0.165" calcext:value-type="float">
            <text:p>-0,165</text:p>
          </table:table-cell>
          <table:table-cell table:style-name="ce13" table:formula="of:=[.E38]+[.G38]-[.F37]" office:value-type="float" office:value="-0.192" calcext:value-type="float">
            <text:p>-0,192</text:p>
          </table:table-cell>
          <table:table-cell table:style-name="ce13" table:formula="of:=[.F38]+[.H38]-[.G37]" office:value-type="float" office:value="-0.195" calcext:value-type="float">
            <text:p>-0,195</text:p>
          </table:table-cell>
          <table:table-cell table:style-name="ce13" table:formula="of:=[.G38]+[.I38]-[.H37]" office:value-type="float" office:value="-0.168" calcext:value-type="float">
            <text:p>-0,168</text:p>
          </table:table-cell>
          <table:table-cell table:style-name="ce13" table:formula="of:=[.H38]+[.J38]-[.I37]" office:value-type="float" office:value="-0.105" calcext:value-type="float">
            <text:p>-0,105</text:p>
          </table:table-cell>
          <table:table-cell table:style-name="ce13" table:formula="of:=[.I38]+[.K38]-[.J37]" office:value-type="float" office:value="-0.0600000000000002" calcext:value-type="float">
            <text:p>-0,060</text:p>
          </table:table-cell>
          <table:table-cell table:style-name="ce13" table:formula="of:=[.J38]+[.L38]-[.K37]" office:value-type="float" office:value="-0.0270000000000001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8" calcext:value-type="float">
            <text:p>3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9]+[.D39]-[.C38]" office:value-type="float" office:value="-0.0810000000000002" calcext:value-type="float">
            <text:p>-0,081</text:p>
          </table:table-cell>
          <table:table-cell table:style-name="ce13" table:formula="of:=[.C39]+[.E39]-[.D38]" office:value-type="float" office:value="-0.156" calcext:value-type="float">
            <text:p>-0,156</text:p>
          </table:table-cell>
          <table:table-cell table:style-name="ce13" table:formula="of:=[.D39]+[.F39]-[.E38]" office:value-type="float" office:value="-0.219" calcext:value-type="float">
            <text:p>-0,219</text:p>
          </table:table-cell>
          <table:table-cell table:style-name="ce13" table:formula="of:=[.E39]+[.G39]-[.F38]" office:value-type="float" office:value="-0.264" calcext:value-type="float">
            <text:p>-0,264</text:p>
          </table:table-cell>
          <table:table-cell table:style-name="ce13" table:formula="of:=[.F39]+[.H39]-[.G38]" office:value-type="float" office:value="-0.285" calcext:value-type="float">
            <text:p>-0,285</text:p>
          </table:table-cell>
          <table:table-cell table:style-name="ce13" table:formula="of:=[.G39]+[.I39]-[.H38]" office:value-type="float" office:value="-0.276" calcext:value-type="float">
            <text:p>-0,276</text:p>
          </table:table-cell>
          <table:table-cell table:style-name="ce13" table:formula="of:=[.H39]+[.J39]-[.I38]" office:value-type="float" office:value="-0.231" calcext:value-type="float">
            <text:p>-0,231</text:p>
          </table:table-cell>
          <table:table-cell table:style-name="ce13" table:formula="of:=[.I39]+[.K39]-[.J38]" office:value-type="float" office:value="-0.144" calcext:value-type="float">
            <text:p>-0,144</text:p>
          </table:table-cell>
          <table:table-cell table:style-name="ce13" table:formula="of:=[.J39]+[.L39]-[.K38]" office:value-type="float" office:value="-0.069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9" calcext:value-type="float">
            <text:p>3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0]+[.D40]-[.C39]" office:value-type="float" office:value="-0.093" calcext:value-type="float">
            <text:p>-0,093</text:p>
          </table:table-cell>
          <table:table-cell table:style-name="ce13" table:formula="of:=[.C40]+[.E40]-[.D39]" office:value-type="float" office:value="-0.18" calcext:value-type="float">
            <text:p>-0,180</text:p>
          </table:table-cell>
          <table:table-cell table:style-name="ce13" table:formula="of:=[.D40]+[.F40]-[.E39]" office:value-type="float" office:value="-0.255" calcext:value-type="float">
            <text:p>-0,255</text:p>
          </table:table-cell>
          <table:table-cell table:style-name="ce13" table:formula="of:=[.E40]+[.G40]-[.F39]" office:value-type="float" office:value="-0.312" calcext:value-type="float">
            <text:p>-0,312</text:p>
          </table:table-cell>
          <table:table-cell table:style-name="ce13" table:formula="of:=[.F40]+[.H40]-[.G39]" office:value-type="float" office:value="-0.345" calcext:value-type="float">
            <text:p>-0,345</text:p>
          </table:table-cell>
          <table:table-cell table:style-name="ce13" table:formula="of:=[.G40]+[.I40]-[.H39]" office:value-type="float" office:value="-0.348" calcext:value-type="float">
            <text:p>-0,348</text:p>
          </table:table-cell>
          <table:table-cell table:style-name="ce13" table:formula="of:=[.H40]+[.J40]-[.I39]" office:value-type="float" office:value="-0.315" calcext:value-type="float">
            <text:p>-0,315</text:p>
          </table:table-cell>
          <table:table-cell table:style-name="ce13" table:formula="of:=[.I40]+[.K40]-[.J39]" office:value-type="float" office:value="-0.24" calcext:value-type="float">
            <text:p>-0,240</text:p>
          </table:table-cell>
          <table:table-cell table:style-name="ce13" table:formula="of:=[.J40]+[.L40]-[.K3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1]+[.D41]-[.C40]" office:value-type="float" office:value="-0.099" calcext:value-type="float">
            <text:p>-0,099</text:p>
          </table:table-cell>
          <table:table-cell table:style-name="ce13" table:formula="of:=[.C41]+[.E41]-[.D40]" office:value-type="float" office:value="-0.192" calcext:value-type="float">
            <text:p>-0,192</text:p>
          </table:table-cell>
          <table:table-cell table:style-name="ce13" table:formula="of:=[.D41]+[.F41]-[.E40]" office:value-type="float" office:value="-0.273" calcext:value-type="float">
            <text:p>-0,273</text:p>
          </table:table-cell>
          <table:table-cell table:style-name="ce13" table:formula="of:=[.E41]+[.G41]-[.F40]" office:value-type="float" office:value="-0.336" calcext:value-type="float">
            <text:p>-0,336</text:p>
          </table:table-cell>
          <table:table-cell table:style-name="ce13" table:formula="of:=[.F41]+[.H41]-[.G40]" office:value-type="float" office:value="-0.375" calcext:value-type="float">
            <text:p>-0,375</text:p>
          </table:table-cell>
          <table:table-cell table:style-name="ce13" table:formula="of:=[.G41]+[.I41]-[.H40]" office:value-type="float" office:value="-0.384" calcext:value-type="float">
            <text:p>-0,384</text:p>
          </table:table-cell>
          <table:table-cell table:style-name="ce13" table:formula="of:=[.H41]+[.J41]-[.I40]" office:value-type="float" office:value="-0.357" calcext:value-type="float">
            <text:p>-0,357</text:p>
          </table:table-cell>
          <table:table-cell table:style-name="ce13" table:formula="of:=[.I41]+[.K41]-[.J40]" office:value-type="float" office:value="-0.288" calcext:value-type="float">
            <text:p>-0,288</text:p>
          </table:table-cell>
          <table:table-cell table:style-name="ce13" table:formula="of:=[.J41]+[.L41]-[.K4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1" calcext:value-type="float">
            <text:p>4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2]+[.D42]-[.C41]" office:value-type="float" office:value="-0.099" calcext:value-type="float">
            <text:p>-0,099</text:p>
          </table:table-cell>
          <table:table-cell table:style-name="ce13" table:formula="of:=[.C42]+[.E42]-[.D41]" office:value-type="float" office:value="-0.192" calcext:value-type="float">
            <text:p>-0,192</text:p>
          </table:table-cell>
          <table:table-cell table:style-name="ce13" table:formula="of:=[.D42]+[.F42]-[.E41]" office:value-type="float" office:value="-0.273" calcext:value-type="float">
            <text:p>-0,273</text:p>
          </table:table-cell>
          <table:table-cell table:style-name="ce13" table:formula="of:=[.E42]+[.G42]-[.F41]" office:value-type="float" office:value="-0.336" calcext:value-type="float">
            <text:p>-0,336</text:p>
          </table:table-cell>
          <table:table-cell table:style-name="ce13" table:formula="of:=[.F42]+[.H42]-[.G41]" office:value-type="float" office:value="-0.375" calcext:value-type="float">
            <text:p>-0,375</text:p>
          </table:table-cell>
          <table:table-cell table:style-name="ce13" table:formula="of:=[.G42]+[.I42]-[.H41]" office:value-type="float" office:value="-0.384" calcext:value-type="float">
            <text:p>-0,384</text:p>
          </table:table-cell>
          <table:table-cell table:style-name="ce13" table:formula="of:=[.H42]+[.J42]-[.I41]" office:value-type="float" office:value="-0.357" calcext:value-type="float">
            <text:p>-0,357</text:p>
          </table:table-cell>
          <table:table-cell table:style-name="ce13" table:formula="of:=[.I42]+[.K42]-[.J41]" office:value-type="float" office:value="-0.288" calcext:value-type="float">
            <text:p>-0,288</text:p>
          </table:table-cell>
          <table:table-cell table:style-name="ce13" table:formula="of:=[.J42]+[.L42]-[.K4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2" calcext:value-type="float">
            <text:p>4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3]+[.D43]-[.C42]" office:value-type="float" office:value="-0.0930000000000001" calcext:value-type="float">
            <text:p>-0,093</text:p>
          </table:table-cell>
          <table:table-cell table:style-name="ce13" table:formula="of:=[.C43]+[.E43]-[.D42]" office:value-type="float" office:value="-0.18" calcext:value-type="float">
            <text:p>-0,180</text:p>
          </table:table-cell>
          <table:table-cell table:style-name="ce13" table:formula="of:=[.D43]+[.F43]-[.E42]" office:value-type="float" office:value="-0.255" calcext:value-type="float">
            <text:p>-0,255</text:p>
          </table:table-cell>
          <table:table-cell table:style-name="ce13" table:formula="of:=[.E43]+[.G43]-[.F42]" office:value-type="float" office:value="-0.312" calcext:value-type="float">
            <text:p>-0,312</text:p>
          </table:table-cell>
          <table:table-cell table:style-name="ce13" table:formula="of:=[.F43]+[.H43]-[.G42]" office:value-type="float" office:value="-0.345" calcext:value-type="float">
            <text:p>-0,345</text:p>
          </table:table-cell>
          <table:table-cell table:style-name="ce13" table:formula="of:=[.G43]+[.I43]-[.H42]" office:value-type="float" office:value="-0.348" calcext:value-type="float">
            <text:p>-0,348</text:p>
          </table:table-cell>
          <table:table-cell table:style-name="ce13" table:formula="of:=[.H43]+[.J43]-[.I42]" office:value-type="float" office:value="-0.315" calcext:value-type="float">
            <text:p>-0,315</text:p>
          </table:table-cell>
          <table:table-cell table:style-name="ce13" table:formula="of:=[.I43]+[.K43]-[.J42]" office:value-type="float" office:value="-0.24" calcext:value-type="float">
            <text:p>-0,240</text:p>
          </table:table-cell>
          <table:table-cell table:style-name="ce13" table:formula="of:=[.J43]+[.L43]-[.K42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3" calcext:value-type="float">
            <text:p>4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4]+[.D44]-[.C43]" office:value-type="float" office:value="-0.0809999999999997" calcext:value-type="float">
            <text:p>-0,081</text:p>
          </table:table-cell>
          <table:table-cell table:style-name="ce13" table:formula="of:=[.C44]+[.E44]-[.D43]" office:value-type="float" office:value="-0.156" calcext:value-type="float">
            <text:p>-0,156</text:p>
          </table:table-cell>
          <table:table-cell table:style-name="ce13" table:formula="of:=[.D44]+[.F44]-[.E43]" office:value-type="float" office:value="-0.219" calcext:value-type="float">
            <text:p>-0,219</text:p>
          </table:table-cell>
          <table:table-cell table:style-name="ce13" table:formula="of:=[.E44]+[.G44]-[.F43]" office:value-type="float" office:value="-0.264" calcext:value-type="float">
            <text:p>-0,264</text:p>
          </table:table-cell>
          <table:table-cell table:style-name="ce13" table:formula="of:=[.F44]+[.H44]-[.G43]" office:value-type="float" office:value="-0.284999999999999" calcext:value-type="float">
            <text:p>-0,285</text:p>
          </table:table-cell>
          <table:table-cell table:style-name="ce13" table:formula="of:=[.G44]+[.I44]-[.H43]" office:value-type="float" office:value="-0.276" calcext:value-type="float">
            <text:p>-0,276</text:p>
          </table:table-cell>
          <table:table-cell table:style-name="ce13" table:formula="of:=[.H44]+[.J44]-[.I43]" office:value-type="float" office:value="-0.231" calcext:value-type="float">
            <text:p>-0,231</text:p>
          </table:table-cell>
          <table:table-cell table:style-name="ce13" table:formula="of:=[.I44]+[.K44]-[.J43]" office:value-type="float" office:value="-0.144" calcext:value-type="float">
            <text:p>-0,144</text:p>
          </table:table-cell>
          <table:table-cell table:style-name="ce13" table:formula="of:=[.J44]+[.L44]-[.K43]" office:value-type="float" office:value="-0.0689999999999998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4" calcext:value-type="float">
            <text:p>4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5]+[.D45]-[.C44]" office:value-type="float" office:value="-0.0629999999999999" calcext:value-type="float">
            <text:p>-0,063</text:p>
          </table:table-cell>
          <table:table-cell table:style-name="ce13" table:formula="of:=[.C45]+[.E45]-[.D44]" office:value-type="float" office:value="-0.12" calcext:value-type="float">
            <text:p>-0,120</text:p>
          </table:table-cell>
          <table:table-cell table:style-name="ce13" table:formula="of:=[.D45]+[.F45]-[.E44]" office:value-type="float" office:value="-0.165" calcext:value-type="float">
            <text:p>-0,165</text:p>
          </table:table-cell>
          <table:table-cell table:style-name="ce13" table:formula="of:=[.E45]+[.G45]-[.F44]" office:value-type="float" office:value="-0.191999999999999" calcext:value-type="float">
            <text:p>-0,192</text:p>
          </table:table-cell>
          <table:table-cell table:style-name="ce13" table:formula="of:=[.F45]+[.H45]-[.G44]" office:value-type="float" office:value="-0.195" calcext:value-type="float">
            <text:p>-0,195</text:p>
          </table:table-cell>
          <table:table-cell table:style-name="ce13" table:formula="of:=[.G45]+[.I45]-[.H44]" office:value-type="float" office:value="-0.167999999999999" calcext:value-type="float">
            <text:p>-0,168</text:p>
          </table:table-cell>
          <table:table-cell table:style-name="ce13" table:formula="of:=[.H45]+[.J45]-[.I44]" office:value-type="float" office:value="-0.105" calcext:value-type="float">
            <text:p>-0,105</text:p>
          </table:table-cell>
          <table:table-cell table:style-name="ce13" table:formula="of:=[.I45]+[.K45]-[.J44]" office:value-type="float" office:value="-0.0599999999999998" calcext:value-type="float">
            <text:p>-0,060</text:p>
          </table:table-cell>
          <table:table-cell table:style-name="ce13" table:formula="of:=[.J45]+[.L45]-[.K44]" office:value-type="float" office:value="-0.0269999999999999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6]+[.D46]-[.C45]" office:value-type="float" office:value="-0.0389999999999999" calcext:value-type="float">
            <text:p>-0,039</text:p>
          </table:table-cell>
          <table:table-cell table:style-name="ce13" table:formula="of:=[.C46]+[.E46]-[.D45]" office:value-type="float" office:value="-0.0719999999999996" calcext:value-type="float">
            <text:p>-0,072</text:p>
          </table:table-cell>
          <table:table-cell table:style-name="ce13" table:formula="of:=[.D46]+[.F46]-[.E45]" office:value-type="float" office:value="-0.0929999999999994" calcext:value-type="float">
            <text:p>-0,093</text:p>
          </table:table-cell>
          <table:table-cell table:style-name="ce13" table:formula="of:=[.E46]+[.G46]-[.F45]" office:value-type="float" office:value="-0.0959999999999995" calcext:value-type="float">
            <text:p>-0,096</text:p>
          </table:table-cell>
          <table:table-cell table:style-name="ce13" table:formula="of:=[.F46]+[.H46]-[.G45]" office:value-type="float" office:value="-0.0749999999999995" calcext:value-type="float">
            <text:p>-0,075</text:p>
          </table:table-cell>
          <table:table-cell table:style-name="ce13" table:formula="of:=[.G46]+[.I46]-[.H45]" office:value-type="float" office:value="-0.0239999999999996" calcext:value-type="float">
            <text:p>-0,024</text:p>
          </table:table-cell>
          <table:table-cell table:style-name="ce13" table:formula="of:=[.H46]+[.J46]-[.I45]" office:value-type="float" office:value="0.00300000000000039" calcext:value-type="float">
            <text:p>0,003</text:p>
          </table:table-cell>
          <table:table-cell table:style-name="ce13" table:formula="of:=[.I46]+[.K46]-[.J45]" office:value-type="float" office:value="0.0120000000000001" calcext:value-type="float">
            <text:p>0,012</text:p>
          </table:table-cell>
          <table:table-cell table:style-name="ce13" table:formula="of:=[.J46]+[.L46]-[.K45]" office:value-type="float" office:value="0.00900000000000001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6" calcext:value-type="float">
            <text:p>4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7]+[.D47]-[.C46]" office:value-type="float" office:value="-0.00899999999999973" calcext:value-type="float">
            <text:p>-0,009</text:p>
          </table:table-cell>
          <table:table-cell table:style-name="ce13" table:formula="of:=[.C47]+[.E47]-[.D46]" office:value-type="float" office:value="-0.0119999999999997" calcext:value-type="float">
            <text:p>-0,012</text:p>
          </table:table-cell>
          <table:table-cell table:style-name="ce13" table:formula="of:=[.D47]+[.F47]-[.E46]" office:value-type="float" office:value="-0.00299999999999945" calcext:value-type="float">
            <text:p>-0,003</text:p>
          </table:table-cell>
          <table:table-cell table:style-name="ce13" table:formula="of:=[.E47]+[.G47]-[.F46]" office:value-type="float" office:value="0.0240000000000005" calcext:value-type="float">
            <text:p>0,024</text:p>
          </table:table-cell>
          <table:table-cell table:style-name="ce13" table:formula="of:=[.F47]+[.H47]-[.G46]" office:value-type="float" office:value="0.0750000000000004" calcext:value-type="float">
            <text:p>0,075</text:p>
          </table:table-cell>
          <table:table-cell table:style-name="ce13" table:formula="of:=[.G47]+[.I47]-[.H46]" office:value-type="float" office:value="0.0960000000000004" calcext:value-type="float">
            <text:p>0,096</text:p>
          </table:table-cell>
          <table:table-cell table:style-name="ce13" table:formula="of:=[.H47]+[.J47]-[.I46]" office:value-type="float" office:value="0.0930000000000004" calcext:value-type="float">
            <text:p>0,093</text:p>
          </table:table-cell>
          <table:table-cell table:style-name="ce13" table:formula="of:=[.I47]+[.K47]-[.J46]" office:value-type="float" office:value="0.0720000000000002" calcext:value-type="float">
            <text:p>0,072</text:p>
          </table:table-cell>
          <table:table-cell table:style-name="ce13" table:formula="of:=[.J47]+[.L47]-[.K46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7" calcext:value-type="float">
            <text:p>4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8]+[.D48]-[.C47]" office:value-type="float" office:value="0.0270000000000001" calcext:value-type="float">
            <text:p>0,027</text:p>
          </table:table-cell>
          <table:table-cell table:style-name="ce13" table:formula="of:=[.C48]+[.E48]-[.D47]" office:value-type="float" office:value="0.0600000000000004" calcext:value-type="float">
            <text:p>0,060</text:p>
          </table:table-cell>
          <table:table-cell table:style-name="ce13" table:formula="of:=[.D48]+[.F48]-[.E47]" office:value-type="float" office:value="0.105" calcext:value-type="float">
            <text:p>0,105</text:p>
          </table:table-cell>
          <table:table-cell table:style-name="ce13" table:formula="of:=[.E48]+[.G48]-[.F47]" office:value-type="float" office:value="0.168" calcext:value-type="float">
            <text:p>0,168</text:p>
          </table:table-cell>
          <table:table-cell table:style-name="ce13" table:formula="of:=[.F48]+[.H48]-[.G47]" office:value-type="float" office:value="0.195" calcext:value-type="float">
            <text:p>0,195</text:p>
          </table:table-cell>
          <table:table-cell table:style-name="ce13" table:formula="of:=[.G48]+[.I48]-[.H47]" office:value-type="float" office:value="0.192" calcext:value-type="float">
            <text:p>0,192</text:p>
          </table:table-cell>
          <table:table-cell table:style-name="ce13" table:formula="of:=[.H48]+[.J48]-[.I47]" office:value-type="float" office:value="0.165" calcext:value-type="float">
            <text:p>0,165</text:p>
          </table:table-cell>
          <table:table-cell table:style-name="ce13" table:formula="of:=[.I48]+[.K48]-[.J47]" office:value-type="float" office:value="0.12" calcext:value-type="float">
            <text:p>0,120</text:p>
          </table:table-cell>
          <table:table-cell table:style-name="ce13" table:formula="of:=[.J48]+[.L48]-[.K47]" office:value-type="float" office:value="0.0630000000000002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8" calcext:value-type="float">
            <text:p>4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9]+[.D49]-[.C48]" office:value-type="float" office:value="0.0690000000000002" calcext:value-type="float">
            <text:p>0,069</text:p>
          </table:table-cell>
          <table:table-cell table:style-name="ce13" table:formula="of:=[.C49]+[.E49]-[.D48]" office:value-type="float" office:value="0.144" calcext:value-type="float">
            <text:p>0,144</text:p>
          </table:table-cell>
          <table:table-cell table:style-name="ce13" table:formula="of:=[.D49]+[.F49]-[.E48]" office:value-type="float" office:value="0.231" calcext:value-type="float">
            <text:p>0,231</text:p>
          </table:table-cell>
          <table:table-cell table:style-name="ce13" table:formula="of:=[.E49]+[.G49]-[.F48]" office:value-type="float" office:value="0.276" calcext:value-type="float">
            <text:p>0,276</text:p>
          </table:table-cell>
          <table:table-cell table:style-name="ce13" table:formula="of:=[.F49]+[.H49]-[.G48]" office:value-type="float" office:value="0.285" calcext:value-type="float">
            <text:p>0,285</text:p>
          </table:table-cell>
          <table:table-cell table:style-name="ce13" table:formula="of:=[.G49]+[.I49]-[.H48]" office:value-type="float" office:value="0.264" calcext:value-type="float">
            <text:p>0,264</text:p>
          </table:table-cell>
          <table:table-cell table:style-name="ce13" table:formula="of:=[.H49]+[.J49]-[.I48]" office:value-type="float" office:value="0.219" calcext:value-type="float">
            <text:p>0,219</text:p>
          </table:table-cell>
          <table:table-cell table:style-name="ce13" table:formula="of:=[.I49]+[.K49]-[.J48]" office:value-type="float" office:value="0.156" calcext:value-type="float">
            <text:p>0,156</text:p>
          </table:table-cell>
          <table:table-cell table:style-name="ce13" table:formula="of:=[.J49]+[.L49]-[.K48]" office:value-type="float" office:value="0.0810000000000003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9" calcext:value-type="float">
            <text:p>4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0]+[.D50]-[.C49]" office:value-type="float" office:value="0.117" calcext:value-type="float">
            <text:p>0,117</text:p>
          </table:table-cell>
          <table:table-cell table:style-name="ce13" table:formula="of:=[.C50]+[.E50]-[.D49]" office:value-type="float" office:value="0.24" calcext:value-type="float">
            <text:p>0,240</text:p>
          </table:table-cell>
          <table:table-cell table:style-name="ce13" table:formula="of:=[.D50]+[.F50]-[.E49]" office:value-type="float" office:value="0.315" calcext:value-type="float">
            <text:p>0,315</text:p>
          </table:table-cell>
          <table:table-cell table:style-name="ce13" table:formula="of:=[.E50]+[.G50]-[.F49]" office:value-type="float" office:value="0.348" calcext:value-type="float">
            <text:p>0,348</text:p>
          </table:table-cell>
          <table:table-cell table:style-name="ce13" table:formula="of:=[.F50]+[.H50]-[.G49]" office:value-type="float" office:value="0.345" calcext:value-type="float">
            <text:p>0,345</text:p>
          </table:table-cell>
          <table:table-cell table:style-name="ce13" table:formula="of:=[.G50]+[.I50]-[.H49]" office:value-type="float" office:value="0.312" calcext:value-type="float">
            <text:p>0,312</text:p>
          </table:table-cell>
          <table:table-cell table:style-name="ce13" table:formula="of:=[.H50]+[.J50]-[.I49]" office:value-type="float" office:value="0.255" calcext:value-type="float">
            <text:p>0,255</text:p>
          </table:table-cell>
          <table:table-cell table:style-name="ce13" table:formula="of:=[.I50]+[.K50]-[.J49]" office:value-type="float" office:value="0.18" calcext:value-type="float">
            <text:p>0,180</text:p>
          </table:table-cell>
          <table:table-cell table:style-name="ce13" table:formula="of:=[.J50]+[.L50]-[.K4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1]+[.D51]-[.C50]" office:value-type="float" office:value="0.171" calcext:value-type="float">
            <text:p>0,171</text:p>
          </table:table-cell>
          <table:table-cell table:style-name="ce13" table:formula="of:=[.C51]+[.E51]-[.D50]" office:value-type="float" office:value="0.288" calcext:value-type="float">
            <text:p>0,288</text:p>
          </table:table-cell>
          <table:table-cell table:style-name="ce13" table:formula="of:=[.D51]+[.F51]-[.E50]" office:value-type="float" office:value="0.357" calcext:value-type="float">
            <text:p>0,357</text:p>
          </table:table-cell>
          <table:table-cell table:style-name="ce13" table:formula="of:=[.E51]+[.G51]-[.F50]" office:value-type="float" office:value="0.384" calcext:value-type="float">
            <text:p>0,384</text:p>
          </table:table-cell>
          <table:table-cell table:style-name="ce13" table:formula="of:=[.F51]+[.H51]-[.G50]" office:value-type="float" office:value="0.375" calcext:value-type="float">
            <text:p>0,375</text:p>
          </table:table-cell>
          <table:table-cell table:style-name="ce13" table:formula="of:=[.G51]+[.I51]-[.H50]" office:value-type="float" office:value="0.336" calcext:value-type="float">
            <text:p>0,336</text:p>
          </table:table-cell>
          <table:table-cell table:style-name="ce13" table:formula="of:=[.H51]+[.J51]-[.I50]" office:value-type="float" office:value="0.273" calcext:value-type="float">
            <text:p>0,273</text:p>
          </table:table-cell>
          <table:table-cell table:style-name="ce13" table:formula="of:=[.I51]+[.K51]-[.J50]" office:value-type="float" office:value="0.192" calcext:value-type="float">
            <text:p>0,192</text:p>
          </table:table-cell>
          <table:table-cell table:style-name="ce13" table:formula="of:=[.J51]+[.L51]-[.K5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1" calcext:value-type="float">
            <text:p>5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2]+[.D52]-[.C51]" office:value-type="float" office:value="0.171" calcext:value-type="float">
            <text:p>0,171</text:p>
          </table:table-cell>
          <table:table-cell table:style-name="ce13" table:formula="of:=[.C52]+[.E52]-[.D51]" office:value-type="float" office:value="0.288" calcext:value-type="float">
            <text:p>0,288</text:p>
          </table:table-cell>
          <table:table-cell table:style-name="ce13" table:formula="of:=[.D52]+[.F52]-[.E51]" office:value-type="float" office:value="0.357" calcext:value-type="float">
            <text:p>0,357</text:p>
          </table:table-cell>
          <table:table-cell table:style-name="ce13" table:formula="of:=[.E52]+[.G52]-[.F51]" office:value-type="float" office:value="0.384" calcext:value-type="float">
            <text:p>0,384</text:p>
          </table:table-cell>
          <table:table-cell table:style-name="ce13" table:formula="of:=[.F52]+[.H52]-[.G51]" office:value-type="float" office:value="0.375" calcext:value-type="float">
            <text:p>0,375</text:p>
          </table:table-cell>
          <table:table-cell table:style-name="ce13" table:formula="of:=[.G52]+[.I52]-[.H51]" office:value-type="float" office:value="0.336" calcext:value-type="float">
            <text:p>0,336</text:p>
          </table:table-cell>
          <table:table-cell table:style-name="ce13" table:formula="of:=[.H52]+[.J52]-[.I51]" office:value-type="float" office:value="0.273" calcext:value-type="float">
            <text:p>0,273</text:p>
          </table:table-cell>
          <table:table-cell table:style-name="ce13" table:formula="of:=[.I52]+[.K52]-[.J51]" office:value-type="float" office:value="0.192" calcext:value-type="float">
            <text:p>0,192</text:p>
          </table:table-cell>
          <table:table-cell table:style-name="ce13" table:formula="of:=[.J52]+[.L52]-[.K51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2" calcext:value-type="float">
            <text:p>5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3]+[.D53]-[.C52]" office:value-type="float" office:value="0.117" calcext:value-type="float">
            <text:p>0,117</text:p>
          </table:table-cell>
          <table:table-cell table:style-name="ce13" table:formula="of:=[.C53]+[.E53]-[.D52]" office:value-type="float" office:value="0.24" calcext:value-type="float">
            <text:p>0,240</text:p>
          </table:table-cell>
          <table:table-cell table:style-name="ce13" table:formula="of:=[.D53]+[.F53]-[.E52]" office:value-type="float" office:value="0.315" calcext:value-type="float">
            <text:p>0,315</text:p>
          </table:table-cell>
          <table:table-cell table:style-name="ce13" table:formula="of:=[.E53]+[.G53]-[.F52]" office:value-type="float" office:value="0.348" calcext:value-type="float">
            <text:p>0,348</text:p>
          </table:table-cell>
          <table:table-cell table:style-name="ce13" table:formula="of:=[.F53]+[.H53]-[.G52]" office:value-type="float" office:value="0.345" calcext:value-type="float">
            <text:p>0,345</text:p>
          </table:table-cell>
          <table:table-cell table:style-name="ce13" table:formula="of:=[.G53]+[.I53]-[.H52]" office:value-type="float" office:value="0.311999999999999" calcext:value-type="float">
            <text:p>0,312</text:p>
          </table:table-cell>
          <table:table-cell table:style-name="ce13" table:formula="of:=[.H53]+[.J53]-[.I52]" office:value-type="float" office:value="0.255" calcext:value-type="float">
            <text:p>0,255</text:p>
          </table:table-cell>
          <table:table-cell table:style-name="ce13" table:formula="of:=[.I53]+[.K53]-[.J52]" office:value-type="float" office:value="0.18" calcext:value-type="float">
            <text:p>0,180</text:p>
          </table:table-cell>
          <table:table-cell table:style-name="ce13" table:formula="of:=[.J53]+[.L53]-[.K52]" office:value-type="float" office:value="0.0930000000000001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3" calcext:value-type="float">
            <text:p>5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4]+[.D54]-[.C53]" office:value-type="float" office:value="0.0689999999999997" calcext:value-type="float">
            <text:p>0,069</text:p>
          </table:table-cell>
          <table:table-cell table:style-name="ce13" table:formula="of:=[.C54]+[.E54]-[.D53]" office:value-type="float" office:value="0.144" calcext:value-type="float">
            <text:p>0,144</text:p>
          </table:table-cell>
          <table:table-cell table:style-name="ce13" table:formula="of:=[.D54]+[.F54]-[.E53]" office:value-type="float" office:value="0.230999999999999" calcext:value-type="float">
            <text:p>0,231</text:p>
          </table:table-cell>
          <table:table-cell table:style-name="ce13" table:formula="of:=[.E54]+[.G54]-[.F53]" office:value-type="float" office:value="0.276" calcext:value-type="float">
            <text:p>0,276</text:p>
          </table:table-cell>
          <table:table-cell table:style-name="ce13" table:formula="of:=[.F54]+[.H54]-[.G53]" office:value-type="float" office:value="0.284999999999999" calcext:value-type="float">
            <text:p>0,285</text:p>
          </table:table-cell>
          <table:table-cell table:style-name="ce13" table:formula="of:=[.G54]+[.I54]-[.H53]" office:value-type="float" office:value="0.264" calcext:value-type="float">
            <text:p>0,264</text:p>
          </table:table-cell>
          <table:table-cell table:style-name="ce13" table:formula="of:=[.H54]+[.J54]-[.I53]" office:value-type="float" office:value="0.218999999999999" calcext:value-type="float">
            <text:p>0,219</text:p>
          </table:table-cell>
          <table:table-cell table:style-name="ce13" table:formula="of:=[.I54]+[.K54]-[.J53]" office:value-type="float" office:value="0.156" calcext:value-type="float">
            <text:p>0,156</text:p>
          </table:table-cell>
          <table:table-cell table:style-name="ce13" table:formula="of:=[.J54]+[.L54]-[.K53]" office:value-type="float" office:value="0.0809999999999996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4" calcext:value-type="float">
            <text:p>5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5]+[.D55]-[.C54]" office:value-type="float" office:value="0.0269999999999999" calcext:value-type="float">
            <text:p>0,027</text:p>
          </table:table-cell>
          <table:table-cell table:style-name="ce13" table:formula="of:=[.C55]+[.E55]-[.D54]" office:value-type="float" office:value="0.0599999999999996" calcext:value-type="float">
            <text:p>0,060</text:p>
          </table:table-cell>
          <table:table-cell table:style-name="ce13" table:formula="of:=[.D55]+[.F55]-[.E54]" office:value-type="float" office:value="0.105" calcext:value-type="float">
            <text:p>0,105</text:p>
          </table:table-cell>
          <table:table-cell table:style-name="ce13" table:formula="of:=[.E55]+[.G55]-[.F54]" office:value-type="float" office:value="0.167999999999999" calcext:value-type="float">
            <text:p>0,168</text:p>
          </table:table-cell>
          <table:table-cell table:style-name="ce13" table:formula="of:=[.F55]+[.H55]-[.G54]" office:value-type="float" office:value="0.195" calcext:value-type="float">
            <text:p>0,195</text:p>
          </table:table-cell>
          <table:table-cell table:style-name="ce13" table:formula="of:=[.G55]+[.I55]-[.H54]" office:value-type="float" office:value="0.191999999999999" calcext:value-type="float">
            <text:p>0,192</text:p>
          </table:table-cell>
          <table:table-cell table:style-name="ce13" table:formula="of:=[.H55]+[.J55]-[.I54]" office:value-type="float" office:value="0.165" calcext:value-type="float">
            <text:p>0,165</text:p>
          </table:table-cell>
          <table:table-cell table:style-name="ce13" table:formula="of:=[.I55]+[.K55]-[.J54]" office:value-type="float" office:value="0.119999999999999" calcext:value-type="float">
            <text:p>0,120</text:p>
          </table:table-cell>
          <table:table-cell table:style-name="ce13" table:formula="of:=[.J55]+[.L55]-[.K54]" office:value-type="float" office:value="0.0629999999999998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6]+[.D56]-[.C55]" office:value-type="float" office:value="-0.00900000000000012" calcext:value-type="float">
            <text:p>-0,009</text:p>
          </table:table-cell>
          <table:table-cell table:style-name="ce13" table:formula="of:=[.C56]+[.E56]-[.D55]" office:value-type="float" office:value="-0.012" calcext:value-type="float">
            <text:p>-0,012</text:p>
          </table:table-cell>
          <table:table-cell table:style-name="ce13" table:formula="of:=[.D56]+[.F56]-[.E55]" office:value-type="float" office:value="-0.00300000000000078" calcext:value-type="float">
            <text:p>-0,003</text:p>
          </table:table-cell>
          <table:table-cell table:style-name="ce13" table:formula="of:=[.E56]+[.G56]-[.F55]" office:value-type="float" office:value="0.0239999999999996" calcext:value-type="float">
            <text:p>0,024</text:p>
          </table:table-cell>
          <table:table-cell table:style-name="ce13" table:formula="of:=[.F56]+[.H56]-[.G55]" office:value-type="float" office:value="0.0749999999999991" calcext:value-type="float">
            <text:p>0,075</text:p>
          </table:table-cell>
          <table:table-cell table:style-name="ce13" table:formula="of:=[.G56]+[.I56]-[.H55]" office:value-type="float" office:value="0.0959999999999996" calcext:value-type="float">
            <text:p>0,096</text:p>
          </table:table-cell>
          <table:table-cell table:style-name="ce13" table:formula="of:=[.H56]+[.J56]-[.I55]" office:value-type="float" office:value="0.0929999999999991" calcext:value-type="float">
            <text:p>0,093</text:p>
          </table:table-cell>
          <table:table-cell table:style-name="ce13" table:formula="of:=[.I56]+[.K56]-[.J55]" office:value-type="float" office:value="0.0719999999999996" calcext:value-type="float">
            <text:p>0,072</text:p>
          </table:table-cell>
          <table:table-cell table:style-name="ce13" table:formula="of:=[.J56]+[.L56]-[.K55]" office:value-type="float" office:value="0.0389999999999998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6" calcext:value-type="float">
            <text:p>5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7]+[.D57]-[.C56]" office:value-type="float" office:value="-0.0389999999999999" calcext:value-type="float">
            <text:p>-0,039</text:p>
          </table:table-cell>
          <table:table-cell table:style-name="ce13" table:formula="of:=[.C57]+[.E57]-[.D56]" office:value-type="float" office:value="-0.0720000000000005" calcext:value-type="float">
            <text:p>-0,072</text:p>
          </table:table-cell>
          <table:table-cell table:style-name="ce13" table:formula="of:=[.D57]+[.F57]-[.E56]" office:value-type="float" office:value="-0.0930000000000004" calcext:value-type="float">
            <text:p>-0,093</text:p>
          </table:table-cell>
          <table:table-cell table:style-name="ce13" table:formula="of:=[.E57]+[.G57]-[.F56]" office:value-type="float" office:value="-0.0960000000000008" calcext:value-type="float">
            <text:p>-0,096</text:p>
          </table:table-cell>
          <table:table-cell table:style-name="ce13" table:formula="of:=[.F57]+[.H57]-[.G56]" office:value-type="float" office:value="-0.0750000000000003" calcext:value-type="float">
            <text:p>-0,075</text:p>
          </table:table-cell>
          <table:table-cell table:style-name="ce13" table:formula="of:=[.G57]+[.I57]-[.H56]" office:value-type="float" office:value="-0.0240000000000009" calcext:value-type="float">
            <text:p>-0,024</text:p>
          </table:table-cell>
          <table:table-cell table:style-name="ce13" table:formula="of:=[.H57]+[.J57]-[.I56]" office:value-type="float" office:value="0.0029999999999995" calcext:value-type="float">
            <text:p>0,003</text:p>
          </table:table-cell>
          <table:table-cell table:style-name="ce13" table:formula="of:=[.I57]+[.K57]-[.J56]" office:value-type="float" office:value="0.0119999999999996" calcext:value-type="float">
            <text:p>0,012</text:p>
          </table:table-cell>
          <table:table-cell table:style-name="ce13" table:formula="of:=[.J57]+[.L57]-[.K56]" office:value-type="float" office:value="0.00899999999999973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7" calcext:value-type="float">
            <text:p>5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8]+[.D58]-[.C57]" office:value-type="float" office:value="-0.0630000000000003" calcext:value-type="float">
            <text:p>-0,063</text:p>
          </table:table-cell>
          <table:table-cell table:style-name="ce13" table:formula="of:=[.C58]+[.E58]-[.D57]" office:value-type="float" office:value="-0.12" calcext:value-type="float">
            <text:p>-0,120</text:p>
          </table:table-cell>
          <table:table-cell table:style-name="ce13" table:formula="of:=[.D58]+[.F58]-[.E57]" office:value-type="float" office:value="-0.165" calcext:value-type="float">
            <text:p>-0,165</text:p>
          </table:table-cell>
          <table:table-cell table:style-name="ce13" table:formula="of:=[.E58]+[.G58]-[.F57]" office:value-type="float" office:value="-0.192" calcext:value-type="float">
            <text:p>-0,192</text:p>
          </table:table-cell>
          <table:table-cell table:style-name="ce13" table:formula="of:=[.F58]+[.H58]-[.G57]" office:value-type="float" office:value="-0.195000000000001" calcext:value-type="float">
            <text:p>-0,195</text:p>
          </table:table-cell>
          <table:table-cell table:style-name="ce13" table:formula="of:=[.G58]+[.I58]-[.H57]" office:value-type="float" office:value="-0.168" calcext:value-type="float">
            <text:p>-0,168</text:p>
          </table:table-cell>
          <table:table-cell table:style-name="ce13" table:formula="of:=[.H58]+[.J58]-[.I57]" office:value-type="float" office:value="-0.105" calcext:value-type="float">
            <text:p>-0,105</text:p>
          </table:table-cell>
          <table:table-cell table:style-name="ce13" table:formula="of:=[.I58]+[.K58]-[.J57]" office:value-type="float" office:value="-0.0600000000000003" calcext:value-type="float">
            <text:p>-0,060</text:p>
          </table:table-cell>
          <table:table-cell table:style-name="ce13" table:formula="of:=[.J58]+[.L58]-[.K57]" office:value-type="float" office:value="-0.0270000000000002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8" calcext:value-type="float">
            <text:p>5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9]+[.D59]-[.C58]" office:value-type="float" office:value="-0.0810000000000004" calcext:value-type="float">
            <text:p>-0,081</text:p>
          </table:table-cell>
          <table:table-cell table:style-name="ce13" table:formula="of:=[.C59]+[.E59]-[.D58]" office:value-type="float" office:value="-0.156" calcext:value-type="float">
            <text:p>-0,156</text:p>
          </table:table-cell>
          <table:table-cell table:style-name="ce13" table:formula="of:=[.D59]+[.F59]-[.E58]" office:value-type="float" office:value="-0.219" calcext:value-type="float">
            <text:p>-0,219</text:p>
          </table:table-cell>
          <table:table-cell table:style-name="ce13" table:formula="of:=[.E59]+[.G59]-[.F58]" office:value-type="float" office:value="-0.264" calcext:value-type="float">
            <text:p>-0,264</text:p>
          </table:table-cell>
          <table:table-cell table:style-name="ce13" table:formula="of:=[.F59]+[.H59]-[.G58]" office:value-type="float" office:value="-0.285" calcext:value-type="float">
            <text:p>-0,285</text:p>
          </table:table-cell>
          <table:table-cell table:style-name="ce13" table:formula="of:=[.G59]+[.I59]-[.H58]" office:value-type="float" office:value="-0.276" calcext:value-type="float">
            <text:p>-0,276</text:p>
          </table:table-cell>
          <table:table-cell table:style-name="ce13" table:formula="of:=[.H59]+[.J59]-[.I58]" office:value-type="float" office:value="-0.231" calcext:value-type="float">
            <text:p>-0,231</text:p>
          </table:table-cell>
          <table:table-cell table:style-name="ce13" table:formula="of:=[.I59]+[.K59]-[.J58]" office:value-type="float" office:value="-0.144" calcext:value-type="float">
            <text:p>-0,144</text:p>
          </table:table-cell>
          <table:table-cell table:style-name="ce13" table:formula="of:=[.J59]+[.L59]-[.K58]" office:value-type="float" office:value="-0.0690000000000001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9" calcext:value-type="float">
            <text:p>5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0]+[.D60]-[.C59]" office:value-type="float" office:value="-0.093" calcext:value-type="float">
            <text:p>-0,093</text:p>
          </table:table-cell>
          <table:table-cell table:style-name="ce13" table:formula="of:=[.C60]+[.E60]-[.D59]" office:value-type="float" office:value="-0.18" calcext:value-type="float">
            <text:p>-0,180</text:p>
          </table:table-cell>
          <table:table-cell table:style-name="ce13" table:formula="of:=[.D60]+[.F60]-[.E59]" office:value-type="float" office:value="-0.255" calcext:value-type="float">
            <text:p>-0,255</text:p>
          </table:table-cell>
          <table:table-cell table:style-name="ce13" table:formula="of:=[.E60]+[.G60]-[.F59]" office:value-type="float" office:value="-0.312" calcext:value-type="float">
            <text:p>-0,312</text:p>
          </table:table-cell>
          <table:table-cell table:style-name="ce13" table:formula="of:=[.F60]+[.H60]-[.G59]" office:value-type="float" office:value="-0.345" calcext:value-type="float">
            <text:p>-0,345</text:p>
          </table:table-cell>
          <table:table-cell table:style-name="ce13" table:formula="of:=[.G60]+[.I60]-[.H59]" office:value-type="float" office:value="-0.348" calcext:value-type="float">
            <text:p>-0,348</text:p>
          </table:table-cell>
          <table:table-cell table:style-name="ce13" table:formula="of:=[.H60]+[.J60]-[.I59]" office:value-type="float" office:value="-0.315" calcext:value-type="float">
            <text:p>-0,315</text:p>
          </table:table-cell>
          <table:table-cell table:style-name="ce13" table:formula="of:=[.I60]+[.K60]-[.J59]" office:value-type="float" office:value="-0.24" calcext:value-type="float">
            <text:p>-0,240</text:p>
          </table:table-cell>
          <table:table-cell table:style-name="ce13" table:formula="of:=[.J60]+[.L60]-[.K5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" calcext:value-type="float">
            <text:p>6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1]+[.D61]-[.C60]" office:value-type="float" office:value="-0.099" calcext:value-type="float">
            <text:p>-0,099</text:p>
          </table:table-cell>
          <table:table-cell table:style-name="ce13" table:formula="of:=[.C61]+[.E61]-[.D60]" office:value-type="float" office:value="-0.192" calcext:value-type="float">
            <text:p>-0,192</text:p>
          </table:table-cell>
          <table:table-cell table:style-name="ce13" table:formula="of:=[.D61]+[.F61]-[.E60]" office:value-type="float" office:value="-0.273" calcext:value-type="float">
            <text:p>-0,273</text:p>
          </table:table-cell>
          <table:table-cell table:style-name="ce13" table:formula="of:=[.E61]+[.G61]-[.F60]" office:value-type="float" office:value="-0.336" calcext:value-type="float">
            <text:p>-0,336</text:p>
          </table:table-cell>
          <table:table-cell table:style-name="ce13" table:formula="of:=[.F61]+[.H61]-[.G60]" office:value-type="float" office:value="-0.375" calcext:value-type="float">
            <text:p>-0,375</text:p>
          </table:table-cell>
          <table:table-cell table:style-name="ce13" table:formula="of:=[.G61]+[.I61]-[.H60]" office:value-type="float" office:value="-0.384" calcext:value-type="float">
            <text:p>-0,384</text:p>
          </table:table-cell>
          <table:table-cell table:style-name="ce13" table:formula="of:=[.H61]+[.J61]-[.I60]" office:value-type="float" office:value="-0.357" calcext:value-type="float">
            <text:p>-0,357</text:p>
          </table:table-cell>
          <table:table-cell table:style-name="ce13" table:formula="of:=[.I61]+[.K61]-[.J60]" office:value-type="float" office:value="-0.288" calcext:value-type="float">
            <text:p>-0,288</text:p>
          </table:table-cell>
          <table:table-cell table:style-name="ce13" table:formula="of:=[.J61]+[.L61]-[.K6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1" calcext:value-type="float">
            <text:p>6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2]+[.D62]-[.C61]" office:value-type="float" office:value="-0.099" calcext:value-type="float">
            <text:p>-0,099</text:p>
          </table:table-cell>
          <table:table-cell table:style-name="ce13" table:formula="of:=[.C62]+[.E62]-[.D61]" office:value-type="float" office:value="-0.192" calcext:value-type="float">
            <text:p>-0,192</text:p>
          </table:table-cell>
          <table:table-cell table:style-name="ce13" table:formula="of:=[.D62]+[.F62]-[.E61]" office:value-type="float" office:value="-0.272999999999999" calcext:value-type="float">
            <text:p>-0,273</text:p>
          </table:table-cell>
          <table:table-cell table:style-name="ce13" table:formula="of:=[.E62]+[.G62]-[.F61]" office:value-type="float" office:value="-0.336" calcext:value-type="float">
            <text:p>-0,336</text:p>
          </table:table-cell>
          <table:table-cell table:style-name="ce13" table:formula="of:=[.F62]+[.H62]-[.G61]" office:value-type="float" office:value="-0.375" calcext:value-type="float">
            <text:p>-0,375</text:p>
          </table:table-cell>
          <table:table-cell table:style-name="ce13" table:formula="of:=[.G62]+[.I62]-[.H61]" office:value-type="float" office:value="-0.384" calcext:value-type="float">
            <text:p>-0,384</text:p>
          </table:table-cell>
          <table:table-cell table:style-name="ce13" table:formula="of:=[.H62]+[.J62]-[.I61]" office:value-type="float" office:value="-0.357" calcext:value-type="float">
            <text:p>-0,357</text:p>
          </table:table-cell>
          <table:table-cell table:style-name="ce13" table:formula="of:=[.I62]+[.K62]-[.J61]" office:value-type="float" office:value="-0.288" calcext:value-type="float">
            <text:p>-0,288</text:p>
          </table:table-cell>
          <table:table-cell table:style-name="ce13" table:formula="of:=[.J62]+[.L62]-[.K6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2" calcext:value-type="float">
            <text:p>6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3]+[.D63]-[.C62]" office:value-type="float" office:value="-0.0930000000000001" calcext:value-type="float">
            <text:p>-0,093</text:p>
          </table:table-cell>
          <table:table-cell table:style-name="ce13" table:formula="of:=[.C63]+[.E63]-[.D62]" office:value-type="float" office:value="-0.18" calcext:value-type="float">
            <text:p>-0,180</text:p>
          </table:table-cell>
          <table:table-cell table:style-name="ce13" table:formula="of:=[.D63]+[.F63]-[.E62]" office:value-type="float" office:value="-0.255" calcext:value-type="float">
            <text:p>-0,255</text:p>
          </table:table-cell>
          <table:table-cell table:style-name="ce13" table:formula="of:=[.E63]+[.G63]-[.F62]" office:value-type="float" office:value="-0.311999999999999" calcext:value-type="float">
            <text:p>-0,312</text:p>
          </table:table-cell>
          <table:table-cell table:style-name="ce13" table:formula="of:=[.F63]+[.H63]-[.G62]" office:value-type="float" office:value="-0.345" calcext:value-type="float">
            <text:p>-0,345</text:p>
          </table:table-cell>
          <table:table-cell table:style-name="ce13" table:formula="of:=[.G63]+[.I63]-[.H62]" office:value-type="float" office:value="-0.347999999999999" calcext:value-type="float">
            <text:p>-0,348</text:p>
          </table:table-cell>
          <table:table-cell table:style-name="ce13" table:formula="of:=[.H63]+[.J63]-[.I62]" office:value-type="float" office:value="-0.315" calcext:value-type="float">
            <text:p>-0,315</text:p>
          </table:table-cell>
          <table:table-cell table:style-name="ce13" table:formula="of:=[.I63]+[.K63]-[.J62]" office:value-type="float" office:value="-0.239999999999999" calcext:value-type="float">
            <text:p>-0,240</text:p>
          </table:table-cell>
          <table:table-cell table:style-name="ce13" table:formula="of:=[.J63]+[.L63]-[.K62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4]+[.D64]-[.C63]" office:value-type="float" office:value="-0.0809999999999995" calcext:value-type="float">
            <text:p>-0,081</text:p>
          </table:table-cell>
          <table:table-cell table:style-name="ce13" table:formula="of:=[.C64]+[.E64]-[.D63]" office:value-type="float" office:value="-0.156" calcext:value-type="float">
            <text:p>-0,156</text:p>
          </table:table-cell>
          <table:table-cell table:style-name="ce13" table:formula="of:=[.D64]+[.F64]-[.E63]" office:value-type="float" office:value="-0.218999999999999" calcext:value-type="float">
            <text:p>-0,219</text:p>
          </table:table-cell>
          <table:table-cell table:style-name="ce13" table:formula="of:=[.E64]+[.G64]-[.F63]" office:value-type="float" office:value="-0.264" calcext:value-type="float">
            <text:p>-0,264</text:p>
          </table:table-cell>
          <table:table-cell table:style-name="ce13" table:formula="of:=[.F64]+[.H64]-[.G63]" office:value-type="float" office:value="-0.284999999999999" calcext:value-type="float">
            <text:p>-0,285</text:p>
          </table:table-cell>
          <table:table-cell table:style-name="ce13" table:formula="of:=[.G64]+[.I64]-[.H63]" office:value-type="float" office:value="-0.276" calcext:value-type="float">
            <text:p>-0,276</text:p>
          </table:table-cell>
          <table:table-cell table:style-name="ce13" table:formula="of:=[.H64]+[.J64]-[.I63]" office:value-type="float" office:value="-0.230999999999999" calcext:value-type="float">
            <text:p>-0,231</text:p>
          </table:table-cell>
          <table:table-cell table:style-name="ce13" table:formula="of:=[.I64]+[.K64]-[.J63]" office:value-type="float" office:value="-0.144" calcext:value-type="float">
            <text:p>-0,144</text:p>
          </table:table-cell>
          <table:table-cell table:style-name="ce13" table:formula="of:=[.J64]+[.L64]-[.K63]" office:value-type="float" office:value="-0.0689999999999996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4" calcext:value-type="float">
            <text:p>6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5]+[.D65]-[.C64]" office:value-type="float" office:value="-0.0629999999999998" calcext:value-type="float">
            <text:p>-0,063</text:p>
          </table:table-cell>
          <table:table-cell table:style-name="ce13" table:formula="of:=[.C65]+[.E65]-[.D64]" office:value-type="float" office:value="-0.119999999999999" calcext:value-type="float">
            <text:p>-0,120</text:p>
          </table:table-cell>
          <table:table-cell table:style-name="ce13" table:formula="of:=[.D65]+[.F65]-[.E64]" office:value-type="float" office:value="-0.165" calcext:value-type="float">
            <text:p>-0,165</text:p>
          </table:table-cell>
          <table:table-cell table:style-name="ce13" table:formula="of:=[.E65]+[.G65]-[.F64]" office:value-type="float" office:value="-0.191999999999999" calcext:value-type="float">
            <text:p>-0,192</text:p>
          </table:table-cell>
          <table:table-cell table:style-name="ce13" table:formula="of:=[.F65]+[.H65]-[.G64]" office:value-type="float" office:value="-0.195" calcext:value-type="float">
            <text:p>-0,195</text:p>
          </table:table-cell>
          <table:table-cell table:style-name="ce13" table:formula="of:=[.G65]+[.I65]-[.H64]" office:value-type="float" office:value="-0.167999999999999" calcext:value-type="float">
            <text:p>-0,168</text:p>
          </table:table-cell>
          <table:table-cell table:style-name="ce13" table:formula="of:=[.H65]+[.J65]-[.I64]" office:value-type="float" office:value="-0.105" calcext:value-type="float">
            <text:p>-0,105</text:p>
          </table:table-cell>
          <table:table-cell table:style-name="ce13" table:formula="of:=[.I65]+[.K65]-[.J64]" office:value-type="float" office:value="-0.0599999999999993" calcext:value-type="float">
            <text:p>-0,060</text:p>
          </table:table-cell>
          <table:table-cell table:style-name="ce13" table:formula="of:=[.J65]+[.L65]-[.K64]" office:value-type="float" office:value="-0.0269999999999999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6]+[.D66]-[.C65]" office:value-type="float" office:value="-0.0389999999999997" calcext:value-type="float">
            <text:p>-0,039</text:p>
          </table:table-cell>
          <table:table-cell table:style-name="ce13" table:formula="of:=[.C66]+[.E66]-[.D65]" office:value-type="float" office:value="-0.0719999999999995" calcext:value-type="float">
            <text:p>-0,072</text:p>
          </table:table-cell>
          <table:table-cell table:style-name="ce13" table:formula="of:=[.D66]+[.F66]-[.E65]" office:value-type="float" office:value="-0.0929999999999988" calcext:value-type="float">
            <text:p>-0,093</text:p>
          </table:table-cell>
          <table:table-cell table:style-name="ce13" table:formula="of:=[.E66]+[.G66]-[.F65]" office:value-type="float" office:value="-0.0959999999999996" calcext:value-type="float">
            <text:p>-0,096</text:p>
          </table:table-cell>
          <table:table-cell table:style-name="ce13" table:formula="of:=[.F66]+[.H66]-[.G65]" office:value-type="float" office:value="-0.0749999999999987" calcext:value-type="float">
            <text:p>-0,075</text:p>
          </table:table-cell>
          <table:table-cell table:style-name="ce13" table:formula="of:=[.G66]+[.I66]-[.H65]" office:value-type="float" office:value="-0.0239999999999996" calcext:value-type="float">
            <text:p>-0,024</text:p>
          </table:table-cell>
          <table:table-cell table:style-name="ce13" table:formula="of:=[.H66]+[.J66]-[.I65]" office:value-type="float" office:value="0.00300000000000117" calcext:value-type="float">
            <text:p>0,003</text:p>
          </table:table-cell>
          <table:table-cell table:style-name="ce13" table:formula="of:=[.I66]+[.K66]-[.J65]" office:value-type="float" office:value="0.0120000000000001" calcext:value-type="float">
            <text:p>0,012</text:p>
          </table:table-cell>
          <table:table-cell table:style-name="ce13" table:formula="of:=[.J66]+[.L66]-[.K65]" office:value-type="float" office:value="0.00900000000000023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6" calcext:value-type="float">
            <text:p>6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7]+[.D67]-[.C66]" office:value-type="float" office:value="-0.00899999999999973" calcext:value-type="float">
            <text:p>-0,009</text:p>
          </table:table-cell>
          <table:table-cell table:style-name="ce13" table:formula="of:=[.C67]+[.E67]-[.D66]" office:value-type="float" office:value="-0.0119999999999993" calcext:value-type="float">
            <text:p>-0,012</text:p>
          </table:table-cell>
          <table:table-cell table:style-name="ce13" table:formula="of:=[.D67]+[.F67]-[.E66]" office:value-type="float" office:value="-0.00299999999999945" calcext:value-type="float">
            <text:p>-0,003</text:p>
          </table:table-cell>
          <table:table-cell table:style-name="ce13" table:formula="of:=[.E67]+[.G67]-[.F66]" office:value-type="float" office:value="0.0240000000000014" calcext:value-type="float">
            <text:p>0,024</text:p>
          </table:table-cell>
          <table:table-cell table:style-name="ce13" table:formula="of:=[.F67]+[.H67]-[.G66]" office:value-type="float" office:value="0.0750000000000003" calcext:value-type="float">
            <text:p>0,075</text:p>
          </table:table-cell>
          <table:table-cell table:style-name="ce13" table:formula="of:=[.G67]+[.I67]-[.H66]" office:value-type="float" office:value="0.0960000000000012" calcext:value-type="float">
            <text:p>0,096</text:p>
          </table:table-cell>
          <table:table-cell table:style-name="ce13" table:formula="of:=[.H67]+[.J67]-[.I66]" office:value-type="float" office:value="0.0930000000000005" calcext:value-type="float">
            <text:p>0,093</text:p>
          </table:table-cell>
          <table:table-cell table:style-name="ce13" table:formula="of:=[.I67]+[.K67]-[.J66]" office:value-type="float" office:value="0.0720000000000007" calcext:value-type="float">
            <text:p>0,072</text:p>
          </table:table-cell>
          <table:table-cell table:style-name="ce13" table:formula="of:=[.J67]+[.L67]-[.K66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7" calcext:value-type="float">
            <text:p>6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8]+[.D68]-[.C67]" office:value-type="float" office:value="0.0270000000000004" calcext:value-type="float">
            <text:p>0,027</text:p>
          </table:table-cell>
          <table:table-cell table:style-name="ce13" table:formula="of:=[.C68]+[.E68]-[.D67]" office:value-type="float" office:value="0.0600000000000003" calcext:value-type="float">
            <text:p>0,060</text:p>
          </table:table-cell>
          <table:table-cell table:style-name="ce13" table:formula="of:=[.D68]+[.F68]-[.E67]" office:value-type="float" office:value="0.105000000000001" calcext:value-type="float">
            <text:p>0,105</text:p>
          </table:table-cell>
          <table:table-cell table:style-name="ce13" table:formula="of:=[.E68]+[.G68]-[.F67]" office:value-type="float" office:value="0.168" calcext:value-type="float">
            <text:p>0,168</text:p>
          </table:table-cell>
          <table:table-cell table:style-name="ce13" table:formula="of:=[.F68]+[.H68]-[.G67]" office:value-type="float" office:value="0.195000000000001" calcext:value-type="float">
            <text:p>0,195</text:p>
          </table:table-cell>
          <table:table-cell table:style-name="ce13" table:formula="of:=[.G68]+[.I68]-[.H67]" office:value-type="float" office:value="0.192" calcext:value-type="float">
            <text:p>0,192</text:p>
          </table:table-cell>
          <table:table-cell table:style-name="ce13" table:formula="of:=[.H68]+[.J68]-[.I67]" office:value-type="float" office:value="0.165000000000001" calcext:value-type="float">
            <text:p>0,165</text:p>
          </table:table-cell>
          <table:table-cell table:style-name="ce13" table:formula="of:=[.I68]+[.K68]-[.J67]" office:value-type="float" office:value="0.12" calcext:value-type="float">
            <text:p>0,120</text:p>
          </table:table-cell>
          <table:table-cell table:style-name="ce13" table:formula="of:=[.J68]+[.L68]-[.K67]" office:value-type="float" office:value="0.0630000000000005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8" calcext:value-type="float">
            <text:p>6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9]+[.D69]-[.C68]" office:value-type="float" office:value="0.0690000000000001" calcext:value-type="float">
            <text:p>0,069</text:p>
          </table:table-cell>
          <table:table-cell table:style-name="ce13" table:formula="of:=[.C69]+[.E69]-[.D68]" office:value-type="float" office:value="0.144000000000001" calcext:value-type="float">
            <text:p>0,144</text:p>
          </table:table-cell>
          <table:table-cell table:style-name="ce13" table:formula="of:=[.D69]+[.F69]-[.E68]" office:value-type="float" office:value="0.231" calcext:value-type="float">
            <text:p>0,231</text:p>
          </table:table-cell>
          <table:table-cell table:style-name="ce13" table:formula="of:=[.E69]+[.G69]-[.F68]" office:value-type="float" office:value="0.276000000000001" calcext:value-type="float">
            <text:p>0,276</text:p>
          </table:table-cell>
          <table:table-cell table:style-name="ce13" table:formula="of:=[.F69]+[.H69]-[.G68]" office:value-type="float" office:value="0.285000000000001" calcext:value-type="float">
            <text:p>0,285</text:p>
          </table:table-cell>
          <table:table-cell table:style-name="ce13" table:formula="of:=[.G69]+[.I69]-[.H68]" office:value-type="float" office:value="0.264000000000001" calcext:value-type="float">
            <text:p>0,264</text:p>
          </table:table-cell>
          <table:table-cell table:style-name="ce13" table:formula="of:=[.H69]+[.J69]-[.I68]" office:value-type="float" office:value="0.219" calcext:value-type="float">
            <text:p>0,219</text:p>
          </table:table-cell>
          <table:table-cell table:style-name="ce13" table:formula="of:=[.I69]+[.K69]-[.J68]" office:value-type="float" office:value="0.156000000000001" calcext:value-type="float">
            <text:p>0,156</text:p>
          </table:table-cell>
          <table:table-cell table:style-name="ce13" table:formula="of:=[.J69]+[.L69]-[.K68]" office:value-type="float" office:value="0.0810000000000004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9" calcext:value-type="float">
            <text:p>6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0]+[.D70]-[.C69]" office:value-type="float" office:value="0.117" calcext:value-type="float">
            <text:p>0,117</text:p>
          </table:table-cell>
          <table:table-cell table:style-name="ce13" table:formula="of:=[.C70]+[.E70]-[.D69]" office:value-type="float" office:value="0.24" calcext:value-type="float">
            <text:p>0,240</text:p>
          </table:table-cell>
          <table:table-cell table:style-name="ce13" table:formula="of:=[.D70]+[.F70]-[.E69]" office:value-type="float" office:value="0.315" calcext:value-type="float">
            <text:p>0,315</text:p>
          </table:table-cell>
          <table:table-cell table:style-name="ce13" table:formula="of:=[.E70]+[.G70]-[.F69]" office:value-type="float" office:value="0.348" calcext:value-type="float">
            <text:p>0,348</text:p>
          </table:table-cell>
          <table:table-cell table:style-name="ce13" table:formula="of:=[.F70]+[.H70]-[.G69]" office:value-type="float" office:value="0.345" calcext:value-type="float">
            <text:p>0,345</text:p>
          </table:table-cell>
          <table:table-cell table:style-name="ce13" table:formula="of:=[.G70]+[.I70]-[.H69]" office:value-type="float" office:value="0.312" calcext:value-type="float">
            <text:p>0,312</text:p>
          </table:table-cell>
          <table:table-cell table:style-name="ce13" table:formula="of:=[.H70]+[.J70]-[.I69]" office:value-type="float" office:value="0.255000000000001" calcext:value-type="float">
            <text:p>0,255</text:p>
          </table:table-cell>
          <table:table-cell table:style-name="ce13" table:formula="of:=[.I70]+[.K70]-[.J69]" office:value-type="float" office:value="0.18" calcext:value-type="float">
            <text:p>0,180</text:p>
          </table:table-cell>
          <table:table-cell table:style-name="ce13" table:formula="of:=[.J70]+[.L70]-[.K6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" calcext:value-type="float">
            <text:p>7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1]+[.D71]-[.C70]" office:value-type="float" office:value="0.171" calcext:value-type="float">
            <text:p>0,171</text:p>
          </table:table-cell>
          <table:table-cell table:style-name="ce13" table:formula="of:=[.C71]+[.E71]-[.D70]" office:value-type="float" office:value="0.288" calcext:value-type="float">
            <text:p>0,288</text:p>
          </table:table-cell>
          <table:table-cell table:style-name="ce13" table:formula="of:=[.D71]+[.F71]-[.E70]" office:value-type="float" office:value="0.357" calcext:value-type="float">
            <text:p>0,357</text:p>
          </table:table-cell>
          <table:table-cell table:style-name="ce13" table:formula="of:=[.E71]+[.G71]-[.F70]" office:value-type="float" office:value="0.384" calcext:value-type="float">
            <text:p>0,384</text:p>
          </table:table-cell>
          <table:table-cell table:style-name="ce13" table:formula="of:=[.F71]+[.H71]-[.G70]" office:value-type="float" office:value="0.375" calcext:value-type="float">
            <text:p>0,375</text:p>
          </table:table-cell>
          <table:table-cell table:style-name="ce13" table:formula="of:=[.G71]+[.I71]-[.H70]" office:value-type="float" office:value="0.336" calcext:value-type="float">
            <text:p>0,336</text:p>
          </table:table-cell>
          <table:table-cell table:style-name="ce13" table:formula="of:=[.H71]+[.J71]-[.I70]" office:value-type="float" office:value="0.273000000000001" calcext:value-type="float">
            <text:p>0,273</text:p>
          </table:table-cell>
          <table:table-cell table:style-name="ce13" table:formula="of:=[.I71]+[.K71]-[.J70]" office:value-type="float" office:value="0.192" calcext:value-type="float">
            <text:p>0,192</text:p>
          </table:table-cell>
          <table:table-cell table:style-name="ce13" table:formula="of:=[.J71]+[.L71]-[.K7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1" calcext:value-type="float">
            <text:p>7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2]+[.D72]-[.C71]" office:value-type="float" office:value="0.171" calcext:value-type="float">
            <text:p>0,171</text:p>
          </table:table-cell>
          <table:table-cell table:style-name="ce13" table:formula="of:=[.C72]+[.E72]-[.D71]" office:value-type="float" office:value="0.288" calcext:value-type="float">
            <text:p>0,288</text:p>
          </table:table-cell>
          <table:table-cell table:style-name="ce13" table:formula="of:=[.D72]+[.F72]-[.E71]" office:value-type="float" office:value="0.357" calcext:value-type="float">
            <text:p>0,357</text:p>
          </table:table-cell>
          <table:table-cell table:style-name="ce13" table:formula="of:=[.E72]+[.G72]-[.F71]" office:value-type="float" office:value="0.384" calcext:value-type="float">
            <text:p>0,384</text:p>
          </table:table-cell>
          <table:table-cell table:style-name="ce13" table:formula="of:=[.F72]+[.H72]-[.G71]" office:value-type="float" office:value="0.375" calcext:value-type="float">
            <text:p>0,375</text:p>
          </table:table-cell>
          <table:table-cell table:style-name="ce13" table:formula="of:=[.G72]+[.I72]-[.H71]" office:value-type="float" office:value="0.336" calcext:value-type="float">
            <text:p>0,336</text:p>
          </table:table-cell>
          <table:table-cell table:style-name="ce13" table:formula="of:=[.H72]+[.J72]-[.I71]" office:value-type="float" office:value="0.272999999999999" calcext:value-type="float">
            <text:p>0,273</text:p>
          </table:table-cell>
          <table:table-cell table:style-name="ce13" table:formula="of:=[.I72]+[.K72]-[.J71]" office:value-type="float" office:value="0.192" calcext:value-type="float">
            <text:p>0,192</text:p>
          </table:table-cell>
          <table:table-cell table:style-name="ce13" table:formula="of:=[.J72]+[.L72]-[.K71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2" calcext:value-type="float">
            <text:p>7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3]+[.D73]-[.C72]" office:value-type="float" office:value="0.117" calcext:value-type="float">
            <text:p>0,117</text:p>
          </table:table-cell>
          <table:table-cell table:style-name="ce13" table:formula="of:=[.C73]+[.E73]-[.D72]" office:value-type="float" office:value="0.239999999999999" calcext:value-type="float">
            <text:p>0,240</text:p>
          </table:table-cell>
          <table:table-cell table:style-name="ce13" table:formula="of:=[.D73]+[.F73]-[.E72]" office:value-type="float" office:value="0.315" calcext:value-type="float">
            <text:p>0,315</text:p>
          </table:table-cell>
          <table:table-cell table:style-name="ce13" table:formula="of:=[.E73]+[.G73]-[.F72]" office:value-type="float" office:value="0.347999999999999" calcext:value-type="float">
            <text:p>0,348</text:p>
          </table:table-cell>
          <table:table-cell table:style-name="ce13" table:formula="of:=[.F73]+[.H73]-[.G72]" office:value-type="float" office:value="0.345" calcext:value-type="float">
            <text:p>0,345</text:p>
          </table:table-cell>
          <table:table-cell table:style-name="ce13" table:formula="of:=[.G73]+[.I73]-[.H72]" office:value-type="float" office:value="0.311999999999999" calcext:value-type="float">
            <text:p>0,312</text:p>
          </table:table-cell>
          <table:table-cell table:style-name="ce13" table:formula="of:=[.H73]+[.J73]-[.I72]" office:value-type="float" office:value="0.255" calcext:value-type="float">
            <text:p>0,255</text:p>
          </table:table-cell>
          <table:table-cell table:style-name="ce13" table:formula="of:=[.I73]+[.K73]-[.J72]" office:value-type="float" office:value="0.179999999999999" calcext:value-type="float">
            <text:p>0,180</text:p>
          </table:table-cell>
          <table:table-cell table:style-name="ce13" table:formula="of:=[.J73]+[.L73]-[.K72]" office:value-type="float" office:value="0.0930000000000001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3" calcext:value-type="float">
            <text:p>7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4]+[.D74]-[.C73]" office:value-type="float" office:value="0.0689999999999995" calcext:value-type="float">
            <text:p>0,069</text:p>
          </table:table-cell>
          <table:table-cell table:style-name="ce13" table:formula="of:=[.C74]+[.E74]-[.D73]" office:value-type="float" office:value="0.144" calcext:value-type="float">
            <text:p>0,144</text:p>
          </table:table-cell>
          <table:table-cell table:style-name="ce13" table:formula="of:=[.D74]+[.F74]-[.E73]" office:value-type="float" office:value="0.230999999999999" calcext:value-type="float">
            <text:p>0,231</text:p>
          </table:table-cell>
          <table:table-cell table:style-name="ce13" table:formula="of:=[.E74]+[.G74]-[.F73]" office:value-type="float" office:value="0.276" calcext:value-type="float">
            <text:p>0,276</text:p>
          </table:table-cell>
          <table:table-cell table:style-name="ce13" table:formula="of:=[.F74]+[.H74]-[.G73]" office:value-type="float" office:value="0.284999999999999" calcext:value-type="float">
            <text:p>0,285</text:p>
          </table:table-cell>
          <table:table-cell table:style-name="ce13" table:formula="of:=[.G74]+[.I74]-[.H73]" office:value-type="float" office:value="0.264" calcext:value-type="float">
            <text:p>0,264</text:p>
          </table:table-cell>
          <table:table-cell table:style-name="ce13" table:formula="of:=[.H74]+[.J74]-[.I73]" office:value-type="float" office:value="0.218999999999999" calcext:value-type="float">
            <text:p>0,219</text:p>
          </table:table-cell>
          <table:table-cell table:style-name="ce13" table:formula="of:=[.I74]+[.K74]-[.J73]" office:value-type="float" office:value="0.156" calcext:value-type="float">
            <text:p>0,156</text:p>
          </table:table-cell>
          <table:table-cell table:style-name="ce13" table:formula="of:=[.J74]+[.L74]-[.K73]" office:value-type="float" office:value="0.0809999999999994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4" calcext:value-type="float">
            <text:p>7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5]+[.D75]-[.C74]" office:value-type="float" office:value="0.0269999999999999" calcext:value-type="float">
            <text:p>0,027</text:p>
          </table:table-cell>
          <table:table-cell table:style-name="ce13" table:formula="of:=[.C75]+[.E75]-[.D74]" office:value-type="float" office:value="0.0599999999999991" calcext:value-type="float">
            <text:p>0,060</text:p>
          </table:table-cell>
          <table:table-cell table:style-name="ce13" table:formula="of:=[.D75]+[.F75]-[.E74]" office:value-type="float" office:value="0.105" calcext:value-type="float">
            <text:p>0,105</text:p>
          </table:table-cell>
          <table:table-cell table:style-name="ce13" table:formula="of:=[.E75]+[.G75]-[.F74]" office:value-type="float" office:value="0.167999999999998" calcext:value-type="float">
            <text:p>0,168</text:p>
          </table:table-cell>
          <table:table-cell table:style-name="ce13" table:formula="of:=[.F75]+[.H75]-[.G74]" office:value-type="float" office:value="0.195" calcext:value-type="float">
            <text:p>0,195</text:p>
          </table:table-cell>
          <table:table-cell table:style-name="ce13" table:formula="of:=[.G75]+[.I75]-[.H74]" office:value-type="float" office:value="0.191999999999999" calcext:value-type="float">
            <text:p>0,192</text:p>
          </table:table-cell>
          <table:table-cell table:style-name="ce13" table:formula="of:=[.H75]+[.J75]-[.I74]" office:value-type="float" office:value="0.165" calcext:value-type="float">
            <text:p>0,165</text:p>
          </table:table-cell>
          <table:table-cell table:style-name="ce13" table:formula="of:=[.I75]+[.K75]-[.J74]" office:value-type="float" office:value="0.119999999999999" calcext:value-type="float">
            <text:p>0,120</text:p>
          </table:table-cell>
          <table:table-cell table:style-name="ce13" table:formula="of:=[.J75]+[.L75]-[.K74]" office:value-type="float" office:value="0.0629999999999998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6]+[.D76]-[.C75]" office:value-type="float" office:value="-0.00900000000000034" calcext:value-type="float">
            <text:p>-0,009</text:p>
          </table:table-cell>
          <table:table-cell table:style-name="ce13" table:formula="of:=[.C76]+[.E76]-[.D75]" office:value-type="float" office:value="-0.0119999999999999" calcext:value-type="float">
            <text:p>-0,012</text:p>
          </table:table-cell>
          <table:table-cell table:style-name="ce13" table:formula="of:=[.D76]+[.F76]-[.E75]" office:value-type="float" office:value="-0.0030000000000015" calcext:value-type="float">
            <text:p>-0,003</text:p>
          </table:table-cell>
          <table:table-cell table:style-name="ce13" table:formula="of:=[.E76]+[.G76]-[.F75]" office:value-type="float" office:value="0.0239999999999997" calcext:value-type="float">
            <text:p>0,024</text:p>
          </table:table-cell>
          <table:table-cell table:style-name="ce13" table:formula="of:=[.F76]+[.H76]-[.G75]" office:value-type="float" office:value="0.0749999999999984" calcext:value-type="float">
            <text:p>0,075</text:p>
          </table:table-cell>
          <table:table-cell table:style-name="ce13" table:formula="of:=[.G76]+[.I76]-[.H75]" office:value-type="float" office:value="0.0959999999999996" calcext:value-type="float">
            <text:p>0,096</text:p>
          </table:table-cell>
          <table:table-cell table:style-name="ce13" table:formula="of:=[.H76]+[.J76]-[.I75]" office:value-type="float" office:value="0.0929999999999986" calcext:value-type="float">
            <text:p>0,093</text:p>
          </table:table-cell>
          <table:table-cell table:style-name="ce13" table:formula="of:=[.I76]+[.K76]-[.J75]" office:value-type="float" office:value="0.0719999999999996" calcext:value-type="float">
            <text:p>0,072</text:p>
          </table:table-cell>
          <table:table-cell table:style-name="ce13" table:formula="of:=[.J76]+[.L76]-[.K75]" office:value-type="float" office:value="0.0389999999999996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6" calcext:value-type="float">
            <text:p>7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7]+[.D77]-[.C76]" office:value-type="float" office:value="-0.0389999999999998" calcext:value-type="float">
            <text:p>-0,039</text:p>
          </table:table-cell>
          <table:table-cell table:style-name="ce13" table:formula="of:=[.C77]+[.E77]-[.D76]" office:value-type="float" office:value="-0.072000000000001" calcext:value-type="float">
            <text:p>-0,072</text:p>
          </table:table-cell>
          <table:table-cell table:style-name="ce13" table:formula="of:=[.D77]+[.F77]-[.E76]" office:value-type="float" office:value="-0.0930000000000004" calcext:value-type="float">
            <text:p>-0,093</text:p>
          </table:table-cell>
          <table:table-cell table:style-name="ce13" table:formula="of:=[.E77]+[.G77]-[.F76]" office:value-type="float" office:value="-0.0960000000000015" calcext:value-type="float">
            <text:p>-0,096</text:p>
          </table:table-cell>
          <table:table-cell table:style-name="ce13" table:formula="of:=[.F77]+[.H77]-[.G76]" office:value-type="float" office:value="-0.0750000000000003" calcext:value-type="float">
            <text:p>-0,075</text:p>
          </table:table-cell>
          <table:table-cell table:style-name="ce13" table:formula="of:=[.G77]+[.I77]-[.H76]" office:value-type="float" office:value="-0.0240000000000017" calcext:value-type="float">
            <text:p>-0,024</text:p>
          </table:table-cell>
          <table:table-cell table:style-name="ce13" table:formula="of:=[.H77]+[.J77]-[.I76]" office:value-type="float" office:value="0.0029999999999995" calcext:value-type="float">
            <text:p>0,003</text:p>
          </table:table-cell>
          <table:table-cell table:style-name="ce13" table:formula="of:=[.I77]+[.K77]-[.J76]" office:value-type="float" office:value="0.0119999999999992" calcext:value-type="float">
            <text:p>0,012</text:p>
          </table:table-cell>
          <table:table-cell table:style-name="ce13" table:formula="of:=[.J77]+[.L77]-[.K76]" office:value-type="float" office:value="0.00899999999999979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7" calcext:value-type="float">
            <text:p>7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8]+[.D78]-[.C77]" office:value-type="float" office:value="-0.0630000000000006" calcext:value-type="float">
            <text:p>-0,063</text:p>
          </table:table-cell>
          <table:table-cell table:style-name="ce13" table:formula="of:=[.C78]+[.E78]-[.D77]" office:value-type="float" office:value="-0.12" calcext:value-type="float">
            <text:p>-0,120</text:p>
          </table:table-cell>
          <table:table-cell table:style-name="ce13" table:formula="of:=[.D78]+[.F78]-[.E77]" office:value-type="float" office:value="-0.165000000000001" calcext:value-type="float">
            <text:p>-0,165</text:p>
          </table:table-cell>
          <table:table-cell table:style-name="ce13" table:formula="of:=[.E78]+[.G78]-[.F77]" office:value-type="float" office:value="-0.192" calcext:value-type="float">
            <text:p>-0,192</text:p>
          </table:table-cell>
          <table:table-cell table:style-name="ce13" table:formula="of:=[.F78]+[.H78]-[.G77]" office:value-type="float" office:value="-0.195000000000002" calcext:value-type="float">
            <text:p>-0,195</text:p>
          </table:table-cell>
          <table:table-cell table:style-name="ce13" table:formula="of:=[.G78]+[.I78]-[.H77]" office:value-type="float" office:value="-0.168" calcext:value-type="float">
            <text:p>-0,168</text:p>
          </table:table-cell>
          <table:table-cell table:style-name="ce13" table:formula="of:=[.H78]+[.J78]-[.I77]" office:value-type="float" office:value="-0.105000000000001" calcext:value-type="float">
            <text:p>-0,105</text:p>
          </table:table-cell>
          <table:table-cell table:style-name="ce13" table:formula="of:=[.I78]+[.K78]-[.J77]" office:value-type="float" office:value="-0.0600000000000003" calcext:value-type="float">
            <text:p>-0,060</text:p>
          </table:table-cell>
          <table:table-cell table:style-name="ce13" table:formula="of:=[.J78]+[.L78]-[.K77]" office:value-type="float" office:value="-0.0270000000000004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8" calcext:value-type="float">
            <text:p>7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9]+[.D79]-[.C78]" office:value-type="float" office:value="-0.0810000000000005" calcext:value-type="float">
            <text:p>-0,081</text:p>
          </table:table-cell>
          <table:table-cell table:style-name="ce13" table:formula="of:=[.C79]+[.E79]-[.D78]" office:value-type="float" office:value="-0.156000000000001" calcext:value-type="float">
            <text:p>-0,156</text:p>
          </table:table-cell>
          <table:table-cell table:style-name="ce13" table:formula="of:=[.D79]+[.F79]-[.E78]" office:value-type="float" office:value="-0.219" calcext:value-type="float">
            <text:p>-0,219</text:p>
          </table:table-cell>
          <table:table-cell table:style-name="ce13" table:formula="of:=[.E79]+[.G79]-[.F78]" office:value-type="float" office:value="-0.264000000000001" calcext:value-type="float">
            <text:p>-0,264</text:p>
          </table:table-cell>
          <table:table-cell table:style-name="ce13" table:formula="of:=[.F79]+[.H79]-[.G78]" office:value-type="float" office:value="-0.285000000000001" calcext:value-type="float">
            <text:p>-0,285</text:p>
          </table:table-cell>
          <table:table-cell table:style-name="ce13" table:formula="of:=[.G79]+[.I79]-[.H78]" office:value-type="float" office:value="-0.276000000000001" calcext:value-type="float">
            <text:p>-0,276</text:p>
          </table:table-cell>
          <table:table-cell table:style-name="ce13" table:formula="of:=[.H79]+[.J79]-[.I78]" office:value-type="float" office:value="-0.231" calcext:value-type="float">
            <text:p>-0,231</text:p>
          </table:table-cell>
          <table:table-cell table:style-name="ce13" table:formula="of:=[.I79]+[.K79]-[.J78]" office:value-type="float" office:value="-0.144000000000001" calcext:value-type="float">
            <text:p>-0,144</text:p>
          </table:table-cell>
          <table:table-cell table:style-name="ce13" table:formula="of:=[.J79]+[.L79]-[.K78]" office:value-type="float" office:value="-0.0690000000000001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9" calcext:value-type="float">
            <text:p>7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0]+[.D80]-[.C79]" office:value-type="float" office:value="-0.093" calcext:value-type="float">
            <text:p>-0,093</text:p>
          </table:table-cell>
          <table:table-cell table:style-name="ce13" table:formula="of:=[.C80]+[.E80]-[.D79]" office:value-type="float" office:value="-0.180000000000001" calcext:value-type="float">
            <text:p>-0,180</text:p>
          </table:table-cell>
          <table:table-cell table:style-name="ce13" table:formula="of:=[.D80]+[.F80]-[.E79]" office:value-type="float" office:value="-0.255000000000001" calcext:value-type="float">
            <text:p>-0,255</text:p>
          </table:table-cell>
          <table:table-cell table:style-name="ce13" table:formula="of:=[.E80]+[.G80]-[.F79]" office:value-type="float" office:value="-0.312" calcext:value-type="float">
            <text:p>-0,312</text:p>
          </table:table-cell>
          <table:table-cell table:style-name="ce13" table:formula="of:=[.F80]+[.H80]-[.G79]" office:value-type="float" office:value="-0.345000000000001" calcext:value-type="float">
            <text:p>-0,345</text:p>
          </table:table-cell>
          <table:table-cell table:style-name="ce13" table:formula="of:=[.G80]+[.I80]-[.H79]" office:value-type="float" office:value="-0.348" calcext:value-type="float">
            <text:p>-0,348</text:p>
          </table:table-cell>
          <table:table-cell table:style-name="ce13" table:formula="of:=[.H80]+[.J80]-[.I79]" office:value-type="float" office:value="-0.315000000000001" calcext:value-type="float">
            <text:p>-0,315</text:p>
          </table:table-cell>
          <table:table-cell table:style-name="ce13" table:formula="of:=[.I80]+[.K80]-[.J79]" office:value-type="float" office:value="-0.24" calcext:value-type="float">
            <text:p>-0,240</text:p>
          </table:table-cell>
          <table:table-cell table:style-name="ce13" table:formula="of:=[.J80]+[.L80]-[.K7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1]+[.D81]-[.C80]" office:value-type="float" office:value="-0.099" calcext:value-type="float">
            <text:p>-0,099</text:p>
          </table:table-cell>
          <table:table-cell table:style-name="ce13" table:formula="of:=[.C81]+[.E81]-[.D80]" office:value-type="float" office:value="-0.192" calcext:value-type="float">
            <text:p>-0,192</text:p>
          </table:table-cell>
          <table:table-cell table:style-name="ce13" table:formula="of:=[.D81]+[.F81]-[.E80]" office:value-type="float" office:value="-0.273000000000001" calcext:value-type="float">
            <text:p>-0,273</text:p>
          </table:table-cell>
          <table:table-cell table:style-name="ce13" table:formula="of:=[.E81]+[.G81]-[.F80]" office:value-type="float" office:value="-0.336" calcext:value-type="float">
            <text:p>-0,336</text:p>
          </table:table-cell>
          <table:table-cell table:style-name="ce13" table:formula="of:=[.F81]+[.H81]-[.G80]" office:value-type="float" office:value="-0.375" calcext:value-type="float">
            <text:p>-0,375</text:p>
          </table:table-cell>
          <table:table-cell table:style-name="ce13" table:formula="of:=[.G81]+[.I81]-[.H80]" office:value-type="float" office:value="-0.384" calcext:value-type="float">
            <text:p>-0,384</text:p>
          </table:table-cell>
          <table:table-cell table:style-name="ce13" table:formula="of:=[.H81]+[.J81]-[.I80]" office:value-type="float" office:value="-0.357" calcext:value-type="float">
            <text:p>-0,357</text:p>
          </table:table-cell>
          <table:table-cell table:style-name="ce13" table:formula="of:=[.I81]+[.K81]-[.J80]" office:value-type="float" office:value="-0.288" calcext:value-type="float">
            <text:p>-0,288</text:p>
          </table:table-cell>
          <table:table-cell table:style-name="ce13" table:formula="of:=[.J81]+[.L81]-[.K8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1" calcext:value-type="float">
            <text:p>8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2]+[.D82]-[.C81]" office:value-type="float" office:value="-0.099" calcext:value-type="float">
            <text:p>-0,099</text:p>
          </table:table-cell>
          <table:table-cell table:style-name="ce13" table:formula="of:=[.C82]+[.E82]-[.D81]" office:value-type="float" office:value="-0.192" calcext:value-type="float">
            <text:p>-0,192</text:p>
          </table:table-cell>
          <table:table-cell table:style-name="ce13" table:formula="of:=[.D82]+[.F82]-[.E81]" office:value-type="float" office:value="-0.273" calcext:value-type="float">
            <text:p>-0,273</text:p>
          </table:table-cell>
          <table:table-cell table:style-name="ce13" table:formula="of:=[.E82]+[.G82]-[.F81]" office:value-type="float" office:value="-0.336000000000001" calcext:value-type="float">
            <text:p>-0,336</text:p>
          </table:table-cell>
          <table:table-cell table:style-name="ce13" table:formula="of:=[.F82]+[.H82]-[.G81]" office:value-type="float" office:value="-0.375" calcext:value-type="float">
            <text:p>-0,375</text:p>
          </table:table-cell>
          <table:table-cell table:style-name="ce13" table:formula="of:=[.G82]+[.I82]-[.H81]" office:value-type="float" office:value="-0.384" calcext:value-type="float">
            <text:p>-0,384</text:p>
          </table:table-cell>
          <table:table-cell table:style-name="ce13" table:formula="of:=[.H82]+[.J82]-[.I81]" office:value-type="float" office:value="-0.357" calcext:value-type="float">
            <text:p>-0,357</text:p>
          </table:table-cell>
          <table:table-cell table:style-name="ce13" table:formula="of:=[.I82]+[.K82]-[.J81]" office:value-type="float" office:value="-0.288" calcext:value-type="float">
            <text:p>-0,288</text:p>
          </table:table-cell>
          <table:table-cell table:style-name="ce13" table:formula="of:=[.J82]+[.L82]-[.K8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2" calcext:value-type="float">
            <text:p>8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3]+[.D83]-[.C82]" office:value-type="float" office:value="-0.0930000000000001" calcext:value-type="float">
            <text:p>-0,093</text:p>
          </table:table-cell>
          <table:table-cell table:style-name="ce13" table:formula="of:=[.C83]+[.E83]-[.D82]" office:value-type="float" office:value="-0.18" calcext:value-type="float">
            <text:p>-0,180</text:p>
          </table:table-cell>
          <table:table-cell table:style-name="ce13" table:formula="of:=[.D83]+[.F83]-[.E82]" office:value-type="float" office:value="-0.255" calcext:value-type="float">
            <text:p>-0,255</text:p>
          </table:table-cell>
          <table:table-cell table:style-name="ce13" table:formula="of:=[.E83]+[.G83]-[.F82]" office:value-type="float" office:value="-0.311999999999999" calcext:value-type="float">
            <text:p>-0,312</text:p>
          </table:table-cell>
          <table:table-cell table:style-name="ce13" table:formula="of:=[.F83]+[.H83]-[.G82]" office:value-type="float" office:value="-0.345" calcext:value-type="float">
            <text:p>-0,345</text:p>
          </table:table-cell>
          <table:table-cell table:style-name="ce13" table:formula="of:=[.G83]+[.I83]-[.H82]" office:value-type="float" office:value="-0.347999999999999" calcext:value-type="float">
            <text:p>-0,348</text:p>
          </table:table-cell>
          <table:table-cell table:style-name="ce13" table:formula="of:=[.H83]+[.J83]-[.I82]" office:value-type="float" office:value="-0.315" calcext:value-type="float">
            <text:p>-0,315</text:p>
          </table:table-cell>
          <table:table-cell table:style-name="ce13" table:formula="of:=[.I83]+[.K83]-[.J82]" office:value-type="float" office:value="-0.239999999999999" calcext:value-type="float">
            <text:p>-0,240</text:p>
          </table:table-cell>
          <table:table-cell table:style-name="ce13" table:formula="of:=[.J83]+[.L83]-[.K82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3" calcext:value-type="float">
            <text:p>8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4]+[.D84]-[.C83]" office:value-type="float" office:value="-0.0809999999999995" calcext:value-type="float">
            <text:p>-0,081</text:p>
          </table:table-cell>
          <table:table-cell table:style-name="ce13" table:formula="of:=[.C84]+[.E84]-[.D83]" office:value-type="float" office:value="-0.156" calcext:value-type="float">
            <text:p>-0,156</text:p>
          </table:table-cell>
          <table:table-cell table:style-name="ce13" table:formula="of:=[.D84]+[.F84]-[.E83]" office:value-type="float" office:value="-0.218999999999999" calcext:value-type="float">
            <text:p>-0,219</text:p>
          </table:table-cell>
          <table:table-cell table:style-name="ce13" table:formula="of:=[.E84]+[.G84]-[.F83]" office:value-type="float" office:value="-0.264" calcext:value-type="float">
            <text:p>-0,264</text:p>
          </table:table-cell>
          <table:table-cell table:style-name="ce13" table:formula="of:=[.F84]+[.H84]-[.G83]" office:value-type="float" office:value="-0.284999999999999" calcext:value-type="float">
            <text:p>-0,285</text:p>
          </table:table-cell>
          <table:table-cell table:style-name="ce13" table:formula="of:=[.G84]+[.I84]-[.H83]" office:value-type="float" office:value="-0.276" calcext:value-type="float">
            <text:p>-0,276</text:p>
          </table:table-cell>
          <table:table-cell table:style-name="ce13" table:formula="of:=[.H84]+[.J84]-[.I83]" office:value-type="float" office:value="-0.230999999999999" calcext:value-type="float">
            <text:p>-0,231</text:p>
          </table:table-cell>
          <table:table-cell table:style-name="ce13" table:formula="of:=[.I84]+[.K84]-[.J83]" office:value-type="float" office:value="-0.144" calcext:value-type="float">
            <text:p>-0,144</text:p>
          </table:table-cell>
          <table:table-cell table:style-name="ce13" table:formula="of:=[.J84]+[.L84]-[.K83]" office:value-type="float" office:value="-0.0689999999999995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4" calcext:value-type="float">
            <text:p>8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5]+[.D85]-[.C84]" office:value-type="float" office:value="-0.0629999999999999" calcext:value-type="float">
            <text:p>-0,063</text:p>
          </table:table-cell>
          <table:table-cell table:style-name="ce13" table:formula="of:=[.C85]+[.E85]-[.D84]" office:value-type="float" office:value="-0.119999999999999" calcext:value-type="float">
            <text:p>-0,120</text:p>
          </table:table-cell>
          <table:table-cell table:style-name="ce13" table:formula="of:=[.D85]+[.F85]-[.E84]" office:value-type="float" office:value="-0.165" calcext:value-type="float">
            <text:p>-0,165</text:p>
          </table:table-cell>
          <table:table-cell table:style-name="ce13" table:formula="of:=[.E85]+[.G85]-[.F84]" office:value-type="float" office:value="-0.191999999999999" calcext:value-type="float">
            <text:p>-0,192</text:p>
          </table:table-cell>
          <table:table-cell table:style-name="ce13" table:formula="of:=[.F85]+[.H85]-[.G84]" office:value-type="float" office:value="-0.195" calcext:value-type="float">
            <text:p>-0,195</text:p>
          </table:table-cell>
          <table:table-cell table:style-name="ce13" table:formula="of:=[.G85]+[.I85]-[.H84]" office:value-type="float" office:value="-0.167999999999998" calcext:value-type="float">
            <text:p>-0,168</text:p>
          </table:table-cell>
          <table:table-cell table:style-name="ce13" table:formula="of:=[.H85]+[.J85]-[.I84]" office:value-type="float" office:value="-0.105" calcext:value-type="float">
            <text:p>-0,105</text:p>
          </table:table-cell>
          <table:table-cell table:style-name="ce13" table:formula="of:=[.I85]+[.K85]-[.J84]" office:value-type="float" office:value="-0.0599999999999991" calcext:value-type="float">
            <text:p>-0,060</text:p>
          </table:table-cell>
          <table:table-cell table:style-name="ce13" table:formula="of:=[.J85]+[.L85]-[.K84]" office:value-type="float" office:value="-0.0269999999999999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6]+[.D86]-[.C85]" office:value-type="float" office:value="-0.0389999999999995" calcext:value-type="float">
            <text:p>-0,039</text:p>
          </table:table-cell>
          <table:table-cell table:style-name="ce13" table:formula="of:=[.C86]+[.E86]-[.D85]" office:value-type="float" office:value="-0.0719999999999998" calcext:value-type="float">
            <text:p>-0,072</text:p>
          </table:table-cell>
          <table:table-cell table:style-name="ce13" table:formula="of:=[.D86]+[.F86]-[.E85]" office:value-type="float" office:value="-0.0929999999999986" calcext:value-type="float">
            <text:p>-0,093</text:p>
          </table:table-cell>
          <table:table-cell table:style-name="ce13" table:formula="of:=[.E86]+[.G86]-[.F85]" office:value-type="float" office:value="-0.0959999999999997" calcext:value-type="float">
            <text:p>-0,096</text:p>
          </table:table-cell>
          <table:table-cell table:style-name="ce13" table:formula="of:=[.F86]+[.H86]-[.G85]" office:value-type="float" office:value="-0.0749999999999983" calcext:value-type="float">
            <text:p>-0,075</text:p>
          </table:table-cell>
          <table:table-cell table:style-name="ce13" table:formula="of:=[.G86]+[.I86]-[.H85]" office:value-type="float" office:value="-0.0239999999999997" calcext:value-type="float">
            <text:p>-0,024</text:p>
          </table:table-cell>
          <table:table-cell table:style-name="ce13" table:formula="of:=[.H86]+[.J86]-[.I85]" office:value-type="float" office:value="0.00300000000000156" calcext:value-type="float">
            <text:p>0,003</text:p>
          </table:table-cell>
          <table:table-cell table:style-name="ce13" table:formula="of:=[.I86]+[.K86]-[.J85]" office:value-type="float" office:value="0.0119999999999998" calcext:value-type="float">
            <text:p>0,012</text:p>
          </table:table-cell>
          <table:table-cell table:style-name="ce13" table:formula="of:=[.J86]+[.L86]-[.K85]" office:value-type="float" office:value="0.0090000000000004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6" calcext:value-type="float">
            <text:p>8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7]+[.D87]-[.C86]" office:value-type="float" office:value="-0.00899999999999984" calcext:value-type="float">
            <text:p>-0,009</text:p>
          </table:table-cell>
          <table:table-cell table:style-name="ce13" table:formula="of:=[.C87]+[.E87]-[.D86]" office:value-type="float" office:value="-0.0119999999999991" calcext:value-type="float">
            <text:p>-0,012</text:p>
          </table:table-cell>
          <table:table-cell table:style-name="ce13" table:formula="of:=[.D87]+[.F87]-[.E86]" office:value-type="float" office:value="-0.00299999999999956" calcext:value-type="float">
            <text:p>-0,003</text:p>
          </table:table-cell>
          <table:table-cell table:style-name="ce13" table:formula="of:=[.E87]+[.G87]-[.F86]" office:value-type="float" office:value="0.0240000000000017" calcext:value-type="float">
            <text:p>0,024</text:p>
          </table:table-cell>
          <table:table-cell table:style-name="ce13" table:formula="of:=[.F87]+[.H87]-[.G86]" office:value-type="float" office:value="0.0750000000000002" calcext:value-type="float">
            <text:p>0,075</text:p>
          </table:table-cell>
          <table:table-cell table:style-name="ce13" table:formula="of:=[.G87]+[.I87]-[.H86]" office:value-type="float" office:value="0.0960000000000016" calcext:value-type="float">
            <text:p>0,096</text:p>
          </table:table-cell>
          <table:table-cell table:style-name="ce13" table:formula="of:=[.H87]+[.J87]-[.I86]" office:value-type="float" office:value="0.0930000000000003" calcext:value-type="float">
            <text:p>0,093</text:p>
          </table:table-cell>
          <table:table-cell table:style-name="ce13" table:formula="of:=[.I87]+[.K87]-[.J86]" office:value-type="float" office:value="0.072000000000001" calcext:value-type="float">
            <text:p>0,072</text:p>
          </table:table-cell>
          <table:table-cell table:style-name="ce13" table:formula="of:=[.J87]+[.L87]-[.K86]" office:value-type="float" office:value="0.0389999999999997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7" calcext:value-type="float">
            <text:p>8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8]+[.D88]-[.C87]" office:value-type="float" office:value="0.0270000000000004" calcext:value-type="float">
            <text:p>0,027</text:p>
          </table:table-cell>
          <table:table-cell table:style-name="ce13" table:formula="of:=[.C88]+[.E88]-[.D87]" office:value-type="float" office:value="0.0600000000000004" calcext:value-type="float">
            <text:p>0,060</text:p>
          </table:table-cell>
          <table:table-cell table:style-name="ce13" table:formula="of:=[.D88]+[.F88]-[.E87]" office:value-type="float" office:value="0.105000000000001" calcext:value-type="float">
            <text:p>0,105</text:p>
          </table:table-cell>
          <table:table-cell table:style-name="ce13" table:formula="of:=[.E88]+[.G88]-[.F87]" office:value-type="float" office:value="0.168" calcext:value-type="float">
            <text:p>0,168</text:p>
          </table:table-cell>
          <table:table-cell table:style-name="ce13" table:formula="of:=[.F88]+[.H88]-[.G87]" office:value-type="float" office:value="0.195000000000002" calcext:value-type="float">
            <text:p>0,195</text:p>
          </table:table-cell>
          <table:table-cell table:style-name="ce13" table:formula="of:=[.G88]+[.I88]-[.H87]" office:value-type="float" office:value="0.192" calcext:value-type="float">
            <text:p>0,192</text:p>
          </table:table-cell>
          <table:table-cell table:style-name="ce13" table:formula="of:=[.H88]+[.J88]-[.I87]" office:value-type="float" office:value="0.165000000000001" calcext:value-type="float">
            <text:p>0,165</text:p>
          </table:table-cell>
          <table:table-cell table:style-name="ce13" table:formula="of:=[.I88]+[.K88]-[.J87]" office:value-type="float" office:value="0.12" calcext:value-type="float">
            <text:p>0,120</text:p>
          </table:table-cell>
          <table:table-cell table:style-name="ce13" table:formula="of:=[.J88]+[.L88]-[.K87]" office:value-type="float" office:value="0.0630000000000006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8" calcext:value-type="float">
            <text:p>8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9]+[.D89]-[.C88]" office:value-type="float" office:value="0.0690000000000002" calcext:value-type="float">
            <text:p>0,069</text:p>
          </table:table-cell>
          <table:table-cell table:style-name="ce13" table:formula="of:=[.C89]+[.E89]-[.D88]" office:value-type="float" office:value="0.144000000000001" calcext:value-type="float">
            <text:p>0,144</text:p>
          </table:table-cell>
          <table:table-cell table:style-name="ce13" table:formula="of:=[.D89]+[.F89]-[.E88]" office:value-type="float" office:value="0.231" calcext:value-type="float">
            <text:p>0,231</text:p>
          </table:table-cell>
          <table:table-cell table:style-name="ce13" table:formula="of:=[.E89]+[.G89]-[.F88]" office:value-type="float" office:value="0.276000000000001" calcext:value-type="float">
            <text:p>0,276</text:p>
          </table:table-cell>
          <table:table-cell table:style-name="ce13" table:formula="of:=[.F89]+[.H89]-[.G88]" office:value-type="float" office:value="0.285" calcext:value-type="float">
            <text:p>0,285</text:p>
          </table:table-cell>
          <table:table-cell table:style-name="ce13" table:formula="of:=[.G89]+[.I89]-[.H88]" office:value-type="float" office:value="0.264000000000001" calcext:value-type="float">
            <text:p>0,264</text:p>
          </table:table-cell>
          <table:table-cell table:style-name="ce13" table:formula="of:=[.H89]+[.J89]-[.I88]" office:value-type="float" office:value="0.219" calcext:value-type="float">
            <text:p>0,219</text:p>
          </table:table-cell>
          <table:table-cell table:style-name="ce13" table:formula="of:=[.I89]+[.K89]-[.J88]" office:value-type="float" office:value="0.156000000000001" calcext:value-type="float">
            <text:p>0,156</text:p>
          </table:table-cell>
          <table:table-cell table:style-name="ce13" table:formula="of:=[.J89]+[.L89]-[.K88]" office:value-type="float" office:value="0.0810000000000005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9" calcext:value-type="float">
            <text:p>8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0]+[.D90]-[.C89]" office:value-type="float" office:value="0.117" calcext:value-type="float">
            <text:p>0,117</text:p>
          </table:table-cell>
          <table:table-cell table:style-name="ce13" table:formula="of:=[.C90]+[.E90]-[.D89]" office:value-type="float" office:value="0.24" calcext:value-type="float">
            <text:p>0,240</text:p>
          </table:table-cell>
          <table:table-cell table:style-name="ce13" table:formula="of:=[.D90]+[.F90]-[.E89]" office:value-type="float" office:value="0.315000000000001" calcext:value-type="float">
            <text:p>0,315</text:p>
          </table:table-cell>
          <table:table-cell table:style-name="ce13" table:formula="of:=[.E90]+[.G90]-[.F89]" office:value-type="float" office:value="0.348" calcext:value-type="float">
            <text:p>0,348</text:p>
          </table:table-cell>
          <table:table-cell table:style-name="ce13" table:formula="of:=[.F90]+[.H90]-[.G89]" office:value-type="float" office:value="0.345000000000001" calcext:value-type="float">
            <text:p>0,345</text:p>
          </table:table-cell>
          <table:table-cell table:style-name="ce13" table:formula="of:=[.G90]+[.I90]-[.H89]" office:value-type="float" office:value="0.312" calcext:value-type="float">
            <text:p>0,312</text:p>
          </table:table-cell>
          <table:table-cell table:style-name="ce13" table:formula="of:=[.H90]+[.J90]-[.I89]" office:value-type="float" office:value="0.255000000000001" calcext:value-type="float">
            <text:p>0,255</text:p>
          </table:table-cell>
          <table:table-cell table:style-name="ce13" table:formula="of:=[.I90]+[.K90]-[.J89]" office:value-type="float" office:value="0.180000000000001" calcext:value-type="float">
            <text:p>0,180</text:p>
          </table:table-cell>
          <table:table-cell table:style-name="ce13" table:formula="of:=[.J90]+[.L90]-[.K8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" calcext:value-type="float">
            <text:p>9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1]+[.D91]-[.C90]" office:value-type="float" office:value="0.171" calcext:value-type="float">
            <text:p>0,171</text:p>
          </table:table-cell>
          <table:table-cell table:style-name="ce13" table:formula="of:=[.C91]+[.E91]-[.D90]" office:value-type="float" office:value="0.288" calcext:value-type="float">
            <text:p>0,288</text:p>
          </table:table-cell>
          <table:table-cell table:style-name="ce13" table:formula="of:=[.D91]+[.F91]-[.E90]" office:value-type="float" office:value="0.357" calcext:value-type="float">
            <text:p>0,357</text:p>
          </table:table-cell>
          <table:table-cell table:style-name="ce13" table:formula="of:=[.E91]+[.G91]-[.F90]" office:value-type="float" office:value="0.384" calcext:value-type="float">
            <text:p>0,384</text:p>
          </table:table-cell>
          <table:table-cell table:style-name="ce13" table:formula="of:=[.F91]+[.H91]-[.G90]" office:value-type="float" office:value="0.375" calcext:value-type="float">
            <text:p>0,375</text:p>
          </table:table-cell>
          <table:table-cell table:style-name="ce13" table:formula="of:=[.G91]+[.I91]-[.H90]" office:value-type="float" office:value="0.336" calcext:value-type="float">
            <text:p>0,336</text:p>
          </table:table-cell>
          <table:table-cell table:style-name="ce13" table:formula="of:=[.H91]+[.J91]-[.I90]" office:value-type="float" office:value="0.273000000000001" calcext:value-type="float">
            <text:p>0,273</text:p>
          </table:table-cell>
          <table:table-cell table:style-name="ce13" table:formula="of:=[.I91]+[.K91]-[.J90]" office:value-type="float" office:value="0.192" calcext:value-type="float">
            <text:p>0,192</text:p>
          </table:table-cell>
          <table:table-cell table:style-name="ce13" table:formula="of:=[.J91]+[.L91]-[.K9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1" calcext:value-type="float">
            <text:p>9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2]+[.D92]-[.C91]" office:value-type="float" office:value="0.171" calcext:value-type="float">
            <text:p>0,171</text:p>
          </table:table-cell>
          <table:table-cell table:style-name="ce13" table:formula="of:=[.C92]+[.E92]-[.D91]" office:value-type="float" office:value="0.288" calcext:value-type="float">
            <text:p>0,288</text:p>
          </table:table-cell>
          <table:table-cell table:style-name="ce13" table:formula="of:=[.D92]+[.F92]-[.E91]" office:value-type="float" office:value="0.357" calcext:value-type="float">
            <text:p>0,357</text:p>
          </table:table-cell>
          <table:table-cell table:style-name="ce13" table:formula="of:=[.E92]+[.G92]-[.F91]" office:value-type="float" office:value="0.384" calcext:value-type="float">
            <text:p>0,384</text:p>
          </table:table-cell>
          <table:table-cell table:style-name="ce13" table:formula="of:=[.F92]+[.H92]-[.G91]" office:value-type="float" office:value="0.375" calcext:value-type="float">
            <text:p>0,375</text:p>
          </table:table-cell>
          <table:table-cell table:style-name="ce13" table:formula="of:=[.G92]+[.I92]-[.H91]" office:value-type="float" office:value="0.336000000000001" calcext:value-type="float">
            <text:p>0,336</text:p>
          </table:table-cell>
          <table:table-cell table:style-name="ce13" table:formula="of:=[.H92]+[.J92]-[.I91]" office:value-type="float" office:value="0.273" calcext:value-type="float">
            <text:p>0,273</text:p>
          </table:table-cell>
          <table:table-cell table:style-name="ce13" table:formula="of:=[.I92]+[.K92]-[.J91]" office:value-type="float" office:value="0.192" calcext:value-type="float">
            <text:p>0,192</text:p>
          </table:table-cell>
          <table:table-cell table:style-name="ce13" table:formula="of:=[.J92]+[.L92]-[.K91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2" calcext:value-type="float">
            <text:p>9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3]+[.D93]-[.C92]" office:value-type="float" office:value="0.117" calcext:value-type="float">
            <text:p>0,117</text:p>
          </table:table-cell>
          <table:table-cell table:style-name="ce13" table:formula="of:=[.C93]+[.E93]-[.D92]" office:value-type="float" office:value="0.239999999999999" calcext:value-type="float">
            <text:p>0,240</text:p>
          </table:table-cell>
          <table:table-cell table:style-name="ce13" table:formula="of:=[.D93]+[.F93]-[.E92]" office:value-type="float" office:value="0.315" calcext:value-type="float">
            <text:p>0,315</text:p>
          </table:table-cell>
          <table:table-cell table:style-name="ce13" table:formula="of:=[.E93]+[.G93]-[.F92]" office:value-type="float" office:value="0.347999999999999" calcext:value-type="float">
            <text:p>0,348</text:p>
          </table:table-cell>
          <table:table-cell table:style-name="ce13" table:formula="of:=[.F93]+[.H93]-[.G92]" office:value-type="float" office:value="0.345000000000001" calcext:value-type="float">
            <text:p>0,345</text:p>
          </table:table-cell>
          <table:table-cell table:style-name="ce13" table:formula="of:=[.G93]+[.I93]-[.H92]" office:value-type="float" office:value="0.311999999999999" calcext:value-type="float">
            <text:p>0,312</text:p>
          </table:table-cell>
          <table:table-cell table:style-name="ce13" table:formula="of:=[.H93]+[.J93]-[.I92]" office:value-type="float" office:value="0.255" calcext:value-type="float">
            <text:p>0,255</text:p>
          </table:table-cell>
          <table:table-cell table:style-name="ce13" table:formula="of:=[.I93]+[.K93]-[.J92]" office:value-type="float" office:value="0.18" calcext:value-type="float">
            <text:p>0,180</text:p>
          </table:table-cell>
          <table:table-cell table:style-name="ce13" table:formula="of:=[.J93]+[.L93]-[.K92]" office:value-type="float" office:value="0.0930000000000002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3" calcext:value-type="float">
            <text:p>9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4]+[.D94]-[.C93]" office:value-type="float" office:value="0.0689999999999995" calcext:value-type="float">
            <text:p>0,069</text:p>
          </table:table-cell>
          <table:table-cell table:style-name="ce13" table:formula="of:=[.C94]+[.E94]-[.D93]" office:value-type="float" office:value="0.144" calcext:value-type="float">
            <text:p>0,144</text:p>
          </table:table-cell>
          <table:table-cell table:style-name="ce13" table:formula="of:=[.D94]+[.F94]-[.E93]" office:value-type="float" office:value="0.230999999999999" calcext:value-type="float">
            <text:p>0,231</text:p>
          </table:table-cell>
          <table:table-cell table:style-name="ce13" table:formula="of:=[.E94]+[.G94]-[.F93]" office:value-type="float" office:value="0.276" calcext:value-type="float">
            <text:p>0,276</text:p>
          </table:table-cell>
          <table:table-cell table:style-name="ce13" table:formula="of:=[.F94]+[.H94]-[.G93]" office:value-type="float" office:value="0.284999999999999" calcext:value-type="float">
            <text:p>0,285</text:p>
          </table:table-cell>
          <table:table-cell table:style-name="ce13" table:formula="of:=[.G94]+[.I94]-[.H93]" office:value-type="float" office:value="0.264" calcext:value-type="float">
            <text:p>0,264</text:p>
          </table:table-cell>
          <table:table-cell table:style-name="ce13" table:formula="of:=[.H94]+[.J94]-[.I93]" office:value-type="float" office:value="0.218999999999999" calcext:value-type="float">
            <text:p>0,219</text:p>
          </table:table-cell>
          <table:table-cell table:style-name="ce13" table:formula="of:=[.I94]+[.K94]-[.J93]" office:value-type="float" office:value="0.156" calcext:value-type="float">
            <text:p>0,156</text:p>
          </table:table-cell>
          <table:table-cell table:style-name="ce13" table:formula="of:=[.J94]+[.L94]-[.K93]" office:value-type="float" office:value="0.0809999999999995" calcext:value-type="float">
            <text:p>0,0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4" calcext:value-type="float">
            <text:p>9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5]+[.D95]-[.C94]" office:value-type="float" office:value="0.027" calcext:value-type="float">
            <text:p>0,027</text:p>
          </table:table-cell>
          <table:table-cell table:style-name="ce13" table:formula="of:=[.C95]+[.E95]-[.D94]" office:value-type="float" office:value="0.0599999999999991" calcext:value-type="float">
            <text:p>0,060</text:p>
          </table:table-cell>
          <table:table-cell table:style-name="ce13" table:formula="of:=[.D95]+[.F95]-[.E94]" office:value-type="float" office:value="0.105" calcext:value-type="float">
            <text:p>0,105</text:p>
          </table:table-cell>
          <table:table-cell table:style-name="ce13" table:formula="of:=[.E95]+[.G95]-[.F94]" office:value-type="float" office:value="0.167999999999998" calcext:value-type="float">
            <text:p>0,168</text:p>
          </table:table-cell>
          <table:table-cell table:style-name="ce13" table:formula="of:=[.F95]+[.H95]-[.G94]" office:value-type="float" office:value="0.195" calcext:value-type="float">
            <text:p>0,195</text:p>
          </table:table-cell>
          <table:table-cell table:style-name="ce13" table:formula="of:=[.G95]+[.I95]-[.H94]" office:value-type="float" office:value="0.191999999999999" calcext:value-type="float">
            <text:p>0,192</text:p>
          </table:table-cell>
          <table:table-cell table:style-name="ce13" table:formula="of:=[.H95]+[.J95]-[.I94]" office:value-type="float" office:value="0.165" calcext:value-type="float">
            <text:p>0,165</text:p>
          </table:table-cell>
          <table:table-cell table:style-name="ce13" table:formula="of:=[.I95]+[.K95]-[.J94]" office:value-type="float" office:value="0.119999999999999" calcext:value-type="float">
            <text:p>0,120</text:p>
          </table:table-cell>
          <table:table-cell table:style-name="ce13" table:formula="of:=[.J95]+[.L95]-[.K94]" office:value-type="float" office:value="0.0629999999999999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5" calcext:value-type="float">
            <text:p>9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6]+[.D96]-[.C95]" office:value-type="float" office:value="-0.0090000000000004" calcext:value-type="float">
            <text:p>-0,009</text:p>
          </table:table-cell>
          <table:table-cell table:style-name="ce13" table:formula="of:=[.C96]+[.E96]-[.D95]" office:value-type="float" office:value="-0.0119999999999997" calcext:value-type="float">
            <text:p>-0,012</text:p>
          </table:table-cell>
          <table:table-cell table:style-name="ce13" table:formula="of:=[.D96]+[.F96]-[.E95]" office:value-type="float" office:value="-0.0030000000000015" calcext:value-type="float">
            <text:p>-0,003</text:p>
          </table:table-cell>
          <table:table-cell table:style-name="ce13" table:formula="of:=[.E96]+[.G96]-[.F95]" office:value-type="float" office:value="0.0239999999999997" calcext:value-type="float">
            <text:p>0,024</text:p>
          </table:table-cell>
          <table:table-cell table:style-name="ce13" table:formula="of:=[.F96]+[.H96]-[.G95]" office:value-type="float" office:value="0.0749999999999984" calcext:value-type="float">
            <text:p>0,075</text:p>
          </table:table-cell>
          <table:table-cell table:style-name="ce13" table:formula="of:=[.G96]+[.I96]-[.H95]" office:value-type="float" office:value="0.0959999999999997" calcext:value-type="float">
            <text:p>0,096</text:p>
          </table:table-cell>
          <table:table-cell table:style-name="ce13" table:formula="of:=[.H96]+[.J96]-[.I95]" office:value-type="float" office:value="0.0929999999999988" calcext:value-type="float">
            <text:p>0,093</text:p>
          </table:table-cell>
          <table:table-cell table:style-name="ce13" table:formula="of:=[.I96]+[.K96]-[.J95]" office:value-type="float" office:value="0.0719999999999997" calcext:value-type="float">
            <text:p>0,072</text:p>
          </table:table-cell>
          <table:table-cell table:style-name="ce13" table:formula="of:=[.J96]+[.L96]-[.K95]" office:value-type="float" office:value="0.0389999999999995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6" calcext:value-type="float">
            <text:p>9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7]+[.D97]-[.C96]" office:value-type="float" office:value="-0.0389999999999997" calcext:value-type="float">
            <text:p>-0,039</text:p>
          </table:table-cell>
          <table:table-cell table:style-name="ce13" table:formula="of:=[.C97]+[.E97]-[.D96]" office:value-type="float" office:value="-0.072000000000001" calcext:value-type="float">
            <text:p>-0,072</text:p>
          </table:table-cell>
          <table:table-cell table:style-name="ce13" table:formula="of:=[.D97]+[.F97]-[.E96]" office:value-type="float" office:value="-0.0930000000000003" calcext:value-type="float">
            <text:p>-0,093</text:p>
          </table:table-cell>
          <table:table-cell table:style-name="ce13" table:formula="of:=[.E97]+[.G97]-[.F96]" office:value-type="float" office:value="-0.0960000000000015" calcext:value-type="float">
            <text:p>-0,096</text:p>
          </table:table-cell>
          <table:table-cell table:style-name="ce13" table:formula="of:=[.F97]+[.H97]-[.G96]" office:value-type="float" office:value="-0.0750000000000002" calcext:value-type="float">
            <text:p>-0,075</text:p>
          </table:table-cell>
          <table:table-cell table:style-name="ce13" table:formula="of:=[.G97]+[.I97]-[.H96]" office:value-type="float" office:value="-0.0240000000000017" calcext:value-type="float">
            <text:p>-0,024</text:p>
          </table:table-cell>
          <table:table-cell table:style-name="ce13" table:formula="of:=[.H97]+[.J97]-[.I96]" office:value-type="float" office:value="0.0029999999999995" calcext:value-type="float">
            <text:p>0,003</text:p>
          </table:table-cell>
          <table:table-cell table:style-name="ce13" table:formula="of:=[.I97]+[.K97]-[.J96]" office:value-type="float" office:value="0.0119999999999992" calcext:value-type="float">
            <text:p>0,012</text:p>
          </table:table-cell>
          <table:table-cell table:style-name="ce13" table:formula="of:=[.J97]+[.L97]-[.K96]" office:value-type="float" office:value="0.00899999999999979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7" calcext:value-type="float">
            <text:p>9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8]+[.D98]-[.C97]" office:value-type="float" office:value="-0.0630000000000006" calcext:value-type="float">
            <text:p>-0,063</text:p>
          </table:table-cell>
          <table:table-cell table:style-name="ce13" table:formula="of:=[.C98]+[.E98]-[.D97]" office:value-type="float" office:value="-0.12" calcext:value-type="float">
            <text:p>-0,120</text:p>
          </table:table-cell>
          <table:table-cell table:style-name="ce13" table:formula="of:=[.D98]+[.F98]-[.E97]" office:value-type="float" office:value="-0.165000000000001" calcext:value-type="float">
            <text:p>-0,165</text:p>
          </table:table-cell>
          <table:table-cell table:style-name="ce13" table:formula="of:=[.E98]+[.G98]-[.F97]" office:value-type="float" office:value="-0.192" calcext:value-type="float">
            <text:p>-0,192</text:p>
          </table:table-cell>
          <table:table-cell table:style-name="ce13" table:formula="of:=[.F98]+[.H98]-[.G97]" office:value-type="float" office:value="-0.195000000000002" calcext:value-type="float">
            <text:p>-0,195</text:p>
          </table:table-cell>
          <table:table-cell table:style-name="ce13" table:formula="of:=[.G98]+[.I98]-[.H97]" office:value-type="float" office:value="-0.168" calcext:value-type="float">
            <text:p>-0,168</text:p>
          </table:table-cell>
          <table:table-cell table:style-name="ce13" table:formula="of:=[.H98]+[.J98]-[.I97]" office:value-type="float" office:value="-0.105000000000001" calcext:value-type="float">
            <text:p>-0,105</text:p>
          </table:table-cell>
          <table:table-cell table:style-name="ce13" table:formula="of:=[.I98]+[.K98]-[.J97]" office:value-type="float" office:value="-0.0600000000000004" calcext:value-type="float">
            <text:p>-0,060</text:p>
          </table:table-cell>
          <table:table-cell table:style-name="ce13" table:formula="of:=[.J98]+[.L98]-[.K97]" office:value-type="float" office:value="-0.0270000000000003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8" calcext:value-type="float">
            <text:p>9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9]+[.D99]-[.C98]" office:value-type="float" office:value="-0.0810000000000006" calcext:value-type="float">
            <text:p>-0,081</text:p>
          </table:table-cell>
          <table:table-cell table:style-name="ce13" table:formula="of:=[.C99]+[.E99]-[.D98]" office:value-type="float" office:value="-0.156000000000001" calcext:value-type="float">
            <text:p>-0,156</text:p>
          </table:table-cell>
          <table:table-cell table:style-name="ce13" table:formula="of:=[.D99]+[.F99]-[.E98]" office:value-type="float" office:value="-0.219" calcext:value-type="float">
            <text:p>-0,219</text:p>
          </table:table-cell>
          <table:table-cell table:style-name="ce13" table:formula="of:=[.E99]+[.G99]-[.F98]" office:value-type="float" office:value="-0.264000000000001" calcext:value-type="float">
            <text:p>-0,264</text:p>
          </table:table-cell>
          <table:table-cell table:style-name="ce13" table:formula="of:=[.F99]+[.H99]-[.G98]" office:value-type="float" office:value="-0.285000000000001" calcext:value-type="float">
            <text:p>-0,285</text:p>
          </table:table-cell>
          <table:table-cell table:style-name="ce13" table:formula="of:=[.G99]+[.I99]-[.H98]" office:value-type="float" office:value="-0.276000000000001" calcext:value-type="float">
            <text:p>-0,276</text:p>
          </table:table-cell>
          <table:table-cell table:style-name="ce13" table:formula="of:=[.H99]+[.J99]-[.I98]" office:value-type="float" office:value="-0.231" calcext:value-type="float">
            <text:p>-0,231</text:p>
          </table:table-cell>
          <table:table-cell table:style-name="ce13" table:formula="of:=[.I99]+[.K99]-[.J98]" office:value-type="float" office:value="-0.144000000000001" calcext:value-type="float">
            <text:p>-0,144</text:p>
          </table:table-cell>
          <table:table-cell table:style-name="ce13" table:formula="of:=[.J99]+[.L99]-[.K98]" office:value-type="float" office:value="-0.0690000000000002" calcext:value-type="float">
            <text:p>-0,0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7467">
          <table:table-cell table:number-columns-repeated="20"/>
        </table:table-row>
        <table:table-row table:style-name="ro2" table:number-rows-repeated="1008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Лист3" table:style-name="ta1">
        <table:shapes>
          <draw:frame draw:z-index="0" draw:style-name="gr1" draw:text-style-name="P1" svg:width="26.114cm" svg:height="15.432cm" svg:x="16.31cm" svg:y="0.021cm">
            <draw:object draw:notify-on-update-of-ranges="Лист3.A1:Лист3.A1 Лист3.B1:Лист3.L1 Лист3.A2:Лист3.A2 Лист3.B2:Лист3.L2 Лист3.A3:Лист3.A3 Лист3.B3:Лист3.L3 Лист3.A4:Лист3.A4 Лист3.B4:Лист3.L4 Лист3.A5:Лист3.A5 Лист3.B5:Лист3.L5 Лист3.A6:Лист3.A6 Лист3.B6:Лист3.L6 Лист3.A7:Лист3.A7 Лист3.B7:Лист3.L7 Лист3.A8:Лист3.A8 Лист3.B8:Лист3.L8 Лист3.A9:Лист3.A9 Лист3.B9:Лист3.L9 Лист3.A10:Лист3.A10 Лист3.B10:Лист3.L10 Лист3.A11:Лист3.A11 Лист3.B11:Лист3.L11 Лист3.A12:Лист3.A12 Лист3.B12:Лист3.L12 Лист3.A13:Лист3.A13 Лист3.B13:Лист3.L13 Лист3.A14:Лист3.A14 Лист3.B14:Лист3.L14 Лист3.A15:Лист3.A15 Лист3.B15:Лист3.L15 Лист3.A16:Лист3.A16 Лист3.B16:Лист3.L16 Лист3.A17:Лист3.A17 Лист3.B17:Лист3.L17 Лист3.A18:Лист3.A18 Лист3.B18:Лист3.L18 Лист3.A19:Лист3.A19 Лист3.B19:Лист3.L19 Лист3.A20:Лист3.A20 Лист3.B20:Лист3.L20 Лист3.A21:Лист3.A21 Лист3.B21:Лист3.L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" calcext:value-type="float">
            <text:p>0,0</text:p>
          </table:table-cell>
          <table:table-cell table:style-name="ce9" table:formula="of:=[.B1]*([.B1]*[.B1]-1)" office:value-type="float" office:value="-0" calcext:value-type="float">
            <text:p>0</text:p>
          </table:table-cell>
          <table:table-cell table:style-name="ce13" table:formula="of:=[.C1]*([.C1]*[.C1]-1)" office:value-type="float" office:value="-0.099" calcext:value-type="float">
            <text:p>-0,099</text:p>
          </table:table-cell>
          <table:table-cell table:style-name="ce13" table:formula="of:=[.D1]*([.D1]*[.D1]-1)" office:value-type="float" office:value="-0.192" calcext:value-type="float">
            <text:p>-0,192</text:p>
          </table:table-cell>
          <table:table-cell table:style-name="ce13" table:formula="of:=[.E1]*([.E1]*[.E1]-1)" office:value-type="float" office:value="-0.273" calcext:value-type="float">
            <text:p>-0,273</text:p>
          </table:table-cell>
          <table:table-cell table:style-name="ce13" table:formula="of:=[.F1]*([.F1]*[.F1]-1)" office:value-type="float" office:value="-0.336" calcext:value-type="float">
            <text:p>-0,336</text:p>
          </table:table-cell>
          <table:table-cell table:style-name="ce13" table:formula="of:=[.G1]*([.G1]*[.G1]-1)" office:value-type="float" office:value="-0.375" calcext:value-type="float">
            <text:p>-0,375</text:p>
          </table:table-cell>
          <table:table-cell table:style-name="ce13" table:formula="of:=[.H1]*([.H1]*[.H1]-1)" office:value-type="float" office:value="-0.384" calcext:value-type="float">
            <text:p>-0,384</text:p>
          </table:table-cell>
          <table:table-cell table:style-name="ce13" table:formula="of:=[.I1]*([.I1]*[.I1]-1)" office:value-type="float" office:value="-0.357" calcext:value-type="float">
            <text:p>-0,357</text:p>
          </table:table-cell>
          <table:table-cell table:style-name="ce13" table:formula="of:=[.J1]*([.J1]*[.J1]-1)" office:value-type="float" office:value="-0.288" calcext:value-type="float">
            <text:p>-0,288</text:p>
          </table:table-cell>
          <table:table-cell table:style-name="ce13" table:formula="of:=[.K1]*([.K1]*[.K1]-1)" office:value-type="float" office:value="-0.171" calcext:value-type="float">
            <text:p>-0,171</text:p>
          </table:table-cell>
          <table:table-cell table:style-name="ce9" table:formula="of:=[.L1]*([.L1]*[.L1]-1)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C2]" office:value-type="float" office:value="-0.099" calcext:value-type="float">
            <text:p>-0,099</text:p>
          </table:table-cell>
          <table:table-cell table:style-name="ce13" table:formula="of:=[.D2]+3*[.$A3]" office:value-type="float" office:value="0.108" calcext:value-type="float">
            <text:p>0,108</text:p>
          </table:table-cell>
          <table:table-cell table:style-name="ce13" table:formula="of:=[.E2]+3*[.$A3]" office:value-type="float" office:value="0.027" calcext:value-type="float">
            <text:p>0,027</text:p>
          </table:table-cell>
          <table:table-cell table:style-name="ce13" table:formula="of:=[.F2]" office:value-type="float" office:value="-0.336" calcext:value-type="float">
            <text:p>-0,336</text:p>
          </table:table-cell>
          <table:table-cell table:style-name="ce13" table:formula="of:=[.G2]" office:value-type="float" office:value="-0.375" calcext:value-type="float">
            <text:p>-0,375</text:p>
          </table:table-cell>
          <table:table-cell table:style-name="ce13" table:formula="of:=[.H2]" office:value-type="float" office:value="-0.384" calcext:value-type="float">
            <text:p>-0,384</text:p>
          </table:table-cell>
          <table:table-cell table:style-name="ce13" table:formula="of:=[.I2]-2*[.$A3]" office:value-type="float" office:value="-0.557" calcext:value-type="float">
            <text:p>-0,557</text:p>
          </table:table-cell>
          <table:table-cell table:style-name="ce13" table:formula="of:=[.J2]-2*[.$A3]" office:value-type="float" office:value="-0.488" calcext:value-type="float">
            <text:p>-0,488</text:p>
          </table:table-cell>
          <table:table-cell table:style-name="ce13" table:formula="of:=[.K2]" office:value-type="float" office:value="-0.171" calcext:value-type="float">
            <text:p>-0,171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2" calcext:value-type="float">
            <text:p>0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[.D3]-[.C2]" office:value-type="float" office:value="0.207" calcext:value-type="float">
            <text:p>0,207</text:p>
          </table:table-cell>
          <table:table-cell table:style-name="ce13" table:formula="of:=[.C3]+[.E3]-[.D2]" office:value-type="float" office:value="0.12" calcext:value-type="float">
            <text:p>0,120</text:p>
          </table:table-cell>
          <table:table-cell table:style-name="ce13" table:formula="of:=[.D3]+[.F3]-[.E2]" office:value-type="float" office:value="0.045" calcext:value-type="float">
            <text:p>0,045</text:p>
          </table:table-cell>
          <table:table-cell table:style-name="ce13" table:formula="of:=[.E3]+[.G3]-[.F2]" office:value-type="float" office:value="-0.012" calcext:value-type="float">
            <text:p>-0,012</text:p>
          </table:table-cell>
          <table:table-cell table:style-name="ce13" table:formula="of:=[.F3]+[.H3]-[.G2]" office:value-type="float" office:value="-0.345" calcext:value-type="float">
            <text:p>-0,345</text:p>
          </table:table-cell>
          <table:table-cell table:style-name="ce13" table:formula="of:=[.G3]+[.I3]-[.H2]" office:value-type="float" office:value="-0.548" calcext:value-type="float">
            <text:p>-0,548</text:p>
          </table:table-cell>
          <table:table-cell table:style-name="ce13" table:formula="of:=[.H3]+[.J3]-[.I2]" office:value-type="float" office:value="-0.515" calcext:value-type="float">
            <text:p>-0,515</text:p>
          </table:table-cell>
          <table:table-cell table:style-name="ce13" table:formula="of:=[.I3]+[.K3]-[.J2]" office:value-type="float" office:value="-0.44" calcext:value-type="float">
            <text:p>-0,440</text:p>
          </table:table-cell>
          <table:table-cell table:style-name="ce13" table:formula="of:=[.J3]+[.L3]-[.K2]" office:value-type="float" office:value="-0.317" calcext:value-type="float">
            <text:p>-0,31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3" calcext:value-type="float">
            <text:p>0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]+[.D4]-[.C3]" office:value-type="float" office:value="0.219" calcext:value-type="float">
            <text:p>0,219</text:p>
          </table:table-cell>
          <table:table-cell table:style-name="ce13" table:formula="of:=[.C4]+[.E4]-[.D3]" office:value-type="float" office:value="0.144" calcext:value-type="float">
            <text:p>0,144</text:p>
          </table:table-cell>
          <table:table-cell table:style-name="ce13" table:formula="of:=[.D4]+[.F4]-[.E3]" office:value-type="float" office:value="0.081" calcext:value-type="float">
            <text:p>0,081</text:p>
          </table:table-cell>
          <table:table-cell table:style-name="ce13" table:formula="of:=[.E4]+[.G4]-[.F3]" office:value-type="float" office:value="0.0360000000000001" calcext:value-type="float">
            <text:p>0,036</text:p>
          </table:table-cell>
          <table:table-cell table:style-name="ce13" table:formula="of:=[.F4]+[.H4]-[.G3]" office:value-type="float" office:value="-0.185" calcext:value-type="float">
            <text:p>-0,185</text:p>
          </table:table-cell>
          <table:table-cell table:style-name="ce13" table:formula="of:=[.G4]+[.I4]-[.H3]" office:value-type="float" office:value="-0.476" calcext:value-type="float">
            <text:p>-0,476</text:p>
          </table:table-cell>
          <table:table-cell table:style-name="ce13" table:formula="of:=[.H4]+[.J4]-[.I3]" office:value-type="float" office:value="-0.431" calcext:value-type="float">
            <text:p>-0,431</text:p>
          </table:table-cell>
          <table:table-cell table:style-name="ce13" table:formula="of:=[.I4]+[.K4]-[.J3]" office:value-type="float" office:value="-0.344" calcext:value-type="float">
            <text:p>-0,344</text:p>
          </table:table-cell>
          <table:table-cell table:style-name="ce13" table:formula="of:=[.J4]+[.L4]-[.K3]" office:value-type="float" office:value="-0.269" calcext:value-type="float">
            <text:p>-0,26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4" calcext:value-type="float">
            <text:p>0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]+[.D5]-[.C4]" office:value-type="float" office:value="-0.063" calcext:value-type="float">
            <text:p>-0,063</text:p>
          </table:table-cell>
          <table:table-cell table:style-name="ce13" table:formula="of:=[.C5]+[.E5]-[.D4]" office:value-type="float" office:value="0.18" calcext:value-type="float">
            <text:p>0,180</text:p>
          </table:table-cell>
          <table:table-cell table:style-name="ce13" table:formula="of:=[.D5]+[.F5]-[.E4]" office:value-type="float" office:value="0.135" calcext:value-type="float">
            <text:p>0,135</text:p>
          </table:table-cell>
          <table:table-cell table:style-name="ce13" table:formula="of:=[.E5]+[.G5]-[.F4]" office:value-type="float" office:value="-0.0919999999999998" calcext:value-type="float">
            <text:p>-0,092</text:p>
          </table:table-cell>
          <table:table-cell table:style-name="ce13" table:formula="of:=[.F5]+[.H5]-[.G4]" office:value-type="float" office:value="-0.0949999999999998" calcext:value-type="float">
            <text:p>-0,095</text:p>
          </table:table-cell>
          <table:table-cell table:style-name="ce13" table:formula="of:=[.G5]+[.I5]-[.H4]" office:value-type="float" office:value="-0.0679999999999998" calcext:value-type="float">
            <text:p>-0,068</text:p>
          </table:table-cell>
          <table:table-cell table:style-name="ce13" table:formula="of:=[.H5]+[.J5]-[.I4]" office:value-type="float" office:value="-0.305" calcext:value-type="float">
            <text:p>-0,305</text:p>
          </table:table-cell>
          <table:table-cell table:style-name="ce13" table:formula="of:=[.I5]+[.K5]-[.J4]" office:value-type="float" office:value="-0.26" calcext:value-type="float">
            <text:p>-0,260</text:p>
          </table:table-cell>
          <table:table-cell table:style-name="ce13" table:formula="of:=[.J5]+[.L5]-[.K4]" office:value-type="float" office:value="-0.027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5" calcext:value-type="float">
            <text:p>0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]+[.D6]-[.C5]" office:value-type="float" office:value="-0.039" calcext:value-type="float">
            <text:p>-0,039</text:p>
          </table:table-cell>
          <table:table-cell table:style-name="ce13" table:formula="of:=[.C6]+[.E6]-[.D5]" office:value-type="float" office:value="-0.0719999999999999" calcext:value-type="float">
            <text:p>-0,072</text:p>
          </table:table-cell>
          <table:table-cell table:style-name="ce13" table:formula="of:=[.D6]+[.F6]-[.E5]" office:value-type="float" office:value="0.00700000000000015" calcext:value-type="float">
            <text:p>0,007</text:p>
          </table:table-cell>
          <table:table-cell table:style-name="ce13" table:formula="of:=[.E6]+[.G6]-[.F5]" office:value-type="float" office:value="0.00400000000000023" calcext:value-type="float">
            <text:p>0,004</text:p>
          </table:table-cell>
          <table:table-cell table:style-name="ce13" table:formula="of:=[.F6]+[.H6]-[.G5]" office:value-type="float" office:value="0.0250000000000002" calcext:value-type="float">
            <text:p>0,025</text:p>
          </table:table-cell>
          <table:table-cell table:style-name="ce13" table:formula="of:=[.G6]+[.I6]-[.H5]" office:value-type="float" office:value="0.0760000000000001" calcext:value-type="float">
            <text:p>0,076</text:p>
          </table:table-cell>
          <table:table-cell table:style-name="ce13" table:formula="of:=[.H6]+[.J6]-[.I5]" office:value-type="float" office:value="0.103" calcext:value-type="float">
            <text:p>0,103</text:p>
          </table:table-cell>
          <table:table-cell table:style-name="ce13" table:formula="of:=[.I6]+[.K6]-[.J5]" office:value-type="float" office:value="0.012" calcext:value-type="float">
            <text:p>0,012</text:p>
          </table:table-cell>
          <table:table-cell table:style-name="ce13" table:formula="of:=[.J6]+[.L6]-[.K5]" office:value-type="float" office:value="0.00900000000000001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]+[.D7]-[.C6]" office:value-type="float" office:value="-0.00899999999999995" calcext:value-type="float">
            <text:p>-0,009</text:p>
          </table:table-cell>
          <table:table-cell table:style-name="ce13" table:formula="of:=[.C7]+[.E7]-[.D6]" office:value-type="float" office:value="-0.212" calcext:value-type="float">
            <text:p>-0,212</text:p>
          </table:table-cell>
          <table:table-cell table:style-name="ce13" table:formula="of:=[.D7]+[.F7]-[.E6]" office:value-type="float" office:value="-0.203" calcext:value-type="float">
            <text:p>-0,203</text:p>
          </table:table-cell>
          <table:table-cell table:style-name="ce13" table:formula="of:=[.E7]+[.G7]-[.F6]" office:value-type="float" office:value="0.124" calcext:value-type="float">
            <text:p>0,124</text:p>
          </table:table-cell>
          <table:table-cell table:style-name="ce13" table:formula="of:=[.F7]+[.H7]-[.G6]" office:value-type="float" office:value="0.175" calcext:value-type="float">
            <text:p>0,175</text:p>
          </table:table-cell>
          <table:table-cell table:style-name="ce13" table:formula="of:=[.G7]+[.I7]-[.H6]" office:value-type="float" office:value="0.196" calcext:value-type="float">
            <text:p>0,196</text:p>
          </table:table-cell>
          <table:table-cell table:style-name="ce13" table:formula="of:=[.H7]+[.J7]-[.I6]" office:value-type="float" office:value="0.393" calcext:value-type="float">
            <text:p>0,393</text:p>
          </table:table-cell>
          <table:table-cell table:style-name="ce13" table:formula="of:=[.I7]+[.K7]-[.J6]" office:value-type="float" office:value="0.372" calcext:value-type="float">
            <text:p>0,372</text:p>
          </table:table-cell>
          <table:table-cell table:style-name="ce13" table:formula="of:=[.J7]+[.L7]-[.K6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7" calcext:value-type="float">
            <text:p>0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]+[.D8]-[.C7]" office:value-type="float" office:value="-0.173" calcext:value-type="float">
            <text:p>-0,173</text:p>
          </table:table-cell>
          <table:table-cell table:style-name="ce13" table:formula="of:=[.C8]+[.E8]-[.D7]" office:value-type="float" office:value="-0.14" calcext:value-type="float">
            <text:p>-0,140</text:p>
          </table:table-cell>
          <table:table-cell table:style-name="ce13" table:formula="of:=[.D8]+[.F8]-[.E7]" office:value-type="float" office:value="-0.0949999999999999" calcext:value-type="float">
            <text:p>-0,095</text:p>
          </table:table-cell>
          <table:table-cell table:style-name="ce13" table:formula="of:=[.E8]+[.G8]-[.F7]" office:value-type="float" office:value="-0.0319999999999999" calcext:value-type="float">
            <text:p>-0,032</text:p>
          </table:table-cell>
          <table:table-cell table:style-name="ce13" table:formula="of:=[.F8]+[.H8]-[.G7]" office:value-type="float" office:value="0.295" calcext:value-type="float">
            <text:p>0,295</text:p>
          </table:table-cell>
          <table:table-cell table:style-name="ce13" table:formula="of:=[.G8]+[.I8]-[.H7]" office:value-type="float" office:value="0.492" calcext:value-type="float">
            <text:p>0,492</text:p>
          </table:table-cell>
          <table:table-cell table:style-name="ce13" table:formula="of:=[.H8]+[.J8]-[.I7]" office:value-type="float" office:value="0.465" calcext:value-type="float">
            <text:p>0,465</text:p>
          </table:table-cell>
          <table:table-cell table:style-name="ce13" table:formula="of:=[.I8]+[.K8]-[.J7]" office:value-type="float" office:value="0.42" calcext:value-type="float">
            <text:p>0,420</text:p>
          </table:table-cell>
          <table:table-cell table:style-name="ce13" table:formula="of:=[.J8]+[.L8]-[.K7]" office:value-type="float" office:value="0.363" calcext:value-type="float">
            <text:p>0,36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8" calcext:value-type="float">
            <text:p>0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]+[.D9]-[.C8]" office:value-type="float" office:value="-0.131" calcext:value-type="float">
            <text:p>-0,131</text:p>
          </table:table-cell>
          <table:table-cell table:style-name="ce13" table:formula="of:=[.C9]+[.E9]-[.D8]" office:value-type="float" office:value="-0.0559999999999999" calcext:value-type="float">
            <text:p>-0,056</text:p>
          </table:table-cell>
          <table:table-cell table:style-name="ce13" table:formula="of:=[.D9]+[.F9]-[.E8]" office:value-type="float" office:value="0.0310000000000001" calcext:value-type="float">
            <text:p>0,031</text:p>
          </table:table-cell>
          <table:table-cell table:style-name="ce13" table:formula="of:=[.E9]+[.G9]-[.F8]" office:value-type="float" office:value="0.076" calcext:value-type="float">
            <text:p>0,076</text:p>
          </table:table-cell>
          <table:table-cell table:style-name="ce13" table:formula="of:=[.F9]+[.H9]-[.G8]" office:value-type="float" office:value="0.285" calcext:value-type="float">
            <text:p>0,285</text:p>
          </table:table-cell>
          <table:table-cell table:style-name="ce13" table:formula="of:=[.G9]+[.I9]-[.H8]" office:value-type="float" office:value="0.564" calcext:value-type="float">
            <text:p>0,564</text:p>
          </table:table-cell>
          <table:table-cell table:style-name="ce13" table:formula="of:=[.H9]+[.J9]-[.I8]" office:value-type="float" office:value="0.519" calcext:value-type="float">
            <text:p>0,519</text:p>
          </table:table-cell>
          <table:table-cell table:style-name="ce13" table:formula="of:=[.I9]+[.K9]-[.J8]" office:value-type="float" office:value="0.456" calcext:value-type="float">
            <text:p>0,456</text:p>
          </table:table-cell>
          <table:table-cell table:style-name="ce13" table:formula="of:=[.J9]+[.L9]-[.K8]" office:value-type="float" office:value="0.381" calcext:value-type="float">
            <text:p>0,38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0.9" calcext:value-type="float">
            <text:p>0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0]+[.D10]-[.C9]" office:value-type="float" office:value="0.117" calcext:value-type="float">
            <text:p>0,117</text:p>
          </table:table-cell>
          <table:table-cell table:style-name="ce13" table:formula="of:=[.C10]+[.E10]-[.D9]" office:value-type="float" office:value="0.04" calcext:value-type="float">
            <text:p>0,040</text:p>
          </table:table-cell>
          <table:table-cell table:style-name="ce13" table:formula="of:=[.D10]+[.F10]-[.E9]" office:value-type="float" office:value="0.115" calcext:value-type="float">
            <text:p>0,115</text:p>
          </table:table-cell>
          <table:table-cell table:style-name="ce13" table:formula="of:=[.E10]+[.G10]-[.F9]" office:value-type="float" office:value="0.348" calcext:value-type="float">
            <text:p>0,348</text:p>
          </table:table-cell>
          <table:table-cell table:style-name="ce13" table:formula="of:=[.F10]+[.H10]-[.G9]" office:value-type="float" office:value="0.345" calcext:value-type="float">
            <text:p>0,345</text:p>
          </table:table-cell>
          <table:table-cell table:style-name="ce13" table:formula="of:=[.G10]+[.I10]-[.H9]" office:value-type="float" office:value="0.312" calcext:value-type="float">
            <text:p>0,312</text:p>
          </table:table-cell>
          <table:table-cell table:style-name="ce13" table:formula="of:=[.H10]+[.J10]-[.I9]" office:value-type="float" office:value="0.555" calcext:value-type="float">
            <text:p>0,555</text:p>
          </table:table-cell>
          <table:table-cell table:style-name="ce13" table:formula="of:=[.I10]+[.K10]-[.J9]" office:value-type="float" office:value="0.48" calcext:value-type="float">
            <text:p>0,480</text:p>
          </table:table-cell>
          <table:table-cell table:style-name="ce13" table:formula="of:=[.J10]+[.L10]-[.K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7" office:value-type="float" office:value="1" calcext:value-type="float">
            <text:p>1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1]+[.D11]-[.C10]" office:value-type="float" office:value="0.171" calcext:value-type="float">
            <text:p>0,171</text:p>
          </table:table-cell>
          <table:table-cell table:style-name="ce13" table:formula="of:=[.C11]+[.E11]-[.D10]" office:value-type="float" office:value="0.288" calcext:value-type="float">
            <text:p>0,288</text:p>
          </table:table-cell>
          <table:table-cell table:style-name="ce13" table:formula="of:=[.D11]+[.F11]-[.E10]" office:value-type="float" office:value="0.357" calcext:value-type="float">
            <text:p>0,357</text:p>
          </table:table-cell>
          <table:table-cell table:style-name="ce13" table:formula="of:=[.E11]+[.G11]-[.F10]" office:value-type="float" office:value="0.384" calcext:value-type="float">
            <text:p>0,384</text:p>
          </table:table-cell>
          <table:table-cell table:style-name="ce13" table:formula="of:=[.F11]+[.H11]-[.G10]" office:value-type="float" office:value="0.375" calcext:value-type="float">
            <text:p>0,375</text:p>
          </table:table-cell>
          <table:table-cell table:style-name="ce13" table:formula="of:=[.G11]+[.I11]-[.H10]" office:value-type="float" office:value="0.336" calcext:value-type="float">
            <text:p>0,336</text:p>
          </table:table-cell>
          <table:table-cell table:style-name="ce13" table:formula="of:=[.H11]+[.J11]-[.I10]" office:value-type="float" office:value="0.273" calcext:value-type="float">
            <text:p>0,273</text:p>
          </table:table-cell>
          <table:table-cell table:style-name="ce13" table:formula="of:=[.I11]+[.K11]-[.J10]" office:value-type="float" office:value="0.192" calcext:value-type="float">
            <text:p>0,192</text:p>
          </table:table-cell>
          <table:table-cell table:style-name="ce13" table:formula="of:=[.J11]+[.L11]-[.K10]" office:value-type="float" office:value="0.0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1" calcext:value-type="float">
            <text:p>1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2]+[.D12]-[.C11]" office:value-type="float" office:value="0.171" calcext:value-type="float">
            <text:p>0,171</text:p>
          </table:table-cell>
          <table:table-cell table:style-name="ce13" table:formula="of:=[.C12]+[.E12]-[.D11]" office:value-type="float" office:value="0.488" calcext:value-type="float">
            <text:p>0,488</text:p>
          </table:table-cell>
          <table:table-cell table:style-name="ce13" table:formula="of:=[.D12]+[.F12]-[.E11]" office:value-type="float" office:value="0.557" calcext:value-type="float">
            <text:p>0,557</text:p>
          </table:table-cell>
          <table:table-cell table:style-name="ce13" table:formula="of:=[.E12]+[.G12]-[.F11]" office:value-type="float" office:value="0.384" calcext:value-type="float">
            <text:p>0,384</text:p>
          </table:table-cell>
          <table:table-cell table:style-name="ce13" table:formula="of:=[.F12]+[.H12]-[.G11]" office:value-type="float" office:value="0.375" calcext:value-type="float">
            <text:p>0,375</text:p>
          </table:table-cell>
          <table:table-cell table:style-name="ce13" table:formula="of:=[.G12]+[.I12]-[.H11]" office:value-type="float" office:value="0.336" calcext:value-type="float">
            <text:p>0,336</text:p>
          </table:table-cell>
          <table:table-cell table:style-name="ce13" table:formula="of:=[.H12]+[.J12]-[.I11]" office:value-type="float" office:value="-0.0270000000000001" calcext:value-type="float">
            <text:p>-0,027</text:p>
          </table:table-cell>
          <table:table-cell table:style-name="ce13" table:formula="of:=[.I12]+[.K12]-[.J11]" office:value-type="float" office:value="-0.108" calcext:value-type="float">
            <text:p>-0,108</text:p>
          </table:table-cell>
          <table:table-cell table:style-name="ce13" table:formula="of:=[.J12]+[.L12]-[.K11]" office:value-type="float" office:value="0.09899999999999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2" calcext:value-type="float">
            <text:p>1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3]+[.D13]-[.C12]" office:value-type="float" office:value="0.317" calcext:value-type="float">
            <text:p>0,317</text:p>
          </table:table-cell>
          <table:table-cell table:style-name="ce13" table:formula="of:=[.C13]+[.E13]-[.D12]" office:value-type="float" office:value="0.44" calcext:value-type="float">
            <text:p>0,440</text:p>
          </table:table-cell>
          <table:table-cell table:style-name="ce13" table:formula="of:=[.D13]+[.F13]-[.E12]" office:value-type="float" office:value="0.515" calcext:value-type="float">
            <text:p>0,515</text:p>
          </table:table-cell>
          <table:table-cell table:style-name="ce13" table:formula="of:=[.E13]+[.G13]-[.F12]" office:value-type="float" office:value="0.548" calcext:value-type="float">
            <text:p>0,548</text:p>
          </table:table-cell>
          <table:table-cell table:style-name="ce13" table:formula="of:=[.F13]+[.H13]-[.G12]" office:value-type="float" office:value="0.345" calcext:value-type="float">
            <text:p>0,345</text:p>
          </table:table-cell>
          <table:table-cell table:style-name="ce13" table:formula="of:=[.G13]+[.I13]-[.H12]" office:value-type="float" office:value="0.0119999999999998" calcext:value-type="float">
            <text:p>0,012</text:p>
          </table:table-cell>
          <table:table-cell table:style-name="ce13" table:formula="of:=[.H13]+[.J13]-[.I12]" office:value-type="float" office:value="-0.045" calcext:value-type="float">
            <text:p>-0,045</text:p>
          </table:table-cell>
          <table:table-cell table:style-name="ce13" table:formula="of:=[.I13]+[.K13]-[.J12]" office:value-type="float" office:value="-0.12" calcext:value-type="float">
            <text:p>-0,120</text:p>
          </table:table-cell>
          <table:table-cell table:style-name="ce13" table:formula="of:=[.J13]+[.L13]-[.K12]" office:value-type="float" office:value="-0.207" calcext:value-type="float">
            <text:p>-0,207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3" calcext:value-type="float">
            <text:p>1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4]+[.D14]-[.C13]" office:value-type="float" office:value="0.269" calcext:value-type="float">
            <text:p>0,269</text:p>
          </table:table-cell>
          <table:table-cell table:style-name="ce13" table:formula="of:=[.C14]+[.E14]-[.D13]" office:value-type="float" office:value="0.344" calcext:value-type="float">
            <text:p>0,344</text:p>
          </table:table-cell>
          <table:table-cell table:style-name="ce13" table:formula="of:=[.D14]+[.F14]-[.E13]" office:value-type="float" office:value="0.431" calcext:value-type="float">
            <text:p>0,431</text:p>
          </table:table-cell>
          <table:table-cell table:style-name="ce13" table:formula="of:=[.E14]+[.G14]-[.F13]" office:value-type="float" office:value="0.476" calcext:value-type="float">
            <text:p>0,476</text:p>
          </table:table-cell>
          <table:table-cell table:style-name="ce13" table:formula="of:=[.F14]+[.H14]-[.G13]" office:value-type="float" office:value="0.185" calcext:value-type="float">
            <text:p>0,185</text:p>
          </table:table-cell>
          <table:table-cell table:style-name="ce13" table:formula="of:=[.G14]+[.I14]-[.H13]" office:value-type="float" office:value="-0.0360000000000001" calcext:value-type="float">
            <text:p>-0,036</text:p>
          </table:table-cell>
          <table:table-cell table:style-name="ce13" table:formula="of:=[.H14]+[.J14]-[.I13]" office:value-type="float" office:value="-0.0810000000000002" calcext:value-type="float">
            <text:p>-0,081</text:p>
          </table:table-cell>
          <table:table-cell table:style-name="ce13" table:formula="of:=[.I14]+[.K14]-[.J13]" office:value-type="float" office:value="-0.144" calcext:value-type="float">
            <text:p>-0,144</text:p>
          </table:table-cell>
          <table:table-cell table:style-name="ce13" table:formula="of:=[.J14]+[.L14]-[.K13]" office:value-type="float" office:value="-0.219" calcext:value-type="float">
            <text:p>-0,21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4" calcext:value-type="float">
            <text:p>1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5]+[.D15]-[.C14]" office:value-type="float" office:value="0.0269999999999999" calcext:value-type="float">
            <text:p>0,027</text:p>
          </table:table-cell>
          <table:table-cell table:style-name="ce13" table:formula="of:=[.C15]+[.E15]-[.D14]" office:value-type="float" office:value="0.26" calcext:value-type="float">
            <text:p>0,260</text:p>
          </table:table-cell>
          <table:table-cell table:style-name="ce13" table:formula="of:=[.D15]+[.F15]-[.E14]" office:value-type="float" office:value="0.305" calcext:value-type="float">
            <text:p>0,305</text:p>
          </table:table-cell>
          <table:table-cell table:style-name="ce13" table:formula="of:=[.E15]+[.G15]-[.F14]" office:value-type="float" office:value="0.0679999999999997" calcext:value-type="float">
            <text:p>0,068</text:p>
          </table:table-cell>
          <table:table-cell table:style-name="ce13" table:formula="of:=[.F15]+[.H15]-[.G14]" office:value-type="float" office:value="0.0949999999999999" calcext:value-type="float">
            <text:p>0,095</text:p>
          </table:table-cell>
          <table:table-cell table:style-name="ce13" table:formula="of:=[.G15]+[.I15]-[.H14]" office:value-type="float" office:value="0.0919999999999998" calcext:value-type="float">
            <text:p>0,092</text:p>
          </table:table-cell>
          <table:table-cell table:style-name="ce13" table:formula="of:=[.H15]+[.J15]-[.I14]" office:value-type="float" office:value="-0.135" calcext:value-type="float">
            <text:p>-0,135</text:p>
          </table:table-cell>
          <table:table-cell table:style-name="ce13" table:formula="of:=[.I15]+[.K15]-[.J14]" office:value-type="float" office:value="-0.18" calcext:value-type="float">
            <text:p>-0,180</text:p>
          </table:table-cell>
          <table:table-cell table:style-name="ce13" table:formula="of:=[.J15]+[.L15]-[.K14]" office:value-type="float" office:value="0.0629999999999999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5" calcext:value-type="float">
            <text:p>1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[.D16]-[.C15]" office:value-type="float" office:value="-0.00900000000000018" calcext:value-type="float">
            <text:p>-0,009</text:p>
          </table:table-cell>
          <table:table-cell table:style-name="ce13" table:formula="of:=[.C16]+[.E16]-[.D15]" office:value-type="float" office:value="-0.012" calcext:value-type="float">
            <text:p>-0,012</text:p>
          </table:table-cell>
          <table:table-cell table:style-name="ce13" table:formula="of:=[.D16]+[.F16]-[.E15]" office:value-type="float" office:value="-0.103" calcext:value-type="float">
            <text:p>-0,103</text:p>
          </table:table-cell>
          <table:table-cell table:style-name="ce13" table:formula="of:=[.E16]+[.G16]-[.F15]" office:value-type="float" office:value="-0.076" calcext:value-type="float">
            <text:p>-0,076</text:p>
          </table:table-cell>
          <table:table-cell table:style-name="ce13" table:formula="of:=[.F16]+[.H16]-[.G15]" office:value-type="float" office:value="-0.0250000000000002" calcext:value-type="float">
            <text:p>-0,025</text:p>
          </table:table-cell>
          <table:table-cell table:style-name="ce13" table:formula="of:=[.G16]+[.I16]-[.H15]" office:value-type="float" office:value="-0.00400000000000012" calcext:value-type="float">
            <text:p>-0,004</text:p>
          </table:table-cell>
          <table:table-cell table:style-name="ce13" table:formula="of:=[.H16]+[.J16]-[.I15]" office:value-type="float" office:value="-0.00700000000000012" calcext:value-type="float">
            <text:p>-0,007</text:p>
          </table:table-cell>
          <table:table-cell table:style-name="ce13" table:formula="of:=[.I16]+[.K16]-[.J15]" office:value-type="float" office:value="0.0719999999999998" calcext:value-type="float">
            <text:p>0,072</text:p>
          </table:table-cell>
          <table:table-cell table:style-name="ce13" table:formula="of:=[.J16]+[.L16]-[.K15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7]+[.D17]-[.C16]" office:value-type="float" office:value="-0.0389999999999999" calcext:value-type="float">
            <text:p>-0,039</text:p>
          </table:table-cell>
          <table:table-cell table:style-name="ce13" table:formula="of:=[.C17]+[.E17]-[.D16]" office:value-type="float" office:value="-0.372" calcext:value-type="float">
            <text:p>-0,372</text:p>
          </table:table-cell>
          <table:table-cell table:style-name="ce13" table:formula="of:=[.D17]+[.F17]-[.E16]" office:value-type="float" office:value="-0.393" calcext:value-type="float">
            <text:p>-0,393</text:p>
          </table:table-cell>
          <table:table-cell table:style-name="ce13" table:formula="of:=[.E17]+[.G17]-[.F16]" office:value-type="float" office:value="-0.196" calcext:value-type="float">
            <text:p>-0,196</text:p>
          </table:table-cell>
          <table:table-cell table:style-name="ce13" table:formula="of:=[.F17]+[.H17]-[.G16]" office:value-type="float" office:value="-0.175" calcext:value-type="float">
            <text:p>-0,175</text:p>
          </table:table-cell>
          <table:table-cell table:style-name="ce13" table:formula="of:=[.G17]+[.I17]-[.H16]" office:value-type="float" office:value="-0.124" calcext:value-type="float">
            <text:p>-0,124</text:p>
          </table:table-cell>
          <table:table-cell table:style-name="ce13" table:formula="of:=[.H17]+[.J17]-[.I16]" office:value-type="float" office:value="0.203" calcext:value-type="float">
            <text:p>0,203</text:p>
          </table:table-cell>
          <table:table-cell table:style-name="ce13" table:formula="of:=[.I17]+[.K17]-[.J16]" office:value-type="float" office:value="0.212" calcext:value-type="float">
            <text:p>0,212</text:p>
          </table:table-cell>
          <table:table-cell table:style-name="ce13" table:formula="of:=[.J17]+[.L17]-[.K16]" office:value-type="float" office:value="0.00899999999999995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7" calcext:value-type="float">
            <text:p>1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8]+[.D18]-[.C17]" office:value-type="float" office:value="-0.363" calcext:value-type="float">
            <text:p>-0,363</text:p>
          </table:table-cell>
          <table:table-cell table:style-name="ce13" table:formula="of:=[.C18]+[.E18]-[.D17]" office:value-type="float" office:value="-0.42" calcext:value-type="float">
            <text:p>-0,420</text:p>
          </table:table-cell>
          <table:table-cell table:style-name="ce13" table:formula="of:=[.D18]+[.F18]-[.E17]" office:value-type="float" office:value="-0.465" calcext:value-type="float">
            <text:p>-0,465</text:p>
          </table:table-cell>
          <table:table-cell table:style-name="ce13" table:formula="of:=[.E18]+[.G18]-[.F17]" office:value-type="float" office:value="-0.492" calcext:value-type="float">
            <text:p>-0,492</text:p>
          </table:table-cell>
          <table:table-cell table:style-name="ce13" table:formula="of:=[.F18]+[.H18]-[.G17]" office:value-type="float" office:value="-0.295" calcext:value-type="float">
            <text:p>-0,295</text:p>
          </table:table-cell>
          <table:table-cell table:style-name="ce13" table:formula="of:=[.G18]+[.I18]-[.H17]" office:value-type="float" office:value="0.0319999999999999" calcext:value-type="float">
            <text:p>0,032</text:p>
          </table:table-cell>
          <table:table-cell table:style-name="ce13" table:formula="of:=[.H18]+[.J18]-[.I17]" office:value-type="float" office:value="0.0949999999999999" calcext:value-type="float">
            <text:p>0,095</text:p>
          </table:table-cell>
          <table:table-cell table:style-name="ce13" table:formula="of:=[.I18]+[.K18]-[.J17]" office:value-type="float" office:value="0.14" calcext:value-type="float">
            <text:p>0,140</text:p>
          </table:table-cell>
          <table:table-cell table:style-name="ce13" table:formula="of:=[.J18]+[.L18]-[.K17]" office:value-type="float" office:value="0.173" calcext:value-type="float">
            <text:p>0,173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7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9]+[.D19]-[.C18]" office:value-type="float" office:value="-0.381" calcext:value-type="float">
            <text:p>-0,381</text:p>
          </table:table-cell>
          <table:table-cell table:style-name="ce13" table:formula="of:=[.C19]+[.E19]-[.D18]" office:value-type="float" office:value="-0.456" calcext:value-type="float">
            <text:p>-0,456</text:p>
          </table:table-cell>
          <table:table-cell table:style-name="ce13" table:formula="of:=[.D19]+[.F19]-[.E18]" office:value-type="float" office:value="-0.519" calcext:value-type="float">
            <text:p>-0,519</text:p>
          </table:table-cell>
          <table:table-cell table:style-name="ce13" table:formula="of:=[.E19]+[.G19]-[.F18]" office:value-type="float" office:value="-0.564" calcext:value-type="float">
            <text:p>-0,564</text:p>
          </table:table-cell>
          <table:table-cell table:style-name="ce13" table:formula="of:=[.F19]+[.H19]-[.G18]" office:value-type="float" office:value="-0.285" calcext:value-type="float">
            <text:p>-0,285</text:p>
          </table:table-cell>
          <table:table-cell table:style-name="ce13" table:formula="of:=[.G19]+[.I19]-[.H18]" office:value-type="float" office:value="-0.076" calcext:value-type="float">
            <text:p>-0,076</text:p>
          </table:table-cell>
          <table:table-cell table:style-name="ce13" table:formula="of:=[.H19]+[.J19]-[.I18]" office:value-type="float" office:value="-0.031" calcext:value-type="float">
            <text:p>-0,031</text:p>
          </table:table-cell>
          <table:table-cell table:style-name="ce13" table:formula="of:=[.I19]+[.K19]-[.J18]" office:value-type="float" office:value="0.0559999999999999" calcext:value-type="float">
            <text:p>0,056</text:p>
          </table:table-cell>
          <table:table-cell table:style-name="ce13" table:formula="of:=[.J19]+[.L19]-[.K18]" office:value-type="float" office:value="0.131" calcext:value-type="float">
            <text:p>0,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1.9" calcext:value-type="float">
            <text:p>1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0]+[.D20]-[.C19]" office:value-type="float" office:value="-0.0929999999999999" calcext:value-type="float">
            <text:p>-0,093</text:p>
          </table:table-cell>
          <table:table-cell table:style-name="ce13" table:formula="of:=[.C20]+[.E20]-[.D19]" office:value-type="float" office:value="-0.48" calcext:value-type="float">
            <text:p>-0,480</text:p>
          </table:table-cell>
          <table:table-cell table:style-name="ce13" table:formula="of:=[.D20]+[.F20]-[.E19]" office:value-type="float" office:value="-0.555" calcext:value-type="float">
            <text:p>-0,555</text:p>
          </table:table-cell>
          <table:table-cell table:style-name="ce13" table:formula="of:=[.E20]+[.G20]-[.F19]" office:value-type="float" office:value="-0.312" calcext:value-type="float">
            <text:p>-0,312</text:p>
          </table:table-cell>
          <table:table-cell table:style-name="ce13" table:formula="of:=[.F20]+[.H20]-[.G19]" office:value-type="float" office:value="-0.345" calcext:value-type="float">
            <text:p>-0,345</text:p>
          </table:table-cell>
          <table:table-cell table:style-name="ce13" table:formula="of:=[.G20]+[.I20]-[.H19]" office:value-type="float" office:value="-0.348" calcext:value-type="float">
            <text:p>-0,348</text:p>
          </table:table-cell>
          <table:table-cell table:style-name="ce13" table:formula="of:=[.H20]+[.J20]-[.I19]" office:value-type="float" office:value="-0.115" calcext:value-type="float">
            <text:p>-0,115</text:p>
          </table:table-cell>
          <table:table-cell table:style-name="ce13" table:formula="of:=[.I20]+[.K20]-[.J19]" office:value-type="float" office:value="-0.0399999999999999" calcext:value-type="float">
            <text:p>-0,040</text:p>
          </table:table-cell>
          <table:table-cell table:style-name="ce13" table:formula="of:=[.J20]+[.L20]-[.K1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1]+[.D21]-[.C20]" office:value-type="float" office:value="-0.0989999999999999" calcext:value-type="float">
            <text:p>-0,099</text:p>
          </table:table-cell>
          <table:table-cell table:style-name="ce13" table:formula="of:=[.C21]+[.E21]-[.D20]" office:value-type="float" office:value="-0.192" calcext:value-type="float">
            <text:p>-0,192</text:p>
          </table:table-cell>
          <table:table-cell table:style-name="ce13" table:formula="of:=[.D21]+[.F21]-[.E20]" office:value-type="float" office:value="-0.273" calcext:value-type="float">
            <text:p>-0,273</text:p>
          </table:table-cell>
          <table:table-cell table:style-name="ce13" table:formula="of:=[.E21]+[.G21]-[.F20]" office:value-type="float" office:value="-0.336" calcext:value-type="float">
            <text:p>-0,336</text:p>
          </table:table-cell>
          <table:table-cell table:style-name="ce13" table:formula="of:=[.F21]+[.H21]-[.G20]" office:value-type="float" office:value="-0.375" calcext:value-type="float">
            <text:p>-0,375</text:p>
          </table:table-cell>
          <table:table-cell table:style-name="ce13" table:formula="of:=[.G21]+[.I21]-[.H20]" office:value-type="float" office:value="-0.384" calcext:value-type="float">
            <text:p>-0,384</text:p>
          </table:table-cell>
          <table:table-cell table:style-name="ce13" table:formula="of:=[.H21]+[.J21]-[.I20]" office:value-type="float" office:value="-0.357" calcext:value-type="float">
            <text:p>-0,357</text:p>
          </table:table-cell>
          <table:table-cell table:style-name="ce13" table:formula="of:=[.I21]+[.K21]-[.J20]" office:value-type="float" office:value="-0.288" calcext:value-type="float">
            <text:p>-0,288</text:p>
          </table:table-cell>
          <table:table-cell table:style-name="ce13" table:formula="of:=[.J21]+[.L21]-[.K2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1" calcext:value-type="float">
            <text:p>2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2]+[.D22]-[.C21]" office:value-type="float" office:value="-0.0989999999999998" calcext:value-type="float">
            <text:p>-0,099</text:p>
          </table:table-cell>
          <table:table-cell table:style-name="ce13" table:formula="of:=[.C22]+[.E22]-[.D21]" office:value-type="float" office:value="0.108" calcext:value-type="float">
            <text:p>0,108</text:p>
          </table:table-cell>
          <table:table-cell table:style-name="ce13" table:formula="of:=[.D22]+[.F22]-[.E21]" office:value-type="float" office:value="0.0270000000000001" calcext:value-type="float">
            <text:p>0,027</text:p>
          </table:table-cell>
          <table:table-cell table:style-name="ce13" table:formula="of:=[.E22]+[.G22]-[.F21]" office:value-type="float" office:value="-0.336" calcext:value-type="float">
            <text:p>-0,336</text:p>
          </table:table-cell>
          <table:table-cell table:style-name="ce13" table:formula="of:=[.F22]+[.H22]-[.G21]" office:value-type="float" office:value="-0.375" calcext:value-type="float">
            <text:p>-0,375</text:p>
          </table:table-cell>
          <table:table-cell table:style-name="ce13" table:formula="of:=[.G22]+[.I22]-[.H21]" office:value-type="float" office:value="-0.384" calcext:value-type="float">
            <text:p>-0,384</text:p>
          </table:table-cell>
          <table:table-cell table:style-name="ce13" table:formula="of:=[.H22]+[.J22]-[.I21]" office:value-type="float" office:value="-0.557" calcext:value-type="float">
            <text:p>-0,557</text:p>
          </table:table-cell>
          <table:table-cell table:style-name="ce13" table:formula="of:=[.I22]+[.K22]-[.J21]" office:value-type="float" office:value="-0.488" calcext:value-type="float">
            <text:p>-0,488</text:p>
          </table:table-cell>
          <table:table-cell table:style-name="ce13" table:formula="of:=[.J22]+[.L22]-[.K2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2" calcext:value-type="float">
            <text:p>2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3]+[.D23]-[.C22]" office:value-type="float" office:value="0.207" calcext:value-type="float">
            <text:p>0,207</text:p>
          </table:table-cell>
          <table:table-cell table:style-name="ce13" table:formula="of:=[.C23]+[.E23]-[.D22]" office:value-type="float" office:value="0.12" calcext:value-type="float">
            <text:p>0,120</text:p>
          </table:table-cell>
          <table:table-cell table:style-name="ce13" table:formula="of:=[.D23]+[.F23]-[.E22]" office:value-type="float" office:value="0.0450000000000002" calcext:value-type="float">
            <text:p>0,045</text:p>
          </table:table-cell>
          <table:table-cell table:style-name="ce13" table:formula="of:=[.E23]+[.G23]-[.F22]" office:value-type="float" office:value="-0.0119999999999998" calcext:value-type="float">
            <text:p>-0,012</text:p>
          </table:table-cell>
          <table:table-cell table:style-name="ce13" table:formula="of:=[.F23]+[.H23]-[.G22]" office:value-type="float" office:value="-0.345" calcext:value-type="float">
            <text:p>-0,345</text:p>
          </table:table-cell>
          <table:table-cell table:style-name="ce13" table:formula="of:=[.G23]+[.I23]-[.H22]" office:value-type="float" office:value="-0.548" calcext:value-type="float">
            <text:p>-0,548</text:p>
          </table:table-cell>
          <table:table-cell table:style-name="ce13" table:formula="of:=[.H23]+[.J23]-[.I22]" office:value-type="float" office:value="-0.515" calcext:value-type="float">
            <text:p>-0,515</text:p>
          </table:table-cell>
          <table:table-cell table:style-name="ce13" table:formula="of:=[.I23]+[.K23]-[.J22]" office:value-type="float" office:value="-0.44" calcext:value-type="float">
            <text:p>-0,440</text:p>
          </table:table-cell>
          <table:table-cell table:style-name="ce13" table:formula="of:=[.J23]+[.L23]-[.K22]" office:value-type="float" office:value="-0.317" calcext:value-type="float">
            <text:p>-0,3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3" calcext:value-type="float">
            <text:p>2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4]+[.D24]-[.C23]" office:value-type="float" office:value="0.219" calcext:value-type="float">
            <text:p>0,219</text:p>
          </table:table-cell>
          <table:table-cell table:style-name="ce13" table:formula="of:=[.C24]+[.E24]-[.D23]" office:value-type="float" office:value="0.144" calcext:value-type="float">
            <text:p>0,144</text:p>
          </table:table-cell>
          <table:table-cell table:style-name="ce13" table:formula="of:=[.D24]+[.F24]-[.E23]" office:value-type="float" office:value="0.0810000000000001" calcext:value-type="float">
            <text:p>0,081</text:p>
          </table:table-cell>
          <table:table-cell table:style-name="ce13" table:formula="of:=[.E24]+[.G24]-[.F23]" office:value-type="float" office:value="0.0360000000000001" calcext:value-type="float">
            <text:p>0,036</text:p>
          </table:table-cell>
          <table:table-cell table:style-name="ce13" table:formula="of:=[.F24]+[.H24]-[.G23]" office:value-type="float" office:value="-0.185" calcext:value-type="float">
            <text:p>-0,185</text:p>
          </table:table-cell>
          <table:table-cell table:style-name="ce13" table:formula="of:=[.G24]+[.I24]-[.H23]" office:value-type="float" office:value="-0.476" calcext:value-type="float">
            <text:p>-0,476</text:p>
          </table:table-cell>
          <table:table-cell table:style-name="ce13" table:formula="of:=[.H24]+[.J24]-[.I23]" office:value-type="float" office:value="-0.431" calcext:value-type="float">
            <text:p>-0,431</text:p>
          </table:table-cell>
          <table:table-cell table:style-name="ce13" table:formula="of:=[.I24]+[.K24]-[.J23]" office:value-type="float" office:value="-0.344" calcext:value-type="float">
            <text:p>-0,344</text:p>
          </table:table-cell>
          <table:table-cell table:style-name="ce13" table:formula="of:=[.J24]+[.L24]-[.K23]" office:value-type="float" office:value="-0.269" calcext:value-type="float">
            <text:p>-0,2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4" calcext:value-type="float">
            <text:p>2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5]+[.D25]-[.C24]" office:value-type="float" office:value="-0.0629999999999999" calcext:value-type="float">
            <text:p>-0,063</text:p>
          </table:table-cell>
          <table:table-cell table:style-name="ce13" table:formula="of:=[.C25]+[.E25]-[.D24]" office:value-type="float" office:value="0.18" calcext:value-type="float">
            <text:p>0,180</text:p>
          </table:table-cell>
          <table:table-cell table:style-name="ce13" table:formula="of:=[.D25]+[.F25]-[.E24]" office:value-type="float" office:value="0.135" calcext:value-type="float">
            <text:p>0,135</text:p>
          </table:table-cell>
          <table:table-cell table:style-name="ce13" table:formula="of:=[.E25]+[.G25]-[.F24]" office:value-type="float" office:value="-0.0919999999999996" calcext:value-type="float">
            <text:p>-0,092</text:p>
          </table:table-cell>
          <table:table-cell table:style-name="ce13" table:formula="of:=[.F25]+[.H25]-[.G24]" office:value-type="float" office:value="-0.0949999999999998" calcext:value-type="float">
            <text:p>-0,095</text:p>
          </table:table-cell>
          <table:table-cell table:style-name="ce13" table:formula="of:=[.G25]+[.I25]-[.H24]" office:value-type="float" office:value="-0.0679999999999996" calcext:value-type="float">
            <text:p>-0,068</text:p>
          </table:table-cell>
          <table:table-cell table:style-name="ce13" table:formula="of:=[.H25]+[.J25]-[.I24]" office:value-type="float" office:value="-0.305" calcext:value-type="float">
            <text:p>-0,305</text:p>
          </table:table-cell>
          <table:table-cell table:style-name="ce13" table:formula="of:=[.I25]+[.K25]-[.J24]" office:value-type="float" office:value="-0.26" calcext:value-type="float">
            <text:p>-0,260</text:p>
          </table:table-cell>
          <table:table-cell table:style-name="ce13" table:formula="of:=[.J25]+[.L25]-[.K24]" office:value-type="float" office:value="-0.0269999999999998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6]+[.D26]-[.C25]" office:value-type="float" office:value="-0.039" calcext:value-type="float">
            <text:p>-0,039</text:p>
          </table:table-cell>
          <table:table-cell table:style-name="ce13" table:formula="of:=[.C26]+[.E26]-[.D25]" office:value-type="float" office:value="-0.0719999999999999" calcext:value-type="float">
            <text:p>-0,072</text:p>
          </table:table-cell>
          <table:table-cell table:style-name="ce13" table:formula="of:=[.D26]+[.F26]-[.E25]" office:value-type="float" office:value="0.00700000000000012" calcext:value-type="float">
            <text:p>0,007</text:p>
          </table:table-cell>
          <table:table-cell table:style-name="ce13" table:formula="of:=[.E26]+[.G26]-[.F25]" office:value-type="float" office:value="0.00400000000000006" calcext:value-type="float">
            <text:p>0,004</text:p>
          </table:table-cell>
          <table:table-cell table:style-name="ce13" table:formula="of:=[.F26]+[.H26]-[.G25]" office:value-type="float" office:value="0.0250000000000003" calcext:value-type="float">
            <text:p>0,025</text:p>
          </table:table-cell>
          <table:table-cell table:style-name="ce13" table:formula="of:=[.G26]+[.I26]-[.H25]" office:value-type="float" office:value="0.0760000000000001" calcext:value-type="float">
            <text:p>0,076</text:p>
          </table:table-cell>
          <table:table-cell table:style-name="ce13" table:formula="of:=[.H26]+[.J26]-[.I25]" office:value-type="float" office:value="0.103" calcext:value-type="float">
            <text:p>0,103</text:p>
          </table:table-cell>
          <table:table-cell table:style-name="ce13" table:formula="of:=[.I26]+[.K26]-[.J25]" office:value-type="float" office:value="0.012" calcext:value-type="float">
            <text:p>0,012</text:p>
          </table:table-cell>
          <table:table-cell table:style-name="ce13" table:formula="of:=[.J26]+[.L26]-[.K25]" office:value-type="float" office:value="0.00900000000000029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6" calcext:value-type="float">
            <text:p>2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7]+[.D27]-[.C26]" office:value-type="float" office:value="-0.00900000000000001" calcext:value-type="float">
            <text:p>-0,009</text:p>
          </table:table-cell>
          <table:table-cell table:style-name="ce13" table:formula="of:=[.C27]+[.E27]-[.D26]" office:value-type="float" office:value="-0.212" calcext:value-type="float">
            <text:p>-0,212</text:p>
          </table:table-cell>
          <table:table-cell table:style-name="ce13" table:formula="of:=[.D27]+[.F27]-[.E26]" office:value-type="float" office:value="-0.203" calcext:value-type="float">
            <text:p>-0,203</text:p>
          </table:table-cell>
          <table:table-cell table:style-name="ce13" table:formula="of:=[.E27]+[.G27]-[.F26]" office:value-type="float" office:value="0.124" calcext:value-type="float">
            <text:p>0,124</text:p>
          </table:table-cell>
          <table:table-cell table:style-name="ce13" table:formula="of:=[.F27]+[.H27]-[.G26]" office:value-type="float" office:value="0.175" calcext:value-type="float">
            <text:p>0,175</text:p>
          </table:table-cell>
          <table:table-cell table:style-name="ce13" table:formula="of:=[.G27]+[.I27]-[.H26]" office:value-type="float" office:value="0.196" calcext:value-type="float">
            <text:p>0,196</text:p>
          </table:table-cell>
          <table:table-cell table:style-name="ce13" table:formula="of:=[.H27]+[.J27]-[.I26]" office:value-type="float" office:value="0.393" calcext:value-type="float">
            <text:p>0,393</text:p>
          </table:table-cell>
          <table:table-cell table:style-name="ce13" table:formula="of:=[.I27]+[.K27]-[.J26]" office:value-type="float" office:value="0.372" calcext:value-type="float">
            <text:p>0,372</text:p>
          </table:table-cell>
          <table:table-cell table:style-name="ce13" table:formula="of:=[.J27]+[.L27]-[.K26]" office:value-type="float" office:value="0.0389999999999998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7" calcext:value-type="float">
            <text:p>2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8]+[.D28]-[.C27]" office:value-type="float" office:value="-0.173" calcext:value-type="float">
            <text:p>-0,173</text:p>
          </table:table-cell>
          <table:table-cell table:style-name="ce13" table:formula="of:=[.C28]+[.E28]-[.D27]" office:value-type="float" office:value="-0.14" calcext:value-type="float">
            <text:p>-0,140</text:p>
          </table:table-cell>
          <table:table-cell table:style-name="ce13" table:formula="of:=[.D28]+[.F28]-[.E27]" office:value-type="float" office:value="-0.0949999999999998" calcext:value-type="float">
            <text:p>-0,095</text:p>
          </table:table-cell>
          <table:table-cell table:style-name="ce13" table:formula="of:=[.E28]+[.G28]-[.F27]" office:value-type="float" office:value="-0.0319999999999999" calcext:value-type="float">
            <text:p>-0,032</text:p>
          </table:table-cell>
          <table:table-cell table:style-name="ce13" table:formula="of:=[.F28]+[.H28]-[.G27]" office:value-type="float" office:value="0.295" calcext:value-type="float">
            <text:p>0,295</text:p>
          </table:table-cell>
          <table:table-cell table:style-name="ce13" table:formula="of:=[.G28]+[.I28]-[.H27]" office:value-type="float" office:value="0.492" calcext:value-type="float">
            <text:p>0,492</text:p>
          </table:table-cell>
          <table:table-cell table:style-name="ce13" table:formula="of:=[.H28]+[.J28]-[.I27]" office:value-type="float" office:value="0.465" calcext:value-type="float">
            <text:p>0,465</text:p>
          </table:table-cell>
          <table:table-cell table:style-name="ce13" table:formula="of:=[.I28]+[.K28]-[.J27]" office:value-type="float" office:value="0.42" calcext:value-type="float">
            <text:p>0,420</text:p>
          </table:table-cell>
          <table:table-cell table:style-name="ce13" table:formula="of:=[.J28]+[.L28]-[.K27]" office:value-type="float" office:value="0.363" calcext:value-type="float">
            <text:p>0,3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8" calcext:value-type="float">
            <text:p>2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9]+[.D29]-[.C28]" office:value-type="float" office:value="-0.131" calcext:value-type="float">
            <text:p>-0,131</text:p>
          </table:table-cell>
          <table:table-cell table:style-name="ce13" table:formula="of:=[.C29]+[.E29]-[.D28]" office:value-type="float" office:value="-0.0559999999999998" calcext:value-type="float">
            <text:p>-0,056</text:p>
          </table:table-cell>
          <table:table-cell table:style-name="ce13" table:formula="of:=[.D29]+[.F29]-[.E28]" office:value-type="float" office:value="0.031" calcext:value-type="float">
            <text:p>0,031</text:p>
          </table:table-cell>
          <table:table-cell table:style-name="ce13" table:formula="of:=[.E29]+[.G29]-[.F28]" office:value-type="float" office:value="0.0760000000000001" calcext:value-type="float">
            <text:p>0,076</text:p>
          </table:table-cell>
          <table:table-cell table:style-name="ce13" table:formula="of:=[.F29]+[.H29]-[.G28]" office:value-type="float" office:value="0.285" calcext:value-type="float">
            <text:p>0,285</text:p>
          </table:table-cell>
          <table:table-cell table:style-name="ce13" table:formula="of:=[.G29]+[.I29]-[.H28]" office:value-type="float" office:value="0.564" calcext:value-type="float">
            <text:p>0,564</text:p>
          </table:table-cell>
          <table:table-cell table:style-name="ce13" table:formula="of:=[.H29]+[.J29]-[.I28]" office:value-type="float" office:value="0.519" calcext:value-type="float">
            <text:p>0,519</text:p>
          </table:table-cell>
          <table:table-cell table:style-name="ce13" table:formula="of:=[.I29]+[.K29]-[.J28]" office:value-type="float" office:value="0.456" calcext:value-type="float">
            <text:p>0,456</text:p>
          </table:table-cell>
          <table:table-cell table:style-name="ce13" table:formula="of:=[.J29]+[.L29]-[.K28]" office:value-type="float" office:value="0.381" calcext:value-type="float">
            <text:p>0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2.9" calcext:value-type="float">
            <text:p>2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0]+[.D30]-[.C29]" office:value-type="float" office:value="0.117" calcext:value-type="float">
            <text:p>0,117</text:p>
          </table:table-cell>
          <table:table-cell table:style-name="ce13" table:formula="of:=[.C30]+[.E30]-[.D29]" office:value-type="float" office:value="0.04" calcext:value-type="float">
            <text:p>0,040</text:p>
          </table:table-cell>
          <table:table-cell table:style-name="ce13" table:formula="of:=[.D30]+[.F30]-[.E29]" office:value-type="float" office:value="0.115" calcext:value-type="float">
            <text:p>0,115</text:p>
          </table:table-cell>
          <table:table-cell table:style-name="ce13" table:formula="of:=[.E30]+[.G30]-[.F29]" office:value-type="float" office:value="0.348" calcext:value-type="float">
            <text:p>0,348</text:p>
          </table:table-cell>
          <table:table-cell table:style-name="ce13" table:formula="of:=[.F30]+[.H30]-[.G29]" office:value-type="float" office:value="0.345" calcext:value-type="float">
            <text:p>0,345</text:p>
          </table:table-cell>
          <table:table-cell table:style-name="ce13" table:formula="of:=[.G30]+[.I30]-[.H29]" office:value-type="float" office:value="0.312" calcext:value-type="float">
            <text:p>0,312</text:p>
          </table:table-cell>
          <table:table-cell table:style-name="ce13" table:formula="of:=[.H30]+[.J30]-[.I29]" office:value-type="float" office:value="0.555" calcext:value-type="float">
            <text:p>0,555</text:p>
          </table:table-cell>
          <table:table-cell table:style-name="ce13" table:formula="of:=[.I30]+[.K30]-[.J29]" office:value-type="float" office:value="0.48" calcext:value-type="float">
            <text:p>0,480</text:p>
          </table:table-cell>
          <table:table-cell table:style-name="ce13" table:formula="of:=[.J30]+[.L30]-[.K2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1]+[.D31]-[.C30]" office:value-type="float" office:value="0.171" calcext:value-type="float">
            <text:p>0,171</text:p>
          </table:table-cell>
          <table:table-cell table:style-name="ce13" table:formula="of:=[.C31]+[.E31]-[.D30]" office:value-type="float" office:value="0.288" calcext:value-type="float">
            <text:p>0,288</text:p>
          </table:table-cell>
          <table:table-cell table:style-name="ce13" table:formula="of:=[.D31]+[.F31]-[.E30]" office:value-type="float" office:value="0.357" calcext:value-type="float">
            <text:p>0,357</text:p>
          </table:table-cell>
          <table:table-cell table:style-name="ce13" table:formula="of:=[.E31]+[.G31]-[.F30]" office:value-type="float" office:value="0.384" calcext:value-type="float">
            <text:p>0,384</text:p>
          </table:table-cell>
          <table:table-cell table:style-name="ce13" table:formula="of:=[.F31]+[.H31]-[.G30]" office:value-type="float" office:value="0.375" calcext:value-type="float">
            <text:p>0,375</text:p>
          </table:table-cell>
          <table:table-cell table:style-name="ce13" table:formula="of:=[.G31]+[.I31]-[.H30]" office:value-type="float" office:value="0.336" calcext:value-type="float">
            <text:p>0,336</text:p>
          </table:table-cell>
          <table:table-cell table:style-name="ce13" table:formula="of:=[.H31]+[.J31]-[.I30]" office:value-type="float" office:value="0.273" calcext:value-type="float">
            <text:p>0,273</text:p>
          </table:table-cell>
          <table:table-cell table:style-name="ce13" table:formula="of:=[.I31]+[.K31]-[.J30]" office:value-type="float" office:value="0.192" calcext:value-type="float">
            <text:p>0,192</text:p>
          </table:table-cell>
          <table:table-cell table:style-name="ce13" table:formula="of:=[.J31]+[.L31]-[.K30]" office:value-type="float" office:value="0.0989999999999998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1" calcext:value-type="float">
            <text:p>3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2]+[.D32]-[.C31]" office:value-type="float" office:value="0.171" calcext:value-type="float">
            <text:p>0,171</text:p>
          </table:table-cell>
          <table:table-cell table:style-name="ce13" table:formula="of:=[.C32]+[.E32]-[.D31]" office:value-type="float" office:value="0.488" calcext:value-type="float">
            <text:p>0,488</text:p>
          </table:table-cell>
          <table:table-cell table:style-name="ce13" table:formula="of:=[.D32]+[.F32]-[.E31]" office:value-type="float" office:value="0.557" calcext:value-type="float">
            <text:p>0,557</text:p>
          </table:table-cell>
          <table:table-cell table:style-name="ce13" table:formula="of:=[.E32]+[.G32]-[.F31]" office:value-type="float" office:value="0.384" calcext:value-type="float">
            <text:p>0,384</text:p>
          </table:table-cell>
          <table:table-cell table:style-name="ce13" table:formula="of:=[.F32]+[.H32]-[.G31]" office:value-type="float" office:value="0.375" calcext:value-type="float">
            <text:p>0,375</text:p>
          </table:table-cell>
          <table:table-cell table:style-name="ce13" table:formula="of:=[.G32]+[.I32]-[.H31]" office:value-type="float" office:value="0.336" calcext:value-type="float">
            <text:p>0,336</text:p>
          </table:table-cell>
          <table:table-cell table:style-name="ce13" table:formula="of:=[.H32]+[.J32]-[.I31]" office:value-type="float" office:value="-0.0270000000000001" calcext:value-type="float">
            <text:p>-0,027</text:p>
          </table:table-cell>
          <table:table-cell table:style-name="ce13" table:formula="of:=[.I32]+[.K32]-[.J31]" office:value-type="float" office:value="-0.108" calcext:value-type="float">
            <text:p>-0,108</text:p>
          </table:table-cell>
          <table:table-cell table:style-name="ce13" table:formula="of:=[.J32]+[.L32]-[.K31]" office:value-type="float" office:value="0.0989999999999996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2" calcext:value-type="float">
            <text:p>3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3]+[.D33]-[.C32]" office:value-type="float" office:value="0.317" calcext:value-type="float">
            <text:p>0,317</text:p>
          </table:table-cell>
          <table:table-cell table:style-name="ce13" table:formula="of:=[.C33]+[.E33]-[.D32]" office:value-type="float" office:value="0.44" calcext:value-type="float">
            <text:p>0,440</text:p>
          </table:table-cell>
          <table:table-cell table:style-name="ce13" table:formula="of:=[.D33]+[.F33]-[.E32]" office:value-type="float" office:value="0.515" calcext:value-type="float">
            <text:p>0,515</text:p>
          </table:table-cell>
          <table:table-cell table:style-name="ce13" table:formula="of:=[.E33]+[.G33]-[.F32]" office:value-type="float" office:value="0.547999999999999" calcext:value-type="float">
            <text:p>0,548</text:p>
          </table:table-cell>
          <table:table-cell table:style-name="ce13" table:formula="of:=[.F33]+[.H33]-[.G32]" office:value-type="float" office:value="0.345" calcext:value-type="float">
            <text:p>0,345</text:p>
          </table:table-cell>
          <table:table-cell table:style-name="ce13" table:formula="of:=[.G33]+[.I33]-[.H32]" office:value-type="float" office:value="0.0119999999999998" calcext:value-type="float">
            <text:p>0,012</text:p>
          </table:table-cell>
          <table:table-cell table:style-name="ce13" table:formula="of:=[.H33]+[.J33]-[.I32]" office:value-type="float" office:value="-0.0450000000000003" calcext:value-type="float">
            <text:p>-0,045</text:p>
          </table:table-cell>
          <table:table-cell table:style-name="ce13" table:formula="of:=[.I33]+[.K33]-[.J32]" office:value-type="float" office:value="-0.12" calcext:value-type="float">
            <text:p>-0,120</text:p>
          </table:table-cell>
          <table:table-cell table:style-name="ce13" table:formula="of:=[.J33]+[.L33]-[.K32]" office:value-type="float" office:value="-0.207" calcext:value-type="float">
            <text:p>-0,2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3" calcext:value-type="float">
            <text:p>3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4]+[.D34]-[.C33]" office:value-type="float" office:value="0.269" calcext:value-type="float">
            <text:p>0,269</text:p>
          </table:table-cell>
          <table:table-cell table:style-name="ce13" table:formula="of:=[.C34]+[.E34]-[.D33]" office:value-type="float" office:value="0.344" calcext:value-type="float">
            <text:p>0,344</text:p>
          </table:table-cell>
          <table:table-cell table:style-name="ce13" table:formula="of:=[.D34]+[.F34]-[.E33]" office:value-type="float" office:value="0.431" calcext:value-type="float">
            <text:p>0,431</text:p>
          </table:table-cell>
          <table:table-cell table:style-name="ce13" table:formula="of:=[.E34]+[.G34]-[.F33]" office:value-type="float" office:value="0.476" calcext:value-type="float">
            <text:p>0,476</text:p>
          </table:table-cell>
          <table:table-cell table:style-name="ce13" table:formula="of:=[.F34]+[.H34]-[.G33]" office:value-type="float" office:value="0.184999999999999" calcext:value-type="float">
            <text:p>0,185</text:p>
          </table:table-cell>
          <table:table-cell table:style-name="ce13" table:formula="of:=[.G34]+[.I34]-[.H33]" office:value-type="float" office:value="-0.0360000000000003" calcext:value-type="float">
            <text:p>-0,036</text:p>
          </table:table-cell>
          <table:table-cell table:style-name="ce13" table:formula="of:=[.H34]+[.J34]-[.I33]" office:value-type="float" office:value="-0.0810000000000002" calcext:value-type="float">
            <text:p>-0,081</text:p>
          </table:table-cell>
          <table:table-cell table:style-name="ce13" table:formula="of:=[.I34]+[.K34]-[.J33]" office:value-type="float" office:value="-0.144" calcext:value-type="float">
            <text:p>-0,144</text:p>
          </table:table-cell>
          <table:table-cell table:style-name="ce13" table:formula="of:=[.J34]+[.L34]-[.K33]" office:value-type="float" office:value="-0.219" calcext:value-type="float">
            <text:p>-0,2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4" calcext:value-type="float">
            <text:p>3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5]+[.D35]-[.C34]" office:value-type="float" office:value="0.0269999999999997" calcext:value-type="float">
            <text:p>0,027</text:p>
          </table:table-cell>
          <table:table-cell table:style-name="ce13" table:formula="of:=[.C35]+[.E35]-[.D34]" office:value-type="float" office:value="0.26" calcext:value-type="float">
            <text:p>0,260</text:p>
          </table:table-cell>
          <table:table-cell table:style-name="ce13" table:formula="of:=[.D35]+[.F35]-[.E34]" office:value-type="float" office:value="0.305" calcext:value-type="float">
            <text:p>0,305</text:p>
          </table:table-cell>
          <table:table-cell table:style-name="ce13" table:formula="of:=[.E35]+[.G35]-[.F34]" office:value-type="float" office:value="0.0679999999999995" calcext:value-type="float">
            <text:p>0,068</text:p>
          </table:table-cell>
          <table:table-cell table:style-name="ce13" table:formula="of:=[.F35]+[.H35]-[.G34]" office:value-type="float" office:value="0.0949999999999995" calcext:value-type="float">
            <text:p>0,095</text:p>
          </table:table-cell>
          <table:table-cell table:style-name="ce13" table:formula="of:=[.G35]+[.I35]-[.H34]" office:value-type="float" office:value="0.0919999999999994" calcext:value-type="float">
            <text:p>0,092</text:p>
          </table:table-cell>
          <table:table-cell table:style-name="ce13" table:formula="of:=[.H35]+[.J35]-[.I34]" office:value-type="float" office:value="-0.135" calcext:value-type="float">
            <text:p>-0,135</text:p>
          </table:table-cell>
          <table:table-cell table:style-name="ce13" table:formula="of:=[.I35]+[.K35]-[.J34]" office:value-type="float" office:value="-0.18" calcext:value-type="float">
            <text:p>-0,180</text:p>
          </table:table-cell>
          <table:table-cell table:style-name="ce13" table:formula="of:=[.J35]+[.L35]-[.K34]" office:value-type="float" office:value="0.0629999999999999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5" calcext:value-type="float">
            <text:p>3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6]+[.D36]-[.C35]" office:value-type="float" office:value="-0.00900000000000051" calcext:value-type="float">
            <text:p>-0,009</text:p>
          </table:table-cell>
          <table:table-cell table:style-name="ce13" table:formula="of:=[.C36]+[.E36]-[.D35]" office:value-type="float" office:value="-0.0120000000000002" calcext:value-type="float">
            <text:p>-0,012</text:p>
          </table:table-cell>
          <table:table-cell table:style-name="ce13" table:formula="of:=[.D36]+[.F36]-[.E35]" office:value-type="float" office:value="-0.103" calcext:value-type="float">
            <text:p>-0,103</text:p>
          </table:table-cell>
          <table:table-cell table:style-name="ce13" table:formula="of:=[.E36]+[.G36]-[.F35]" office:value-type="float" office:value="-0.0760000000000004" calcext:value-type="float">
            <text:p>-0,076</text:p>
          </table:table-cell>
          <table:table-cell table:style-name="ce13" table:formula="of:=[.F36]+[.H36]-[.G35]" office:value-type="float" office:value="-0.0250000000000005" calcext:value-type="float">
            <text:p>-0,025</text:p>
          </table:table-cell>
          <table:table-cell table:style-name="ce13" table:formula="of:=[.G36]+[.I36]-[.H35]" office:value-type="float" office:value="-0.00400000000000023" calcext:value-type="float">
            <text:p>-0,004</text:p>
          </table:table-cell>
          <table:table-cell table:style-name="ce13" table:formula="of:=[.H36]+[.J36]-[.I35]" office:value-type="float" office:value="-0.00700000000000028" calcext:value-type="float">
            <text:p>-0,007</text:p>
          </table:table-cell>
          <table:table-cell table:style-name="ce13" table:formula="of:=[.I36]+[.K36]-[.J35]" office:value-type="float" office:value="0.0719999999999998" calcext:value-type="float">
            <text:p>0,072</text:p>
          </table:table-cell>
          <table:table-cell table:style-name="ce13" table:formula="of:=[.J36]+[.L36]-[.K35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6" calcext:value-type="float">
            <text:p>3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7]+[.D37]-[.C36]" office:value-type="float" office:value="-0.0389999999999999" calcext:value-type="float">
            <text:p>-0,039</text:p>
          </table:table-cell>
          <table:table-cell table:style-name="ce13" table:formula="of:=[.C37]+[.E37]-[.D36]" office:value-type="float" office:value="-0.372000000000001" calcext:value-type="float">
            <text:p>-0,372</text:p>
          </table:table-cell>
          <table:table-cell table:style-name="ce13" table:formula="of:=[.D37]+[.F37]-[.E36]" office:value-type="float" office:value="-0.393" calcext:value-type="float">
            <text:p>-0,393</text:p>
          </table:table-cell>
          <table:table-cell table:style-name="ce13" table:formula="of:=[.E37]+[.G37]-[.F36]" office:value-type="float" office:value="-0.196" calcext:value-type="float">
            <text:p>-0,196</text:p>
          </table:table-cell>
          <table:table-cell table:style-name="ce13" table:formula="of:=[.F37]+[.H37]-[.G36]" office:value-type="float" office:value="-0.175" calcext:value-type="float">
            <text:p>-0,175</text:p>
          </table:table-cell>
          <table:table-cell table:style-name="ce13" table:formula="of:=[.G37]+[.I37]-[.H36]" office:value-type="float" office:value="-0.124" calcext:value-type="float">
            <text:p>-0,124</text:p>
          </table:table-cell>
          <table:table-cell table:style-name="ce13" table:formula="of:=[.H37]+[.J37]-[.I36]" office:value-type="float" office:value="0.203" calcext:value-type="float">
            <text:p>0,203</text:p>
          </table:table-cell>
          <table:table-cell table:style-name="ce13" table:formula="of:=[.I37]+[.K37]-[.J36]" office:value-type="float" office:value="0.212" calcext:value-type="float">
            <text:p>0,212</text:p>
          </table:table-cell>
          <table:table-cell table:style-name="ce13" table:formula="of:=[.J37]+[.L37]-[.K36]" office:value-type="float" office:value="0.00899999999999995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7" calcext:value-type="float">
            <text:p>3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8]+[.D38]-[.C37]" office:value-type="float" office:value="-0.363" calcext:value-type="float">
            <text:p>-0,363</text:p>
          </table:table-cell>
          <table:table-cell table:style-name="ce13" table:formula="of:=[.C38]+[.E38]-[.D37]" office:value-type="float" office:value="-0.42" calcext:value-type="float">
            <text:p>-0,420</text:p>
          </table:table-cell>
          <table:table-cell table:style-name="ce13" table:formula="of:=[.D38]+[.F38]-[.E37]" office:value-type="float" office:value="-0.465000000000001" calcext:value-type="float">
            <text:p>-0,465</text:p>
          </table:table-cell>
          <table:table-cell table:style-name="ce13" table:formula="of:=[.E38]+[.G38]-[.F37]" office:value-type="float" office:value="-0.492" calcext:value-type="float">
            <text:p>-0,492</text:p>
          </table:table-cell>
          <table:table-cell table:style-name="ce13" table:formula="of:=[.F38]+[.H38]-[.G37]" office:value-type="float" office:value="-0.295" calcext:value-type="float">
            <text:p>-0,295</text:p>
          </table:table-cell>
          <table:table-cell table:style-name="ce13" table:formula="of:=[.G38]+[.I38]-[.H37]" office:value-type="float" office:value="0.0319999999999998" calcext:value-type="float">
            <text:p>0,032</text:p>
          </table:table-cell>
          <table:table-cell table:style-name="ce13" table:formula="of:=[.H38]+[.J38]-[.I37]" office:value-type="float" office:value="0.0949999999999996" calcext:value-type="float">
            <text:p>0,095</text:p>
          </table:table-cell>
          <table:table-cell table:style-name="ce13" table:formula="of:=[.I38]+[.K38]-[.J37]" office:value-type="float" office:value="0.14" calcext:value-type="float">
            <text:p>0,140</text:p>
          </table:table-cell>
          <table:table-cell table:style-name="ce13" table:formula="of:=[.J38]+[.L38]-[.K37]" office:value-type="float" office:value="0.173" calcext:value-type="float">
            <text:p>0,1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8" calcext:value-type="float">
            <text:p>3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9]+[.D39]-[.C38]" office:value-type="float" office:value="-0.381" calcext:value-type="float">
            <text:p>-0,381</text:p>
          </table:table-cell>
          <table:table-cell table:style-name="ce13" table:formula="of:=[.C39]+[.E39]-[.D38]" office:value-type="float" office:value="-0.456" calcext:value-type="float">
            <text:p>-0,456</text:p>
          </table:table-cell>
          <table:table-cell table:style-name="ce13" table:formula="of:=[.D39]+[.F39]-[.E38]" office:value-type="float" office:value="-0.519" calcext:value-type="float">
            <text:p>-0,519</text:p>
          </table:table-cell>
          <table:table-cell table:style-name="ce13" table:formula="of:=[.E39]+[.G39]-[.F38]" office:value-type="float" office:value="-0.564" calcext:value-type="float">
            <text:p>-0,564</text:p>
          </table:table-cell>
          <table:table-cell table:style-name="ce13" table:formula="of:=[.F39]+[.H39]-[.G38]" office:value-type="float" office:value="-0.285" calcext:value-type="float">
            <text:p>-0,285</text:p>
          </table:table-cell>
          <table:table-cell table:style-name="ce13" table:formula="of:=[.G39]+[.I39]-[.H38]" office:value-type="float" office:value="-0.0760000000000003" calcext:value-type="float">
            <text:p>-0,076</text:p>
          </table:table-cell>
          <table:table-cell table:style-name="ce13" table:formula="of:=[.H39]+[.J39]-[.I38]" office:value-type="float" office:value="-0.0310000000000001" calcext:value-type="float">
            <text:p>-0,031</text:p>
          </table:table-cell>
          <table:table-cell table:style-name="ce13" table:formula="of:=[.I39]+[.K39]-[.J38]" office:value-type="float" office:value="0.0559999999999997" calcext:value-type="float">
            <text:p>0,056</text:p>
          </table:table-cell>
          <table:table-cell table:style-name="ce13" table:formula="of:=[.J39]+[.L39]-[.K38]" office:value-type="float" office:value="0.131" calcext:value-type="float">
            <text:p>0,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.9" calcext:value-type="float">
            <text:p>3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0]+[.D40]-[.C39]" office:value-type="float" office:value="-0.093" calcext:value-type="float">
            <text:p>-0,093</text:p>
          </table:table-cell>
          <table:table-cell table:style-name="ce13" table:formula="of:=[.C40]+[.E40]-[.D39]" office:value-type="float" office:value="-0.48" calcext:value-type="float">
            <text:p>-0,480</text:p>
          </table:table-cell>
          <table:table-cell table:style-name="ce13" table:formula="of:=[.D40]+[.F40]-[.E39]" office:value-type="float" office:value="-0.555" calcext:value-type="float">
            <text:p>-0,555</text:p>
          </table:table-cell>
          <table:table-cell table:style-name="ce13" table:formula="of:=[.E40]+[.G40]-[.F39]" office:value-type="float" office:value="-0.312" calcext:value-type="float">
            <text:p>-0,312</text:p>
          </table:table-cell>
          <table:table-cell table:style-name="ce13" table:formula="of:=[.F40]+[.H40]-[.G39]" office:value-type="float" office:value="-0.345000000000001" calcext:value-type="float">
            <text:p>-0,345</text:p>
          </table:table-cell>
          <table:table-cell table:style-name="ce13" table:formula="of:=[.G40]+[.I40]-[.H39]" office:value-type="float" office:value="-0.348" calcext:value-type="float">
            <text:p>-0,348</text:p>
          </table:table-cell>
          <table:table-cell table:style-name="ce13" table:formula="of:=[.H40]+[.J40]-[.I39]" office:value-type="float" office:value="-0.115" calcext:value-type="float">
            <text:p>-0,115</text:p>
          </table:table-cell>
          <table:table-cell table:style-name="ce13" table:formula="of:=[.I40]+[.K40]-[.J39]" office:value-type="float" office:value="-0.04" calcext:value-type="float">
            <text:p>-0,040</text:p>
          </table:table-cell>
          <table:table-cell table:style-name="ce13" table:formula="of:=[.J40]+[.L40]-[.K3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1]+[.D41]-[.C40]" office:value-type="float" office:value="-0.0989999999999997" calcext:value-type="float">
            <text:p>-0,099</text:p>
          </table:table-cell>
          <table:table-cell table:style-name="ce13" table:formula="of:=[.C41]+[.E41]-[.D40]" office:value-type="float" office:value="-0.192" calcext:value-type="float">
            <text:p>-0,192</text:p>
          </table:table-cell>
          <table:table-cell table:style-name="ce13" table:formula="of:=[.D41]+[.F41]-[.E40]" office:value-type="float" office:value="-0.273" calcext:value-type="float">
            <text:p>-0,273</text:p>
          </table:table-cell>
          <table:table-cell table:style-name="ce13" table:formula="of:=[.E41]+[.G41]-[.F40]" office:value-type="float" office:value="-0.336" calcext:value-type="float">
            <text:p>-0,336</text:p>
          </table:table-cell>
          <table:table-cell table:style-name="ce13" table:formula="of:=[.F41]+[.H41]-[.G40]" office:value-type="float" office:value="-0.375" calcext:value-type="float">
            <text:p>-0,375</text:p>
          </table:table-cell>
          <table:table-cell table:style-name="ce13" table:formula="of:=[.G41]+[.I41]-[.H40]" office:value-type="float" office:value="-0.384" calcext:value-type="float">
            <text:p>-0,384</text:p>
          </table:table-cell>
          <table:table-cell table:style-name="ce13" table:formula="of:=[.H41]+[.J41]-[.I40]" office:value-type="float" office:value="-0.357" calcext:value-type="float">
            <text:p>-0,357</text:p>
          </table:table-cell>
          <table:table-cell table:style-name="ce13" table:formula="of:=[.I41]+[.K41]-[.J40]" office:value-type="float" office:value="-0.288" calcext:value-type="float">
            <text:p>-0,288</text:p>
          </table:table-cell>
          <table:table-cell table:style-name="ce13" table:formula="of:=[.J41]+[.L41]-[.K4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1" calcext:value-type="float">
            <text:p>4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2]+[.D42]-[.C41]" office:value-type="float" office:value="-0.0989999999999996" calcext:value-type="float">
            <text:p>-0,099</text:p>
          </table:table-cell>
          <table:table-cell table:style-name="ce13" table:formula="of:=[.C42]+[.E42]-[.D41]" office:value-type="float" office:value="0.108" calcext:value-type="float">
            <text:p>0,108</text:p>
          </table:table-cell>
          <table:table-cell table:style-name="ce13" table:formula="of:=[.D42]+[.F42]-[.E41]" office:value-type="float" office:value="0.0270000000000001" calcext:value-type="float">
            <text:p>0,027</text:p>
          </table:table-cell>
          <table:table-cell table:style-name="ce13" table:formula="of:=[.E42]+[.G42]-[.F41]" office:value-type="float" office:value="-0.336" calcext:value-type="float">
            <text:p>-0,336</text:p>
          </table:table-cell>
          <table:table-cell table:style-name="ce13" table:formula="of:=[.F42]+[.H42]-[.G41]" office:value-type="float" office:value="-0.375" calcext:value-type="float">
            <text:p>-0,375</text:p>
          </table:table-cell>
          <table:table-cell table:style-name="ce13" table:formula="of:=[.G42]+[.I42]-[.H41]" office:value-type="float" office:value="-0.384" calcext:value-type="float">
            <text:p>-0,384</text:p>
          </table:table-cell>
          <table:table-cell table:style-name="ce13" table:formula="of:=[.H42]+[.J42]-[.I41]" office:value-type="float" office:value="-0.557" calcext:value-type="float">
            <text:p>-0,557</text:p>
          </table:table-cell>
          <table:table-cell table:style-name="ce13" table:formula="of:=[.I42]+[.K42]-[.J41]" office:value-type="float" office:value="-0.488" calcext:value-type="float">
            <text:p>-0,488</text:p>
          </table:table-cell>
          <table:table-cell table:style-name="ce13" table:formula="of:=[.J42]+[.L42]-[.K4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2" calcext:value-type="float">
            <text:p>4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3]+[.D43]-[.C42]" office:value-type="float" office:value="0.207" calcext:value-type="float">
            <text:p>0,207</text:p>
          </table:table-cell>
          <table:table-cell table:style-name="ce13" table:formula="of:=[.C43]+[.E43]-[.D42]" office:value-type="float" office:value="0.12" calcext:value-type="float">
            <text:p>0,120</text:p>
          </table:table-cell>
          <table:table-cell table:style-name="ce13" table:formula="of:=[.D43]+[.F43]-[.E42]" office:value-type="float" office:value="0.0450000000000003" calcext:value-type="float">
            <text:p>0,045</text:p>
          </table:table-cell>
          <table:table-cell table:style-name="ce13" table:formula="of:=[.E43]+[.G43]-[.F42]" office:value-type="float" office:value="-0.0119999999999997" calcext:value-type="float">
            <text:p>-0,012</text:p>
          </table:table-cell>
          <table:table-cell table:style-name="ce13" table:formula="of:=[.F43]+[.H43]-[.G42]" office:value-type="float" office:value="-0.345" calcext:value-type="float">
            <text:p>-0,345</text:p>
          </table:table-cell>
          <table:table-cell table:style-name="ce13" table:formula="of:=[.G43]+[.I43]-[.H42]" office:value-type="float" office:value="-0.547999999999999" calcext:value-type="float">
            <text:p>-0,548</text:p>
          </table:table-cell>
          <table:table-cell table:style-name="ce13" table:formula="of:=[.H43]+[.J43]-[.I42]" office:value-type="float" office:value="-0.515" calcext:value-type="float">
            <text:p>-0,515</text:p>
          </table:table-cell>
          <table:table-cell table:style-name="ce13" table:formula="of:=[.I43]+[.K43]-[.J42]" office:value-type="float" office:value="-0.44" calcext:value-type="float">
            <text:p>-0,440</text:p>
          </table:table-cell>
          <table:table-cell table:style-name="ce13" table:formula="of:=[.J43]+[.L43]-[.K42]" office:value-type="float" office:value="-0.317" calcext:value-type="float">
            <text:p>-0,3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3" calcext:value-type="float">
            <text:p>4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4]+[.D44]-[.C43]" office:value-type="float" office:value="0.219" calcext:value-type="float">
            <text:p>0,219</text:p>
          </table:table-cell>
          <table:table-cell table:style-name="ce13" table:formula="of:=[.C44]+[.E44]-[.D43]" office:value-type="float" office:value="0.144" calcext:value-type="float">
            <text:p>0,144</text:p>
          </table:table-cell>
          <table:table-cell table:style-name="ce13" table:formula="of:=[.D44]+[.F44]-[.E43]" office:value-type="float" office:value="0.0810000000000003" calcext:value-type="float">
            <text:p>0,081</text:p>
          </table:table-cell>
          <table:table-cell table:style-name="ce13" table:formula="of:=[.E44]+[.G44]-[.F43]" office:value-type="float" office:value="0.0360000000000003" calcext:value-type="float">
            <text:p>0,036</text:p>
          </table:table-cell>
          <table:table-cell table:style-name="ce13" table:formula="of:=[.F44]+[.H44]-[.G43]" office:value-type="float" office:value="-0.184999999999999" calcext:value-type="float">
            <text:p>-0,185</text:p>
          </table:table-cell>
          <table:table-cell table:style-name="ce13" table:formula="of:=[.G44]+[.I44]-[.H43]" office:value-type="float" office:value="-0.476" calcext:value-type="float">
            <text:p>-0,476</text:p>
          </table:table-cell>
          <table:table-cell table:style-name="ce13" table:formula="of:=[.H44]+[.J44]-[.I43]" office:value-type="float" office:value="-0.431" calcext:value-type="float">
            <text:p>-0,431</text:p>
          </table:table-cell>
          <table:table-cell table:style-name="ce13" table:formula="of:=[.I44]+[.K44]-[.J43]" office:value-type="float" office:value="-0.344" calcext:value-type="float">
            <text:p>-0,344</text:p>
          </table:table-cell>
          <table:table-cell table:style-name="ce13" table:formula="of:=[.J44]+[.L44]-[.K43]" office:value-type="float" office:value="-0.269" calcext:value-type="float">
            <text:p>-0,2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4" calcext:value-type="float">
            <text:p>4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5]+[.D45]-[.C44]" office:value-type="float" office:value="-0.0629999999999999" calcext:value-type="float">
            <text:p>-0,063</text:p>
          </table:table-cell>
          <table:table-cell table:style-name="ce13" table:formula="of:=[.C45]+[.E45]-[.D44]" office:value-type="float" office:value="0.18" calcext:value-type="float">
            <text:p>0,180</text:p>
          </table:table-cell>
          <table:table-cell table:style-name="ce13" table:formula="of:=[.D45]+[.F45]-[.E44]" office:value-type="float" office:value="0.135" calcext:value-type="float">
            <text:p>0,135</text:p>
          </table:table-cell>
          <table:table-cell table:style-name="ce13" table:formula="of:=[.E45]+[.G45]-[.F44]" office:value-type="float" office:value="-0.0919999999999994" calcext:value-type="float">
            <text:p>-0,092</text:p>
          </table:table-cell>
          <table:table-cell table:style-name="ce13" table:formula="of:=[.F45]+[.H45]-[.G44]" office:value-type="float" office:value="-0.0949999999999996" calcext:value-type="float">
            <text:p>-0,095</text:p>
          </table:table-cell>
          <table:table-cell table:style-name="ce13" table:formula="of:=[.G45]+[.I45]-[.H44]" office:value-type="float" office:value="-0.0679999999999996" calcext:value-type="float">
            <text:p>-0,068</text:p>
          </table:table-cell>
          <table:table-cell table:style-name="ce13" table:formula="of:=[.H45]+[.J45]-[.I44]" office:value-type="float" office:value="-0.305" calcext:value-type="float">
            <text:p>-0,305</text:p>
          </table:table-cell>
          <table:table-cell table:style-name="ce13" table:formula="of:=[.I45]+[.K45]-[.J44]" office:value-type="float" office:value="-0.26" calcext:value-type="float">
            <text:p>-0,260</text:p>
          </table:table-cell>
          <table:table-cell table:style-name="ce13" table:formula="of:=[.J45]+[.L45]-[.K44]" office:value-type="float" office:value="-0.0269999999999997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6]+[.D46]-[.C45]" office:value-type="float" office:value="-0.0389999999999999" calcext:value-type="float">
            <text:p>-0,039</text:p>
          </table:table-cell>
          <table:table-cell table:style-name="ce13" table:formula="of:=[.C46]+[.E46]-[.D45]" office:value-type="float" office:value="-0.0719999999999998" calcext:value-type="float">
            <text:p>-0,072</text:p>
          </table:table-cell>
          <table:table-cell table:style-name="ce13" table:formula="of:=[.D46]+[.F46]-[.E45]" office:value-type="float" office:value="0.00700000000000023" calcext:value-type="float">
            <text:p>0,007</text:p>
          </table:table-cell>
          <table:table-cell table:style-name="ce13" table:formula="of:=[.E46]+[.G46]-[.F45]" office:value-type="float" office:value="0.00400000000000006" calcext:value-type="float">
            <text:p>0,004</text:p>
          </table:table-cell>
          <table:table-cell table:style-name="ce13" table:formula="of:=[.F46]+[.H46]-[.G45]" office:value-type="float" office:value="0.0250000000000004" calcext:value-type="float">
            <text:p>0,025</text:p>
          </table:table-cell>
          <table:table-cell table:style-name="ce13" table:formula="of:=[.G46]+[.I46]-[.H45]" office:value-type="float" office:value="0.0760000000000002" calcext:value-type="float">
            <text:p>0,076</text:p>
          </table:table-cell>
          <table:table-cell table:style-name="ce13" table:formula="of:=[.H46]+[.J46]-[.I45]" office:value-type="float" office:value="0.103" calcext:value-type="float">
            <text:p>0,103</text:p>
          </table:table-cell>
          <table:table-cell table:style-name="ce13" table:formula="of:=[.I46]+[.K46]-[.J45]" office:value-type="float" office:value="0.0120000000000001" calcext:value-type="float">
            <text:p>0,012</text:p>
          </table:table-cell>
          <table:table-cell table:style-name="ce13" table:formula="of:=[.J46]+[.L46]-[.K45]" office:value-type="float" office:value="0.00900000000000056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6" calcext:value-type="float">
            <text:p>4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7]+[.D47]-[.C46]" office:value-type="float" office:value="-0.00899999999999995" calcext:value-type="float">
            <text:p>-0,009</text:p>
          </table:table-cell>
          <table:table-cell table:style-name="ce13" table:formula="of:=[.C47]+[.E47]-[.D46]" office:value-type="float" office:value="-0.212" calcext:value-type="float">
            <text:p>-0,212</text:p>
          </table:table-cell>
          <table:table-cell table:style-name="ce13" table:formula="of:=[.D47]+[.F47]-[.E46]" office:value-type="float" office:value="-0.203" calcext:value-type="float">
            <text:p>-0,203</text:p>
          </table:table-cell>
          <table:table-cell table:style-name="ce13" table:formula="of:=[.E47]+[.G47]-[.F46]" office:value-type="float" office:value="0.124" calcext:value-type="float">
            <text:p>0,124</text:p>
          </table:table-cell>
          <table:table-cell table:style-name="ce13" table:formula="of:=[.F47]+[.H47]-[.G46]" office:value-type="float" office:value="0.175" calcext:value-type="float">
            <text:p>0,175</text:p>
          </table:table-cell>
          <table:table-cell table:style-name="ce13" table:formula="of:=[.G47]+[.I47]-[.H46]" office:value-type="float" office:value="0.196" calcext:value-type="float">
            <text:p>0,196</text:p>
          </table:table-cell>
          <table:table-cell table:style-name="ce13" table:formula="of:=[.H47]+[.J47]-[.I46]" office:value-type="float" office:value="0.393" calcext:value-type="float">
            <text:p>0,393</text:p>
          </table:table-cell>
          <table:table-cell table:style-name="ce13" table:formula="of:=[.I47]+[.K47]-[.J46]" office:value-type="float" office:value="0.372" calcext:value-type="float">
            <text:p>0,372</text:p>
          </table:table-cell>
          <table:table-cell table:style-name="ce13" table:formula="of:=[.J47]+[.L47]-[.K46]" office:value-type="float" office:value="0.0389999999999998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7" calcext:value-type="float">
            <text:p>4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8]+[.D48]-[.C47]" office:value-type="float" office:value="-0.173" calcext:value-type="float">
            <text:p>-0,173</text:p>
          </table:table-cell>
          <table:table-cell table:style-name="ce13" table:formula="of:=[.C48]+[.E48]-[.D47]" office:value-type="float" office:value="-0.14" calcext:value-type="float">
            <text:p>-0,140</text:p>
          </table:table-cell>
          <table:table-cell table:style-name="ce13" table:formula="of:=[.D48]+[.F48]-[.E47]" office:value-type="float" office:value="-0.0949999999999998" calcext:value-type="float">
            <text:p>-0,095</text:p>
          </table:table-cell>
          <table:table-cell table:style-name="ce13" table:formula="of:=[.E48]+[.G48]-[.F47]" office:value-type="float" office:value="-0.0319999999999999" calcext:value-type="float">
            <text:p>-0,032</text:p>
          </table:table-cell>
          <table:table-cell table:style-name="ce13" table:formula="of:=[.F48]+[.H48]-[.G47]" office:value-type="float" office:value="0.295" calcext:value-type="float">
            <text:p>0,295</text:p>
          </table:table-cell>
          <table:table-cell table:style-name="ce13" table:formula="of:=[.G48]+[.I48]-[.H47]" office:value-type="float" office:value="0.492" calcext:value-type="float">
            <text:p>0,492</text:p>
          </table:table-cell>
          <table:table-cell table:style-name="ce13" table:formula="of:=[.H48]+[.J48]-[.I47]" office:value-type="float" office:value="0.465" calcext:value-type="float">
            <text:p>0,465</text:p>
          </table:table-cell>
          <table:table-cell table:style-name="ce13" table:formula="of:=[.I48]+[.K48]-[.J47]" office:value-type="float" office:value="0.42" calcext:value-type="float">
            <text:p>0,420</text:p>
          </table:table-cell>
          <table:table-cell table:style-name="ce13" table:formula="of:=[.J48]+[.L48]-[.K47]" office:value-type="float" office:value="0.363" calcext:value-type="float">
            <text:p>0,3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8" calcext:value-type="float">
            <text:p>4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49]+[.D49]-[.C48]" office:value-type="float" office:value="-0.131" calcext:value-type="float">
            <text:p>-0,131</text:p>
          </table:table-cell>
          <table:table-cell table:style-name="ce13" table:formula="of:=[.C49]+[.E49]-[.D48]" office:value-type="float" office:value="-0.0559999999999999" calcext:value-type="float">
            <text:p>-0,056</text:p>
          </table:table-cell>
          <table:table-cell table:style-name="ce13" table:formula="of:=[.D49]+[.F49]-[.E48]" office:value-type="float" office:value="0.031" calcext:value-type="float">
            <text:p>0,031</text:p>
          </table:table-cell>
          <table:table-cell table:style-name="ce13" table:formula="of:=[.E49]+[.G49]-[.F48]" office:value-type="float" office:value="0.0760000000000002" calcext:value-type="float">
            <text:p>0,076</text:p>
          </table:table-cell>
          <table:table-cell table:style-name="ce13" table:formula="of:=[.F49]+[.H49]-[.G48]" office:value-type="float" office:value="0.285" calcext:value-type="float">
            <text:p>0,285</text:p>
          </table:table-cell>
          <table:table-cell table:style-name="ce13" table:formula="of:=[.G49]+[.I49]-[.H48]" office:value-type="float" office:value="0.564" calcext:value-type="float">
            <text:p>0,564</text:p>
          </table:table-cell>
          <table:table-cell table:style-name="ce13" table:formula="of:=[.H49]+[.J49]-[.I48]" office:value-type="float" office:value="0.519" calcext:value-type="float">
            <text:p>0,519</text:p>
          </table:table-cell>
          <table:table-cell table:style-name="ce13" table:formula="of:=[.I49]+[.K49]-[.J48]" office:value-type="float" office:value="0.456" calcext:value-type="float">
            <text:p>0,456</text:p>
          </table:table-cell>
          <table:table-cell table:style-name="ce13" table:formula="of:=[.J49]+[.L49]-[.K48]" office:value-type="float" office:value="0.381" calcext:value-type="float">
            <text:p>0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4.9" calcext:value-type="float">
            <text:p>4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0]+[.D50]-[.C49]" office:value-type="float" office:value="0.117" calcext:value-type="float">
            <text:p>0,117</text:p>
          </table:table-cell>
          <table:table-cell table:style-name="ce13" table:formula="of:=[.C50]+[.E50]-[.D49]" office:value-type="float" office:value="0.0399999999999999" calcext:value-type="float">
            <text:p>0,040</text:p>
          </table:table-cell>
          <table:table-cell table:style-name="ce13" table:formula="of:=[.D50]+[.F50]-[.E49]" office:value-type="float" office:value="0.115" calcext:value-type="float">
            <text:p>0,115</text:p>
          </table:table-cell>
          <table:table-cell table:style-name="ce13" table:formula="of:=[.E50]+[.G50]-[.F49]" office:value-type="float" office:value="0.348" calcext:value-type="float">
            <text:p>0,348</text:p>
          </table:table-cell>
          <table:table-cell table:style-name="ce13" table:formula="of:=[.F50]+[.H50]-[.G49]" office:value-type="float" office:value="0.345" calcext:value-type="float">
            <text:p>0,345</text:p>
          </table:table-cell>
          <table:table-cell table:style-name="ce13" table:formula="of:=[.G50]+[.I50]-[.H49]" office:value-type="float" office:value="0.312" calcext:value-type="float">
            <text:p>0,312</text:p>
          </table:table-cell>
          <table:table-cell table:style-name="ce13" table:formula="of:=[.H50]+[.J50]-[.I49]" office:value-type="float" office:value="0.555" calcext:value-type="float">
            <text:p>0,555</text:p>
          </table:table-cell>
          <table:table-cell table:style-name="ce13" table:formula="of:=[.I50]+[.K50]-[.J49]" office:value-type="float" office:value="0.48" calcext:value-type="float">
            <text:p>0,480</text:p>
          </table:table-cell>
          <table:table-cell table:style-name="ce13" table:formula="of:=[.J50]+[.L50]-[.K49]" office:value-type="float" office:value="0.093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1]+[.D51]-[.C50]" office:value-type="float" office:value="0.171" calcext:value-type="float">
            <text:p>0,171</text:p>
          </table:table-cell>
          <table:table-cell table:style-name="ce13" table:formula="of:=[.C51]+[.E51]-[.D50]" office:value-type="float" office:value="0.288" calcext:value-type="float">
            <text:p>0,288</text:p>
          </table:table-cell>
          <table:table-cell table:style-name="ce13" table:formula="of:=[.D51]+[.F51]-[.E50]" office:value-type="float" office:value="0.357" calcext:value-type="float">
            <text:p>0,357</text:p>
          </table:table-cell>
          <table:table-cell table:style-name="ce13" table:formula="of:=[.E51]+[.G51]-[.F50]" office:value-type="float" office:value="0.384" calcext:value-type="float">
            <text:p>0,384</text:p>
          </table:table-cell>
          <table:table-cell table:style-name="ce13" table:formula="of:=[.F51]+[.H51]-[.G50]" office:value-type="float" office:value="0.375" calcext:value-type="float">
            <text:p>0,375</text:p>
          </table:table-cell>
          <table:table-cell table:style-name="ce13" table:formula="of:=[.G51]+[.I51]-[.H50]" office:value-type="float" office:value="0.336" calcext:value-type="float">
            <text:p>0,336</text:p>
          </table:table-cell>
          <table:table-cell table:style-name="ce13" table:formula="of:=[.H51]+[.J51]-[.I50]" office:value-type="float" office:value="0.273" calcext:value-type="float">
            <text:p>0,273</text:p>
          </table:table-cell>
          <table:table-cell table:style-name="ce13" table:formula="of:=[.I51]+[.K51]-[.J50]" office:value-type="float" office:value="0.192" calcext:value-type="float">
            <text:p>0,192</text:p>
          </table:table-cell>
          <table:table-cell table:style-name="ce13" table:formula="of:=[.J51]+[.L51]-[.K50]" office:value-type="float" office:value="0.0989999999999998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1" calcext:value-type="float">
            <text:p>5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2]+[.D52]-[.C51]" office:value-type="float" office:value="0.171" calcext:value-type="float">
            <text:p>0,171</text:p>
          </table:table-cell>
          <table:table-cell table:style-name="ce13" table:formula="of:=[.C52]+[.E52]-[.D51]" office:value-type="float" office:value="0.488" calcext:value-type="float">
            <text:p>0,488</text:p>
          </table:table-cell>
          <table:table-cell table:style-name="ce13" table:formula="of:=[.D52]+[.F52]-[.E51]" office:value-type="float" office:value="0.557" calcext:value-type="float">
            <text:p>0,557</text:p>
          </table:table-cell>
          <table:table-cell table:style-name="ce13" table:formula="of:=[.E52]+[.G52]-[.F51]" office:value-type="float" office:value="0.384" calcext:value-type="float">
            <text:p>0,384</text:p>
          </table:table-cell>
          <table:table-cell table:style-name="ce13" table:formula="of:=[.F52]+[.H52]-[.G51]" office:value-type="float" office:value="0.375" calcext:value-type="float">
            <text:p>0,375</text:p>
          </table:table-cell>
          <table:table-cell table:style-name="ce13" table:formula="of:=[.G52]+[.I52]-[.H51]" office:value-type="float" office:value="0.336" calcext:value-type="float">
            <text:p>0,336</text:p>
          </table:table-cell>
          <table:table-cell table:style-name="ce13" table:formula="of:=[.H52]+[.J52]-[.I51]" office:value-type="float" office:value="-0.027" calcext:value-type="float">
            <text:p>-0,027</text:p>
          </table:table-cell>
          <table:table-cell table:style-name="ce13" table:formula="of:=[.I52]+[.K52]-[.J51]" office:value-type="float" office:value="-0.108" calcext:value-type="float">
            <text:p>-0,108</text:p>
          </table:table-cell>
          <table:table-cell table:style-name="ce13" table:formula="of:=[.J52]+[.L52]-[.K51]" office:value-type="float" office:value="0.0989999999999998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2" calcext:value-type="float">
            <text:p>5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3]+[.D53]-[.C52]" office:value-type="float" office:value="0.317" calcext:value-type="float">
            <text:p>0,317</text:p>
          </table:table-cell>
          <table:table-cell table:style-name="ce13" table:formula="of:=[.C53]+[.E53]-[.D52]" office:value-type="float" office:value="0.44" calcext:value-type="float">
            <text:p>0,440</text:p>
          </table:table-cell>
          <table:table-cell table:style-name="ce13" table:formula="of:=[.D53]+[.F53]-[.E52]" office:value-type="float" office:value="0.515" calcext:value-type="float">
            <text:p>0,515</text:p>
          </table:table-cell>
          <table:table-cell table:style-name="ce13" table:formula="of:=[.E53]+[.G53]-[.F52]" office:value-type="float" office:value="0.548" calcext:value-type="float">
            <text:p>0,548</text:p>
          </table:table-cell>
          <table:table-cell table:style-name="ce13" table:formula="of:=[.F53]+[.H53]-[.G52]" office:value-type="float" office:value="0.345" calcext:value-type="float">
            <text:p>0,345</text:p>
          </table:table-cell>
          <table:table-cell table:style-name="ce13" table:formula="of:=[.G53]+[.I53]-[.H52]" office:value-type="float" office:value="0.0119999999999998" calcext:value-type="float">
            <text:p>0,012</text:p>
          </table:table-cell>
          <table:table-cell table:style-name="ce13" table:formula="of:=[.H53]+[.J53]-[.I52]" office:value-type="float" office:value="-0.0450000000000002" calcext:value-type="float">
            <text:p>-0,045</text:p>
          </table:table-cell>
          <table:table-cell table:style-name="ce13" table:formula="of:=[.I53]+[.K53]-[.J52]" office:value-type="float" office:value="-0.12" calcext:value-type="float">
            <text:p>-0,120</text:p>
          </table:table-cell>
          <table:table-cell table:style-name="ce13" table:formula="of:=[.J53]+[.L53]-[.K52]" office:value-type="float" office:value="-0.207" calcext:value-type="float">
            <text:p>-0,2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3" calcext:value-type="float">
            <text:p>5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4]+[.D54]-[.C53]" office:value-type="float" office:value="0.269" calcext:value-type="float">
            <text:p>0,269</text:p>
          </table:table-cell>
          <table:table-cell table:style-name="ce13" table:formula="of:=[.C54]+[.E54]-[.D53]" office:value-type="float" office:value="0.344" calcext:value-type="float">
            <text:p>0,344</text:p>
          </table:table-cell>
          <table:table-cell table:style-name="ce13" table:formula="of:=[.D54]+[.F54]-[.E53]" office:value-type="float" office:value="0.431" calcext:value-type="float">
            <text:p>0,431</text:p>
          </table:table-cell>
          <table:table-cell table:style-name="ce13" table:formula="of:=[.E54]+[.G54]-[.F53]" office:value-type="float" office:value="0.476" calcext:value-type="float">
            <text:p>0,476</text:p>
          </table:table-cell>
          <table:table-cell table:style-name="ce13" table:formula="of:=[.F54]+[.H54]-[.G53]" office:value-type="float" office:value="0.185" calcext:value-type="float">
            <text:p>0,185</text:p>
          </table:table-cell>
          <table:table-cell table:style-name="ce13" table:formula="of:=[.G54]+[.I54]-[.H53]" office:value-type="float" office:value="-0.0360000000000003" calcext:value-type="float">
            <text:p>-0,036</text:p>
          </table:table-cell>
          <table:table-cell table:style-name="ce13" table:formula="of:=[.H54]+[.J54]-[.I53]" office:value-type="float" office:value="-0.0810000000000001" calcext:value-type="float">
            <text:p>-0,081</text:p>
          </table:table-cell>
          <table:table-cell table:style-name="ce13" table:formula="of:=[.I54]+[.K54]-[.J53]" office:value-type="float" office:value="-0.144" calcext:value-type="float">
            <text:p>-0,144</text:p>
          </table:table-cell>
          <table:table-cell table:style-name="ce13" table:formula="of:=[.J54]+[.L54]-[.K53]" office:value-type="float" office:value="-0.219" calcext:value-type="float">
            <text:p>-0,2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4" calcext:value-type="float">
            <text:p>5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5]+[.D55]-[.C54]" office:value-type="float" office:value="0.027" calcext:value-type="float">
            <text:p>0,027</text:p>
          </table:table-cell>
          <table:table-cell table:style-name="ce13" table:formula="of:=[.C55]+[.E55]-[.D54]" office:value-type="float" office:value="0.26" calcext:value-type="float">
            <text:p>0,260</text:p>
          </table:table-cell>
          <table:table-cell table:style-name="ce13" table:formula="of:=[.D55]+[.F55]-[.E54]" office:value-type="float" office:value="0.305" calcext:value-type="float">
            <text:p>0,305</text:p>
          </table:table-cell>
          <table:table-cell table:style-name="ce13" table:formula="of:=[.E55]+[.G55]-[.F54]" office:value-type="float" office:value="0.0679999999999998" calcext:value-type="float">
            <text:p>0,068</text:p>
          </table:table-cell>
          <table:table-cell table:style-name="ce13" table:formula="of:=[.F55]+[.H55]-[.G54]" office:value-type="float" office:value="0.0949999999999997" calcext:value-type="float">
            <text:p>0,095</text:p>
          </table:table-cell>
          <table:table-cell table:style-name="ce13" table:formula="of:=[.G55]+[.I55]-[.H54]" office:value-type="float" office:value="0.0919999999999997" calcext:value-type="float">
            <text:p>0,092</text:p>
          </table:table-cell>
          <table:table-cell table:style-name="ce13" table:formula="of:=[.H55]+[.J55]-[.I54]" office:value-type="float" office:value="-0.135" calcext:value-type="float">
            <text:p>-0,135</text:p>
          </table:table-cell>
          <table:table-cell table:style-name="ce13" table:formula="of:=[.I55]+[.K55]-[.J54]" office:value-type="float" office:value="-0.18" calcext:value-type="float">
            <text:p>-0,180</text:p>
          </table:table-cell>
          <table:table-cell table:style-name="ce13" table:formula="of:=[.J55]+[.L55]-[.K54]" office:value-type="float" office:value="0.0629999999999999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6]+[.D56]-[.C55]" office:value-type="float" office:value="-0.00900000000000034" calcext:value-type="float">
            <text:p>-0,009</text:p>
          </table:table-cell>
          <table:table-cell table:style-name="ce13" table:formula="of:=[.C56]+[.E56]-[.D55]" office:value-type="float" office:value="-0.012" calcext:value-type="float">
            <text:p>-0,012</text:p>
          </table:table-cell>
          <table:table-cell table:style-name="ce13" table:formula="of:=[.D56]+[.F56]-[.E55]" office:value-type="float" office:value="-0.103" calcext:value-type="float">
            <text:p>-0,103</text:p>
          </table:table-cell>
          <table:table-cell table:style-name="ce13" table:formula="of:=[.E56]+[.G56]-[.F55]" office:value-type="float" office:value="-0.0760000000000001" calcext:value-type="float">
            <text:p>-0,076</text:p>
          </table:table-cell>
          <table:table-cell table:style-name="ce13" table:formula="of:=[.F56]+[.H56]-[.G55]" office:value-type="float" office:value="-0.0250000000000001" calcext:value-type="float">
            <text:p>-0,025</text:p>
          </table:table-cell>
          <table:table-cell table:style-name="ce13" table:formula="of:=[.G56]+[.I56]-[.H55]" office:value-type="float" office:value="-0.00400000000000006" calcext:value-type="float">
            <text:p>-0,004</text:p>
          </table:table-cell>
          <table:table-cell table:style-name="ce13" table:formula="of:=[.H56]+[.J56]-[.I55]" office:value-type="float" office:value="-0.00700000000000006" calcext:value-type="float">
            <text:p>-0,007</text:p>
          </table:table-cell>
          <table:table-cell table:style-name="ce13" table:formula="of:=[.I56]+[.K56]-[.J55]" office:value-type="float" office:value="0.0719999999999998" calcext:value-type="float">
            <text:p>0,072</text:p>
          </table:table-cell>
          <table:table-cell table:style-name="ce13" table:formula="of:=[.J56]+[.L56]-[.K55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6" calcext:value-type="float">
            <text:p>5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7]+[.D57]-[.C56]" office:value-type="float" office:value="-0.0389999999999999" calcext:value-type="float">
            <text:p>-0,039</text:p>
          </table:table-cell>
          <table:table-cell table:style-name="ce13" table:formula="of:=[.C57]+[.E57]-[.D56]" office:value-type="float" office:value="-0.372" calcext:value-type="float">
            <text:p>-0,372</text:p>
          </table:table-cell>
          <table:table-cell table:style-name="ce13" table:formula="of:=[.D57]+[.F57]-[.E56]" office:value-type="float" office:value="-0.393" calcext:value-type="float">
            <text:p>-0,393</text:p>
          </table:table-cell>
          <table:table-cell table:style-name="ce13" table:formula="of:=[.E57]+[.G57]-[.F56]" office:value-type="float" office:value="-0.196" calcext:value-type="float">
            <text:p>-0,196</text:p>
          </table:table-cell>
          <table:table-cell table:style-name="ce13" table:formula="of:=[.F57]+[.H57]-[.G56]" office:value-type="float" office:value="-0.175" calcext:value-type="float">
            <text:p>-0,175</text:p>
          </table:table-cell>
          <table:table-cell table:style-name="ce13" table:formula="of:=[.G57]+[.I57]-[.H56]" office:value-type="float" office:value="-0.124" calcext:value-type="float">
            <text:p>-0,124</text:p>
          </table:table-cell>
          <table:table-cell table:style-name="ce13" table:formula="of:=[.H57]+[.J57]-[.I56]" office:value-type="float" office:value="0.203" calcext:value-type="float">
            <text:p>0,203</text:p>
          </table:table-cell>
          <table:table-cell table:style-name="ce13" table:formula="of:=[.I57]+[.K57]-[.J56]" office:value-type="float" office:value="0.212" calcext:value-type="float">
            <text:p>0,212</text:p>
          </table:table-cell>
          <table:table-cell table:style-name="ce13" table:formula="of:=[.J57]+[.L57]-[.K56]" office:value-type="float" office:value="0.0089999999999999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7" calcext:value-type="float">
            <text:p>5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8]+[.D58]-[.C57]" office:value-type="float" office:value="-0.363" calcext:value-type="float">
            <text:p>-0,363</text:p>
          </table:table-cell>
          <table:table-cell table:style-name="ce13" table:formula="of:=[.C58]+[.E58]-[.D57]" office:value-type="float" office:value="-0.42" calcext:value-type="float">
            <text:p>-0,420</text:p>
          </table:table-cell>
          <table:table-cell table:style-name="ce13" table:formula="of:=[.D58]+[.F58]-[.E57]" office:value-type="float" office:value="-0.465" calcext:value-type="float">
            <text:p>-0,465</text:p>
          </table:table-cell>
          <table:table-cell table:style-name="ce13" table:formula="of:=[.E58]+[.G58]-[.F57]" office:value-type="float" office:value="-0.492" calcext:value-type="float">
            <text:p>-0,492</text:p>
          </table:table-cell>
          <table:table-cell table:style-name="ce13" table:formula="of:=[.F58]+[.H58]-[.G57]" office:value-type="float" office:value="-0.295" calcext:value-type="float">
            <text:p>-0,295</text:p>
          </table:table-cell>
          <table:table-cell table:style-name="ce13" table:formula="of:=[.G58]+[.I58]-[.H57]" office:value-type="float" office:value="0.0319999999999999" calcext:value-type="float">
            <text:p>0,032</text:p>
          </table:table-cell>
          <table:table-cell table:style-name="ce13" table:formula="of:=[.H58]+[.J58]-[.I57]" office:value-type="float" office:value="0.0949999999999999" calcext:value-type="float">
            <text:p>0,095</text:p>
          </table:table-cell>
          <table:table-cell table:style-name="ce13" table:formula="of:=[.I58]+[.K58]-[.J57]" office:value-type="float" office:value="0.14" calcext:value-type="float">
            <text:p>0,140</text:p>
          </table:table-cell>
          <table:table-cell table:style-name="ce13" table:formula="of:=[.J58]+[.L58]-[.K57]" office:value-type="float" office:value="0.173" calcext:value-type="float">
            <text:p>0,1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8" calcext:value-type="float">
            <text:p>5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59]+[.D59]-[.C58]" office:value-type="float" office:value="-0.381" calcext:value-type="float">
            <text:p>-0,381</text:p>
          </table:table-cell>
          <table:table-cell table:style-name="ce13" table:formula="of:=[.C59]+[.E59]-[.D58]" office:value-type="float" office:value="-0.456" calcext:value-type="float">
            <text:p>-0,456</text:p>
          </table:table-cell>
          <table:table-cell table:style-name="ce13" table:formula="of:=[.D59]+[.F59]-[.E58]" office:value-type="float" office:value="-0.519" calcext:value-type="float">
            <text:p>-0,519</text:p>
          </table:table-cell>
          <table:table-cell table:style-name="ce13" table:formula="of:=[.E59]+[.G59]-[.F58]" office:value-type="float" office:value="-0.564" calcext:value-type="float">
            <text:p>-0,564</text:p>
          </table:table-cell>
          <table:table-cell table:style-name="ce13" table:formula="of:=[.F59]+[.H59]-[.G58]" office:value-type="float" office:value="-0.285" calcext:value-type="float">
            <text:p>-0,285</text:p>
          </table:table-cell>
          <table:table-cell table:style-name="ce13" table:formula="of:=[.G59]+[.I59]-[.H58]" office:value-type="float" office:value="-0.0760000000000001" calcext:value-type="float">
            <text:p>-0,076</text:p>
          </table:table-cell>
          <table:table-cell table:style-name="ce13" table:formula="of:=[.H59]+[.J59]-[.I58]" office:value-type="float" office:value="-0.031" calcext:value-type="float">
            <text:p>-0,031</text:p>
          </table:table-cell>
          <table:table-cell table:style-name="ce13" table:formula="of:=[.I59]+[.K59]-[.J58]" office:value-type="float" office:value="0.056" calcext:value-type="float">
            <text:p>0,056</text:p>
          </table:table-cell>
          <table:table-cell table:style-name="ce13" table:formula="of:=[.J59]+[.L59]-[.K58]" office:value-type="float" office:value="0.131" calcext:value-type="float">
            <text:p>0,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5.9" calcext:value-type="float">
            <text:p>5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0]+[.D60]-[.C59]" office:value-type="float" office:value="-0.093" calcext:value-type="float">
            <text:p>-0,093</text:p>
          </table:table-cell>
          <table:table-cell table:style-name="ce13" table:formula="of:=[.C60]+[.E60]-[.D59]" office:value-type="float" office:value="-0.48" calcext:value-type="float">
            <text:p>-0,480</text:p>
          </table:table-cell>
          <table:table-cell table:style-name="ce13" table:formula="of:=[.D60]+[.F60]-[.E59]" office:value-type="float" office:value="-0.555" calcext:value-type="float">
            <text:p>-0,555</text:p>
          </table:table-cell>
          <table:table-cell table:style-name="ce13" table:formula="of:=[.E60]+[.G60]-[.F59]" office:value-type="float" office:value="-0.312" calcext:value-type="float">
            <text:p>-0,312</text:p>
          </table:table-cell>
          <table:table-cell table:style-name="ce13" table:formula="of:=[.F60]+[.H60]-[.G59]" office:value-type="float" office:value="-0.345" calcext:value-type="float">
            <text:p>-0,345</text:p>
          </table:table-cell>
          <table:table-cell table:style-name="ce13" table:formula="of:=[.G60]+[.I60]-[.H59]" office:value-type="float" office:value="-0.348" calcext:value-type="float">
            <text:p>-0,348</text:p>
          </table:table-cell>
          <table:table-cell table:style-name="ce13" table:formula="of:=[.H60]+[.J60]-[.I59]" office:value-type="float" office:value="-0.115" calcext:value-type="float">
            <text:p>-0,115</text:p>
          </table:table-cell>
          <table:table-cell table:style-name="ce13" table:formula="of:=[.I60]+[.K60]-[.J59]" office:value-type="float" office:value="-0.0399999999999999" calcext:value-type="float">
            <text:p>-0,040</text:p>
          </table:table-cell>
          <table:table-cell table:style-name="ce13" table:formula="of:=[.J60]+[.L60]-[.K5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" calcext:value-type="float">
            <text:p>6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1]+[.D61]-[.C60]" office:value-type="float" office:value="-0.0989999999999996" calcext:value-type="float">
            <text:p>-0,099</text:p>
          </table:table-cell>
          <table:table-cell table:style-name="ce13" table:formula="of:=[.C61]+[.E61]-[.D60]" office:value-type="float" office:value="-0.192" calcext:value-type="float">
            <text:p>-0,192</text:p>
          </table:table-cell>
          <table:table-cell table:style-name="ce13" table:formula="of:=[.D61]+[.F61]-[.E60]" office:value-type="float" office:value="-0.273" calcext:value-type="float">
            <text:p>-0,273</text:p>
          </table:table-cell>
          <table:table-cell table:style-name="ce13" table:formula="of:=[.E61]+[.G61]-[.F60]" office:value-type="float" office:value="-0.336" calcext:value-type="float">
            <text:p>-0,336</text:p>
          </table:table-cell>
          <table:table-cell table:style-name="ce13" table:formula="of:=[.F61]+[.H61]-[.G60]" office:value-type="float" office:value="-0.375" calcext:value-type="float">
            <text:p>-0,375</text:p>
          </table:table-cell>
          <table:table-cell table:style-name="ce13" table:formula="of:=[.G61]+[.I61]-[.H60]" office:value-type="float" office:value="-0.384" calcext:value-type="float">
            <text:p>-0,384</text:p>
          </table:table-cell>
          <table:table-cell table:style-name="ce13" table:formula="of:=[.H61]+[.J61]-[.I60]" office:value-type="float" office:value="-0.357" calcext:value-type="float">
            <text:p>-0,357</text:p>
          </table:table-cell>
          <table:table-cell table:style-name="ce13" table:formula="of:=[.I61]+[.K61]-[.J60]" office:value-type="float" office:value="-0.288" calcext:value-type="float">
            <text:p>-0,288</text:p>
          </table:table-cell>
          <table:table-cell table:style-name="ce13" table:formula="of:=[.J61]+[.L61]-[.K6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1" calcext:value-type="float">
            <text:p>6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2]+[.D62]-[.C61]" office:value-type="float" office:value="-0.0989999999999998" calcext:value-type="float">
            <text:p>-0,099</text:p>
          </table:table-cell>
          <table:table-cell table:style-name="ce13" table:formula="of:=[.C62]+[.E62]-[.D61]" office:value-type="float" office:value="0.108" calcext:value-type="float">
            <text:p>0,108</text:p>
          </table:table-cell>
          <table:table-cell table:style-name="ce13" table:formula="of:=[.D62]+[.F62]-[.E61]" office:value-type="float" office:value="0.0270000000000001" calcext:value-type="float">
            <text:p>0,027</text:p>
          </table:table-cell>
          <table:table-cell table:style-name="ce13" table:formula="of:=[.E62]+[.G62]-[.F61]" office:value-type="float" office:value="-0.336" calcext:value-type="float">
            <text:p>-0,336</text:p>
          </table:table-cell>
          <table:table-cell table:style-name="ce13" table:formula="of:=[.F62]+[.H62]-[.G61]" office:value-type="float" office:value="-0.375" calcext:value-type="float">
            <text:p>-0,375</text:p>
          </table:table-cell>
          <table:table-cell table:style-name="ce13" table:formula="of:=[.G62]+[.I62]-[.H61]" office:value-type="float" office:value="-0.384" calcext:value-type="float">
            <text:p>-0,384</text:p>
          </table:table-cell>
          <table:table-cell table:style-name="ce13" table:formula="of:=[.H62]+[.J62]-[.I61]" office:value-type="float" office:value="-0.557" calcext:value-type="float">
            <text:p>-0,557</text:p>
          </table:table-cell>
          <table:table-cell table:style-name="ce13" table:formula="of:=[.I62]+[.K62]-[.J61]" office:value-type="float" office:value="-0.488" calcext:value-type="float">
            <text:p>-0,488</text:p>
          </table:table-cell>
          <table:table-cell table:style-name="ce13" table:formula="of:=[.J62]+[.L62]-[.K6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2" calcext:value-type="float">
            <text:p>6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3]+[.D63]-[.C62]" office:value-type="float" office:value="0.207" calcext:value-type="float">
            <text:p>0,207</text:p>
          </table:table-cell>
          <table:table-cell table:style-name="ce13" table:formula="of:=[.C63]+[.E63]-[.D62]" office:value-type="float" office:value="0.12" calcext:value-type="float">
            <text:p>0,120</text:p>
          </table:table-cell>
          <table:table-cell table:style-name="ce13" table:formula="of:=[.D63]+[.F63]-[.E62]" office:value-type="float" office:value="0.0450000000000003" calcext:value-type="float">
            <text:p>0,045</text:p>
          </table:table-cell>
          <table:table-cell table:style-name="ce13" table:formula="of:=[.E63]+[.G63]-[.F62]" office:value-type="float" office:value="-0.0119999999999997" calcext:value-type="float">
            <text:p>-0,012</text:p>
          </table:table-cell>
          <table:table-cell table:style-name="ce13" table:formula="of:=[.F63]+[.H63]-[.G62]" office:value-type="float" office:value="-0.345" calcext:value-type="float">
            <text:p>-0,345</text:p>
          </table:table-cell>
          <table:table-cell table:style-name="ce13" table:formula="of:=[.G63]+[.I63]-[.H62]" office:value-type="float" office:value="-0.548" calcext:value-type="float">
            <text:p>-0,548</text:p>
          </table:table-cell>
          <table:table-cell table:style-name="ce13" table:formula="of:=[.H63]+[.J63]-[.I62]" office:value-type="float" office:value="-0.515" calcext:value-type="float">
            <text:p>-0,515</text:p>
          </table:table-cell>
          <table:table-cell table:style-name="ce13" table:formula="of:=[.I63]+[.K63]-[.J62]" office:value-type="float" office:value="-0.44" calcext:value-type="float">
            <text:p>-0,440</text:p>
          </table:table-cell>
          <table:table-cell table:style-name="ce13" table:formula="of:=[.J63]+[.L63]-[.K62]" office:value-type="float" office:value="-0.317" calcext:value-type="float">
            <text:p>-0,3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4]+[.D64]-[.C63]" office:value-type="float" office:value="0.219" calcext:value-type="float">
            <text:p>0,219</text:p>
          </table:table-cell>
          <table:table-cell table:style-name="ce13" table:formula="of:=[.C64]+[.E64]-[.D63]" office:value-type="float" office:value="0.144" calcext:value-type="float">
            <text:p>0,144</text:p>
          </table:table-cell>
          <table:table-cell table:style-name="ce13" table:formula="of:=[.D64]+[.F64]-[.E63]" office:value-type="float" office:value="0.0810000000000002" calcext:value-type="float">
            <text:p>0,081</text:p>
          </table:table-cell>
          <table:table-cell table:style-name="ce13" table:formula="of:=[.E64]+[.G64]-[.F63]" office:value-type="float" office:value="0.0360000000000003" calcext:value-type="float">
            <text:p>0,036</text:p>
          </table:table-cell>
          <table:table-cell table:style-name="ce13" table:formula="of:=[.F64]+[.H64]-[.G63]" office:value-type="float" office:value="-0.185" calcext:value-type="float">
            <text:p>-0,185</text:p>
          </table:table-cell>
          <table:table-cell table:style-name="ce13" table:formula="of:=[.G64]+[.I64]-[.H63]" office:value-type="float" office:value="-0.476" calcext:value-type="float">
            <text:p>-0,476</text:p>
          </table:table-cell>
          <table:table-cell table:style-name="ce13" table:formula="of:=[.H64]+[.J64]-[.I63]" office:value-type="float" office:value="-0.431" calcext:value-type="float">
            <text:p>-0,431</text:p>
          </table:table-cell>
          <table:table-cell table:style-name="ce13" table:formula="of:=[.I64]+[.K64]-[.J63]" office:value-type="float" office:value="-0.344" calcext:value-type="float">
            <text:p>-0,344</text:p>
          </table:table-cell>
          <table:table-cell table:style-name="ce13" table:formula="of:=[.J64]+[.L64]-[.K63]" office:value-type="float" office:value="-0.269" calcext:value-type="float">
            <text:p>-0,2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4" calcext:value-type="float">
            <text:p>6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5]+[.D65]-[.C64]" office:value-type="float" office:value="-0.0629999999999999" calcext:value-type="float">
            <text:p>-0,063</text:p>
          </table:table-cell>
          <table:table-cell table:style-name="ce13" table:formula="of:=[.C65]+[.E65]-[.D64]" office:value-type="float" office:value="0.18" calcext:value-type="float">
            <text:p>0,180</text:p>
          </table:table-cell>
          <table:table-cell table:style-name="ce13" table:formula="of:=[.D65]+[.F65]-[.E64]" office:value-type="float" office:value="0.135" calcext:value-type="float">
            <text:p>0,135</text:p>
          </table:table-cell>
          <table:table-cell table:style-name="ce13" table:formula="of:=[.E65]+[.G65]-[.F64]" office:value-type="float" office:value="-0.0919999999999997" calcext:value-type="float">
            <text:p>-0,092</text:p>
          </table:table-cell>
          <table:table-cell table:style-name="ce13" table:formula="of:=[.F65]+[.H65]-[.G64]" office:value-type="float" office:value="-0.0949999999999996" calcext:value-type="float">
            <text:p>-0,095</text:p>
          </table:table-cell>
          <table:table-cell table:style-name="ce13" table:formula="of:=[.G65]+[.I65]-[.H64]" office:value-type="float" office:value="-0.0679999999999998" calcext:value-type="float">
            <text:p>-0,068</text:p>
          </table:table-cell>
          <table:table-cell table:style-name="ce13" table:formula="of:=[.H65]+[.J65]-[.I64]" office:value-type="float" office:value="-0.305" calcext:value-type="float">
            <text:p>-0,305</text:p>
          </table:table-cell>
          <table:table-cell table:style-name="ce13" table:formula="of:=[.I65]+[.K65]-[.J64]" office:value-type="float" office:value="-0.26" calcext:value-type="float">
            <text:p>-0,260</text:p>
          </table:table-cell>
          <table:table-cell table:style-name="ce13" table:formula="of:=[.J65]+[.L65]-[.K64]" office:value-type="float" office:value="-0.027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6]+[.D66]-[.C65]" office:value-type="float" office:value="-0.0389999999999999" calcext:value-type="float">
            <text:p>-0,039</text:p>
          </table:table-cell>
          <table:table-cell table:style-name="ce13" table:formula="of:=[.C66]+[.E66]-[.D65]" office:value-type="float" office:value="-0.0719999999999998" calcext:value-type="float">
            <text:p>-0,072</text:p>
          </table:table-cell>
          <table:table-cell table:style-name="ce13" table:formula="of:=[.D66]+[.F66]-[.E65]" office:value-type="float" office:value="0.00700000000000006" calcext:value-type="float">
            <text:p>0,007</text:p>
          </table:table-cell>
          <table:table-cell table:style-name="ce13" table:formula="of:=[.E66]+[.G66]-[.F65]" office:value-type="float" office:value="0.004" calcext:value-type="float">
            <text:p>0,004</text:p>
          </table:table-cell>
          <table:table-cell table:style-name="ce13" table:formula="of:=[.F66]+[.H66]-[.G65]" office:value-type="float" office:value="0.0250000000000001" calcext:value-type="float">
            <text:p>0,025</text:p>
          </table:table-cell>
          <table:table-cell table:style-name="ce13" table:formula="of:=[.G66]+[.I66]-[.H65]" office:value-type="float" office:value="0.0760000000000001" calcext:value-type="float">
            <text:p>0,076</text:p>
          </table:table-cell>
          <table:table-cell table:style-name="ce13" table:formula="of:=[.H66]+[.J66]-[.I65]" office:value-type="float" office:value="0.103" calcext:value-type="float">
            <text:p>0,103</text:p>
          </table:table-cell>
          <table:table-cell table:style-name="ce13" table:formula="of:=[.I66]+[.K66]-[.J65]" office:value-type="float" office:value="0.012" calcext:value-type="float">
            <text:p>0,012</text:p>
          </table:table-cell>
          <table:table-cell table:style-name="ce13" table:formula="of:=[.J66]+[.L66]-[.K65]" office:value-type="float" office:value="0.0090000000000004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6" calcext:value-type="float">
            <text:p>6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7]+[.D67]-[.C66]" office:value-type="float" office:value="-0.00899999999999995" calcext:value-type="float">
            <text:p>-0,009</text:p>
          </table:table-cell>
          <table:table-cell table:style-name="ce13" table:formula="of:=[.C67]+[.E67]-[.D66]" office:value-type="float" office:value="-0.212" calcext:value-type="float">
            <text:p>-0,212</text:p>
          </table:table-cell>
          <table:table-cell table:style-name="ce13" table:formula="of:=[.D67]+[.F67]-[.E66]" office:value-type="float" office:value="-0.203" calcext:value-type="float">
            <text:p>-0,203</text:p>
          </table:table-cell>
          <table:table-cell table:style-name="ce13" table:formula="of:=[.E67]+[.G67]-[.F66]" office:value-type="float" office:value="0.124" calcext:value-type="float">
            <text:p>0,124</text:p>
          </table:table-cell>
          <table:table-cell table:style-name="ce13" table:formula="of:=[.F67]+[.H67]-[.G66]" office:value-type="float" office:value="0.175" calcext:value-type="float">
            <text:p>0,175</text:p>
          </table:table-cell>
          <table:table-cell table:style-name="ce13" table:formula="of:=[.G67]+[.I67]-[.H66]" office:value-type="float" office:value="0.196" calcext:value-type="float">
            <text:p>0,196</text:p>
          </table:table-cell>
          <table:table-cell table:style-name="ce13" table:formula="of:=[.H67]+[.J67]-[.I66]" office:value-type="float" office:value="0.393" calcext:value-type="float">
            <text:p>0,393</text:p>
          </table:table-cell>
          <table:table-cell table:style-name="ce13" table:formula="of:=[.I67]+[.K67]-[.J66]" office:value-type="float" office:value="0.372" calcext:value-type="float">
            <text:p>0,372</text:p>
          </table:table-cell>
          <table:table-cell table:style-name="ce13" table:formula="of:=[.J67]+[.L67]-[.K66]" office:value-type="float" office:value="0.03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7" calcext:value-type="float">
            <text:p>6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8]+[.D68]-[.C67]" office:value-type="float" office:value="-0.173" calcext:value-type="float">
            <text:p>-0,173</text:p>
          </table:table-cell>
          <table:table-cell table:style-name="ce13" table:formula="of:=[.C68]+[.E68]-[.D67]" office:value-type="float" office:value="-0.14" calcext:value-type="float">
            <text:p>-0,140</text:p>
          </table:table-cell>
          <table:table-cell table:style-name="ce13" table:formula="of:=[.D68]+[.F68]-[.E67]" office:value-type="float" office:value="-0.095" calcext:value-type="float">
            <text:p>-0,095</text:p>
          </table:table-cell>
          <table:table-cell table:style-name="ce13" table:formula="of:=[.E68]+[.G68]-[.F67]" office:value-type="float" office:value="-0.032" calcext:value-type="float">
            <text:p>-0,032</text:p>
          </table:table-cell>
          <table:table-cell table:style-name="ce13" table:formula="of:=[.F68]+[.H68]-[.G67]" office:value-type="float" office:value="0.295" calcext:value-type="float">
            <text:p>0,295</text:p>
          </table:table-cell>
          <table:table-cell table:style-name="ce13" table:formula="of:=[.G68]+[.I68]-[.H67]" office:value-type="float" office:value="0.492" calcext:value-type="float">
            <text:p>0,492</text:p>
          </table:table-cell>
          <table:table-cell table:style-name="ce13" table:formula="of:=[.H68]+[.J68]-[.I67]" office:value-type="float" office:value="0.465" calcext:value-type="float">
            <text:p>0,465</text:p>
          </table:table-cell>
          <table:table-cell table:style-name="ce13" table:formula="of:=[.I68]+[.K68]-[.J67]" office:value-type="float" office:value="0.42" calcext:value-type="float">
            <text:p>0,420</text:p>
          </table:table-cell>
          <table:table-cell table:style-name="ce13" table:formula="of:=[.J68]+[.L68]-[.K67]" office:value-type="float" office:value="0.363" calcext:value-type="float">
            <text:p>0,3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8" calcext:value-type="float">
            <text:p>6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69]+[.D69]-[.C68]" office:value-type="float" office:value="-0.131" calcext:value-type="float">
            <text:p>-0,131</text:p>
          </table:table-cell>
          <table:table-cell table:style-name="ce13" table:formula="of:=[.C69]+[.E69]-[.D68]" office:value-type="float" office:value="-0.0560000000000001" calcext:value-type="float">
            <text:p>-0,056</text:p>
          </table:table-cell>
          <table:table-cell table:style-name="ce13" table:formula="of:=[.D69]+[.F69]-[.E68]" office:value-type="float" office:value="0.0309999999999999" calcext:value-type="float">
            <text:p>0,031</text:p>
          </table:table-cell>
          <table:table-cell table:style-name="ce13" table:formula="of:=[.E69]+[.G69]-[.F68]" office:value-type="float" office:value="0.0760000000000001" calcext:value-type="float">
            <text:p>0,076</text:p>
          </table:table-cell>
          <table:table-cell table:style-name="ce13" table:formula="of:=[.F69]+[.H69]-[.G68]" office:value-type="float" office:value="0.285" calcext:value-type="float">
            <text:p>0,285</text:p>
          </table:table-cell>
          <table:table-cell table:style-name="ce13" table:formula="of:=[.G69]+[.I69]-[.H68]" office:value-type="float" office:value="0.564" calcext:value-type="float">
            <text:p>0,564</text:p>
          </table:table-cell>
          <table:table-cell table:style-name="ce13" table:formula="of:=[.H69]+[.J69]-[.I68]" office:value-type="float" office:value="0.519" calcext:value-type="float">
            <text:p>0,519</text:p>
          </table:table-cell>
          <table:table-cell table:style-name="ce13" table:formula="of:=[.I69]+[.K69]-[.J68]" office:value-type="float" office:value="0.456" calcext:value-type="float">
            <text:p>0,456</text:p>
          </table:table-cell>
          <table:table-cell table:style-name="ce13" table:formula="of:=[.J69]+[.L69]-[.K68]" office:value-type="float" office:value="0.381" calcext:value-type="float">
            <text:p>0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6.9" calcext:value-type="float">
            <text:p>6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0]+[.D70]-[.C69]" office:value-type="float" office:value="0.117" calcext:value-type="float">
            <text:p>0,117</text:p>
          </table:table-cell>
          <table:table-cell table:style-name="ce13" table:formula="of:=[.C70]+[.E70]-[.D69]" office:value-type="float" office:value="0.0399999999999998" calcext:value-type="float">
            <text:p>0,040</text:p>
          </table:table-cell>
          <table:table-cell table:style-name="ce13" table:formula="of:=[.D70]+[.F70]-[.E69]" office:value-type="float" office:value="0.115" calcext:value-type="float">
            <text:p>0,115</text:p>
          </table:table-cell>
          <table:table-cell table:style-name="ce13" table:formula="of:=[.E70]+[.G70]-[.F69]" office:value-type="float" office:value="0.348" calcext:value-type="float">
            <text:p>0,348</text:p>
          </table:table-cell>
          <table:table-cell table:style-name="ce13" table:formula="of:=[.F70]+[.H70]-[.G69]" office:value-type="float" office:value="0.345" calcext:value-type="float">
            <text:p>0,345</text:p>
          </table:table-cell>
          <table:table-cell table:style-name="ce13" table:formula="of:=[.G70]+[.I70]-[.H69]" office:value-type="float" office:value="0.312" calcext:value-type="float">
            <text:p>0,312</text:p>
          </table:table-cell>
          <table:table-cell table:style-name="ce13" table:formula="of:=[.H70]+[.J70]-[.I69]" office:value-type="float" office:value="0.555" calcext:value-type="float">
            <text:p>0,555</text:p>
          </table:table-cell>
          <table:table-cell table:style-name="ce13" table:formula="of:=[.I70]+[.K70]-[.J69]" office:value-type="float" office:value="0.48" calcext:value-type="float">
            <text:p>0,480</text:p>
          </table:table-cell>
          <table:table-cell table:style-name="ce13" table:formula="of:=[.J70]+[.L70]-[.K69]" office:value-type="float" office:value="0.0929999999999999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" calcext:value-type="float">
            <text:p>7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1]+[.D71]-[.C70]" office:value-type="float" office:value="0.171" calcext:value-type="float">
            <text:p>0,171</text:p>
          </table:table-cell>
          <table:table-cell table:style-name="ce13" table:formula="of:=[.C71]+[.E71]-[.D70]" office:value-type="float" office:value="0.288" calcext:value-type="float">
            <text:p>0,288</text:p>
          </table:table-cell>
          <table:table-cell table:style-name="ce13" table:formula="of:=[.D71]+[.F71]-[.E70]" office:value-type="float" office:value="0.357" calcext:value-type="float">
            <text:p>0,357</text:p>
          </table:table-cell>
          <table:table-cell table:style-name="ce13" table:formula="of:=[.E71]+[.G71]-[.F70]" office:value-type="float" office:value="0.384" calcext:value-type="float">
            <text:p>0,384</text:p>
          </table:table-cell>
          <table:table-cell table:style-name="ce13" table:formula="of:=[.F71]+[.H71]-[.G70]" office:value-type="float" office:value="0.375" calcext:value-type="float">
            <text:p>0,375</text:p>
          </table:table-cell>
          <table:table-cell table:style-name="ce13" table:formula="of:=[.G71]+[.I71]-[.H70]" office:value-type="float" office:value="0.336" calcext:value-type="float">
            <text:p>0,336</text:p>
          </table:table-cell>
          <table:table-cell table:style-name="ce13" table:formula="of:=[.H71]+[.J71]-[.I70]" office:value-type="float" office:value="0.273" calcext:value-type="float">
            <text:p>0,273</text:p>
          </table:table-cell>
          <table:table-cell table:style-name="ce13" table:formula="of:=[.I71]+[.K71]-[.J70]" office:value-type="float" office:value="0.192" calcext:value-type="float">
            <text:p>0,192</text:p>
          </table:table-cell>
          <table:table-cell table:style-name="ce13" table:formula="of:=[.J71]+[.L71]-[.K70]" office:value-type="float" office:value="0.0989999999999996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1" calcext:value-type="float">
            <text:p>7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2]+[.D72]-[.C71]" office:value-type="float" office:value="0.171" calcext:value-type="float">
            <text:p>0,171</text:p>
          </table:table-cell>
          <table:table-cell table:style-name="ce13" table:formula="of:=[.C72]+[.E72]-[.D71]" office:value-type="float" office:value="0.488" calcext:value-type="float">
            <text:p>0,488</text:p>
          </table:table-cell>
          <table:table-cell table:style-name="ce13" table:formula="of:=[.D72]+[.F72]-[.E71]" office:value-type="float" office:value="0.557" calcext:value-type="float">
            <text:p>0,557</text:p>
          </table:table-cell>
          <table:table-cell table:style-name="ce13" table:formula="of:=[.E72]+[.G72]-[.F71]" office:value-type="float" office:value="0.384" calcext:value-type="float">
            <text:p>0,384</text:p>
          </table:table-cell>
          <table:table-cell table:style-name="ce13" table:formula="of:=[.F72]+[.H72]-[.G71]" office:value-type="float" office:value="0.375" calcext:value-type="float">
            <text:p>0,375</text:p>
          </table:table-cell>
          <table:table-cell table:style-name="ce13" table:formula="of:=[.G72]+[.I72]-[.H71]" office:value-type="float" office:value="0.336" calcext:value-type="float">
            <text:p>0,336</text:p>
          </table:table-cell>
          <table:table-cell table:style-name="ce13" table:formula="of:=[.H72]+[.J72]-[.I71]" office:value-type="float" office:value="-0.0270000000000001" calcext:value-type="float">
            <text:p>-0,027</text:p>
          </table:table-cell>
          <table:table-cell table:style-name="ce13" table:formula="of:=[.I72]+[.K72]-[.J71]" office:value-type="float" office:value="-0.108" calcext:value-type="float">
            <text:p>-0,108</text:p>
          </table:table-cell>
          <table:table-cell table:style-name="ce13" table:formula="of:=[.J72]+[.L72]-[.K71]" office:value-type="float" office:value="0.09899999999999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2" calcext:value-type="float">
            <text:p>7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3]+[.D73]-[.C72]" office:value-type="float" office:value="0.317" calcext:value-type="float">
            <text:p>0,317</text:p>
          </table:table-cell>
          <table:table-cell table:style-name="ce13" table:formula="of:=[.C73]+[.E73]-[.D72]" office:value-type="float" office:value="0.44" calcext:value-type="float">
            <text:p>0,440</text:p>
          </table:table-cell>
          <table:table-cell table:style-name="ce13" table:formula="of:=[.D73]+[.F73]-[.E72]" office:value-type="float" office:value="0.515" calcext:value-type="float">
            <text:p>0,515</text:p>
          </table:table-cell>
          <table:table-cell table:style-name="ce13" table:formula="of:=[.E73]+[.G73]-[.F72]" office:value-type="float" office:value="0.548" calcext:value-type="float">
            <text:p>0,548</text:p>
          </table:table-cell>
          <table:table-cell table:style-name="ce13" table:formula="of:=[.F73]+[.H73]-[.G72]" office:value-type="float" office:value="0.345" calcext:value-type="float">
            <text:p>0,345</text:p>
          </table:table-cell>
          <table:table-cell table:style-name="ce13" table:formula="of:=[.G73]+[.I73]-[.H72]" office:value-type="float" office:value="0.0119999999999998" calcext:value-type="float">
            <text:p>0,012</text:p>
          </table:table-cell>
          <table:table-cell table:style-name="ce13" table:formula="of:=[.H73]+[.J73]-[.I72]" office:value-type="float" office:value="-0.0450000000000003" calcext:value-type="float">
            <text:p>-0,045</text:p>
          </table:table-cell>
          <table:table-cell table:style-name="ce13" table:formula="of:=[.I73]+[.K73]-[.J72]" office:value-type="float" office:value="-0.12" calcext:value-type="float">
            <text:p>-0,120</text:p>
          </table:table-cell>
          <table:table-cell table:style-name="ce13" table:formula="of:=[.J73]+[.L73]-[.K72]" office:value-type="float" office:value="-0.207" calcext:value-type="float">
            <text:p>-0,2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3" calcext:value-type="float">
            <text:p>7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4]+[.D74]-[.C73]" office:value-type="float" office:value="0.269" calcext:value-type="float">
            <text:p>0,269</text:p>
          </table:table-cell>
          <table:table-cell table:style-name="ce13" table:formula="of:=[.C74]+[.E74]-[.D73]" office:value-type="float" office:value="0.344" calcext:value-type="float">
            <text:p>0,344</text:p>
          </table:table-cell>
          <table:table-cell table:style-name="ce13" table:formula="of:=[.D74]+[.F74]-[.E73]" office:value-type="float" office:value="0.431" calcext:value-type="float">
            <text:p>0,431</text:p>
          </table:table-cell>
          <table:table-cell table:style-name="ce13" table:formula="of:=[.E74]+[.G74]-[.F73]" office:value-type="float" office:value="0.476" calcext:value-type="float">
            <text:p>0,476</text:p>
          </table:table-cell>
          <table:table-cell table:style-name="ce13" table:formula="of:=[.F74]+[.H74]-[.G73]" office:value-type="float" office:value="0.185" calcext:value-type="float">
            <text:p>0,185</text:p>
          </table:table-cell>
          <table:table-cell table:style-name="ce13" table:formula="of:=[.G74]+[.I74]-[.H73]" office:value-type="float" office:value="-0.0360000000000003" calcext:value-type="float">
            <text:p>-0,036</text:p>
          </table:table-cell>
          <table:table-cell table:style-name="ce13" table:formula="of:=[.H74]+[.J74]-[.I73]" office:value-type="float" office:value="-0.0810000000000001" calcext:value-type="float">
            <text:p>-0,081</text:p>
          </table:table-cell>
          <table:table-cell table:style-name="ce13" table:formula="of:=[.I74]+[.K74]-[.J73]" office:value-type="float" office:value="-0.144" calcext:value-type="float">
            <text:p>-0,144</text:p>
          </table:table-cell>
          <table:table-cell table:style-name="ce13" table:formula="of:=[.J74]+[.L74]-[.K73]" office:value-type="float" office:value="-0.219" calcext:value-type="float">
            <text:p>-0,2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4" calcext:value-type="float">
            <text:p>7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5]+[.D75]-[.C74]" office:value-type="float" office:value="0.0269999999999999" calcext:value-type="float">
            <text:p>0,027</text:p>
          </table:table-cell>
          <table:table-cell table:style-name="ce13" table:formula="of:=[.C75]+[.E75]-[.D74]" office:value-type="float" office:value="0.26" calcext:value-type="float">
            <text:p>0,260</text:p>
          </table:table-cell>
          <table:table-cell table:style-name="ce13" table:formula="of:=[.D75]+[.F75]-[.E74]" office:value-type="float" office:value="0.305" calcext:value-type="float">
            <text:p>0,305</text:p>
          </table:table-cell>
          <table:table-cell table:style-name="ce13" table:formula="of:=[.E75]+[.G75]-[.F74]" office:value-type="float" office:value="0.0679999999999998" calcext:value-type="float">
            <text:p>0,068</text:p>
          </table:table-cell>
          <table:table-cell table:style-name="ce13" table:formula="of:=[.F75]+[.H75]-[.G74]" office:value-type="float" office:value="0.0949999999999996" calcext:value-type="float">
            <text:p>0,095</text:p>
          </table:table-cell>
          <table:table-cell table:style-name="ce13" table:formula="of:=[.G75]+[.I75]-[.H74]" office:value-type="float" office:value="0.0919999999999997" calcext:value-type="float">
            <text:p>0,092</text:p>
          </table:table-cell>
          <table:table-cell table:style-name="ce13" table:formula="of:=[.H75]+[.J75]-[.I74]" office:value-type="float" office:value="-0.135" calcext:value-type="float">
            <text:p>-0,135</text:p>
          </table:table-cell>
          <table:table-cell table:style-name="ce13" table:formula="of:=[.I75]+[.K75]-[.J74]" office:value-type="float" office:value="-0.18" calcext:value-type="float">
            <text:p>-0,180</text:p>
          </table:table-cell>
          <table:table-cell table:style-name="ce13" table:formula="of:=[.J75]+[.L75]-[.K74]" office:value-type="float" office:value="0.0629999999999999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6]+[.D76]-[.C75]" office:value-type="float" office:value="-0.00900000000000023" calcext:value-type="float">
            <text:p>-0,009</text:p>
          </table:table-cell>
          <table:table-cell table:style-name="ce13" table:formula="of:=[.C76]+[.E76]-[.D75]" office:value-type="float" office:value="-0.0120000000000001" calcext:value-type="float">
            <text:p>-0,012</text:p>
          </table:table-cell>
          <table:table-cell table:style-name="ce13" table:formula="of:=[.D76]+[.F76]-[.E75]" office:value-type="float" office:value="-0.103" calcext:value-type="float">
            <text:p>-0,103</text:p>
          </table:table-cell>
          <table:table-cell table:style-name="ce13" table:formula="of:=[.E76]+[.G76]-[.F75]" office:value-type="float" office:value="-0.0760000000000001" calcext:value-type="float">
            <text:p>-0,076</text:p>
          </table:table-cell>
          <table:table-cell table:style-name="ce13" table:formula="of:=[.F76]+[.H76]-[.G75]" office:value-type="float" office:value="-0.0250000000000001" calcext:value-type="float">
            <text:p>-0,025</text:p>
          </table:table-cell>
          <table:table-cell table:style-name="ce13" table:formula="of:=[.G76]+[.I76]-[.H75]" office:value-type="float" office:value="-0.00399999999999995" calcext:value-type="float">
            <text:p>-0,004</text:p>
          </table:table-cell>
          <table:table-cell table:style-name="ce13" table:formula="of:=[.H76]+[.J76]-[.I75]" office:value-type="float" office:value="-0.00700000000000017" calcext:value-type="float">
            <text:p>-0,007</text:p>
          </table:table-cell>
          <table:table-cell table:style-name="ce13" table:formula="of:=[.I76]+[.K76]-[.J75]" office:value-type="float" office:value="0.0719999999999998" calcext:value-type="float">
            <text:p>0,072</text:p>
          </table:table-cell>
          <table:table-cell table:style-name="ce13" table:formula="of:=[.J76]+[.L76]-[.K75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6" calcext:value-type="float">
            <text:p>7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7]+[.D77]-[.C76]" office:value-type="float" office:value="-0.0389999999999999" calcext:value-type="float">
            <text:p>-0,039</text:p>
          </table:table-cell>
          <table:table-cell table:style-name="ce13" table:formula="of:=[.C77]+[.E77]-[.D76]" office:value-type="float" office:value="-0.372" calcext:value-type="float">
            <text:p>-0,372</text:p>
          </table:table-cell>
          <table:table-cell table:style-name="ce13" table:formula="of:=[.D77]+[.F77]-[.E76]" office:value-type="float" office:value="-0.393" calcext:value-type="float">
            <text:p>-0,393</text:p>
          </table:table-cell>
          <table:table-cell table:style-name="ce13" table:formula="of:=[.E77]+[.G77]-[.F76]" office:value-type="float" office:value="-0.196" calcext:value-type="float">
            <text:p>-0,196</text:p>
          </table:table-cell>
          <table:table-cell table:style-name="ce13" table:formula="of:=[.F77]+[.H77]-[.G76]" office:value-type="float" office:value="-0.175" calcext:value-type="float">
            <text:p>-0,175</text:p>
          </table:table-cell>
          <table:table-cell table:style-name="ce13" table:formula="of:=[.G77]+[.I77]-[.H76]" office:value-type="float" office:value="-0.124" calcext:value-type="float">
            <text:p>-0,124</text:p>
          </table:table-cell>
          <table:table-cell table:style-name="ce13" table:formula="of:=[.H77]+[.J77]-[.I76]" office:value-type="float" office:value="0.203" calcext:value-type="float">
            <text:p>0,203</text:p>
          </table:table-cell>
          <table:table-cell table:style-name="ce13" table:formula="of:=[.I77]+[.K77]-[.J76]" office:value-type="float" office:value="0.212" calcext:value-type="float">
            <text:p>0,212</text:p>
          </table:table-cell>
          <table:table-cell table:style-name="ce13" table:formula="of:=[.J77]+[.L77]-[.K76]" office:value-type="float" office:value="0.00899999999999995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7" calcext:value-type="float">
            <text:p>7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8]+[.D78]-[.C77]" office:value-type="float" office:value="-0.363" calcext:value-type="float">
            <text:p>-0,363</text:p>
          </table:table-cell>
          <table:table-cell table:style-name="ce13" table:formula="of:=[.C78]+[.E78]-[.D77]" office:value-type="float" office:value="-0.42" calcext:value-type="float">
            <text:p>-0,420</text:p>
          </table:table-cell>
          <table:table-cell table:style-name="ce13" table:formula="of:=[.D78]+[.F78]-[.E77]" office:value-type="float" office:value="-0.465" calcext:value-type="float">
            <text:p>-0,465</text:p>
          </table:table-cell>
          <table:table-cell table:style-name="ce13" table:formula="of:=[.E78]+[.G78]-[.F77]" office:value-type="float" office:value="-0.492" calcext:value-type="float">
            <text:p>-0,492</text:p>
          </table:table-cell>
          <table:table-cell table:style-name="ce13" table:formula="of:=[.F78]+[.H78]-[.G77]" office:value-type="float" office:value="-0.295" calcext:value-type="float">
            <text:p>-0,295</text:p>
          </table:table-cell>
          <table:table-cell table:style-name="ce13" table:formula="of:=[.G78]+[.I78]-[.H77]" office:value-type="float" office:value="0.032" calcext:value-type="float">
            <text:p>0,032</text:p>
          </table:table-cell>
          <table:table-cell table:style-name="ce13" table:formula="of:=[.H78]+[.J78]-[.I77]" office:value-type="float" office:value="0.095" calcext:value-type="float">
            <text:p>0,095</text:p>
          </table:table-cell>
          <table:table-cell table:style-name="ce13" table:formula="of:=[.I78]+[.K78]-[.J77]" office:value-type="float" office:value="0.14" calcext:value-type="float">
            <text:p>0,140</text:p>
          </table:table-cell>
          <table:table-cell table:style-name="ce13" table:formula="of:=[.J78]+[.L78]-[.K77]" office:value-type="float" office:value="0.173" calcext:value-type="float">
            <text:p>0,1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8" calcext:value-type="float">
            <text:p>7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79]+[.D79]-[.C78]" office:value-type="float" office:value="-0.381" calcext:value-type="float">
            <text:p>-0,381</text:p>
          </table:table-cell>
          <table:table-cell table:style-name="ce13" table:formula="of:=[.C79]+[.E79]-[.D78]" office:value-type="float" office:value="-0.456" calcext:value-type="float">
            <text:p>-0,456</text:p>
          </table:table-cell>
          <table:table-cell table:style-name="ce13" table:formula="of:=[.D79]+[.F79]-[.E78]" office:value-type="float" office:value="-0.519" calcext:value-type="float">
            <text:p>-0,519</text:p>
          </table:table-cell>
          <table:table-cell table:style-name="ce13" table:formula="of:=[.E79]+[.G79]-[.F78]" office:value-type="float" office:value="-0.564" calcext:value-type="float">
            <text:p>-0,564</text:p>
          </table:table-cell>
          <table:table-cell table:style-name="ce13" table:formula="of:=[.F79]+[.H79]-[.G78]" office:value-type="float" office:value="-0.285" calcext:value-type="float">
            <text:p>-0,285</text:p>
          </table:table-cell>
          <table:table-cell table:style-name="ce13" table:formula="of:=[.G79]+[.I79]-[.H78]" office:value-type="float" office:value="-0.076" calcext:value-type="float">
            <text:p>-0,076</text:p>
          </table:table-cell>
          <table:table-cell table:style-name="ce13" table:formula="of:=[.H79]+[.J79]-[.I78]" office:value-type="float" office:value="-0.0309999999999999" calcext:value-type="float">
            <text:p>-0,031</text:p>
          </table:table-cell>
          <table:table-cell table:style-name="ce13" table:formula="of:=[.I79]+[.K79]-[.J78]" office:value-type="float" office:value="0.0560000000000001" calcext:value-type="float">
            <text:p>0,056</text:p>
          </table:table-cell>
          <table:table-cell table:style-name="ce13" table:formula="of:=[.J79]+[.L79]-[.K78]" office:value-type="float" office:value="0.131" calcext:value-type="float">
            <text:p>0,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7.9" calcext:value-type="float">
            <text:p>7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0]+[.D80]-[.C79]" office:value-type="float" office:value="-0.0929999999999999" calcext:value-type="float">
            <text:p>-0,093</text:p>
          </table:table-cell>
          <table:table-cell table:style-name="ce13" table:formula="of:=[.C80]+[.E80]-[.D79]" office:value-type="float" office:value="-0.48" calcext:value-type="float">
            <text:p>-0,480</text:p>
          </table:table-cell>
          <table:table-cell table:style-name="ce13" table:formula="of:=[.D80]+[.F80]-[.E79]" office:value-type="float" office:value="-0.555" calcext:value-type="float">
            <text:p>-0,555</text:p>
          </table:table-cell>
          <table:table-cell table:style-name="ce13" table:formula="of:=[.E80]+[.G80]-[.F79]" office:value-type="float" office:value="-0.312" calcext:value-type="float">
            <text:p>-0,312</text:p>
          </table:table-cell>
          <table:table-cell table:style-name="ce13" table:formula="of:=[.F80]+[.H80]-[.G79]" office:value-type="float" office:value="-0.345" calcext:value-type="float">
            <text:p>-0,345</text:p>
          </table:table-cell>
          <table:table-cell table:style-name="ce13" table:formula="of:=[.G80]+[.I80]-[.H79]" office:value-type="float" office:value="-0.348" calcext:value-type="float">
            <text:p>-0,348</text:p>
          </table:table-cell>
          <table:table-cell table:style-name="ce13" table:formula="of:=[.H80]+[.J80]-[.I79]" office:value-type="float" office:value="-0.115" calcext:value-type="float">
            <text:p>-0,115</text:p>
          </table:table-cell>
          <table:table-cell table:style-name="ce13" table:formula="of:=[.I80]+[.K80]-[.J79]" office:value-type="float" office:value="-0.0399999999999998" calcext:value-type="float">
            <text:p>-0,040</text:p>
          </table:table-cell>
          <table:table-cell table:style-name="ce13" table:formula="of:=[.J80]+[.L80]-[.K79]" office:value-type="float" office:value="-0.117" calcext:value-type="float">
            <text:p>-0,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1]+[.D81]-[.C80]" office:value-type="float" office:value="-0.0989999999999996" calcext:value-type="float">
            <text:p>-0,099</text:p>
          </table:table-cell>
          <table:table-cell table:style-name="ce13" table:formula="of:=[.C81]+[.E81]-[.D80]" office:value-type="float" office:value="-0.192" calcext:value-type="float">
            <text:p>-0,192</text:p>
          </table:table-cell>
          <table:table-cell table:style-name="ce13" table:formula="of:=[.D81]+[.F81]-[.E80]" office:value-type="float" office:value="-0.273" calcext:value-type="float">
            <text:p>-0,273</text:p>
          </table:table-cell>
          <table:table-cell table:style-name="ce13" table:formula="of:=[.E81]+[.G81]-[.F80]" office:value-type="float" office:value="-0.336" calcext:value-type="float">
            <text:p>-0,336</text:p>
          </table:table-cell>
          <table:table-cell table:style-name="ce13" table:formula="of:=[.F81]+[.H81]-[.G80]" office:value-type="float" office:value="-0.375" calcext:value-type="float">
            <text:p>-0,375</text:p>
          </table:table-cell>
          <table:table-cell table:style-name="ce13" table:formula="of:=[.G81]+[.I81]-[.H80]" office:value-type="float" office:value="-0.384" calcext:value-type="float">
            <text:p>-0,384</text:p>
          </table:table-cell>
          <table:table-cell table:style-name="ce13" table:formula="of:=[.H81]+[.J81]-[.I80]" office:value-type="float" office:value="-0.357" calcext:value-type="float">
            <text:p>-0,357</text:p>
          </table:table-cell>
          <table:table-cell table:style-name="ce13" table:formula="of:=[.I81]+[.K81]-[.J80]" office:value-type="float" office:value="-0.288" calcext:value-type="float">
            <text:p>-0,288</text:p>
          </table:table-cell>
          <table:table-cell table:style-name="ce13" table:formula="of:=[.J81]+[.L81]-[.K80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1" calcext:value-type="float">
            <text:p>8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2]+[.D82]-[.C81]" office:value-type="float" office:value="-0.0989999999999999" calcext:value-type="float">
            <text:p>-0,099</text:p>
          </table:table-cell>
          <table:table-cell table:style-name="ce13" table:formula="of:=[.C82]+[.E82]-[.D81]" office:value-type="float" office:value="0.108" calcext:value-type="float">
            <text:p>0,108</text:p>
          </table:table-cell>
          <table:table-cell table:style-name="ce13" table:formula="of:=[.D82]+[.F82]-[.E81]" office:value-type="float" office:value="0.0270000000000002" calcext:value-type="float">
            <text:p>0,027</text:p>
          </table:table-cell>
          <table:table-cell table:style-name="ce13" table:formula="of:=[.E82]+[.G82]-[.F81]" office:value-type="float" office:value="-0.336" calcext:value-type="float">
            <text:p>-0,336</text:p>
          </table:table-cell>
          <table:table-cell table:style-name="ce13" table:formula="of:=[.F82]+[.H82]-[.G81]" office:value-type="float" office:value="-0.375" calcext:value-type="float">
            <text:p>-0,375</text:p>
          </table:table-cell>
          <table:table-cell table:style-name="ce13" table:formula="of:=[.G82]+[.I82]-[.H81]" office:value-type="float" office:value="-0.384" calcext:value-type="float">
            <text:p>-0,384</text:p>
          </table:table-cell>
          <table:table-cell table:style-name="ce13" table:formula="of:=[.H82]+[.J82]-[.I81]" office:value-type="float" office:value="-0.557" calcext:value-type="float">
            <text:p>-0,557</text:p>
          </table:table-cell>
          <table:table-cell table:style-name="ce13" table:formula="of:=[.I82]+[.K82]-[.J81]" office:value-type="float" office:value="-0.488" calcext:value-type="float">
            <text:p>-0,488</text:p>
          </table:table-cell>
          <table:table-cell table:style-name="ce13" table:formula="of:=[.J82]+[.L82]-[.K81]" office:value-type="float" office:value="-0.171" calcext:value-type="float">
            <text:p>-0,1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2" calcext:value-type="float">
            <text:p>8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3]+[.D83]-[.C82]" office:value-type="float" office:value="0.207" calcext:value-type="float">
            <text:p>0,207</text:p>
          </table:table-cell>
          <table:table-cell table:style-name="ce13" table:formula="of:=[.C83]+[.E83]-[.D82]" office:value-type="float" office:value="0.12" calcext:value-type="float">
            <text:p>0,120</text:p>
          </table:table-cell>
          <table:table-cell table:style-name="ce13" table:formula="of:=[.D83]+[.F83]-[.E82]" office:value-type="float" office:value="0.0450000000000003" calcext:value-type="float">
            <text:p>0,045</text:p>
          </table:table-cell>
          <table:table-cell table:style-name="ce13" table:formula="of:=[.E83]+[.G83]-[.F82]" office:value-type="float" office:value="-0.0119999999999997" calcext:value-type="float">
            <text:p>-0,012</text:p>
          </table:table-cell>
          <table:table-cell table:style-name="ce13" table:formula="of:=[.F83]+[.H83]-[.G82]" office:value-type="float" office:value="-0.345" calcext:value-type="float">
            <text:p>-0,345</text:p>
          </table:table-cell>
          <table:table-cell table:style-name="ce13" table:formula="of:=[.G83]+[.I83]-[.H82]" office:value-type="float" office:value="-0.548" calcext:value-type="float">
            <text:p>-0,548</text:p>
          </table:table-cell>
          <table:table-cell table:style-name="ce13" table:formula="of:=[.H83]+[.J83]-[.I82]" office:value-type="float" office:value="-0.515" calcext:value-type="float">
            <text:p>-0,515</text:p>
          </table:table-cell>
          <table:table-cell table:style-name="ce13" table:formula="of:=[.I83]+[.K83]-[.J82]" office:value-type="float" office:value="-0.44" calcext:value-type="float">
            <text:p>-0,440</text:p>
          </table:table-cell>
          <table:table-cell table:style-name="ce13" table:formula="of:=[.J83]+[.L83]-[.K82]" office:value-type="float" office:value="-0.317" calcext:value-type="float">
            <text:p>-0,3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3" calcext:value-type="float">
            <text:p>8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4]+[.D84]-[.C83]" office:value-type="float" office:value="0.219" calcext:value-type="float">
            <text:p>0,219</text:p>
          </table:table-cell>
          <table:table-cell table:style-name="ce13" table:formula="of:=[.C84]+[.E84]-[.D83]" office:value-type="float" office:value="0.144" calcext:value-type="float">
            <text:p>0,144</text:p>
          </table:table-cell>
          <table:table-cell table:style-name="ce13" table:formula="of:=[.D84]+[.F84]-[.E83]" office:value-type="float" office:value="0.0810000000000002" calcext:value-type="float">
            <text:p>0,081</text:p>
          </table:table-cell>
          <table:table-cell table:style-name="ce13" table:formula="of:=[.E84]+[.G84]-[.F83]" office:value-type="float" office:value="0.0360000000000003" calcext:value-type="float">
            <text:p>0,036</text:p>
          </table:table-cell>
          <table:table-cell table:style-name="ce13" table:formula="of:=[.F84]+[.H84]-[.G83]" office:value-type="float" office:value="-0.185" calcext:value-type="float">
            <text:p>-0,185</text:p>
          </table:table-cell>
          <table:table-cell table:style-name="ce13" table:formula="of:=[.G84]+[.I84]-[.H83]" office:value-type="float" office:value="-0.476" calcext:value-type="float">
            <text:p>-0,476</text:p>
          </table:table-cell>
          <table:table-cell table:style-name="ce13" table:formula="of:=[.H84]+[.J84]-[.I83]" office:value-type="float" office:value="-0.431" calcext:value-type="float">
            <text:p>-0,431</text:p>
          </table:table-cell>
          <table:table-cell table:style-name="ce13" table:formula="of:=[.I84]+[.K84]-[.J83]" office:value-type="float" office:value="-0.344" calcext:value-type="float">
            <text:p>-0,344</text:p>
          </table:table-cell>
          <table:table-cell table:style-name="ce13" table:formula="of:=[.J84]+[.L84]-[.K83]" office:value-type="float" office:value="-0.269" calcext:value-type="float">
            <text:p>-0,2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4" calcext:value-type="float">
            <text:p>8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5]+[.D85]-[.C84]" office:value-type="float" office:value="-0.0629999999999998" calcext:value-type="float">
            <text:p>-0,063</text:p>
          </table:table-cell>
          <table:table-cell table:style-name="ce13" table:formula="of:=[.C85]+[.E85]-[.D84]" office:value-type="float" office:value="0.18" calcext:value-type="float">
            <text:p>0,180</text:p>
          </table:table-cell>
          <table:table-cell table:style-name="ce13" table:formula="of:=[.D85]+[.F85]-[.E84]" office:value-type="float" office:value="0.135" calcext:value-type="float">
            <text:p>0,135</text:p>
          </table:table-cell>
          <table:table-cell table:style-name="ce13" table:formula="of:=[.E85]+[.G85]-[.F84]" office:value-type="float" office:value="-0.0919999999999996" calcext:value-type="float">
            <text:p>-0,092</text:p>
          </table:table-cell>
          <table:table-cell table:style-name="ce13" table:formula="of:=[.F85]+[.H85]-[.G84]" office:value-type="float" office:value="-0.0949999999999997" calcext:value-type="float">
            <text:p>-0,095</text:p>
          </table:table-cell>
          <table:table-cell table:style-name="ce13" table:formula="of:=[.G85]+[.I85]-[.H84]" office:value-type="float" office:value="-0.0679999999999998" calcext:value-type="float">
            <text:p>-0,068</text:p>
          </table:table-cell>
          <table:table-cell table:style-name="ce13" table:formula="of:=[.H85]+[.J85]-[.I84]" office:value-type="float" office:value="-0.305" calcext:value-type="float">
            <text:p>-0,305</text:p>
          </table:table-cell>
          <table:table-cell table:style-name="ce13" table:formula="of:=[.I85]+[.K85]-[.J84]" office:value-type="float" office:value="-0.26" calcext:value-type="float">
            <text:p>-0,260</text:p>
          </table:table-cell>
          <table:table-cell table:style-name="ce13" table:formula="of:=[.J85]+[.L85]-[.K84]" office:value-type="float" office:value="-0.0269999999999999" calcext:value-type="float">
            <text:p>-0,0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6]+[.D86]-[.C85]" office:value-type="float" office:value="-0.0389999999999999" calcext:value-type="float">
            <text:p>-0,039</text:p>
          </table:table-cell>
          <table:table-cell table:style-name="ce13" table:formula="of:=[.C86]+[.E86]-[.D85]" office:value-type="float" office:value="-0.0719999999999998" calcext:value-type="float">
            <text:p>-0,072</text:p>
          </table:table-cell>
          <table:table-cell table:style-name="ce13" table:formula="of:=[.D86]+[.F86]-[.E85]" office:value-type="float" office:value="0.00700000000000023" calcext:value-type="float">
            <text:p>0,007</text:p>
          </table:table-cell>
          <table:table-cell table:style-name="ce13" table:formula="of:=[.E86]+[.G86]-[.F85]" office:value-type="float" office:value="0.00399999999999995" calcext:value-type="float">
            <text:p>0,004</text:p>
          </table:table-cell>
          <table:table-cell table:style-name="ce13" table:formula="of:=[.F86]+[.H86]-[.G85]" office:value-type="float" office:value="0.025" calcext:value-type="float">
            <text:p>0,025</text:p>
          </table:table-cell>
          <table:table-cell table:style-name="ce13" table:formula="of:=[.G86]+[.I86]-[.H85]" office:value-type="float" office:value="0.0760000000000001" calcext:value-type="float">
            <text:p>0,076</text:p>
          </table:table-cell>
          <table:table-cell table:style-name="ce13" table:formula="of:=[.H86]+[.J86]-[.I85]" office:value-type="float" office:value="0.103" calcext:value-type="float">
            <text:p>0,103</text:p>
          </table:table-cell>
          <table:table-cell table:style-name="ce13" table:formula="of:=[.I86]+[.K86]-[.J85]" office:value-type="float" office:value="0.0120000000000001" calcext:value-type="float">
            <text:p>0,012</text:p>
          </table:table-cell>
          <table:table-cell table:style-name="ce13" table:formula="of:=[.J86]+[.L86]-[.K85]" office:value-type="float" office:value="0.00900000000000018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6" calcext:value-type="float">
            <text:p>8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7]+[.D87]-[.C86]" office:value-type="float" office:value="-0.00900000000000001" calcext:value-type="float">
            <text:p>-0,009</text:p>
          </table:table-cell>
          <table:table-cell table:style-name="ce13" table:formula="of:=[.C87]+[.E87]-[.D86]" office:value-type="float" office:value="-0.212" calcext:value-type="float">
            <text:p>-0,212</text:p>
          </table:table-cell>
          <table:table-cell table:style-name="ce13" table:formula="of:=[.D87]+[.F87]-[.E86]" office:value-type="float" office:value="-0.203" calcext:value-type="float">
            <text:p>-0,203</text:p>
          </table:table-cell>
          <table:table-cell table:style-name="ce13" table:formula="of:=[.E87]+[.G87]-[.F86]" office:value-type="float" office:value="0.124" calcext:value-type="float">
            <text:p>0,124</text:p>
          </table:table-cell>
          <table:table-cell table:style-name="ce13" table:formula="of:=[.F87]+[.H87]-[.G86]" office:value-type="float" office:value="0.175" calcext:value-type="float">
            <text:p>0,175</text:p>
          </table:table-cell>
          <table:table-cell table:style-name="ce13" table:formula="of:=[.G87]+[.I87]-[.H86]" office:value-type="float" office:value="0.196" calcext:value-type="float">
            <text:p>0,196</text:p>
          </table:table-cell>
          <table:table-cell table:style-name="ce13" table:formula="of:=[.H87]+[.J87]-[.I86]" office:value-type="float" office:value="0.393" calcext:value-type="float">
            <text:p>0,393</text:p>
          </table:table-cell>
          <table:table-cell table:style-name="ce13" table:formula="of:=[.I87]+[.K87]-[.J86]" office:value-type="float" office:value="0.372" calcext:value-type="float">
            <text:p>0,372</text:p>
          </table:table-cell>
          <table:table-cell table:style-name="ce13" table:formula="of:=[.J87]+[.L87]-[.K86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7" calcext:value-type="float">
            <text:p>8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8]+[.D88]-[.C87]" office:value-type="float" office:value="-0.173" calcext:value-type="float">
            <text:p>-0,173</text:p>
          </table:table-cell>
          <table:table-cell table:style-name="ce13" table:formula="of:=[.C88]+[.E88]-[.D87]" office:value-type="float" office:value="-0.14" calcext:value-type="float">
            <text:p>-0,140</text:p>
          </table:table-cell>
          <table:table-cell table:style-name="ce13" table:formula="of:=[.D88]+[.F88]-[.E87]" office:value-type="float" office:value="-0.0950000000000001" calcext:value-type="float">
            <text:p>-0,095</text:p>
          </table:table-cell>
          <table:table-cell table:style-name="ce13" table:formula="of:=[.E88]+[.G88]-[.F87]" office:value-type="float" office:value="-0.0319999999999999" calcext:value-type="float">
            <text:p>-0,032</text:p>
          </table:table-cell>
          <table:table-cell table:style-name="ce13" table:formula="of:=[.F88]+[.H88]-[.G87]" office:value-type="float" office:value="0.295" calcext:value-type="float">
            <text:p>0,295</text:p>
          </table:table-cell>
          <table:table-cell table:style-name="ce13" table:formula="of:=[.G88]+[.I88]-[.H87]" office:value-type="float" office:value="0.492" calcext:value-type="float">
            <text:p>0,492</text:p>
          </table:table-cell>
          <table:table-cell table:style-name="ce13" table:formula="of:=[.H88]+[.J88]-[.I87]" office:value-type="float" office:value="0.465" calcext:value-type="float">
            <text:p>0,465</text:p>
          </table:table-cell>
          <table:table-cell table:style-name="ce13" table:formula="of:=[.I88]+[.K88]-[.J87]" office:value-type="float" office:value="0.42" calcext:value-type="float">
            <text:p>0,420</text:p>
          </table:table-cell>
          <table:table-cell table:style-name="ce13" table:formula="of:=[.J88]+[.L88]-[.K87]" office:value-type="float" office:value="0.363" calcext:value-type="float">
            <text:p>0,3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8" calcext:value-type="float">
            <text:p>8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89]+[.D89]-[.C88]" office:value-type="float" office:value="-0.131" calcext:value-type="float">
            <text:p>-0,131</text:p>
          </table:table-cell>
          <table:table-cell table:style-name="ce13" table:formula="of:=[.C89]+[.E89]-[.D88]" office:value-type="float" office:value="-0.0560000000000002" calcext:value-type="float">
            <text:p>-0,056</text:p>
          </table:table-cell>
          <table:table-cell table:style-name="ce13" table:formula="of:=[.D89]+[.F89]-[.E88]" office:value-type="float" office:value="0.0309999999999999" calcext:value-type="float">
            <text:p>0,031</text:p>
          </table:table-cell>
          <table:table-cell table:style-name="ce13" table:formula="of:=[.E89]+[.G89]-[.F88]" office:value-type="float" office:value="0.0759999999999999" calcext:value-type="float">
            <text:p>0,076</text:p>
          </table:table-cell>
          <table:table-cell table:style-name="ce13" table:formula="of:=[.F89]+[.H89]-[.G88]" office:value-type="float" office:value="0.285" calcext:value-type="float">
            <text:p>0,285</text:p>
          </table:table-cell>
          <table:table-cell table:style-name="ce13" table:formula="of:=[.G89]+[.I89]-[.H88]" office:value-type="float" office:value="0.564" calcext:value-type="float">
            <text:p>0,564</text:p>
          </table:table-cell>
          <table:table-cell table:style-name="ce13" table:formula="of:=[.H89]+[.J89]-[.I88]" office:value-type="float" office:value="0.519" calcext:value-type="float">
            <text:p>0,519</text:p>
          </table:table-cell>
          <table:table-cell table:style-name="ce13" table:formula="of:=[.I89]+[.K89]-[.J88]" office:value-type="float" office:value="0.456" calcext:value-type="float">
            <text:p>0,456</text:p>
          </table:table-cell>
          <table:table-cell table:style-name="ce13" table:formula="of:=[.J89]+[.L89]-[.K88]" office:value-type="float" office:value="0.381" calcext:value-type="float">
            <text:p>0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.9" calcext:value-type="float">
            <text:p>8,9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0]+[.D90]-[.C89]" office:value-type="float" office:value="0.117" calcext:value-type="float">
            <text:p>0,117</text:p>
          </table:table-cell>
          <table:table-cell table:style-name="ce13" table:formula="of:=[.C90]+[.E90]-[.D89]" office:value-type="float" office:value="0.0399999999999999" calcext:value-type="float">
            <text:p>0,040</text:p>
          </table:table-cell>
          <table:table-cell table:style-name="ce13" table:formula="of:=[.D90]+[.F90]-[.E89]" office:value-type="float" office:value="0.115" calcext:value-type="float">
            <text:p>0,115</text:p>
          </table:table-cell>
          <table:table-cell table:style-name="ce13" table:formula="of:=[.E90]+[.G90]-[.F89]" office:value-type="float" office:value="0.348" calcext:value-type="float">
            <text:p>0,348</text:p>
          </table:table-cell>
          <table:table-cell table:style-name="ce13" table:formula="of:=[.F90]+[.H90]-[.G89]" office:value-type="float" office:value="0.345" calcext:value-type="float">
            <text:p>0,345</text:p>
          </table:table-cell>
          <table:table-cell table:style-name="ce13" table:formula="of:=[.G90]+[.I90]-[.H89]" office:value-type="float" office:value="0.312" calcext:value-type="float">
            <text:p>0,312</text:p>
          </table:table-cell>
          <table:table-cell table:style-name="ce13" table:formula="of:=[.H90]+[.J90]-[.I89]" office:value-type="float" office:value="0.555" calcext:value-type="float">
            <text:p>0,555</text:p>
          </table:table-cell>
          <table:table-cell table:style-name="ce13" table:formula="of:=[.I90]+[.K90]-[.J89]" office:value-type="float" office:value="0.48" calcext:value-type="float">
            <text:p>0,480</text:p>
          </table:table-cell>
          <table:table-cell table:style-name="ce13" table:formula="of:=[.J90]+[.L90]-[.K89]" office:value-type="float" office:value="0.0929999999999999" calcext:value-type="float">
            <text:p>0,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" calcext:value-type="float">
            <text:p>9,0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1]+[.D91]-[.C90]" office:value-type="float" office:value="0.171" calcext:value-type="float">
            <text:p>0,171</text:p>
          </table:table-cell>
          <table:table-cell table:style-name="ce13" table:formula="of:=[.C91]+[.E91]-[.D90]" office:value-type="float" office:value="0.288" calcext:value-type="float">
            <text:p>0,288</text:p>
          </table:table-cell>
          <table:table-cell table:style-name="ce13" table:formula="of:=[.D91]+[.F91]-[.E90]" office:value-type="float" office:value="0.357" calcext:value-type="float">
            <text:p>0,357</text:p>
          </table:table-cell>
          <table:table-cell table:style-name="ce13" table:formula="of:=[.E91]+[.G91]-[.F90]" office:value-type="float" office:value="0.384" calcext:value-type="float">
            <text:p>0,384</text:p>
          </table:table-cell>
          <table:table-cell table:style-name="ce13" table:formula="of:=[.F91]+[.H91]-[.G90]" office:value-type="float" office:value="0.375" calcext:value-type="float">
            <text:p>0,375</text:p>
          </table:table-cell>
          <table:table-cell table:style-name="ce13" table:formula="of:=[.G91]+[.I91]-[.H90]" office:value-type="float" office:value="0.336" calcext:value-type="float">
            <text:p>0,336</text:p>
          </table:table-cell>
          <table:table-cell table:style-name="ce13" table:formula="of:=[.H91]+[.J91]-[.I90]" office:value-type="float" office:value="0.273" calcext:value-type="float">
            <text:p>0,273</text:p>
          </table:table-cell>
          <table:table-cell table:style-name="ce13" table:formula="of:=[.I91]+[.K91]-[.J90]" office:value-type="float" office:value="0.192" calcext:value-type="float">
            <text:p>0,192</text:p>
          </table:table-cell>
          <table:table-cell table:style-name="ce13" table:formula="of:=[.J91]+[.L91]-[.K90]" office:value-type="float" office:value="0.0989999999999996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1" calcext:value-type="float">
            <text:p>9,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2]+[.D92]-[.C91]" office:value-type="float" office:value="0.171" calcext:value-type="float">
            <text:p>0,171</text:p>
          </table:table-cell>
          <table:table-cell table:style-name="ce13" table:formula="of:=[.C92]+[.E92]-[.D91]" office:value-type="float" office:value="0.488" calcext:value-type="float">
            <text:p>0,488</text:p>
          </table:table-cell>
          <table:table-cell table:style-name="ce13" table:formula="of:=[.D92]+[.F92]-[.E91]" office:value-type="float" office:value="0.557" calcext:value-type="float">
            <text:p>0,557</text:p>
          </table:table-cell>
          <table:table-cell table:style-name="ce13" table:formula="of:=[.E92]+[.G92]-[.F91]" office:value-type="float" office:value="0.384" calcext:value-type="float">
            <text:p>0,384</text:p>
          </table:table-cell>
          <table:table-cell table:style-name="ce13" table:formula="of:=[.F92]+[.H92]-[.G91]" office:value-type="float" office:value="0.375" calcext:value-type="float">
            <text:p>0,375</text:p>
          </table:table-cell>
          <table:table-cell table:style-name="ce13" table:formula="of:=[.G92]+[.I92]-[.H91]" office:value-type="float" office:value="0.336" calcext:value-type="float">
            <text:p>0,336</text:p>
          </table:table-cell>
          <table:table-cell table:style-name="ce13" table:formula="of:=[.H92]+[.J92]-[.I91]" office:value-type="float" office:value="-0.0270000000000004" calcext:value-type="float">
            <text:p>-0,027</text:p>
          </table:table-cell>
          <table:table-cell table:style-name="ce13" table:formula="of:=[.I92]+[.K92]-[.J91]" office:value-type="float" office:value="-0.108" calcext:value-type="float">
            <text:p>-0,108</text:p>
          </table:table-cell>
          <table:table-cell table:style-name="ce13" table:formula="of:=[.J92]+[.L92]-[.K91]" office:value-type="float" office:value="0.0989999999999999" calcext:value-type="float">
            <text:p>0,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2" calcext:value-type="float">
            <text:p>9,2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3]+[.D93]-[.C92]" office:value-type="float" office:value="0.317" calcext:value-type="float">
            <text:p>0,317</text:p>
          </table:table-cell>
          <table:table-cell table:style-name="ce13" table:formula="of:=[.C93]+[.E93]-[.D92]" office:value-type="float" office:value="0.44" calcext:value-type="float">
            <text:p>0,440</text:p>
          </table:table-cell>
          <table:table-cell table:style-name="ce13" table:formula="of:=[.D93]+[.F93]-[.E92]" office:value-type="float" office:value="0.515" calcext:value-type="float">
            <text:p>0,515</text:p>
          </table:table-cell>
          <table:table-cell table:style-name="ce13" table:formula="of:=[.E93]+[.G93]-[.F92]" office:value-type="float" office:value="0.547999999999999" calcext:value-type="float">
            <text:p>0,548</text:p>
          </table:table-cell>
          <table:table-cell table:style-name="ce13" table:formula="of:=[.F93]+[.H93]-[.G92]" office:value-type="float" office:value="0.345" calcext:value-type="float">
            <text:p>0,345</text:p>
          </table:table-cell>
          <table:table-cell table:style-name="ce13" table:formula="of:=[.G93]+[.I93]-[.H92]" office:value-type="float" office:value="0.0119999999999995" calcext:value-type="float">
            <text:p>0,012</text:p>
          </table:table-cell>
          <table:table-cell table:style-name="ce13" table:formula="of:=[.H93]+[.J93]-[.I92]" office:value-type="float" office:value="-0.0450000000000003" calcext:value-type="float">
            <text:p>-0,045</text:p>
          </table:table-cell>
          <table:table-cell table:style-name="ce13" table:formula="of:=[.I93]+[.K93]-[.J92]" office:value-type="float" office:value="-0.12" calcext:value-type="float">
            <text:p>-0,120</text:p>
          </table:table-cell>
          <table:table-cell table:style-name="ce13" table:formula="of:=[.J93]+[.L93]-[.K92]" office:value-type="float" office:value="-0.207" calcext:value-type="float">
            <text:p>-0,2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3" calcext:value-type="float">
            <text:p>9,3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4]+[.D94]-[.C93]" office:value-type="float" office:value="0.269" calcext:value-type="float">
            <text:p>0,269</text:p>
          </table:table-cell>
          <table:table-cell table:style-name="ce13" table:formula="of:=[.C94]+[.E94]-[.D93]" office:value-type="float" office:value="0.344" calcext:value-type="float">
            <text:p>0,344</text:p>
          </table:table-cell>
          <table:table-cell table:style-name="ce13" table:formula="of:=[.D94]+[.F94]-[.E93]" office:value-type="float" office:value="0.431" calcext:value-type="float">
            <text:p>0,431</text:p>
          </table:table-cell>
          <table:table-cell table:style-name="ce13" table:formula="of:=[.E94]+[.G94]-[.F93]" office:value-type="float" office:value="0.476" calcext:value-type="float">
            <text:p>0,476</text:p>
          </table:table-cell>
          <table:table-cell table:style-name="ce13" table:formula="of:=[.F94]+[.H94]-[.G93]" office:value-type="float" office:value="0.184999999999999" calcext:value-type="float">
            <text:p>0,185</text:p>
          </table:table-cell>
          <table:table-cell table:style-name="ce13" table:formula="of:=[.G94]+[.I94]-[.H93]" office:value-type="float" office:value="-0.0360000000000002" calcext:value-type="float">
            <text:p>-0,036</text:p>
          </table:table-cell>
          <table:table-cell table:style-name="ce13" table:formula="of:=[.H94]+[.J94]-[.I93]" office:value-type="float" office:value="-0.0810000000000004" calcext:value-type="float">
            <text:p>-0,081</text:p>
          </table:table-cell>
          <table:table-cell table:style-name="ce13" table:formula="of:=[.I94]+[.K94]-[.J93]" office:value-type="float" office:value="-0.144" calcext:value-type="float">
            <text:p>-0,144</text:p>
          </table:table-cell>
          <table:table-cell table:style-name="ce13" table:formula="of:=[.J94]+[.L94]-[.K93]" office:value-type="float" office:value="-0.219" calcext:value-type="float">
            <text:p>-0,2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4" calcext:value-type="float">
            <text:p>9,4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5]+[.D95]-[.C94]" office:value-type="float" office:value="0.027" calcext:value-type="float">
            <text:p>0,027</text:p>
          </table:table-cell>
          <table:table-cell table:style-name="ce13" table:formula="of:=[.C95]+[.E95]-[.D94]" office:value-type="float" office:value="0.26" calcext:value-type="float">
            <text:p>0,260</text:p>
          </table:table-cell>
          <table:table-cell table:style-name="ce13" table:formula="of:=[.D95]+[.F95]-[.E94]" office:value-type="float" office:value="0.305" calcext:value-type="float">
            <text:p>0,305</text:p>
          </table:table-cell>
          <table:table-cell table:style-name="ce13" table:formula="of:=[.E95]+[.G95]-[.F94]" office:value-type="float" office:value="0.0679999999999998" calcext:value-type="float">
            <text:p>0,068</text:p>
          </table:table-cell>
          <table:table-cell table:style-name="ce13" table:formula="of:=[.F95]+[.H95]-[.G94]" office:value-type="float" office:value="0.0949999999999998" calcext:value-type="float">
            <text:p>0,095</text:p>
          </table:table-cell>
          <table:table-cell table:style-name="ce13" table:formula="of:=[.G95]+[.I95]-[.H94]" office:value-type="float" office:value="0.0919999999999995" calcext:value-type="float">
            <text:p>0,092</text:p>
          </table:table-cell>
          <table:table-cell table:style-name="ce13" table:formula="of:=[.H95]+[.J95]-[.I94]" office:value-type="float" office:value="-0.135" calcext:value-type="float">
            <text:p>-0,135</text:p>
          </table:table-cell>
          <table:table-cell table:style-name="ce13" table:formula="of:=[.I95]+[.K95]-[.J94]" office:value-type="float" office:value="-0.18" calcext:value-type="float">
            <text:p>-0,180</text:p>
          </table:table-cell>
          <table:table-cell table:style-name="ce13" table:formula="of:=[.J95]+[.L95]-[.K94]" office:value-type="float" office:value="0.0629999999999998" calcext:value-type="float">
            <text:p>0,0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5" calcext:value-type="float">
            <text:p>9,5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6]+[.D96]-[.C95]" office:value-type="float" office:value="-0.00900000000000006" calcext:value-type="float">
            <text:p>-0,009</text:p>
          </table:table-cell>
          <table:table-cell table:style-name="ce13" table:formula="of:=[.C96]+[.E96]-[.D95]" office:value-type="float" office:value="-0.0119999999999998" calcext:value-type="float">
            <text:p>-0,012</text:p>
          </table:table-cell>
          <table:table-cell table:style-name="ce13" table:formula="of:=[.D96]+[.F96]-[.E95]" office:value-type="float" office:value="-0.103" calcext:value-type="float">
            <text:p>-0,103</text:p>
          </table:table-cell>
          <table:table-cell table:style-name="ce13" table:formula="of:=[.E96]+[.G96]-[.F95]" office:value-type="float" office:value="-0.076" calcext:value-type="float">
            <text:p>-0,076</text:p>
          </table:table-cell>
          <table:table-cell table:style-name="ce13" table:formula="of:=[.F96]+[.H96]-[.G95]" office:value-type="float" office:value="-0.0250000000000001" calcext:value-type="float">
            <text:p>-0,025</text:p>
          </table:table-cell>
          <table:table-cell table:style-name="ce13" table:formula="of:=[.G96]+[.I96]-[.H95]" office:value-type="float" office:value="-0.00399999999999989" calcext:value-type="float">
            <text:p>-0,004</text:p>
          </table:table-cell>
          <table:table-cell table:style-name="ce13" table:formula="of:=[.H96]+[.J96]-[.I95]" office:value-type="float" office:value="-0.00700000000000034" calcext:value-type="float">
            <text:p>-0,007</text:p>
          </table:table-cell>
          <table:table-cell table:style-name="ce13" table:formula="of:=[.I96]+[.K96]-[.J95]" office:value-type="float" office:value="0.0719999999999998" calcext:value-type="float">
            <text:p>0,072</text:p>
          </table:table-cell>
          <table:table-cell table:style-name="ce13" table:formula="of:=[.J96]+[.L96]-[.K95]" office:value-type="float" office:value="0.0389999999999999" calcext:value-type="float">
            <text:p>0,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6" calcext:value-type="float">
            <text:p>9,6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7]+[.D97]-[.C96]" office:value-type="float" office:value="-0.0389999999999999" calcext:value-type="float">
            <text:p>-0,039</text:p>
          </table:table-cell>
          <table:table-cell table:style-name="ce13" table:formula="of:=[.C97]+[.E97]-[.D96]" office:value-type="float" office:value="-0.372" calcext:value-type="float">
            <text:p>-0,372</text:p>
          </table:table-cell>
          <table:table-cell table:style-name="ce13" table:formula="of:=[.D97]+[.F97]-[.E96]" office:value-type="float" office:value="-0.393" calcext:value-type="float">
            <text:p>-0,393</text:p>
          </table:table-cell>
          <table:table-cell table:style-name="ce13" table:formula="of:=[.E97]+[.G97]-[.F96]" office:value-type="float" office:value="-0.196" calcext:value-type="float">
            <text:p>-0,196</text:p>
          </table:table-cell>
          <table:table-cell table:style-name="ce13" table:formula="of:=[.F97]+[.H97]-[.G96]" office:value-type="float" office:value="-0.175" calcext:value-type="float">
            <text:p>-0,175</text:p>
          </table:table-cell>
          <table:table-cell table:style-name="ce13" table:formula="of:=[.G97]+[.I97]-[.H96]" office:value-type="float" office:value="-0.124" calcext:value-type="float">
            <text:p>-0,124</text:p>
          </table:table-cell>
          <table:table-cell table:style-name="ce13" table:formula="of:=[.H97]+[.J97]-[.I96]" office:value-type="float" office:value="0.203" calcext:value-type="float">
            <text:p>0,203</text:p>
          </table:table-cell>
          <table:table-cell table:style-name="ce13" table:formula="of:=[.I97]+[.K97]-[.J96]" office:value-type="float" office:value="0.212" calcext:value-type="float">
            <text:p>0,212</text:p>
          </table:table-cell>
          <table:table-cell table:style-name="ce13" table:formula="of:=[.J97]+[.L97]-[.K96]" office:value-type="float" office:value="0.00900000000000006" calcext:value-type="float">
            <text:p>0,0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7" calcext:value-type="float">
            <text:p>9,7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8]+[.D98]-[.C97]" office:value-type="float" office:value="-0.363" calcext:value-type="float">
            <text:p>-0,363</text:p>
          </table:table-cell>
          <table:table-cell table:style-name="ce13" table:formula="of:=[.C98]+[.E98]-[.D97]" office:value-type="float" office:value="-0.42" calcext:value-type="float">
            <text:p>-0,420</text:p>
          </table:table-cell>
          <table:table-cell table:style-name="ce13" table:formula="of:=[.D98]+[.F98]-[.E97]" office:value-type="float" office:value="-0.465" calcext:value-type="float">
            <text:p>-0,465</text:p>
          </table:table-cell>
          <table:table-cell table:style-name="ce13" table:formula="of:=[.E98]+[.G98]-[.F97]" office:value-type="float" office:value="-0.492" calcext:value-type="float">
            <text:p>-0,492</text:p>
          </table:table-cell>
          <table:table-cell table:style-name="ce13" table:formula="of:=[.F98]+[.H98]-[.G97]" office:value-type="float" office:value="-0.295" calcext:value-type="float">
            <text:p>-0,295</text:p>
          </table:table-cell>
          <table:table-cell table:style-name="ce13" table:formula="of:=[.G98]+[.I98]-[.H97]" office:value-type="float" office:value="0.032" calcext:value-type="float">
            <text:p>0,032</text:p>
          </table:table-cell>
          <table:table-cell table:style-name="ce13" table:formula="of:=[.H98]+[.J98]-[.I97]" office:value-type="float" office:value="0.0950000000000002" calcext:value-type="float">
            <text:p>0,095</text:p>
          </table:table-cell>
          <table:table-cell table:style-name="ce13" table:formula="of:=[.I98]+[.K98]-[.J97]" office:value-type="float" office:value="0.14" calcext:value-type="float">
            <text:p>0,140</text:p>
          </table:table-cell>
          <table:table-cell table:style-name="ce13" table:formula="of:=[.J98]+[.L98]-[.K97]" office:value-type="float" office:value="0.173" calcext:value-type="float">
            <text:p>0,1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9.8" calcext:value-type="float">
            <text:p>9,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99]+[.D99]-[.C98]" office:value-type="float" office:value="-0.381" calcext:value-type="float">
            <text:p>-0,381</text:p>
          </table:table-cell>
          <table:table-cell table:style-name="ce13" table:formula="of:=[.C99]+[.E99]-[.D98]" office:value-type="float" office:value="-0.456" calcext:value-type="float">
            <text:p>-0,456</text:p>
          </table:table-cell>
          <table:table-cell table:style-name="ce13" table:formula="of:=[.D99]+[.F99]-[.E98]" office:value-type="float" office:value="-0.519" calcext:value-type="float">
            <text:p>-0,519</text:p>
          </table:table-cell>
          <table:table-cell table:style-name="ce13" table:formula="of:=[.E99]+[.G99]-[.F98]" office:value-type="float" office:value="-0.564" calcext:value-type="float">
            <text:p>-0,564</text:p>
          </table:table-cell>
          <table:table-cell table:style-name="ce13" table:formula="of:=[.F99]+[.H99]-[.G98]" office:value-type="float" office:value="-0.285" calcext:value-type="float">
            <text:p>-0,285</text:p>
          </table:table-cell>
          <table:table-cell table:style-name="ce13" table:formula="of:=[.G99]+[.I99]-[.H98]" office:value-type="float" office:value="-0.0759999999999998" calcext:value-type="float">
            <text:p>-0,076</text:p>
          </table:table-cell>
          <table:table-cell table:style-name="ce13" table:formula="of:=[.H99]+[.J99]-[.I98]" office:value-type="float" office:value="-0.0309999999999998" calcext:value-type="float">
            <text:p>-0,031</text:p>
          </table:table-cell>
          <table:table-cell table:style-name="ce13" table:formula="of:=[.I99]+[.K99]-[.J98]" office:value-type="float" office:value="0.0560000000000003" calcext:value-type="float">
            <text:p>0,056</text:p>
          </table:table-cell>
          <table:table-cell table:style-name="ce13" table:formula="of:=[.J99]+[.L99]-[.K98]" office:value-type="float" office:value="0.131" calcext:value-type="float">
            <text:p>0,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7467">
          <table:table-cell table:number-columns-repeated="20"/>
        </table:table-row>
        <table:table-row table:style-name="ro2" table:number-rows-repeated="1008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/>
    <style:style style:name="Общий_20_числовой_20_формат" style:display-name="Общий числовой формат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26:16.425000000</meta:creation-date>
    <dc:date>2025-04-10T18:10:42.090000000</dc:date>
    <meta:editing-duration>PT7H59M17S</meta:editing-duration>
    <meta:editing-cycles>18</meta:editing-cycles>
    <meta:generator>LibreOffice/7.5.0.3$Windows_X86_64 LibreOffice_project/c21113d003cd3efa8c53188764377a8272d9d6de</meta:generator>
    <meta:document-statistic meta:table-count="3" meta:cell-count="36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ffffff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2.067cm" svg:y="2.282cm" style:legend-expansion="custom" svg:width="2.277cm" svg:height="10.463cm" style:legend-expansion-aspect-ratio="0.21762400841059" chart:style-name="ch2"/>
        <chart:plot-area chart:style-name="ch3" table:cell-range-address="Лист2.A1:Лист2.L12" chart:data-source-has-labels="both" svg:x="1.031cm" svg:y="0.72cm" svg:width="20.565cm" svg:height="13.401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2.B1:Лист2.L1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2.B2:Лист2.L2" chart:label-cell-address="Лист2.A2:Лист2.A2" chart:class="chart:line">
            <chart:data-point chart:repeated="11"/>
          </chart:series>
          <chart:series chart:style-name="ch9" chart:values-cell-range-address="Лист2.B3:Лист2.L3" chart:label-cell-address="Лист2.A3:Лист2.A3" chart:class="chart:line">
            <chart:data-point chart:repeated="11"/>
          </chart:series>
          <chart:series chart:style-name="ch10" chart:values-cell-range-address="Лист2.B4:Лист2.L4" chart:label-cell-address="Лист2.A4:Лист2.A4" chart:class="chart:line">
            <chart:data-point chart:repeated="11"/>
          </chart:series>
          <chart:series chart:style-name="ch11" chart:values-cell-range-address="Лист2.B5:Лист2.L5" chart:label-cell-address="Лист2.A5:Лист2.A5" chart:class="chart:line">
            <chart:data-point chart:repeated="11"/>
          </chart:series>
          <chart:series chart:style-name="ch12" chart:values-cell-range-address="Лист2.B6:Лист2.L6" chart:label-cell-address="Лист2.A6:Лист2.A6" chart:class="chart:line">
            <chart:data-point chart:repeated="11"/>
          </chart:series>
          <chart:series chart:style-name="ch13" chart:values-cell-range-address="Лист2.B7:Лист2.L7" chart:label-cell-address="Лист2.A7:Лист2.A7" chart:class="chart:line">
            <chart:data-point chart:repeated="11"/>
          </chart:series>
          <chart:series chart:style-name="ch14" chart:values-cell-range-address="Лист2.B8:Лист2.L8" chart:label-cell-address="Лист2.A8:Лист2.A8" chart:class="chart:line">
            <chart:data-point chart:repeated="11"/>
          </chart:series>
          <chart:series chart:style-name="ch15" chart:values-cell-range-address="Лист2.B9:Лист2.L9" chart:label-cell-address="Лист2.A9:Лист2.A9" chart:class="chart:line">
            <chart:data-point chart:repeated="11"/>
          </chart:series>
          <chart:series chart:style-name="ch16" chart:values-cell-range-address="Лист2.B10:Лист2.L10" chart:label-cell-address="Лист2.A10:Лист2.A10" chart:class="chart:line">
            <chart:data-point chart:repeated="11"/>
          </chart:series>
          <chart:series chart:style-name="ch17" chart:values-cell-range-address="Лист2.B11:Лист2.L11" chart:label-cell-address="Лист2.A11:Лист2.A11" chart:class="chart:line">
            <chart:data-point chart:repeated="11"/>
          </chart:series>
          <chart:series chart:style-name="ch18" chart:values-cell-range-address="Лист2.B12:Лист2.L12" chart:label-cell-address="Лист2.A12:Лист2.A1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2.B1:Лист2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0,0</text:p>
                <draw:g>
                  <svg:desc>Лист2.A2:Лист2.A2</svg:desc>
                </draw:g>
              </table:table-cell>
              <table:table-cell office:value-type="float" office:value="-0">
                <text:p>-0</text:p>
                <draw:g>
                  <svg:desc>Лист2.B2:Лист2.L2</svg:desc>
                </draw:g>
              </table:table-cell>
              <table:table-cell office:value-type="float" office:value="-0.099">
                <text:p>-0.099</text:p>
              </table:table-cell>
              <table:table-cell office:value-type="float" office:value="-0.192">
                <text:p>-0.192</text:p>
              </table:table-cell>
              <table:table-cell office:value-type="float" office:value="-0.273">
                <text:p>-0.273</text:p>
              </table:table-cell>
              <table:table-cell office:value-type="float" office:value="-0.336">
                <text:p>-0.336</text:p>
              </table:table-cell>
              <table:table-cell office:value-type="float" office:value="-0.375">
                <text:p>-0.375</text:p>
              </table:table-cell>
              <table:table-cell office:value-type="float" office:value="-0.384">
                <text:p>-0.384</text:p>
              </table:table-cell>
              <table:table-cell office:value-type="float" office:value="-0.357">
                <text:p>-0.357</text:p>
              </table:table-cell>
              <table:table-cell office:value-type="float" office:value="-0.288">
                <text:p>-0.288</text:p>
              </table:table-cell>
              <table:table-cell office:value-type="float" office:value="-0.171">
                <text:p>-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1</text:p>
                <draw:g>
                  <svg:desc>Лист2.A3:Лист2.A3</svg:desc>
                </draw:g>
              </table:table-cell>
              <table:table-cell office:value-type="float" office:value="0">
                <text:p>0</text:p>
                <draw:g>
                  <svg:desc>Лист2.B3:Лист2.L3</svg:desc>
                </draw:g>
              </table:table-cell>
              <table:table-cell office:value-type="float" office:value="-0.099">
                <text:p>-0.099</text:p>
              </table:table-cell>
              <table:table-cell office:value-type="float" office:value="-0.192">
                <text:p>-0.192</text:p>
              </table:table-cell>
              <table:table-cell office:value-type="float" office:value="-0.273">
                <text:p>-0.273</text:p>
              </table:table-cell>
              <table:table-cell office:value-type="float" office:value="-0.336">
                <text:p>-0.336</text:p>
              </table:table-cell>
              <table:table-cell office:value-type="float" office:value="-0.375">
                <text:p>-0.375</text:p>
              </table:table-cell>
              <table:table-cell office:value-type="float" office:value="-0.384">
                <text:p>-0.384</text:p>
              </table:table-cell>
              <table:table-cell office:value-type="float" office:value="-0.357">
                <text:p>-0.357</text:p>
              </table:table-cell>
              <table:table-cell office:value-type="float" office:value="-0.288">
                <text:p>-0.288</text:p>
              </table:table-cell>
              <table:table-cell office:value-type="float" office:value="-0.171">
                <text:p>-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2</text:p>
                <draw:g>
                  <svg:desc>Лист2.A4:Лист2.A4</svg:desc>
                </draw:g>
              </table:table-cell>
              <table:table-cell office:value-type="float" office:value="0">
                <text:p>0</text:p>
                <draw:g>
                  <svg:desc>Лист2.B4:Лист2.L4</svg:desc>
                </draw:g>
              </table:table-cell>
              <table:table-cell office:value-type="float" office:value="-0.093">
                <text:p>-0.093</text:p>
              </table:table-cell>
              <table:table-cell office:value-type="float" office:value="-0.18">
                <text:p>-0.18</text:p>
              </table:table-cell>
              <table:table-cell office:value-type="float" office:value="-0.255">
                <text:p>-0.255</text:p>
              </table:table-cell>
              <table:table-cell office:value-type="float" office:value="-0.312">
                <text:p>-0.312</text:p>
              </table:table-cell>
              <table:table-cell office:value-type="float" office:value="-0.345">
                <text:p>-0.345</text:p>
              </table:table-cell>
              <table:table-cell office:value-type="float" office:value="-0.348">
                <text:p>-0.348</text:p>
              </table:table-cell>
              <table:table-cell office:value-type="float" office:value="-0.315">
                <text:p>-0.315</text:p>
              </table:table-cell>
              <table:table-cell office:value-type="float" office:value="-0.24">
                <text:p>-0.24</text:p>
              </table:table-cell>
              <table:table-cell office:value-type="float" office:value="-0.117">
                <text:p>-0.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</text:p>
                <draw:g>
                  <svg:desc>Лист2.A5:Лист2.A5</svg:desc>
                </draw:g>
              </table:table-cell>
              <table:table-cell office:value-type="float" office:value="0">
                <text:p>0</text:p>
                <draw:g>
                  <svg:desc>Лист2.B5:Лист2.L5</svg:desc>
                </draw:g>
              </table:table-cell>
              <table:table-cell office:value-type="float" office:value="-0.081">
                <text:p>-0.081</text:p>
              </table:table-cell>
              <table:table-cell office:value-type="float" office:value="-0.156">
                <text:p>-0.156</text:p>
              </table:table-cell>
              <table:table-cell office:value-type="float" office:value="-0.219">
                <text:p>-0.219</text:p>
              </table:table-cell>
              <table:table-cell office:value-type="float" office:value="-0.264">
                <text:p>-0.264</text:p>
              </table:table-cell>
              <table:table-cell office:value-type="float" office:value="-0.285">
                <text:p>-0.285</text:p>
              </table:table-cell>
              <table:table-cell office:value-type="float" office:value="-0.276">
                <text:p>-0.276</text:p>
              </table:table-cell>
              <table:table-cell office:value-type="float" office:value="-0.231">
                <text:p>-0.231</text:p>
              </table:table-cell>
              <table:table-cell office:value-type="float" office:value="-0.144">
                <text:p>-0.144</text:p>
              </table:table-cell>
              <table:table-cell office:value-type="float" office:value="-0.069">
                <text:p>-0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4</text:p>
                <draw:g>
                  <svg:desc>Лист2.A6:Лист2.A6</svg:desc>
                </draw:g>
              </table:table-cell>
              <table:table-cell office:value-type="float" office:value="0">
                <text:p>0</text:p>
                <draw:g>
                  <svg:desc>Лист2.B6:Лист2.L6</svg:desc>
                </draw:g>
              </table:table-cell>
              <table:table-cell office:value-type="float" office:value="-0.063">
                <text:p>-0.063</text:p>
              </table:table-cell>
              <table:table-cell office:value-type="float" office:value="-0.12">
                <text:p>-0.12</text:p>
              </table:table-cell>
              <table:table-cell office:value-type="float" office:value="-0.165">
                <text:p>-0.165</text:p>
              </table:table-cell>
              <table:table-cell office:value-type="float" office:value="-0.192">
                <text:p>-0.192</text:p>
              </table:table-cell>
              <table:table-cell office:value-type="float" office:value="-0.195">
                <text:p>-0.195</text:p>
              </table:table-cell>
              <table:table-cell office:value-type="float" office:value="-0.168">
                <text:p>-0.168</text:p>
              </table:table-cell>
              <table:table-cell office:value-type="float" office:value="-0.105">
                <text:p>-0.105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-0.0270000000000001">
                <text:p>-0.02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</text:p>
                <draw:g>
                  <svg:desc>Лист2.A7:Лист2.A7</svg:desc>
                </draw:g>
              </table:table-cell>
              <table:table-cell office:value-type="float" office:value="0">
                <text:p>0</text:p>
                <draw:g>
                  <svg:desc>Лист2.B7:Лист2.L7</svg:desc>
                </draw:g>
              </table:table-cell>
              <table:table-cell office:value-type="float" office:value="-0.039">
                <text:p>-0.039</text:p>
              </table:table-cell>
              <table:table-cell office:value-type="float" office:value="-0.0719999999999999">
                <text:p>-0.0719999999999999</text:p>
              </table:table-cell>
              <table:table-cell office:value-type="float" office:value="-0.0929999999999999">
                <text:p>-0.0929999999999999</text:p>
              </table:table-cell>
              <table:table-cell office:value-type="float" office:value="-0.0959999999999998">
                <text:p>-0.0959999999999998</text:p>
              </table:table-cell>
              <table:table-cell office:value-type="float" office:value="-0.0749999999999999">
                <text:p>-0.0749999999999999</text:p>
              </table:table-cell>
              <table:table-cell office:value-type="float" office:value="-0.0239999999999999">
                <text:p>-0.02399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  <table:table-cell office:value-type="float" office:value="0.00899999999999998">
                <text:p>0.0089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</text:p>
                <draw:g>
                  <svg:desc>Лист2.A8:Лист2.A8</svg:desc>
                </draw:g>
              </table:table-cell>
              <table:table-cell office:value-type="float" office:value="0">
                <text:p>0</text:p>
                <draw:g>
                  <svg:desc>Лист2.B8:Лист2.L8</svg:desc>
                </draw:g>
              </table:table-cell>
              <table:table-cell office:value-type="float" office:value="-0.00899999999999995">
                <text:p>-0.00899999999999995</text:p>
              </table:table-cell>
              <table:table-cell office:value-type="float" office:value="-0.0119999999999999">
                <text:p>-0.0119999999999999</text:p>
              </table:table-cell>
              <table:table-cell office:value-type="float" office:value="-0.00299999999999981">
                <text:p>-0.00299999999999981</text:p>
              </table:table-cell>
              <table:table-cell office:value-type="float" office:value="0.0240000000000001">
                <text:p>0.0240000000000001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96">
                <text:p>0.096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072">
                <text:p>0.072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7</text:p>
                <draw:g>
                  <svg:desc>Лист2.A9:Лист2.A9</svg:desc>
                </draw:g>
              </table:table-cell>
              <table:table-cell office:value-type="float" office:value="0">
                <text:p>0</text:p>
                <draw:g>
                  <svg:desc>Лист2.B9:Лист2.L9</svg:desc>
                </draw:g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600000000000002">
                <text:p>0.0600000000000002</text:p>
              </table:table-cell>
              <table:table-cell office:value-type="float" office:value="0.105">
                <text:p>0.105</text:p>
              </table:table-cell>
              <table:table-cell office:value-type="float" office:value="0.168">
                <text:p>0.168</text:p>
              </table:table-cell>
              <table:table-cell office:value-type="float" office:value="0.195">
                <text:p>0.195</text:p>
              </table:table-cell>
              <table:table-cell office:value-type="float" office:value="0.192">
                <text:p>0.192</text:p>
              </table:table-cell>
              <table:table-cell office:value-type="float" office:value="0.165">
                <text:p>0.165</text:p>
              </table:table-cell>
              <table:table-cell office:value-type="float" office:value="0.12">
                <text:p>0.12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8</text:p>
                <draw:g>
                  <svg:desc>Лист2.A10:Лист2.A10</svg:desc>
                </draw:g>
              </table:table-cell>
              <table:table-cell office:value-type="float" office:value="0">
                <text:p>0</text:p>
                <draw:g>
                  <svg:desc>Лист2.B10:Лист2.L10</svg:desc>
                </draw:g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144">
                <text:p>0.144</text:p>
              </table:table-cell>
              <table:table-cell office:value-type="float" office:value="0.231">
                <text:p>0.231</text:p>
              </table:table-cell>
              <table:table-cell office:value-type="float" office:value="0.276">
                <text:p>0.276</text:p>
              </table:table-cell>
              <table:table-cell office:value-type="float" office:value="0.285">
                <text:p>0.285</text:p>
              </table:table-cell>
              <table:table-cell office:value-type="float" office:value="0.264">
                <text:p>0.264</text:p>
              </table:table-cell>
              <table:table-cell office:value-type="float" office:value="0.219">
                <text:p>0.219</text:p>
              </table:table-cell>
              <table:table-cell office:value-type="float" office:value="0.156">
                <text:p>0.156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9</text:p>
                <draw:g>
                  <svg:desc>Лист2.A11:Лист2.A11</svg:desc>
                </draw:g>
              </table:table-cell>
              <table:table-cell office:value-type="float" office:value="0">
                <text:p>0</text:p>
                <draw:g>
                  <svg:desc>Лист2.B11:Лист2.L11</svg:desc>
                </draw:g>
              </table:table-cell>
              <table:table-cell office:value-type="float" office:value="0.117">
                <text:p>0.117</text:p>
              </table:table-cell>
              <table:table-cell office:value-type="float" office:value="0.24">
                <text:p>0.24</text:p>
              </table:table-cell>
              <table:table-cell office:value-type="float" office:value="0.315">
                <text:p>0.315</text:p>
              </table:table-cell>
              <table:table-cell office:value-type="float" office:value="0.348">
                <text:p>0.348</text:p>
              </table:table-cell>
              <table:table-cell office:value-type="float" office:value="0.345">
                <text:p>0.345</text:p>
              </table:table-cell>
              <table:table-cell office:value-type="float" office:value="0.312">
                <text:p>0.312</text:p>
              </table:table-cell>
              <table:table-cell office:value-type="float" office:value="0.255">
                <text:p>0.255</text:p>
              </table:table-cell>
              <table:table-cell office:value-type="float" office:value="0.18">
                <text:p>0.18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0</text:p>
                <draw:g>
                  <svg:desc>Лист2.A12:Лист2.A12</svg:desc>
                </draw:g>
              </table:table-cell>
              <table:table-cell office:value-type="float" office:value="0">
                <text:p>0</text:p>
                <draw:g>
                  <svg:desc>Лист2.B12:Лист2.L12</svg:desc>
                </draw:g>
              </table:table-cell>
              <table:table-cell office:value-type="float" office:value="0.171">
                <text:p>0.171</text:p>
              </table:table-cell>
              <table:table-cell office:value-type="float" office:value="0.288">
                <text:p>0.288</text:p>
              </table:table-cell>
              <table:table-cell office:value-type="float" office:value="0.357">
                <text:p>0.357</text:p>
              </table:table-cell>
              <table:table-cell office:value-type="float" office:value="0.384">
                <text:p>0.384</text:p>
              </table:table-cell>
              <table:table-cell office:value-type="float" office:value="0.375">
                <text:p>0.375</text:p>
              </table:table-cell>
              <table:table-cell office:value-type="float" office:value="0.336">
                <text:p>0.336</text:p>
              </table:table-cell>
              <table:table-cell office:value-type="float" office:value="0.273">
                <text:p>0.273</text:p>
              </table:table-cell>
              <table:table-cell office:value-type="float" office:value="0.192">
                <text:p>0.192</text:p>
              </table:table-cell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ffffff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2.067cm" svg:y="2.282cm" style:legend-expansion="custom" svg:width="3.581cm" svg:height="10.463cm" style:legend-expansion-aspect-ratio="0.342253655739272" chart:style-name="ch2"/>
        <chart:plot-area chart:style-name="ch3" table:cell-range-address="Лист3.A1:Лист3.L21" chart:data-source-has-labels="both" svg:x="1.031cm" svg:y="0.72cm" svg:width="20.565cm" svg:height="13.401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3.B1:Лист3.L1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3.B2:Лист3.L2" chart:label-cell-address="Лист3.A2:Лист3.A2" chart:class="chart:line">
            <chart:data-point chart:repeated="11"/>
          </chart:series>
          <chart:series chart:style-name="ch9" chart:values-cell-range-address="Лист3.B3:Лист3.L3" chart:label-cell-address="Лист3.A3:Лист3.A3" chart:class="chart:line">
            <chart:data-point chart:repeated="11"/>
          </chart:series>
          <chart:series chart:style-name="ch10" chart:values-cell-range-address="Лист3.B4:Лист3.L4" chart:label-cell-address="Лист3.A4:Лист3.A4" chart:class="chart:line">
            <chart:data-point chart:repeated="11"/>
          </chart:series>
          <chart:series chart:style-name="ch11" chart:values-cell-range-address="Лист3.B5:Лист3.L5" chart:label-cell-address="Лист3.A5:Лист3.A5" chart:class="chart:line">
            <chart:data-point chart:repeated="11"/>
          </chart:series>
          <chart:series chart:style-name="ch12" chart:values-cell-range-address="Лист3.B6:Лист3.L6" chart:label-cell-address="Лист3.A6:Лист3.A6" chart:class="chart:line">
            <chart:data-point chart:repeated="11"/>
          </chart:series>
          <chart:series chart:style-name="ch13" chart:values-cell-range-address="Лист3.B7:Лист3.L7" chart:label-cell-address="Лист3.A7:Лист3.A7" chart:class="chart:line">
            <chart:data-point chart:repeated="11"/>
          </chart:series>
          <chart:series chart:style-name="ch14" chart:values-cell-range-address="Лист3.B8:Лист3.L8" chart:label-cell-address="Лист3.A8:Лист3.A8" chart:class="chart:line">
            <chart:data-point chart:repeated="11"/>
          </chart:series>
          <chart:series chart:style-name="ch15" chart:values-cell-range-address="Лист3.B9:Лист3.L9" chart:label-cell-address="Лист3.A9:Лист3.A9" chart:class="chart:line">
            <chart:data-point chart:repeated="11"/>
          </chart:series>
          <chart:series chart:style-name="ch16" chart:values-cell-range-address="Лист3.B10:Лист3.L10" chart:label-cell-address="Лист3.A10:Лист3.A10" chart:class="chart:line">
            <chart:data-point chart:repeated="11"/>
          </chart:series>
          <chart:series chart:style-name="ch17" chart:values-cell-range-address="Лист3.B11:Лист3.L11" chart:label-cell-address="Лист3.A11:Лист3.A11" chart:class="chart:line">
            <chart:data-point chart:repeated="11"/>
          </chart:series>
          <chart:series chart:style-name="ch18" chart:values-cell-range-address="Лист3.B12:Лист3.L12" chart:label-cell-address="Лист3.A12:Лист3.A12" chart:class="chart:line">
            <chart:data-point chart:repeated="11"/>
          </chart:series>
          <chart:series chart:style-name="ch19" chart:values-cell-range-address="Лист3.B13:Лист3.L13" chart:label-cell-address="Лист3.A13:Лист3.A13" chart:class="chart:line">
            <chart:data-point chart:repeated="11"/>
          </chart:series>
          <chart:series chart:style-name="ch20" chart:values-cell-range-address="Лист3.B14:Лист3.L14" chart:label-cell-address="Лист3.A14:Лист3.A14" chart:class="chart:line">
            <chart:data-point chart:repeated="11"/>
          </chart:series>
          <chart:series chart:style-name="ch9" chart:values-cell-range-address="Лист3.B15:Лист3.L15" chart:label-cell-address="Лист3.A15:Лист3.A15" chart:class="chart:line">
            <chart:data-point chart:repeated="11"/>
          </chart:series>
          <chart:series chart:style-name="ch10" chart:values-cell-range-address="Лист3.B16:Лист3.L16" chart:label-cell-address="Лист3.A16:Лист3.A16" chart:class="chart:line">
            <chart:data-point chart:repeated="11"/>
          </chart:series>
          <chart:series chart:style-name="ch11" chart:values-cell-range-address="Лист3.B17:Лист3.L17" chart:label-cell-address="Лист3.A17:Лист3.A17" chart:class="chart:line">
            <chart:data-point chart:repeated="11"/>
          </chart:series>
          <chart:series chart:style-name="ch12" chart:values-cell-range-address="Лист3.B18:Лист3.L18" chart:label-cell-address="Лист3.A18:Лист3.A18" chart:class="chart:line">
            <chart:data-point chart:repeated="11"/>
          </chart:series>
          <chart:series chart:style-name="ch13" chart:values-cell-range-address="Лист3.B19:Лист3.L19" chart:label-cell-address="Лист3.A19:Лист3.A19" chart:class="chart:line">
            <chart:data-point chart:repeated="11"/>
          </chart:series>
          <chart:series chart:style-name="ch14" chart:values-cell-range-address="Лист3.B20:Лист3.L20" chart:label-cell-address="Лист3.A20:Лист3.A20" chart:class="chart:line">
            <chart:data-point chart:repeated="11"/>
          </chart:series>
          <chart:series chart:style-name="ch15" chart:values-cell-range-address="Лист3.B21:Лист3.L21" chart:label-cell-address="Лист3.A21:Лист3.A21" chart:class="chart:line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3.B1:Лист3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0,0</text:p>
                <draw:g>
                  <svg:desc>Лист3.A2:Лист3.A2</svg:desc>
                </draw:g>
              </table:table-cell>
              <table:table-cell office:value-type="float" office:value="-0">
                <text:p>-0</text:p>
                <draw:g>
                  <svg:desc>Лист3.B2:Лист3.L2</svg:desc>
                </draw:g>
              </table:table-cell>
              <table:table-cell office:value-type="float" office:value="-0.099">
                <text:p>-0.099</text:p>
              </table:table-cell>
              <table:table-cell office:value-type="float" office:value="-0.192">
                <text:p>-0.192</text:p>
              </table:table-cell>
              <table:table-cell office:value-type="float" office:value="-0.273">
                <text:p>-0.273</text:p>
              </table:table-cell>
              <table:table-cell office:value-type="float" office:value="-0.336">
                <text:p>-0.336</text:p>
              </table:table-cell>
              <table:table-cell office:value-type="float" office:value="-0.375">
                <text:p>-0.375</text:p>
              </table:table-cell>
              <table:table-cell office:value-type="float" office:value="-0.384">
                <text:p>-0.384</text:p>
              </table:table-cell>
              <table:table-cell office:value-type="float" office:value="-0.357">
                <text:p>-0.357</text:p>
              </table:table-cell>
              <table:table-cell office:value-type="float" office:value="-0.288">
                <text:p>-0.288</text:p>
              </table:table-cell>
              <table:table-cell office:value-type="float" office:value="-0.171">
                <text:p>-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1</text:p>
                <draw:g>
                  <svg:desc>Лист3.A3:Лист3.A3</svg:desc>
                </draw:g>
              </table:table-cell>
              <table:table-cell office:value-type="float" office:value="0">
                <text:p>0</text:p>
                <draw:g>
                  <svg:desc>Лист3.B3:Лист3.L3</svg:desc>
                </draw:g>
              </table:table-cell>
              <table:table-cell office:value-type="float" office:value="-0.099">
                <text:p>-0.099</text:p>
              </table:table-cell>
              <table:table-cell office:value-type="float" office:value="0.108">
                <text:p>0.108</text:p>
              </table:table-cell>
              <table:table-cell office:value-type="float" office:value="0.027">
                <text:p>0.027</text:p>
              </table:table-cell>
              <table:table-cell office:value-type="float" office:value="-0.336">
                <text:p>-0.336</text:p>
              </table:table-cell>
              <table:table-cell office:value-type="float" office:value="-0.375">
                <text:p>-0.375</text:p>
              </table:table-cell>
              <table:table-cell office:value-type="float" office:value="-0.384">
                <text:p>-0.384</text:p>
              </table:table-cell>
              <table:table-cell office:value-type="float" office:value="-0.557">
                <text:p>-0.557</text:p>
              </table:table-cell>
              <table:table-cell office:value-type="float" office:value="-0.488">
                <text:p>-0.488</text:p>
              </table:table-cell>
              <table:table-cell office:value-type="float" office:value="-0.171">
                <text:p>-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2</text:p>
                <draw:g>
                  <svg:desc>Лист3.A4:Лист3.A4</svg:desc>
                </draw:g>
              </table:table-cell>
              <table:table-cell office:value-type="float" office:value="0">
                <text:p>0</text:p>
                <draw:g>
                  <svg:desc>Лист3.B4:Лист3.L4</svg:desc>
                </draw:g>
              </table:table-cell>
              <table:table-cell office:value-type="float" office:value="0.207">
                <text:p>0.207</text:p>
              </table:table-cell>
              <table:table-cell office:value-type="float" office:value="0.12">
                <text:p>0.12</text:p>
              </table:table-cell>
              <table:table-cell office:value-type="float" office:value="0.045">
                <text:p>0.045</text:p>
              </table:table-cell>
              <table:table-cell office:value-type="float" office:value="-0.012">
                <text:p>-0.012</text:p>
              </table:table-cell>
              <table:table-cell office:value-type="float" office:value="-0.345">
                <text:p>-0.345</text:p>
              </table:table-cell>
              <table:table-cell office:value-type="float" office:value="-0.548">
                <text:p>-0.548</text:p>
              </table:table-cell>
              <table:table-cell office:value-type="float" office:value="-0.515">
                <text:p>-0.515</text:p>
              </table:table-cell>
              <table:table-cell office:value-type="float" office:value="-0.44">
                <text:p>-0.44</text:p>
              </table:table-cell>
              <table:table-cell office:value-type="float" office:value="-0.317">
                <text:p>-0.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</text:p>
                <draw:g>
                  <svg:desc>Лист3.A5:Лист3.A5</svg:desc>
                </draw:g>
              </table:table-cell>
              <table:table-cell office:value-type="float" office:value="0">
                <text:p>0</text:p>
                <draw:g>
                  <svg:desc>Лист3.B5:Лист3.L5</svg:desc>
                </draw:g>
              </table:table-cell>
              <table:table-cell office:value-type="float" office:value="0.219">
                <text:p>0.219</text:p>
              </table:table-cell>
              <table:table-cell office:value-type="float" office:value="0.144">
                <text:p>0.144</text:p>
              </table:table-cell>
              <table:table-cell office:value-type="float" office:value="0.081">
                <text:p>0.081</text:p>
              </table:table-cell>
              <table:table-cell office:value-type="float" office:value="0.0360000000000001">
                <text:p>0.0360000000000001</text:p>
              </table:table-cell>
              <table:table-cell office:value-type="float" office:value="-0.185">
                <text:p>-0.185</text:p>
              </table:table-cell>
              <table:table-cell office:value-type="float" office:value="-0.476">
                <text:p>-0.476</text:p>
              </table:table-cell>
              <table:table-cell office:value-type="float" office:value="-0.431">
                <text:p>-0.431</text:p>
              </table:table-cell>
              <table:table-cell office:value-type="float" office:value="-0.344">
                <text:p>-0.344</text:p>
              </table:table-cell>
              <table:table-cell office:value-type="float" office:value="-0.269">
                <text:p>-0.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4</text:p>
                <draw:g>
                  <svg:desc>Лист3.A6:Лист3.A6</svg:desc>
                </draw:g>
              </table:table-cell>
              <table:table-cell office:value-type="float" office:value="0">
                <text:p>0</text:p>
                <draw:g>
                  <svg:desc>Лист3.B6:Лист3.L6</svg:desc>
                </draw:g>
              </table:table-cell>
              <table:table-cell office:value-type="float" office:value="-0.063">
                <text:p>-0.063</text:p>
              </table:table-cell>
              <table:table-cell office:value-type="float" office:value="0.18">
                <text:p>0.18</text:p>
              </table:table-cell>
              <table:table-cell office:value-type="float" office:value="0.135">
                <text:p>0.135</text:p>
              </table:table-cell>
              <table:table-cell office:value-type="float" office:value="-0.0919999999999998">
                <text:p>-0.0919999999999998</text:p>
              </table:table-cell>
              <table:table-cell office:value-type="float" office:value="-0.0949999999999998">
                <text:p>-0.0949999999999998</text:p>
              </table:table-cell>
              <table:table-cell office:value-type="float" office:value="-0.0679999999999998">
                <text:p>-0.0679999999999998</text:p>
              </table:table-cell>
              <table:table-cell office:value-type="float" office:value="-0.305">
                <text:p>-0.305</text:p>
              </table:table-cell>
              <table:table-cell office:value-type="float" office:value="-0.26">
                <text:p>-0.2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</text:p>
                <draw:g>
                  <svg:desc>Лист3.A7:Лист3.A7</svg:desc>
                </draw:g>
              </table:table-cell>
              <table:table-cell office:value-type="float" office:value="0">
                <text:p>0</text:p>
                <draw:g>
                  <svg:desc>Лист3.B7:Лист3.L7</svg:desc>
                </draw:g>
              </table:table-cell>
              <table:table-cell office:value-type="float" office:value="-0.039">
                <text:p>-0.039</text:p>
              </table:table-cell>
              <table:table-cell office:value-type="float" office:value="-0.0719999999999999">
                <text:p>-0.0719999999999999</text:p>
              </table:table-cell>
              <table:table-cell office:value-type="float" office:value="0.00700000000000015">
                <text:p>0.00700000000000015</text:p>
              </table:table-cell>
              <table:table-cell office:value-type="float" office:value="0.00400000000000023">
                <text:p>0.00400000000000023</text:p>
              </table:table-cell>
              <table:table-cell office:value-type="float" office:value="0.0250000000000002">
                <text:p>0.0250000000000002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103">
                <text:p>0.103</text:p>
              </table:table-cell>
              <table:table-cell office:value-type="float" office:value="0.012">
                <text:p>0.012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</text:p>
                <draw:g>
                  <svg:desc>Лист3.A8:Лист3.A8</svg:desc>
                </draw:g>
              </table:table-cell>
              <table:table-cell office:value-type="float" office:value="0">
                <text:p>0</text:p>
                <draw:g>
                  <svg:desc>Лист3.B8:Лист3.L8</svg:desc>
                </draw:g>
              </table:table-cell>
              <table:table-cell office:value-type="float" office:value="-0.00899999999999995">
                <text:p>-0.00899999999999995</text:p>
              </table:table-cell>
              <table:table-cell office:value-type="float" office:value="-0.212">
                <text:p>-0.212</text:p>
              </table:table-cell>
              <table:table-cell office:value-type="float" office:value="-0.203">
                <text:p>-0.203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  <table:table-cell office:value-type="float" office:value="0.196">
                <text:p>0.196</text:p>
              </table:table-cell>
              <table:table-cell office:value-type="float" office:value="0.393">
                <text:p>0.393</text:p>
              </table:table-cell>
              <table:table-cell office:value-type="float" office:value="0.372">
                <text:p>0.372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7</text:p>
                <draw:g>
                  <svg:desc>Лист3.A9:Лист3.A9</svg:desc>
                </draw:g>
              </table:table-cell>
              <table:table-cell office:value-type="float" office:value="0">
                <text:p>0</text:p>
                <draw:g>
                  <svg:desc>Лист3.B9:Лист3.L9</svg:desc>
                </draw:g>
              </table:table-cell>
              <table:table-cell office:value-type="float" office:value="-0.173">
                <text:p>-0.173</text:p>
              </table:table-cell>
              <table:table-cell office:value-type="float" office:value="-0.14">
                <text:p>-0.14</text:p>
              </table:table-cell>
              <table:table-cell office:value-type="float" office:value="-0.0949999999999999">
                <text:p>-0.0949999999999999</text:p>
              </table:table-cell>
              <table:table-cell office:value-type="float" office:value="-0.0319999999999999">
                <text:p>-0.0319999999999999</text:p>
              </table:table-cell>
              <table:table-cell office:value-type="float" office:value="0.295">
                <text:p>0.295</text:p>
              </table:table-cell>
              <table:table-cell office:value-type="float" office:value="0.492">
                <text:p>0.492</text:p>
              </table:table-cell>
              <table:table-cell office:value-type="float" office:value="0.465">
                <text:p>0.465</text:p>
              </table:table-cell>
              <table:table-cell office:value-type="float" office:value="0.42">
                <text:p>0.42</text:p>
              </table:table-cell>
              <table:table-cell office:value-type="float" office:value="0.363">
                <text:p>0.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8</text:p>
                <draw:g>
                  <svg:desc>Лист3.A10:Лист3.A10</svg:desc>
                </draw:g>
              </table:table-cell>
              <table:table-cell office:value-type="float" office:value="0">
                <text:p>0</text:p>
                <draw:g>
                  <svg:desc>Лист3.B10:Лист3.L10</svg:desc>
                </draw:g>
              </table:table-cell>
              <table:table-cell office:value-type="float" office:value="-0.131">
                <text:p>-0.131</text:p>
              </table:table-cell>
              <table:table-cell office:value-type="float" office:value="-0.0559999999999999">
                <text:p>-0.0559999999999999</text:p>
              </table:table-cell>
              <table:table-cell office:value-type="float" office:value="0.0310000000000001">
                <text:p>0.0310000000000001</text:p>
              </table:table-cell>
              <table:table-cell office:value-type="float" office:value="0.076">
                <text:p>0.076</text:p>
              </table:table-cell>
              <table:table-cell office:value-type="float" office:value="0.285">
                <text:p>0.285</text:p>
              </table:table-cell>
              <table:table-cell office:value-type="float" office:value="0.564">
                <text:p>0.564</text:p>
              </table:table-cell>
              <table:table-cell office:value-type="float" office:value="0.519">
                <text:p>0.519</text:p>
              </table:table-cell>
              <table:table-cell office:value-type="float" office:value="0.456">
                <text:p>0.456</text:p>
              </table:table-cell>
              <table:table-cell office:value-type="float" office:value="0.381">
                <text:p>0.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9</text:p>
                <draw:g>
                  <svg:desc>Лист3.A11:Лист3.A11</svg:desc>
                </draw:g>
              </table:table-cell>
              <table:table-cell office:value-type="float" office:value="0">
                <text:p>0</text:p>
                <draw:g>
                  <svg:desc>Лист3.B11:Лист3.L11</svg:desc>
                </draw:g>
              </table:table-cell>
              <table:table-cell office:value-type="float" office:value="0.117">
                <text:p>0.117</text:p>
              </table:table-cell>
              <table:table-cell office:value-type="float" office:value="0.04">
                <text:p>0.04</text:p>
              </table:table-cell>
              <table:table-cell office:value-type="float" office:value="0.115">
                <text:p>0.115</text:p>
              </table:table-cell>
              <table:table-cell office:value-type="float" office:value="0.348">
                <text:p>0.348</text:p>
              </table:table-cell>
              <table:table-cell office:value-type="float" office:value="0.345">
                <text:p>0.345</text:p>
              </table:table-cell>
              <table:table-cell office:value-type="float" office:value="0.312">
                <text:p>0.312</text:p>
              </table:table-cell>
              <table:table-cell office:value-type="float" office:value="0.555">
                <text:p>0.555</text:p>
              </table:table-cell>
              <table:table-cell office:value-type="float" office:value="0.48">
                <text:p>0.48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0</text:p>
                <draw:g>
                  <svg:desc>Лист3.A12:Лист3.A12</svg:desc>
                </draw:g>
              </table:table-cell>
              <table:table-cell office:value-type="float" office:value="0">
                <text:p>0</text:p>
                <draw:g>
                  <svg:desc>Лист3.B12:Лист3.L12</svg:desc>
                </draw:g>
              </table:table-cell>
              <table:table-cell office:value-type="float" office:value="0.171">
                <text:p>0.171</text:p>
              </table:table-cell>
              <table:table-cell office:value-type="float" office:value="0.288">
                <text:p>0.288</text:p>
              </table:table-cell>
              <table:table-cell office:value-type="float" office:value="0.357">
                <text:p>0.357</text:p>
              </table:table-cell>
              <table:table-cell office:value-type="float" office:value="0.384">
                <text:p>0.384</text:p>
              </table:table-cell>
              <table:table-cell office:value-type="float" office:value="0.375">
                <text:p>0.375</text:p>
              </table:table-cell>
              <table:table-cell office:value-type="float" office:value="0.336">
                <text:p>0.336</text:p>
              </table:table-cell>
              <table:table-cell office:value-type="float" office:value="0.273">
                <text:p>0.273</text:p>
              </table:table-cell>
              <table:table-cell office:value-type="float" office:value="0.192">
                <text:p>0.192</text:p>
              </table:table-cell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1</text:p>
                <draw:g>
                  <svg:desc>Лист3.A13:Лист3.A13</svg:desc>
                </draw:g>
              </table:table-cell>
              <table:table-cell office:value-type="float" office:value="0">
                <text:p>0</text:p>
                <draw:g>
                  <svg:desc>Лист3.B13:Лист3.L13</svg:desc>
                </draw:g>
              </table:table-cell>
              <table:table-cell office:value-type="float" office:value="0.171">
                <text:p>0.171</text:p>
              </table:table-cell>
              <table:table-cell office:value-type="float" office:value="0.488">
                <text:p>0.488</text:p>
              </table:table-cell>
              <table:table-cell office:value-type="float" office:value="0.557">
                <text:p>0.557</text:p>
              </table:table-cell>
              <table:table-cell office:value-type="float" office:value="0.384">
                <text:p>0.384</text:p>
              </table:table-cell>
              <table:table-cell office:value-type="float" office:value="0.375">
                <text:p>0.375</text:p>
              </table:table-cell>
              <table:table-cell office:value-type="float" office:value="0.336">
                <text:p>0.336</text:p>
              </table:table-cell>
              <table:table-cell office:value-type="float" office:value="-0.0270000000000001">
                <text:p>-0.0270000000000001</text:p>
              </table:table-cell>
              <table:table-cell office:value-type="float" office:value="-0.108">
                <text:p>-0.108</text:p>
              </table:table-cell>
              <table:table-cell office:value-type="float" office:value="0.0989999999999999">
                <text:p>0.098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2</text:p>
                <draw:g>
                  <svg:desc>Лист3.A14:Лист3.A14</svg:desc>
                </draw:g>
              </table:table-cell>
              <table:table-cell office:value-type="float" office:value="0">
                <text:p>0</text:p>
                <draw:g>
                  <svg:desc>Лист3.B14:Лист3.L14</svg:desc>
                </draw:g>
              </table:table-cell>
              <table:table-cell office:value-type="float" office:value="0.317">
                <text:p>0.317</text:p>
              </table:table-cell>
              <table:table-cell office:value-type="float" office:value="0.44">
                <text:p>0.44</text:p>
              </table:table-cell>
              <table:table-cell office:value-type="float" office:value="0.515">
                <text:p>0.515</text:p>
              </table:table-cell>
              <table:table-cell office:value-type="float" office:value="0.548">
                <text:p>0.548</text:p>
              </table:table-cell>
              <table:table-cell office:value-type="float" office:value="0.345">
                <text:p>0.345</text:p>
              </table:table-cell>
              <table:table-cell office:value-type="float" office:value="0.0119999999999998">
                <text:p>0.01199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-0.12">
                <text:p>-0.12</text:p>
              </table:table-cell>
              <table:table-cell office:value-type="float" office:value="-0.207">
                <text:p>-0.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3</text:p>
                <draw:g>
                  <svg:desc>Лист3.A15:Лист3.A15</svg:desc>
                </draw:g>
              </table:table-cell>
              <table:table-cell office:value-type="float" office:value="0">
                <text:p>0</text:p>
                <draw:g>
                  <svg:desc>Лист3.B15:Лист3.L15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0.344">
                <text:p>0.344</text:p>
              </table:table-cell>
              <table:table-cell office:value-type="float" office:value="0.431">
                <text:p>0.431</text:p>
              </table:table-cell>
              <table:table-cell office:value-type="float" office:value="0.476">
                <text:p>0.476</text:p>
              </table:table-cell>
              <table:table-cell office:value-type="float" office:value="0.185">
                <text:p>0.185</text:p>
              </table:table-cell>
              <table:table-cell office:value-type="float" office:value="-0.0360000000000001">
                <text:p>-0.0360000000000001</text:p>
              </table:table-cell>
              <table:table-cell office:value-type="float" office:value="-0.0810000000000002">
                <text:p>-0.0810000000000002</text:p>
              </table:table-cell>
              <table:table-cell office:value-type="float" office:value="-0.144">
                <text:p>-0.144</text:p>
              </table:table-cell>
              <table:table-cell office:value-type="float" office:value="-0.219">
                <text:p>-0.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4</text:p>
                <draw:g>
                  <svg:desc>Лист3.A16:Лист3.A16</svg:desc>
                </draw:g>
              </table:table-cell>
              <table:table-cell office:value-type="float" office:value="0">
                <text:p>0</text:p>
                <draw:g>
                  <svg:desc>Лист3.B16:Лист3.L16</svg:desc>
                </draw:g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26">
                <text:p>0.26</text:p>
              </table:table-cell>
              <table:table-cell office:value-type="float" office:value="0.305">
                <text:p>0.305</text:p>
              </table:table-cell>
              <table:table-cell office:value-type="float" office:value="0.0679999999999997">
                <text:p>0.0679999999999997</text:p>
              </table:table-cell>
              <table:table-cell office:value-type="float" office:value="0.0949999999999999">
                <text:p>0.0949999999999999</text:p>
              </table:table-cell>
              <table:table-cell office:value-type="float" office:value="0.0919999999999998">
                <text:p>0.0919999999999998</text:p>
              </table:table-cell>
              <table:table-cell office:value-type="float" office:value="-0.135">
                <text:p>-0.135</text:p>
              </table:table-cell>
              <table:table-cell office:value-type="float" office:value="-0.18">
                <text:p>-0.18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5</text:p>
                <draw:g>
                  <svg:desc>Лист3.A17:Лист3.A17</svg:desc>
                </draw:g>
              </table:table-cell>
              <table:table-cell office:value-type="float" office:value="0">
                <text:p>0</text:p>
                <draw:g>
                  <svg:desc>Лист3.B17:Лист3.L17</svg:desc>
                </draw:g>
              </table:table-cell>
              <table:table-cell office:value-type="float" office:value="-0.00900000000000018">
                <text:p>-0.00900000000000018</text:p>
              </table:table-cell>
              <table:table-cell office:value-type="float" office:value="-0.012">
                <text:p>-0.012</text:p>
              </table:table-cell>
              <table:table-cell office:value-type="float" office:value="-0.103">
                <text:p>-0.103</text:p>
              </table:table-cell>
              <table:table-cell office:value-type="float" office:value="-0.076">
                <text:p>-0.076</text:p>
              </table:table-cell>
              <table:table-cell office:value-type="float" office:value="-0.0250000000000002">
                <text:p>-0.0250000000000002</text:p>
              </table:table-cell>
              <table:table-cell office:value-type="float" office:value="-0.00400000000000012">
                <text:p>-0.00400000000000012</text:p>
              </table:table-cell>
              <table:table-cell office:value-type="float" office:value="-0.00700000000000012">
                <text:p>-0.00700000000000012</text:p>
              </table:table-cell>
              <table:table-cell office:value-type="float" office:value="0.0719999999999998">
                <text:p>0.0719999999999998</text:p>
              </table:table-cell>
              <table:table-cell office:value-type="float" office:value="0.0389999999999999">
                <text:p>0.038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6</text:p>
                <draw:g>
                  <svg:desc>Лист3.A18:Лист3.A18</svg:desc>
                </draw:g>
              </table:table-cell>
              <table:table-cell office:value-type="float" office:value="0">
                <text:p>0</text:p>
                <draw:g>
                  <svg:desc>Лист3.B18:Лист3.L18</svg:desc>
                </draw:g>
              </table:table-cell>
              <table:table-cell office:value-type="float" office:value="-0.0389999999999999">
                <text:p>-0.0389999999999999</text:p>
              </table:table-cell>
              <table:table-cell office:value-type="float" office:value="-0.372">
                <text:p>-0.372</text:p>
              </table:table-cell>
              <table:table-cell office:value-type="float" office:value="-0.393">
                <text:p>-0.393</text:p>
              </table:table-cell>
              <table:table-cell office:value-type="float" office:value="-0.196">
                <text:p>-0.196</text:p>
              </table:table-cell>
              <table:table-cell office:value-type="float" office:value="-0.175">
                <text:p>-0.175</text:p>
              </table:table-cell>
              <table:table-cell office:value-type="float" office:value="-0.124">
                <text:p>-0.124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  <table:table-cell office:value-type="float" office:value="0.00899999999999995">
                <text:p>0.0089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7</text:p>
                <draw:g>
                  <svg:desc>Лист3.A19:Лист3.A19</svg:desc>
                </draw:g>
              </table:table-cell>
              <table:table-cell office:value-type="float" office:value="0">
                <text:p>0</text:p>
                <draw:g>
                  <svg:desc>Лист3.B19:Лист3.L19</svg:desc>
                </draw:g>
              </table:table-cell>
              <table:table-cell office:value-type="float" office:value="-0.363">
                <text:p>-0.363</text:p>
              </table:table-cell>
              <table:table-cell office:value-type="float" office:value="-0.42">
                <text:p>-0.42</text:p>
              </table:table-cell>
              <table:table-cell office:value-type="float" office:value="-0.465">
                <text:p>-0.465</text:p>
              </table:table-cell>
              <table:table-cell office:value-type="float" office:value="-0.492">
                <text:p>-0.492</text:p>
              </table:table-cell>
              <table:table-cell office:value-type="float" office:value="-0.295">
                <text:p>-0.295</text:p>
              </table:table-cell>
              <table:table-cell office:value-type="float" office:value="0.0319999999999999">
                <text:p>0.0319999999999999</text:p>
              </table:table-cell>
              <table:table-cell office:value-type="float" office:value="0.0949999999999999">
                <text:p>0.0949999999999999</text:p>
              </table:table-cell>
              <table:table-cell office:value-type="float" office:value="0.14">
                <text:p>0.14</text:p>
              </table:table-cell>
              <table:table-cell office:value-type="float" office:value="0.173">
                <text:p>0.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8</text:p>
                <draw:g>
                  <svg:desc>Лист3.A20:Лист3.A20</svg:desc>
                </draw:g>
              </table:table-cell>
              <table:table-cell office:value-type="float" office:value="0">
                <text:p>0</text:p>
                <draw:g>
                  <svg:desc>Лист3.B20:Лист3.L20</svg:desc>
                </draw:g>
              </table:table-cell>
              <table:table-cell office:value-type="float" office:value="-0.381">
                <text:p>-0.381</text:p>
              </table:table-cell>
              <table:table-cell office:value-type="float" office:value="-0.456">
                <text:p>-0.456</text:p>
              </table:table-cell>
              <table:table-cell office:value-type="float" office:value="-0.519">
                <text:p>-0.519</text:p>
              </table:table-cell>
              <table:table-cell office:value-type="float" office:value="-0.564">
                <text:p>-0.564</text:p>
              </table:table-cell>
              <table:table-cell office:value-type="float" office:value="-0.285">
                <text:p>-0.285</text:p>
              </table:table-cell>
              <table:table-cell office:value-type="float" office:value="-0.076">
                <text:p>-0.076</text:p>
              </table:table-cell>
              <table:table-cell office:value-type="float" office:value="-0.031">
                <text:p>-0.031</text:p>
              </table:table-cell>
              <table:table-cell office:value-type="float" office:value="0.0559999999999999">
                <text:p>0.0559999999999999</text:p>
              </table:table-cell>
              <table:table-cell office:value-type="float" office:value="0.131">
                <text:p>0.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9</text:p>
                <draw:g>
                  <svg:desc>Лист3.A21:Лист3.A21</svg:desc>
                </draw:g>
              </table:table-cell>
              <table:table-cell office:value-type="float" office:value="0">
                <text:p>0</text:p>
                <draw:g>
                  <svg:desc>Лист3.B21:Лист3.L21</svg:desc>
                </draw:g>
              </table:table-cell>
              <table:table-cell office:value-type="float" office:value="-0.0929999999999999">
                <text:p>-0.0929999999999999</text:p>
              </table:table-cell>
              <table:table-cell office:value-type="float" office:value="-0.48">
                <text:p>-0.48</text:p>
              </table:table-cell>
              <table:table-cell office:value-type="float" office:value="-0.555">
                <text:p>-0.555</text:p>
              </table:table-cell>
              <table:table-cell office:value-type="float" office:value="-0.312">
                <text:p>-0.312</text:p>
              </table:table-cell>
              <table:table-cell office:value-type="float" office:value="-0.345">
                <text:p>-0.345</text:p>
              </table:table-cell>
              <table:table-cell office:value-type="float" office:value="-0.348">
                <text:p>-0.348</text:p>
              </table:table-cell>
              <table:table-cell office:value-type="float" office:value="-0.115">
                <text:p>-0.115</text:p>
              </table:table-cell>
              <table:table-cell office:value-type="float" office:value="-0.0399999999999999">
                <text:p>-0.0399999999999999</text:p>
              </table:table-cell>
              <table:table-cell office:value-type="float" office:value="-0.117">
                <text:p>-0.1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ffffff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2.408cm" svg:y="2.772cm" style:legend-expansion="custom" svg:width="2.315cm" svg:height="9.382cm" style:legend-expansion-aspect-ratio="0.246749094009806" chart:style-name="ch2"/>
        <chart:plot-area chart:style-name="ch3" table:cell-range-address="Лист1.A1:Лист1.L12" chart:data-source-has-labels="both" svg:x="1.031cm" svg:y="0.72cm" svg:width="20.565cm" svg:height="13.401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1.B1:Лист1.L1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L2" chart:label-cell-address="Лист1.A2:Лист1.A2" chart:class="chart:line">
            <chart:data-point chart:repeated="11"/>
          </chart:series>
          <chart:series chart:style-name="ch9" chart:values-cell-range-address="Лист1.B3:Лист1.L3" chart:label-cell-address="Лист1.A3:Лист1.A3" chart:class="chart:line">
            <chart:data-point chart:repeated="11"/>
          </chart:series>
          <chart:series chart:style-name="ch10" chart:values-cell-range-address="Лист1.B4:Лист1.L4" chart:label-cell-address="Лист1.A4:Лист1.A4" chart:class="chart:line">
            <chart:data-point chart:repeated="11"/>
          </chart:series>
          <chart:series chart:style-name="ch11" chart:values-cell-range-address="Лист1.B5:Лист1.L5" chart:label-cell-address="Лист1.A5:Лист1.A5" chart:class="chart:line">
            <chart:data-point chart:repeated="11"/>
          </chart:series>
          <chart:series chart:style-name="ch12" chart:values-cell-range-address="Лист1.B6:Лист1.L6" chart:label-cell-address="Лист1.A6:Лист1.A6" chart:class="chart:line">
            <chart:data-point chart:repeated="11"/>
          </chart:series>
          <chart:series chart:style-name="ch13" chart:values-cell-range-address="Лист1.B7:Лист1.L7" chart:label-cell-address="Лист1.A7:Лист1.A7" chart:class="chart:line">
            <chart:data-point chart:repeated="11"/>
          </chart:series>
          <chart:series chart:style-name="ch14" chart:values-cell-range-address="Лист1.B8:Лист1.L8" chart:label-cell-address="Лист1.A8:Лист1.A8" chart:class="chart:line">
            <chart:data-point chart:repeated="11"/>
          </chart:series>
          <chart:series chart:style-name="ch15" chart:values-cell-range-address="Лист1.B9:Лист1.L9" chart:label-cell-address="Лист1.A9:Лист1.A9" chart:class="chart:line">
            <chart:data-point chart:repeated="11"/>
          </chart:series>
          <chart:series chart:style-name="ch16" chart:values-cell-range-address="Лист1.B10:Лист1.L10" chart:label-cell-address="Лист1.A10:Лист1.A10" chart:class="chart:line">
            <chart:data-point chart:repeated="11"/>
          </chart:series>
          <chart:series chart:style-name="ch17" chart:values-cell-range-address="Лист1.B11:Лист1.L11" chart:label-cell-address="Лист1.A11:Лист1.A11" chart:class="chart:line">
            <chart:data-point chart:repeated="11"/>
          </chart:series>
          <chart:series chart:style-name="ch18" chart:values-cell-range-address="Лист1.B12:Лист1.L12" chart:label-cell-address="Лист1.A12:Лист1.A1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1.B1:Лист1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0,0</text:p>
                <draw:g>
                  <svg:desc>Лист1.A2:Лист1.A2</svg:desc>
                </draw:g>
              </table:table-cell>
              <table:table-cell office:value-type="float" office:value="0">
                <text:p>0</text:p>
                <draw:g>
                  <svg:desc>Лист1.B2:Лист1.L2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1</text:p>
                <draw:g>
                  <svg:desc>Лист1.A3:Лист1.A3</svg:desc>
                </draw:g>
              </table:table-cell>
              <table:table-cell office:value-type="float" office:value="0">
                <text:p>0</text:p>
                <draw:g>
                  <svg:desc>Лист1.B3:Лист1.L3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2</text:p>
                <draw:g>
                  <svg:desc>Лист1.A4:Лист1.A4</svg:desc>
                </draw:g>
              </table:table-cell>
              <table:table-cell office:value-type="float" office:value="0">
                <text:p>0</text:p>
                <draw:g>
                  <svg:desc>Лист1.B4:Лист1.L4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</text:p>
                <draw:g>
                  <svg:desc>Лист1.A5:Лист1.A5</svg:desc>
                </draw:g>
              </table:table-cell>
              <table:table-cell office:value-type="float" office:value="0">
                <text:p>0</text:p>
                <draw:g>
                  <svg:desc>Лист1.B5:Лист1.L5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4</text:p>
                <draw:g>
                  <svg:desc>Лист1.A6:Лист1.A6</svg:desc>
                </draw:g>
              </table:table-cell>
              <table:table-cell office:value-type="float" office:value="0">
                <text:p>0</text:p>
                <draw:g>
                  <svg:desc>Лист1.B6:Лист1.L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599999999999999">
                <text:p>0.0599999999999999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</text:p>
                <draw:g>
                  <svg:desc>Лист1.A7:Лист1.A7</svg:desc>
                </draw:g>
              </table:table-cell>
              <table:table-cell office:value-type="float" office:value="0">
                <text:p>0</text:p>
                <draw:g>
                  <svg:desc>Лист1.B7:Лист1.L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</text:p>
                <draw:g>
                  <svg:desc>Лист1.A8:Лист1.A8</svg:desc>
                </draw:g>
              </table:table-cell>
              <table:table-cell office:value-type="float" office:value="0">
                <text:p>0</text:p>
                <draw:g>
                  <svg:desc>Лист1.B8:Лист1.L8</svg:desc>
                </draw:g>
              </table:table-cell>
              <table:table-cell office:value-type="float" office:value="-0.00999999999999998">
                <text:p>-0.00999999999999998</text:p>
              </table:table-cell>
              <table:table-cell office:value-type="float" office:value="-0.02">
                <text:p>-0.02</text:p>
              </table:table-cell>
              <table:table-cell office:value-type="float" office:value="-0.03">
                <text:p>-0.03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.04">
                <text:p>-0.04</text:p>
              </table:table-cell>
              <table:table-cell office:value-type="float" office:value="-0.03">
                <text:p>-0.03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7</text:p>
                <draw:g>
                  <svg:desc>Лист1.A9:Лист1.A9</svg:desc>
                </draw:g>
              </table:table-cell>
              <table:table-cell office:value-type="float" office:value="0">
                <text:p>0</text:p>
                <draw:g>
                  <svg:desc>Лист1.B9:Лист1.L9</svg:desc>
                </draw:g>
              </table:table-cell>
              <table:table-cell office:value-type="float" office:value="-0.0299999999999999">
                <text:p>-0.0299999999999999</text:p>
              </table:table-cell>
              <table:table-cell office:value-type="float" office:value="-0.06">
                <text:p>-0.06</text:p>
              </table:table-cell>
              <table:table-cell office:value-type="float" office:value="-0.09">
                <text:p>-0.09</text:p>
              </table:table-cell>
              <table:table-cell office:value-type="float" office:value="-0.12">
                <text:p>-0.12</text:p>
              </table:table-cell>
              <table:table-cell office:value-type="float" office:value="-0.13">
                <text:p>-0.13</text:p>
              </table:table-cell>
              <table:table-cell office:value-type="float" office:value="-0.12">
                <text:p>-0.12</text:p>
              </table:table-cell>
              <table:table-cell office:value-type="float" office:value="-0.09">
                <text:p>-0.09</text:p>
              </table:table-cell>
              <table:table-cell office:value-type="float" office:value="-0.0599999999999999">
                <text:p>-0.0599999999999999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8</text:p>
                <draw:g>
                  <svg:desc>Лист1.A10:Лист1.A10</svg:desc>
                </draw:g>
              </table:table-cell>
              <table:table-cell office:value-type="float" office:value="0">
                <text:p>0</text:p>
                <draw:g>
                  <svg:desc>Лист1.B10:Лист1.L10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-0.1">
                <text:p>-0.1</text:p>
              </table:table-cell>
              <table:table-cell office:value-type="float" office:value="-0.15">
                <text:p>-0.15</text:p>
              </table:table-cell>
              <table:table-cell office:value-type="float" office:value="-0.18">
                <text:p>-0.18</text:p>
              </table:table-cell>
              <table:table-cell office:value-type="float" office:value="-0.19">
                <text:p>-0.19</text:p>
              </table:table-cell>
              <table:table-cell office:value-type="float" office:value="-0.18">
                <text:p>-0.18</text:p>
              </table:table-cell>
              <table:table-cell office:value-type="float" office:value="-0.15">
                <text:p>-0.15</text:p>
              </table:table-cell>
              <table:table-cell office:value-type="float" office:value="-0.1">
                <text:p>-0.1</text:p>
              </table:table-cell>
              <table:table-cell office:value-type="float" office:value="-0.0499999999999999">
                <text:p>-0.04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9</text:p>
                <draw:g>
                  <svg:desc>Лист1.A11:Лист1.A11</svg:desc>
                </draw:g>
              </table:table-cell>
              <table:table-cell office:value-type="float" office:value="0">
                <text:p>0</text:p>
                <draw:g>
                  <svg:desc>Лист1.B11:Лист1.L11</svg:desc>
                </draw:g>
              </table:table-cell>
              <table:table-cell office:value-type="float" office:value="-0.07">
                <text:p>-0.07</text:p>
              </table:table-cell>
              <table:table-cell office:value-type="float" office:value="-0.14">
                <text:p>-0.14</text:p>
              </table:table-cell>
              <table:table-cell office:value-type="float" office:value="-0.19">
                <text:p>-0.19</text:p>
              </table:table-cell>
              <table:table-cell office:value-type="float" office:value="-0.22">
                <text:p>-0.22</text:p>
              </table:table-cell>
              <table:table-cell office:value-type="float" office:value="-0.23">
                <text:p>-0.23</text:p>
              </table:table-cell>
              <table:table-cell office:value-type="float" office:value="-0.22">
                <text:p>-0.22</text:p>
              </table:table-cell>
              <table:table-cell office:value-type="float" office:value="-0.19">
                <text:p>-0.19</text:p>
              </table:table-cell>
              <table:table-cell office:value-type="float" office:value="-0.14">
                <text:p>-0.1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0</text:p>
                <draw:g>
                  <svg:desc>Лист1.A12:Лист1.A12</svg:desc>
                </draw:g>
              </table:table-cell>
              <table:table-cell office:value-type="float" office:value="0">
                <text:p>0</text:p>
                <draw:g>
                  <svg:desc>Лист1.B12:Лист1.L12</svg:desc>
                </draw:g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16">
                <text:p>-0.16</text:p>
              </table:table-cell>
              <table:table-cell office:value-type="float" office:value="-0.21">
                <text:p>-0.21</text:p>
              </table:table-cell>
              <table:table-cell office:value-type="float" office:value="-0.24">
                <text:p>-0.24</text:p>
              </table:table-cell>
              <table:table-cell office:value-type="float" office:value="-0.25">
                <text:p>-0.25</text:p>
              </table:table-cell>
              <table:table-cell office:value-type="float" office:value="-0.24">
                <text:p>-0.24</text:p>
              </table:table-cell>
              <table:table-cell office:value-type="float" office:value="-0.21">
                <text:p>-0.21</text:p>
              </table:table-cell>
              <table:table-cell office:value-type="float" office:value="-0.16">
                <text:p>-0.16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